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1.1354in"/>
    </style:style>
    <style:style style:name="co18" style:family="table-column">
      <style:table-column-properties fo:break-before="auto" style:column-width="0.9063in"/>
    </style:style>
    <style:style style:name="co19" style:family="table-column">
      <style:table-column-properties fo:break-before="auto" style:column-width="0.975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1.0783in"/>
    </style:style>
    <style:style style:name="co22" style:family="table-column">
      <style:table-column-properties fo:break-before="auto" style:column-width="0.998in"/>
    </style:style>
    <style:style style:name="co14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9618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0.8945in"/>
    </style:style>
    <style:style style:name="co13" style:family="table-column">
      <style:table-column-properties fo:break-before="auto" style:column-width="0.952in"/>
    </style:style>
    <style:style style:name="co15" style:family="table-column">
      <style:table-column-properties fo:break-before="auto" style:column-width="1.0091in"/>
    </style:style>
    <style:style style:name="co23" style:family="table-column">
      <style:table-column-properties fo:break-before="auto" style:column-width="1.0209in"/>
    </style:style>
    <style:style style:name="co24" style:family="table-column">
      <style:table-column-properties fo:break-before="auto" style:column-width="1.0937in"/>
    </style:style>
    <style:style style:name="co25" style:family="table-column">
      <style:table-column-properties fo:break-before="auto" style:column-width="0.4898in"/>
    </style:style>
    <style:style style:name="co26" style:family="table-column">
      <style:table-column-properties fo:break-before="auto" style:column-width="0.8374in"/>
    </style:style>
    <style:style style:name="co27" style:family="table-column">
      <style:table-column-properties fo:break-before="auto" style:column-width="0.8602in"/>
    </style:style>
    <style:style style:name="co28" style:family="table-column">
      <style:table-column-properties fo:break-before="auto" style:column-width="1.2161in"/>
    </style:style>
    <style:style style:name="co29" style:family="table-column">
      <style:table-column-properties fo:break-before="auto" style:column-width="1.2083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0992in"/>
    </style:style>
    <style:style style:name="co32" style:family="table-column">
      <style:table-column-properties fo:break-before="auto" style:column-width="2.1799in"/>
    </style:style>
    <style:style style:name="co33" style:family="table-column">
      <style:table-column-properties fo:break-before="auto" style:column-width="1.1126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3" style:family="table" style:master-page-name="_31_6K-sequoia">
      <style:table-properties table:display="true" style:writing-mode="lr-tb"/>
    </style:style>
    <style:style style:name="ta2" style:family="table" style:master-page-name="scc1-sequoia">
      <style:table-properties table:display="true" style:writing-mode="lr-tb"/>
    </style:style>
    <style:style style:name="ta4" style:family="table" style:master-page-name="_33_2K-sequoia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5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 style:data-style-name="N11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1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16" style:family="table-cell" style:parent-style-name="Gnumeric-default">
      <style:text-properties fo:font-weight="normal" style:font-weight-asian="normal" style:font-weight-complex="normal"/>
    </style:style>
    <style:style style:name="ce17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18" style:family="table-cell" style:parent-style-name="Default" style:data-style-name="N11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cc1-sequoia" table:style-name="ta2">
        <office:forms form:automatic-focus="false" form:apply-design-mode="false"/>
        <table:table-column table:style-name="co10" table:default-cell-style-name="Gnumeric-default"/>
        <table:table-column table:style-name="co11" table:default-cell-style-name="Gnumeric-default"/>
        <table:table-column table:style-name="co12" table:default-cell-style-name="Gnumeric-default"/>
        <table:table-column table:style-name="co13" table:default-cell-style-name="Gnumeric-default"/>
        <table:table-column table:style-name="co15" table:default-cell-style-name="Gnumeric-default"/>
        <table:table-column table:style-name="co23" table:number-columns-repeated="3" table:default-cell-style-name="Gnumeric-default"/>
        <table:table-column table:style-name="co7" table:default-cell-style-name="Gnumeric-default"/>
        <table:table-column table:style-name="co24" table:default-cell-style-name="Gnumeric-default"/>
        <table:table-column table:style-name="co25" table:default-cell-style-name="Gnumeric-default"/>
        <table:table-column table:style-name="co26" table:default-cell-style-name="Gnumeric-default"/>
        <table:table-column table:style-name="co27" table:default-cell-style-name="Gnumeric-default"/>
        <table:table-column table:style-name="co28" table:default-cell-style-name="Gnumeric-default"/>
        <table:table-column table:style-name="co29" table:default-cell-style-name="Gnumeric-default"/>
        <table:table-column table:style-name="co14" table:number-columns-repeated="241" table:default-cell-style-name="Gnumeric-default"/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args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E.speed (MB/s)</text:p>
          </table:table-cell>
          <table:table-cell table:style-name="ce6" office:value-type="string">
            <text:p>D.speed (MB/s)</text:p>
          </table:table-cell>
          <table:table-cell table:style-name="ce6" office:value-type="string">
            <text:p>C.ratio</text:p>
          </table:table-cell>
          <table:table-cell table:style-name="ce13" office:value-type="string">
            <text:p>E.efficiency</text:p>
          </table:table-cell>
          <table:table-cell table:style-name="ce13" office:value-type="string">
            <text:p>D.efficiency</text:p>
          </table:table-cell>
          <table:table-cell office:value-type="string">
            <text:p>E.speed (ticks/B)</text:p>
          </table:table-cell>
          <table:table-cell office:value-type="string">
            <text:p>D.speed (ticks/B)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bzip2</text:p>
          </table:table-cell>
          <table:table-cell table:style-name="ce1" office:value-type="string">
            <text:p>1.0.6</text:p>
          </table:table-cell>
          <table:table-cell table:style-name="ce1" office:value-type="float" office:value="9">
            <text:p>9</text:p>
          </table:table-cell>
          <table:table-cell office:value-type="float" office:value="28473">
            <text:p>28473</text:p>
          </table:table-cell>
          <table:table-cell office:value-type="float" office:value="12595200">
            <text:p>12595200</text:p>
          </table:table-cell>
          <table:table-cell office:value-type="float" office:value="4162416">
            <text:p>4162416</text:p>
          </table:table-cell>
          <table:table-cell office:value-type="float" office:value="6593">
            <text:p>6593</text:p>
          </table:table-cell>
          <table:table-cell office:value-type="float" office:value="12595200">
            <text:p>12595200</text:p>
          </table:table-cell>
          <table:table-cell table:style-name="ce6" table:formula="of:=[.E2]/[.D2]*1000/1024/1024" office:value-type="float" office:value="0.42186347592456">
            <text:p>0.42</text:p>
          </table:table-cell>
          <table:table-cell table:style-name="ce6" table:formula="of:=[.H2]/[.G2]*1000/1024/1024" office:value-type="float" office:value="1.82188969361444">
            <text:p>1.82</text:p>
          </table:table-cell>
          <table:table-cell table:style-name="ce6" table:formula="of:=[.E2]/[.F2]" office:value-type="float" office:value="3.02593493778613">
            <text:p>3.03</text:p>
          </table:table-cell>
          <table:table-cell table:style-name="ce14" table:formula="of:=([.$E2]-[.$F2])/[.D2]*1000/1024/1024" office:value-type="float" office:value="0.282447564942281">
            <text:p>0.282</text:p>
          </table:table-cell>
          <table:table-cell table:style-name="ce14" table:formula="of:=([.$E2]-[.$F2])/[.$E2]*[.$H2]/[.G2]*1000/1024/1024" office:value-type="float" office:value="1.21979819757342">
            <text:p>1.220</text:p>
          </table:table-cell>
          <table:table-cell table:style-name="ce6" table:formula="of:=IF([.I2];666.66667*1000*1000/[.I2]/1024/1024;&quot;??&quot;)" office:value-type="float" office:value="1507.08207054354">
            <text:p>1507.08</text:p>
          </table:table-cell>
          <table:table-cell table:style-name="ce6" table:formula="of:=IF([.J2];666.66667*1000*1000/[.J2]/1024/1024;&quot;??&quot;)" office:value-type="float" office:value="348.968921121538">
            <text:p>348.97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7z-deflate64</text:p>
          </table:table-cell>
          <table:table-cell table:style-name="ce1" office:value-type="string">
            <text:p>9.2</text:p>
          </table:table-cell>
          <table:table-cell table:style-name="ce1" office:value-type="float" office:value="5">
            <text:p>5</text:p>
          </table:table-cell>
          <table:table-cell office:value-type="float" office:value="24391">
            <text:p>24391</text:p>
          </table:table-cell>
          <table:table-cell office:value-type="float" office:value="12595200">
            <text:p>12595200</text:p>
          </table:table-cell>
          <table:table-cell office:value-type="float" office:value="4788218">
            <text:p>4788218</text:p>
          </table:table-cell>
          <table:table-cell office:value-type="float" office:value="1599">
            <text:p>1599</text:p>
          </table:table-cell>
          <table:table-cell office:value-type="float" office:value="25190400">
            <text:p>25190400</text:p>
          </table:table-cell>
          <table:table-cell table:style-name="ce6" table:formula="of:=[.E3]/[.D3]*1000/1024/1024" office:value-type="float" office:value="0.492465202328728">
            <text:p>0.49</text:p>
          </table:table-cell>
          <table:table-cell table:style-name="ce6" table:formula="of:=[.H3]/[.G3]*1000/1024/1024" office:value-type="float" office:value="15.0240384615385">
            <text:p>15.02</text:p>
          </table:table-cell>
          <table:table-cell table:style-name="ce6" table:formula="of:=[.E3]/[.F3]" office:value-type="float" office:value="2.63045667511379">
            <text:p>2.63</text:p>
          </table:table-cell>
          <table:table-cell table:style-name="ce14" table:formula="of:=([.$E3]-[.$F3])/[.D3]*1000/1024/1024" office:value-type="float" office:value="0.305248584397766">
            <text:p>0.305</text:p>
          </table:table-cell>
          <table:table-cell table:style-name="ce14" table:formula="of:=([.$E3]-[.$F3])/[.$E3]*[.$H3]/[.G3]*1000/1024/1024" office:value-type="float" office:value="9.31246807010119">
            <text:p>9.312</text:p>
          </table:table-cell>
          <table:table-cell table:style-name="ce6" table:formula="of:=IF([.I3];666.66667*1000*1000/[.I3]/1024/1024;&quot;??&quot;)" office:value-type="float" office:value="1291.02092447678">
            <text:p>1291.02</text:p>
          </table:table-cell>
          <table:table-cell table:style-name="ce6" table:formula="of:=IF([.J3];666.66667*1000*1000/[.J3]/1024/1024;&quot;??&quot;)" office:value-type="float" office:value="42.3177085449219">
            <text:p>42.32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7z-deflate</text:p>
          </table:table-cell>
          <table:table-cell table:style-name="ce1" office:value-type="string">
            <text:p>9.2</text:p>
          </table:table-cell>
          <table:table-cell table:style-name="ce1" office:value-type="float" office:value="5">
            <text:p>5</text:p>
          </table:table-cell>
          <table:table-cell office:value-type="float" office:value="20024">
            <text:p>20024</text:p>
          </table:table-cell>
          <table:table-cell office:value-type="float" office:value="12595200">
            <text:p>12595200</text:p>
          </table:table-cell>
          <table:table-cell office:value-type="float" office:value="4894815">
            <text:p>4894815</text:p>
          </table:table-cell>
          <table:table-cell office:value-type="float" office:value="1596">
            <text:p>1596</text:p>
          </table:table-cell>
          <table:table-cell office:value-type="float" office:value="25190400">
            <text:p>25190400</text:p>
          </table:table-cell>
          <table:table-cell table:style-name="ce6" table:formula="of:=[.E4]/[.D4]*1000/1024/1024" office:value-type="float" office:value="0.599866098182181">
            <text:p>0.60</text:p>
          </table:table-cell>
          <table:table-cell table:style-name="ce6" table:formula="of:=[.H4]/[.G4]*1000/1024/1024" office:value-type="float" office:value="15.0522791353383">
            <text:p>15.05</text:p>
          </table:table-cell>
          <table:table-cell table:style-name="ce6" table:formula="of:=[.E4]/[.F4]" office:value-type="float" office:value="2.5731718154823">
            <text:p>2.57</text:p>
          </table:table-cell>
          <table:table-cell table:style-name="ce14" table:formula="of:=([.$E4]-[.$F4])/[.D4]*1000/1024/1024" office:value-type="float" office:value="0.366742878592686">
            <text:p>0.367</text:p>
          </table:table-cell>
          <table:table-cell table:style-name="ce13" table:formula="of:=([.$E4]-[.$F4])/[.$E4]*[.$H4]/[.G4]*1000/1024/1024" office:value-type="float" office:value="9.20258070293226">
            <text:p>9.203</text:p>
          </table:table-cell>
          <table:table-cell table:style-name="ce6" table:formula="of:=IF([.I4];666.66667*1000*1000/[.I4]/1024/1024;&quot;??&quot;)" office:value-type="float" office:value="1059.87466654599">
            <text:p>1059.87</text:p>
          </table:table-cell>
          <table:table-cell table:style-name="ce6" table:formula="of:=IF([.J4];666.66667*1000*1000/[.J4]/1024/1024;&quot;??&quot;)" office:value-type="float" office:value="42.2383132193216">
            <text:p>42.24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9">
            <text:p>9</text:p>
          </table:table-cell>
          <table:table-cell office:value-type="float" office:value="36031">
            <text:p>36031</text:p>
          </table:table-cell>
          <table:table-cell office:value-type="float" office:value="12595200">
            <text:p>12595200</text:p>
          </table:table-cell>
          <table:table-cell office:value-type="float" office:value="5035993">
            <text:p>5035993</text:p>
          </table:table-cell>
          <table:table-cell office:value-type="float" office:value="1289">
            <text:p>1289</text:p>
          </table:table-cell>
          <table:table-cell office:value-type="float" office:value="37785600">
            <text:p>37785600</text:p>
          </table:table-cell>
          <table:table-cell table:style-name="ce6" table:formula="of:=[.E5]/[.D5]*1000/1024/1024" office:value-type="float" office:value="0.333371784019317">
            <text:p>0.33</text:p>
          </table:table-cell>
          <table:table-cell table:style-name="ce6" table:formula="of:=[.H5]/[.G5]*1000/1024/1024" office:value-type="float" office:value="27.9559008921645">
            <text:p>27.96</text:p>
          </table:table-cell>
          <table:table-cell table:style-name="ce6" table:formula="of:=[.E5]/[.F5]" office:value-type="float" office:value="2.50103604194843">
            <text:p>2.50</text:p>
          </table:table-cell>
          <table:table-cell table:style-name="ce13" table:formula="of:=([.$E5]-[.$F5])/[.D5]*1000/1024/1024" office:value-type="float" office:value="0.200078309464027">
            <text:p>0.200</text:p>
          </table:table-cell>
          <table:table-cell table:style-name="ce14" table:formula="of:=([.$E5]-[.$F5])/[.$E5]*[.$H5]/[.G5]*1000/1024/1024" office:value-type="float" office:value="16.7781727733864">
            <text:p>16.778</text:p>
          </table:table-cell>
          <table:table-cell table:style-name="ce6" table:formula="of:=IF([.I5];666.66667*1000*1000/[.I5]/1024/1024;&quot;??&quot;)" office:value-type="float" office:value="1907.12865113456">
            <text:p>1907.13</text:p>
          </table:table-cell>
          <table:table-cell table:style-name="ce6" table:formula="of:=IF([.J5];666.66667*1000*1000/[.J5]/1024/1024;&quot;??&quot;)" office:value-type="float" office:value="22.7423499330433">
            <text:p>22.74</text:p>
          </table:table-cell>
          <table:table-cell table:number-columns-repeated="241"/>
        </table:table-row>
        <table:table-row table:style-name="ro1">
          <table:table-cell office:value-type="string">
            <text:p>miniz</text:p>
          </table:table-cell>
          <table:table-cell office:value-type="string">
            <text:p>1.11</text:p>
          </table:table-cell>
          <table:table-cell office:value-type="float" office:value="8">
            <text:p>8</text:p>
          </table:table-cell>
          <table:table-cell office:value-type="float" office:value="31929">
            <text:p>31929</text:p>
          </table:table-cell>
          <table:table-cell office:value-type="float" office:value="12595200">
            <text:p>12595200</text:p>
          </table:table-cell>
          <table:table-cell office:value-type="float" office:value="5036590">
            <text:p>5036590</text:p>
          </table:table-cell>
          <table:table-cell office:value-type="float" office:value="1291">
            <text:p>1291</text:p>
          </table:table-cell>
          <table:table-cell office:value-type="float" office:value="37785600">
            <text:p>37785600</text:p>
          </table:table-cell>
          <table:table-cell table:style-name="ce6" table:formula="of:=[.E6]/[.D6]*1000/1024/1024" office:value-type="float" office:value="0.376200906699239">
            <text:p>0.38</text:p>
          </table:table-cell>
          <table:table-cell table:style-name="ce6" table:formula="of:=[.H6]/[.G6]*1000/1024/1024" office:value-type="float" office:value="27.9125919829589">
            <text:p>27.91</text:p>
          </table:table-cell>
          <table:table-cell table:style-name="ce6" table:formula="of:=[.E6]/[.F6]" office:value-type="float" office:value="2.50073958769723">
            <text:p>2.50</text:p>
          </table:table-cell>
          <table:table-cell table:style-name="ce13" table:formula="of:=([.$E6]-[.$F6])/[.D6]*1000/1024/1024" office:value-type="float" office:value="0.225765048223604">
            <text:p>0.226</text:p>
          </table:table-cell>
          <table:table-cell table:style-name="ce13" table:formula="of:=([.$E6]-[.$F6])/[.$E6]*[.$H6]/[.G6]*1000/1024/1024" office:value-type="float" office:value="16.7508572224588">
            <text:p>16.751</text:p>
          </table:table-cell>
          <table:table-cell table:style-name="ce6" table:formula="of:=IF([.I6];666.66667*1000*1000/[.I6]/1024/1024;&quot;??&quot;)" office:value-type="float" office:value="1690.00890072647">
            <text:p>1690.01</text:p>
          </table:table-cell>
          <table:table-cell table:style-name="ce6" table:formula="of:=IF([.J6];666.66667*1000*1000/[.J6]/1024/1024;&quot;??&quot;)" office:value-type="float" office:value="22.7776367444212">
            <text:p>22.78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9">
            <text:p>9</text:p>
          </table:table-cell>
          <table:table-cell office:value-type="float" office:value="36952">
            <text:p>36952</text:p>
          </table:table-cell>
          <table:table-cell office:value-type="float" office:value="12595200">
            <text:p>12595200</text:p>
          </table:table-cell>
          <table:table-cell office:value-type="float" office:value="5039044">
            <text:p>5039044</text:p>
          </table:table-cell>
          <table:table-cell office:value-type="float" office:value="1197">
            <text:p>1197</text:p>
          </table:table-cell>
          <table:table-cell office:value-type="float" office:value="50380800">
            <text:p>50380800</text:p>
          </table:table-cell>
          <table:table-cell table:style-name="ce6" table:formula="of:=[.E7]/[.D7]*1000/1024/1024" office:value-type="float" office:value="0.325062750324746">
            <text:p>0.33</text:p>
          </table:table-cell>
          <table:table-cell table:style-name="ce6" table:formula="of:=[.H7]/[.G7]*1000/1024/1024" office:value-type="float" office:value="40.1394110275689">
            <text:p>40.14</text:p>
          </table:table-cell>
          <table:table-cell table:style-name="ce6" table:formula="of:=[.E7]/[.F7]" office:value-type="float" office:value="2.49952173467824">
            <text:p>2.50</text:p>
          </table:table-cell>
          <table:table-cell table:style-name="ce13" table:formula="of:=([.$E7]-[.$F7])/[.D7]*1000/1024/1024" office:value-type="float" office:value="0.195012770836734">
            <text:p>0.195</text:p>
          </table:table-cell>
          <table:table-cell table:style-name="ce14" table:formula="of:=([.$E7]-[.$F7])/[.$E7]*[.$H7]/[.G7]*1000/1024/1024" office:value-type="float" office:value="24.0805744626867">
            <text:p>24.081</text:p>
          </table:table-cell>
          <table:table-cell table:style-name="ce6" table:formula="of:=IF([.I7];666.66667*1000*1000/[.I7]/1024/1024;&quot;??&quot;)" office:value-type="float" office:value="1955.8773810531">
            <text:p>1955.88</text:p>
          </table:table-cell>
          <table:table-cell table:style-name="ce6" table:formula="of:=IF([.J7];666.66667*1000*1000/[.J7]/1024/1024;&quot;??&quot;)" office:value-type="float" office:value="15.8393674572456">
            <text:p>15.84</text:p>
          </table:table-cell>
          <table:table-cell table:number-columns-repeated="241"/>
        </table:table-row>
        <table:table-row table:style-name="ro1">
          <table:table-cell office:value-type="string">
            <text:p>miniz</text:p>
          </table:table-cell>
          <table:table-cell office:value-type="string">
            <text:p>1.11</text:p>
          </table:table-cell>
          <table:table-cell office:value-type="float" office:value="7">
            <text:p>7</text:p>
          </table:table-cell>
          <table:table-cell office:value-type="float" office:value="25248">
            <text:p>25248</text:p>
          </table:table-cell>
          <table:table-cell office:value-type="float" office:value="12595200">
            <text:p>12595200</text:p>
          </table:table-cell>
          <table:table-cell office:value-type="float" office:value="5040661">
            <text:p>5040661</text:p>
          </table:table-cell>
          <table:table-cell office:value-type="float" office:value="1293">
            <text:p>1293</text:p>
          </table:table-cell>
          <table:table-cell office:value-type="float" office:value="37785600">
            <text:p>37785600</text:p>
          </table:table-cell>
          <table:table-cell table:style-name="ce6" table:formula="of:=[.E8]/[.D8]*1000/1024/1024" office:value-type="float" office:value="0.475749316777567">
            <text:p>0.48</text:p>
          </table:table-cell>
          <table:table-cell table:style-name="ce6" table:formula="of:=[.H8]/[.G8]*1000/1024/1024" office:value-type="float" office:value="27.8694170533643">
            <text:p>27.87</text:p>
          </table:table-cell>
          <table:table-cell table:style-name="ce6" table:formula="of:=[.E8]/[.F8]" office:value-type="float" office:value="2.49871990994832">
            <text:p>2.50</text:p>
          </table:table-cell>
          <table:table-cell table:style-name="ce13" table:formula="of:=([.$E8]-[.$F8])/[.D8]*1000/1024/1024" office:value-type="float" office:value="0.285352099833229">
            <text:p>0.285</text:p>
          </table:table-cell>
          <table:table-cell table:style-name="ce13" table:formula="of:=([.$E8]-[.$F8])/[.$E8]*[.$H8]/[.G8]*1000/1024/1024" office:value-type="float" office:value="16.7159392496273">
            <text:p>16.716</text:p>
          </table:table-cell>
          <table:table-cell table:style-name="ce6" table:formula="of:=IF([.I8];666.66667*1000*1000/[.I8]/1024/1024;&quot;??&quot;)" office:value-type="float" office:value="1336.38212050305">
            <text:p>1336.38</text:p>
          </table:table-cell>
          <table:table-cell table:style-name="ce6" table:formula="of:=IF([.J8];666.66667*1000*1000/[.J8]/1024/1024;&quot;??&quot;)" office:value-type="float" office:value="22.812923555799">
            <text:p>22.81</text:p>
          </table:table-cell>
          <table:table-cell table:number-columns-repeated="241"/>
        </table:table-row>
        <table:table-row table:style-name="ro1">
          <table:table-cell office:value-type="string">
            <text:p>zlib</text:p>
          </table:table-cell>
          <table:table-cell office:value-type="string">
            <text:p>1.2.8</text:p>
          </table:table-cell>
          <table:table-cell office:value-type="float" office:value="8">
            <text:p>8</text:p>
          </table:table-cell>
          <table:table-cell office:value-type="float" office:value="34223">
            <text:p>34223</text:p>
          </table:table-cell>
          <table:table-cell office:value-type="float" office:value="12595200">
            <text:p>12595200</text:p>
          </table:table-cell>
          <table:table-cell office:value-type="float" office:value="5041027">
            <text:p>5041027</text:p>
          </table:table-cell>
          <table:table-cell office:value-type="float" office:value="1197">
            <text:p>1197</text:p>
          </table:table-cell>
          <table:table-cell office:value-type="float" office:value="50380800">
            <text:p>50380800</text:p>
          </table:table-cell>
          <table:table-cell table:style-name="ce6" table:formula="of:=[.E9]/[.D9]*1000/1024/1024" office:value-type="float" office:value="0.350983804751191">
            <text:p>0.35</text:p>
          </table:table-cell>
          <table:table-cell table:style-name="ce6" table:formula="of:=[.H9]/[.G9]*1000/1024/1024" office:value-type="float" office:value="40.1394110275689">
            <text:p>40.14</text:p>
          </table:table-cell>
          <table:table-cell table:style-name="ce6" table:formula="of:=[.E9]/[.F9]" office:value-type="float" office:value="2.49853849225565">
            <text:p>2.50</text:p>
          </table:table-cell>
          <table:table-cell table:style-name="ce13" table:formula="of:=([.$E9]-[.$F9])/[.D9]*1000/1024/1024" office:value-type="float" office:value="0.210508160353842">
            <text:p>0.211</text:p>
          </table:table-cell>
          <table:table-cell table:style-name="ce13" table:formula="of:=([.$E9]-[.$F9])/[.$E9]*[.$H9]/[.G9]*1000/1024/1024" office:value-type="float" office:value="24.0742548764897">
            <text:p>24.074</text:p>
          </table:table-cell>
          <table:table-cell table:style-name="ce6" table:formula="of:=IF([.I9];666.66667*1000*1000/[.I9]/1024/1024;&quot;??&quot;)" office:value-type="float" office:value="1811.43081867775">
            <text:p>1811.43</text:p>
          </table:table-cell>
          <table:table-cell table:style-name="ce6" table:formula="of:=IF([.J9];666.66667*1000*1000/[.J9]/1024/1024;&quot;??&quot;)" office:value-type="float" office:value="15.8393674572456">
            <text:p>15.84</text:p>
          </table:table-cell>
          <table:table-cell table:number-columns-repeated="241"/>
        </table:table-row>
        <table:table-row table:style-name="ro1">
          <table:table-cell office:value-type="string">
            <text:p>zlib</text:p>
          </table:table-cell>
          <table:table-cell office:value-type="string">
            <text:p>1.2.8</text:p>
          </table:table-cell>
          <table:table-cell office:value-type="float" office:value="7">
            <text:p>7</text:p>
          </table:table-cell>
          <table:table-cell office:value-type="float" office:value="20363">
            <text:p>20363</text:p>
          </table:table-cell>
          <table:table-cell office:value-type="float" office:value="12595200">
            <text:p>12595200</text:p>
          </table:table-cell>
          <table:table-cell office:value-type="float" office:value="5056513">
            <text:p>5056513</text:p>
          </table:table-cell>
          <table:table-cell office:value-type="float" office:value="1195">
            <text:p>1195</text:p>
          </table:table-cell>
          <table:table-cell office:value-type="float" office:value="50380800">
            <text:p>50380800</text:p>
          </table:table-cell>
          <table:table-cell table:style-name="ce6" table:formula="of:=[.E10]/[.D10]*1000/1024/1024" office:value-type="float" office:value="0.58987962235427">
            <text:p>0.59</text:p>
          </table:table-cell>
          <table:table-cell table:style-name="ce6" table:formula="of:=[.H10]/[.G10]*1000/1024/1024" office:value-type="float" office:value="40.206589958159">
            <text:p>40.21</text:p>
          </table:table-cell>
          <table:table-cell table:style-name="ce6" table:formula="of:=[.E10]/[.F10]" office:value-type="float" office:value="2.4908865061753">
            <text:p>2.49</text:p>
          </table:table-cell>
          <table:table-cell table:style-name="ce13" table:formula="of:=([.$E10]-[.$F10])/[.D10]*1000/1024/1024" office:value-type="float" office:value="0.35306448810714">
            <text:p>0.353</text:p>
          </table:table-cell>
          <table:table-cell table:style-name="ce13" table:formula="of:=([.$E10]-[.$F10])/[.$E10]*[.$H10]/[.G10]*1000/1024/1024" office:value-type="float" office:value="24.0651118705462">
            <text:p>24.065</text:p>
          </table:table-cell>
          <table:table-cell table:style-name="ce6" table:formula="of:=IF([.I10];666.66667*1000*1000/[.I10]/1024/1024;&quot;??&quot;)" office:value-type="float" office:value="1077.81801013164">
            <text:p>1077.82</text:p>
          </table:table-cell>
          <table:table-cell table:style-name="ce6" table:formula="of:=IF([.J10];666.66667*1000*1000/[.J10]/1024/1024;&quot;??&quot;)" office:value-type="float" office:value="15.8129023487122">
            <text:p>15.8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6">
            <text:p>6</text:p>
          </table:table-cell>
          <table:table-cell office:value-type="float" office:value="19527">
            <text:p>19527</text:p>
          </table:table-cell>
          <table:table-cell office:value-type="float" office:value="12595200">
            <text:p>12595200</text:p>
          </table:table-cell>
          <table:table-cell office:value-type="float" office:value="5057135">
            <text:p>5057135</text:p>
          </table:table-cell>
          <table:table-cell office:value-type="float" office:value="1289">
            <text:p>1289</text:p>
          </table:table-cell>
          <table:table-cell office:value-type="float" office:value="37785600">
            <text:p>37785600</text:p>
          </table:table-cell>
          <table:table-cell table:style-name="ce6" table:formula="of:=[.E11]/[.D11]*1000/1024/1024" office:value-type="float" office:value="0.61513385312644">
            <text:p>0.62</text:p>
          </table:table-cell>
          <table:table-cell table:style-name="ce6" table:formula="of:=[.H11]/[.G11]*1000/1024/1024" office:value-type="float" office:value="27.9559008921645">
            <text:p>27.96</text:p>
          </table:table-cell>
          <table:table-cell table:style-name="ce6" table:formula="of:=[.E11]/[.F11]" office:value-type="float" office:value="2.49058014073186">
            <text:p>2.49</text:p>
          </table:table-cell>
          <table:table-cell table:style-name="ce14" table:formula="of:=([.$E11]-[.$F11])/[.D11]*1000/1024/1024" office:value-type="float" office:value="0.368149689450549">
            <text:p>0.368</text:p>
          </table:table-cell>
          <table:table-cell table:style-name="ce13" table:formula="of:=([.$E11]-[.$F11])/[.$E11]*[.$H11]/[.G11]*1000/1024/1024" office:value-type="float" office:value="16.7312466700564">
            <text:p>16.731</text:p>
          </table:table-cell>
          <table:table-cell table:style-name="ce6" table:formula="of:=IF([.I11];666.66667*1000*1000/[.I11]/1024/1024;&quot;??&quot;)" office:value-type="float" office:value="1033.56834866378">
            <text:p>1033.57</text:p>
          </table:table-cell>
          <table:table-cell table:style-name="ce6" table:formula="of:=IF([.J11];666.66667*1000*1000/[.J11]/1024/1024;&quot;??&quot;)" office:value-type="float" office:value="22.7423499330433">
            <text:p>22.74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6">
            <text:p>6</text:p>
          </table:table-cell>
          <table:table-cell office:value-type="float" office:value="16596">
            <text:p>16596</text:p>
          </table:table-cell>
          <table:table-cell office:value-type="float" office:value="12595200">
            <text:p>12595200</text:p>
          </table:table-cell>
          <table:table-cell office:value-type="float" office:value="5069744">
            <text:p>5069744</text:p>
          </table:table-cell>
          <table:table-cell office:value-type="float" office:value="1228">
            <text:p>1228</text:p>
          </table:table-cell>
          <table:table-cell table:style-name="ce12" office:value-type="float" office:value="50380800">
            <text:p>50380800</text:p>
          </table:table-cell>
          <table:table-cell table:style-name="ce6" table:formula="of:=[.E12]/[.D12]*1000/1024/1024" office:value-type="float" office:value="0.723771917932032">
            <text:p>0.72</text:p>
          </table:table-cell>
          <table:table-cell table:style-name="ce6" table:formula="of:=[.H12]/[.G12]*1000/1024/1024" office:value-type="float" office:value="39.1261197068404">
            <text:p>39.13</text:p>
          </table:table-cell>
          <table:table-cell table:style-name="ce6" table:formula="of:=[.E12]/[.F12]" office:value-type="float" office:value="2.48438579936186">
            <text:p>2.48</text:p>
          </table:table-cell>
          <table:table-cell table:style-name="ce14" table:formula="of:=([.$E12]-[.$F12])/[.D12]*1000/1024/1024" office:value-type="float" office:value="0.432443607281593">
            <text:p>0.432</text:p>
          </table:table-cell>
          <table:table-cell table:style-name="ce13" table:formula="of:=([.$E12]-[.$F12])/[.$E12]*[.$H12]/[.G12]*1000/1024/1024" office:value-type="float" office:value="23.3773097929815">
            <text:p>23.377</text:p>
          </table:table-cell>
          <table:table-cell table:style-name="ce6" table:formula="of:=IF([.I12];666.66667*1000*1000/[.I12]/1024/1024;&quot;??&quot;)" office:value-type="float" office:value="878.42988244093">
            <text:p>878.43</text:p>
          </table:table-cell>
          <table:table-cell table:style-name="ce6" table:formula="of:=IF([.J12];666.66667*1000*1000/[.J12]/1024/1024;&quot;??&quot;)" office:value-type="float" office:value="16.2495766395135">
            <text:p>16.25</text:p>
          </table:table-cell>
          <table:table-cell table:number-columns-repeated="241"/>
        </table:table-row>
        <table:table-row table:style-name="ro1">
          <table:table-cell office:value-type="string">
            <text:p>z3lib</text:p>
          </table:table-cell>
          <table:table-cell office:value-type="string">
            <text:p>1.3</text:p>
          </table:table-cell>
          <table:table-cell/>
          <table:table-cell office:value-type="float" office:value="26843">
            <text:p>26843</text:p>
          </table:table-cell>
          <table:table-cell office:value-type="float" office:value="12595200">
            <text:p>12595200</text:p>
          </table:table-cell>
          <table:table-cell office:value-type="float" office:value="5100478">
            <text:p>5100478</text:p>
          </table:table-cell>
          <table:table-cell office:value-type="float" office:value="1060">
            <text:p>1060</text:p>
          </table:table-cell>
          <table:table-cell office:value-type="float" office:value="12595200">
            <text:p>12595200</text:p>
          </table:table-cell>
          <table:table-cell table:style-name="ce6" table:formula="of:=[.E13]/[.D13]*1000/1024/1024" office:value-type="float" office:value="0.447480488395485">
            <text:p>0.45</text:p>
          </table:table-cell>
          <table:table-cell table:style-name="ce6" table:formula="of:=[.H13]/[.G13]*1000/1024/1024" office:value-type="float" office:value="11.3318101415094">
            <text:p>11.33</text:p>
          </table:table-cell>
          <table:table-cell table:style-name="ce6" table:formula="of:=[.E13]/[.F13]" office:value-type="float" office:value="2.46941561163483">
            <text:p>2.47</text:p>
          </table:table-cell>
          <table:table-cell table:style-name="ce13" table:formula="of:=([.$E13]-[.$F13])/[.D13]*1000/1024/1024" office:value-type="float" office:value="0.266271425697757">
            <text:p>0.266</text:p>
          </table:table-cell>
          <table:table-cell table:style-name="ce13" table:formula="of:=([.$E13]-[.$F13])/[.$E13]*[.$H13]/[.G13]*1000/1024/1024" office:value-type="float" office:value="6.74294705660838">
            <text:p>6.743</text:p>
          </table:table-cell>
          <table:table-cell table:style-name="ce6" table:formula="of:=IF([.I13];666.66667*1000*1000/[.I13]/1024/1024;&quot;??&quot;)" office:value-type="float" office:value="1420.80581672462">
            <text:p>1420.81</text:p>
          </table:table-cell>
          <table:table-cell table:style-name="ce6" table:formula="of:=IF([.J13];666.66667*1000*1000/[.J13]/1024/1024;&quot;??&quot;)" office:value-type="float" office:value="56.1060300908282">
            <text:p>56.1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5">
            <text:p>5</text:p>
          </table:table-cell>
          <table:table-cell office:value-type="float" office:value="11252">
            <text:p>11252</text:p>
          </table:table-cell>
          <table:table-cell office:value-type="float" office:value="12595200">
            <text:p>12595200</text:p>
          </table:table-cell>
          <table:table-cell office:value-type="float" office:value="5117794">
            <text:p>5117794</text:p>
          </table:table-cell>
          <table:table-cell office:value-type="float" office:value="1287">
            <text:p>1287</text:p>
          </table:table-cell>
          <table:table-cell office:value-type="float" office:value="37785600">
            <text:p>37785600</text:p>
          </table:table-cell>
          <table:table-cell table:style-name="ce6" table:formula="of:=[.E14]/[.D14]*1000/1024/1024" office:value-type="float" office:value="1.06751855225738">
            <text:p>1.07</text:p>
          </table:table-cell>
          <table:table-cell table:style-name="ce6" table:formula="of:=[.H14]/[.G14]*1000/1024/1024" office:value-type="float" office:value="27.9993444055944">
            <text:p>28.00</text:p>
          </table:table-cell>
          <table:table-cell table:style-name="ce6" table:formula="of:=[.E14]/[.F14]" office:value-type="float" office:value="2.46106037093326">
            <text:p>2.46</text:p>
          </table:table-cell>
          <table:table-cell table:style-name="ce14" table:formula="of:=([.$E14]-[.$F14])/[.D14]*1000/1024/1024" office:value-type="float" office:value="0.633754892956096">
            <text:p>0.634</text:p>
          </table:table-cell>
          <table:table-cell table:style-name="ce13" table:formula="of:=([.$E14]-[.$F14])/[.$E14]*[.$H14]/[.G14]*1000/1024/1024" office:value-type="float" office:value="16.6224010618694">
            <text:p>16.622</text:p>
          </table:table-cell>
          <table:table-cell table:style-name="ce6" table:formula="of:=IF([.I14];666.66667*1000*1000/[.I14]/1024/1024;&quot;??&quot;)" office:value-type="float" office:value="595.570802435848">
            <text:p>595.57</text:p>
          </table:table-cell>
          <table:table-cell table:style-name="ce6" table:formula="of:=IF([.J14];666.66667*1000*1000/[.J14]/1024/1024;&quot;??&quot;)" office:value-type="float" office:value="22.7070631216654">
            <text:p>22.7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5">
            <text:p>5</text:p>
          </table:table-cell>
          <table:table-cell office:value-type="float" office:value="9842">
            <text:p>9842</text:p>
          </table:table-cell>
          <table:table-cell office:value-type="float" office:value="12595200">
            <text:p>12595200</text:p>
          </table:table-cell>
          <table:table-cell office:value-type="float" office:value="5132183">
            <text:p>5132183</text:p>
          </table:table-cell>
          <table:table-cell office:value-type="float" office:value="1190">
            <text:p>1190</text:p>
          </table:table-cell>
          <table:table-cell office:value-type="float" office:value="50380800">
            <text:p>50380800</text:p>
          </table:table-cell>
          <table:table-cell table:style-name="ce6" table:formula="of:=[.E15]/[.D15]*1000/1024/1024" office:value-type="float" office:value="1.22045506502743">
            <text:p>1.22</text:p>
          </table:table-cell>
          <table:table-cell table:style-name="ce6" table:formula="of:=[.H15]/[.G15]*1000/1024/1024" office:value-type="float" office:value="40.375525210084">
            <text:p>40.38</text:p>
          </table:table-cell>
          <table:table-cell table:style-name="ce6" table:formula="of:=[.E15]/[.F15]" office:value-type="float" office:value="2.45416034463307">
            <text:p>2.45</text:p>
          </table:table-cell>
          <table:table-cell table:style-name="ce14" table:formula="of:=([.$E15]-[.$F15])/[.D15]*1000/1024/1024" office:value-type="float" office:value="0.723154606360823">
            <text:p>0.723</text:p>
          </table:table-cell>
          <table:table-cell table:style-name="ce13" table:formula="of:=([.$E15]-[.$F15])/[.$E15]*[.$H15]/[.G15]*1000/1024/1024" office:value-type="float" office:value="23.9236559186663">
            <text:p>23.924</text:p>
          </table:table-cell>
          <table:table-cell table:style-name="ce6" table:formula="of:=IF([.I15];666.66667*1000*1000/[.I15]/1024/1024;&quot;??&quot;)" office:value-type="float" office:value="520.939196371634">
            <text:p>520.94</text:p>
          </table:table-cell>
          <table:table-cell table:style-name="ce6" table:formula="of:=IF([.J15];666.66667*1000*1000/[.J15]/1024/1024;&quot;??&quot;)" office:value-type="float" office:value="15.7467395773787">
            <text:p>15.75</text:p>
          </table:table-cell>
          <table:table-cell table:number-columns-repeated="241"/>
        </table:table-row>
        <table:table-row table:style-name="ro1">
          <table:table-cell office:value-type="string">
            <text:p>Halibut-deflate</text:p>
          </table:table-cell>
          <table:table-cell office:value-type="string">
            <text:p>SVN r9550</text:p>
          </table:table-cell>
          <table:table-cell/>
          <table:table-cell office:value-type="float" office:value="43020">
            <text:p>43020</text:p>
          </table:table-cell>
          <table:table-cell office:value-type="float" office:value="12595200">
            <text:p>12595200</text:p>
          </table:table-cell>
          <table:table-cell office:value-type="float" office:value="5135810">
            <text:p>5135810</text:p>
          </table:table-cell>
          <table:table-cell office:value-type="float" office:value="1551">
            <text:p>1551</text:p>
          </table:table-cell>
          <table:table-cell office:value-type="float" office:value="12595200">
            <text:p>12595200</text:p>
          </table:table-cell>
          <table:table-cell table:style-name="ce6" table:formula="of:=[.E16]/[.D16]*1000/1024/1024" office:value-type="float" office:value="0.279212430264993">
            <text:p>0.28</text:p>
          </table:table-cell>
          <table:table-cell table:style-name="ce6" table:formula="of:=[.H16]/[.G16]*1000/1024/1024" office:value-type="float" office:value="7.74449951644101">
            <text:p>7.74</text:p>
          </table:table-cell>
          <table:table-cell table:style-name="ce6" table:formula="of:=[.E16]/[.F16]" office:value-type="float" office:value="2.45242717312362">
            <text:p>2.45</text:p>
          </table:table-cell>
          <table:table-cell table:style-name="ce13" table:formula="of:=([.$E16]-[.$F16])/[.D16]*1000/1024/1024" office:value-type="float" office:value="0.165360963715891">
            <text:p>0.165</text:p>
          </table:table-cell>
          <table:table-cell table:style-name="ce13" table:formula="of:=([.$E16]-[.$F16])/[.$E16]*[.$H16]/[.G16]*1000/1024/1024" office:value-type="float" office:value="4.58660777502103">
            <text:p>4.587</text:p>
          </table:table-cell>
          <table:table-cell table:style-name="ce6" table:formula="of:=IF([.I16];666.66667*1000*1000/[.I16]/1024/1024;&quot;??&quot;)" office:value-type="float" office:value="2277.05793821456">
            <text:p>2277.06</text:p>
          </table:table-cell>
          <table:table-cell table:style-name="ce6" table:formula="of:=IF([.J16];666.66667*1000*1000/[.J16]/1024/1024;&quot;??&quot;)" office:value-type="float" office:value="82.0947666706364">
            <text:p>82.09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4">
            <text:p>4</text:p>
          </table:table-cell>
          <table:table-cell office:value-type="float" office:value="8614">
            <text:p>8614</text:p>
          </table:table-cell>
          <table:table-cell office:value-type="float" office:value="12595200">
            <text:p>12595200</text:p>
          </table:table-cell>
          <table:table-cell office:value-type="float" office:value="5169268">
            <text:p>5169268</text:p>
          </table:table-cell>
          <table:table-cell office:value-type="float" office:value="1287">
            <text:p>1287</text:p>
          </table:table-cell>
          <table:table-cell office:value-type="float" office:value="37785600">
            <text:p>37785600</text:p>
          </table:table-cell>
          <table:table-cell table:style-name="ce6" table:formula="of:=[.E17]/[.D17]*1000/1024/1024" office:value-type="float" office:value="1.39444146157418">
            <text:p>1.39</text:p>
          </table:table-cell>
          <table:table-cell table:style-name="ce6" table:formula="of:=[.H17]/[.G17]*1000/1024/1024" office:value-type="float" office:value="27.9993444055944">
            <text:p>28.00</text:p>
          </table:table-cell>
          <table:table-cell table:style-name="ce6" table:formula="of:=[.E17]/[.F17]" office:value-type="float" office:value="2.43655387958218">
            <text:p>2.44</text:p>
          </table:table-cell>
          <table:table-cell table:style-name="ce14" table:formula="of:=([.$E17]-[.$F17])/[.D17]*1000/1024/1024" office:value-type="float" office:value="0.822140773598711">
            <text:p>0.822</text:p>
          </table:table-cell>
          <table:table-cell table:style-name="ce13" table:formula="of:=([.$E17]-[.$F17])/[.$E17]*[.$H17]/[.G17]*1000/1024/1024" office:value-type="float" office:value="16.507973482003">
            <text:p>16.508</text:p>
          </table:table-cell>
          <table:table-cell table:style-name="ce6" table:formula="of:=IF([.I17];666.66667*1000*1000/[.I17]/1024/1024;&quot;??&quot;)" office:value-type="float" office:value="455.94088981358">
            <text:p>455.94</text:p>
          </table:table-cell>
          <table:table-cell table:style-name="ce6" table:formula="of:=IF([.J17];666.66667*1000*1000/[.J17]/1024/1024;&quot;??&quot;)" office:value-type="float" office:value="22.7070631216654">
            <text:p>22.7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3">
            <text:p>3</text:p>
          </table:table-cell>
          <table:table-cell office:value-type="float" office:value="8395">
            <text:p>8395</text:p>
          </table:table-cell>
          <table:table-cell office:value-type="float" office:value="12595200">
            <text:p>12595200</text:p>
          </table:table-cell>
          <table:table-cell office:value-type="float" office:value="5181300">
            <text:p>5181300</text:p>
          </table:table-cell>
          <table:table-cell office:value-type="float" office:value="1323">
            <text:p>1323</text:p>
          </table:table-cell>
          <table:table-cell office:value-type="float" office:value="37785600">
            <text:p>37785600</text:p>
          </table:table-cell>
          <table:table-cell table:style-name="ce6" table:formula="of:=[.E18]/[.D18]*1000/1024/1024" office:value-type="float" office:value="1.43081819535438">
            <text:p>1.43</text:p>
          </table:table-cell>
          <table:table-cell table:style-name="ce6" table:formula="of:=[.H18]/[.G18]*1000/1024/1024" office:value-type="float" office:value="27.2374574829932">
            <text:p>27.24</text:p>
          </table:table-cell>
          <table:table-cell table:style-name="ce6" table:formula="of:=[.E18]/[.F18]" office:value-type="float" office:value="2.43089572115106">
            <text:p>2.43</text:p>
          </table:table-cell>
          <table:table-cell table:style-name="ce14" table:formula="of:=([.$E18]-[.$F18])/[.D18]*1000/1024/1024" office:value-type="float" office:value="0.842221085694377">
            <text:p>0.842</text:p>
          </table:table-cell>
          <table:table-cell table:style-name="ce13" table:formula="of:=([.$E18]-[.$F18])/[.$E18]*[.$H18]/[.G18]*1000/1024/1024" office:value-type="float" office:value="16.0327574022773">
            <text:p>16.033</text:p>
          </table:table-cell>
          <table:table-cell table:style-name="ce6" table:formula="of:=IF([.I18];666.66667*1000*1000/[.I18]/1024/1024;&quot;??&quot;)" office:value-type="float" office:value="444.349172275946">
            <text:p>444.35</text:p>
          </table:table-cell>
          <table:table-cell table:style-name="ce6" table:formula="of:=IF([.J18];666.66667*1000*1000/[.J18]/1024/1024;&quot;??&quot;)" office:value-type="float" office:value="23.3422257264672">
            <text:p>23.34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4">
            <text:p>4</text:p>
          </table:table-cell>
          <table:table-cell office:value-type="float" office:value="6527">
            <text:p>6527</text:p>
          </table:table-cell>
          <table:table-cell office:value-type="float" office:value="12595200">
            <text:p>12595200</text:p>
          </table:table-cell>
          <table:table-cell office:value-type="float" office:value="5244572">
            <text:p>5244572</text:p>
          </table:table-cell>
          <table:table-cell office:value-type="float" office:value="1202">
            <text:p>1202</text:p>
          </table:table-cell>
          <table:table-cell office:value-type="float" office:value="50380800">
            <text:p>50380800</text:p>
          </table:table-cell>
          <table:table-cell table:style-name="ce6" table:formula="of:=[.E19]/[.D19]*1000/1024/1024" office:value-type="float" office:value="1.84031235636587">
            <text:p>1.84</text:p>
          </table:table-cell>
          <table:table-cell table:style-name="ce6" table:formula="of:=[.H19]/[.G19]*1000/1024/1024" office:value-type="float" office:value="39.9724417637271">
            <text:p>39.97</text:p>
          </table:table-cell>
          <table:table-cell table:style-name="ce6" table:formula="of:=[.E19]/[.F19]" office:value-type="float" office:value="2.40156870760855">
            <text:p>2.40</text:p>
          </table:table-cell>
          <table:table-cell table:style-name="ce14" table:formula="of:=([.$E19]-[.$F19])/[.D19]*1000/1024/1024" office:value-type="float" office:value="1.0740164138282">
            <text:p>1.074</text:p>
          </table:table-cell>
          <table:table-cell table:style-name="ce13" table:formula="of:=([.$E19]-[.$F19])/[.$E19]*[.$H19]/[.G19]*1000/1024/1024" office:value-type="float" office:value="23.328136882052">
            <text:p>23.328</text:p>
          </table:table-cell>
          <table:table-cell table:style-name="ce6" table:formula="of:=IF([.I19];666.66667*1000*1000/[.I19]/1024/1024;&quot;??&quot;)" office:value-type="float" office:value="345.475526795128">
            <text:p>345.48</text:p>
          </table:table-cell>
          <table:table-cell table:style-name="ce6" table:formula="of:=IF([.J19];666.66667*1000*1000/[.J19]/1024/1024;&quot;??&quot;)" office:value-type="float" office:value="15.9055302285791">
            <text:p>15.91</text:p>
          </table:table-cell>
          <table:table-cell table:number-columns-repeated="241"/>
        </table:table-row>
        <table:table-row table:style-name="ro1">
          <table:table-cell office:value-type="string">
            <text:p>lodepng</text:p>
          </table:table-cell>
          <table:table-cell office:value-type="string">
            <text:p>20120729</text:p>
          </table:table-cell>
          <table:table-cell office:value-type="float" office:value="32768">
            <text:p>32768</text:p>
          </table:table-cell>
          <table:table-cell office:value-type="float" office:value="81814">
            <text:p>81814</text:p>
          </table:table-cell>
          <table:table-cell office:value-type="float" office:value="12595200">
            <text:p>12595200</text:p>
          </table:table-cell>
          <table:table-cell office:value-type="float" office:value="5285763">
            <text:p>5285763</text:p>
          </table:table-cell>
          <table:table-cell office:value-type="float" office:value="1271">
            <text:p>1271</text:p>
          </table:table-cell>
          <table:table-cell office:value-type="float" office:value="12595200">
            <text:p>12595200</text:p>
          </table:table-cell>
          <table:table-cell table:style-name="ce6" table:formula="of:=[.E20]/[.D20]*1000/1024/1024" office:value-type="float" office:value="0.146817399833769">
            <text:p>0.15</text:p>
          </table:table-cell>
          <table:table-cell table:style-name="ce6" table:formula="of:=[.H20]/[.G20]*1000/1024/1024" office:value-type="float" office:value="9.45060483870968">
            <text:p>9.45</text:p>
          </table:table-cell>
          <table:table-cell table:style-name="ce6" table:formula="of:=[.E20]/[.F20]" office:value-type="float" office:value="2.38285371478063">
            <text:p>2.38</text:p>
          </table:table-cell>
          <table:table-cell table:style-name="ce13" table:formula="of:=([.$E20]-[.$F20])/[.D20]*1000/1024/1024" office:value-type="float" office:value="0.0852032944763677">
            <text:p>0.085</text:p>
          </table:table-cell>
          <table:table-cell table:style-name="ce13" table:formula="of:=([.$E20]-[.$F20])/[.$E20]*[.$H20]/[.G20]*1000/1024/1024" office:value-type="float" office:value="5.4845179656094">
            <text:p>5.485</text:p>
          </table:table-cell>
          <table:table-cell table:style-name="ce6" table:formula="of:=IF([.I20];666.66667*1000*1000/[.I20]/1024/1024;&quot;??&quot;)" office:value-type="float" office:value="4330.43277910474">
            <text:p>4330.43</text:p>
          </table:table-cell>
          <table:table-cell table:style-name="ce6" table:formula="of:=IF([.J20];666.66667*1000*1000/[.J20]/1024/1024;&quot;??&quot;)" office:value-type="float" office:value="67.2743058919271">
            <text:p>67.27</text:p>
          </table:table-cell>
          <table:table-cell table:number-columns-repeated="241"/>
        </table:table-row>
        <table:table-row table:style-name="ro1">
          <table:table-cell office:value-type="string">
            <text:p>nrv2e</text:p>
          </table:table-cell>
          <table:table-cell office:value-type="string">
            <text:p>1.03</text:p>
          </table:table-cell>
          <table:table-cell office:value-type="float" office:value="10">
            <text:p>10</text:p>
          </table:table-cell>
          <table:table-cell office:value-type="float" office:value="842190">
            <text:p>842190</text:p>
          </table:table-cell>
          <table:table-cell office:value-type="float" office:value="12595200">
            <text:p>12595200</text:p>
          </table:table-cell>
          <table:table-cell office:value-type="float" office:value="5301755">
            <text:p>5301755</text:p>
          </table:table-cell>
          <table:table-cell office:value-type="float" office:value="1478">
            <text:p>1478</text:p>
          </table:table-cell>
          <table:table-cell office:value-type="float" office:value="37785600">
            <text:p>37785600</text:p>
          </table:table-cell>
          <table:table-cell table:style-name="ce6" table:formula="of:=[.E21]/[.D21]*1000/1024/1024" office:value-type="float" office:value="0.0142624808534891">
            <text:p>0.01</text:p>
          </table:table-cell>
          <table:table-cell table:style-name="ce6" table:formula="of:=[.H21]/[.G21]*1000/1024/1024" office:value-type="float" office:value="24.381025879567">
            <text:p>24.38</text:p>
          </table:table-cell>
          <table:table-cell table:style-name="ce6" table:formula="of:=[.E21]/[.F21]" office:value-type="float" office:value="2.37566617091887">
            <text:p>2.38</text:p>
          </table:table-cell>
          <table:table-cell table:style-name="ce13" table:formula="of:=([.$E21]-[.$F21])/[.D21]*1000/1024/1024" office:value-type="float" office:value="0.00825890971707285">
            <text:p>0.008</text:p>
          </table:table-cell>
          <table:table-cell table:style-name="ce13" table:formula="of:=([.$E21]-[.$F21])/[.$E21]*[.$H21]/[.G21]*1000/1024/1024" office:value-type="float" office:value="14.1182094207475">
            <text:p>14.118</text:p>
          </table:table-cell>
          <table:table-cell table:style-name="ce6" table:formula="of:=IF([.I21];666.66667*1000*1000/[.I21]/1024/1024;&quot;??&quot;)" office:value-type="float" office:value="44577.2995115044">
            <text:p>44577.30</text:p>
          </table:table-cell>
          <table:table-cell table:style-name="ce6" table:formula="of:=IF([.J21];666.66667*1000*1000/[.J21]/1024/1024;&quot;??&quot;)" office:value-type="float" office:value="26.0769536082529">
            <text:p>26.08</text:p>
          </table:table-cell>
          <table:table-cell table:number-columns-repeated="241"/>
        </table:table-row>
        <table:table-row table:style-name="ro1">
          <table:table-cell office:value-type="string">
            <text:p>zlib</text:p>
          </table:table-cell>
          <table:table-cell office:value-type="string">
            <text:p>1.2.8</text:p>
          </table:table-cell>
          <table:table-cell office:value-type="float" office:value="3">
            <text:p>3</text:p>
          </table:table-cell>
          <table:table-cell office:value-type="float" office:value="6860">
            <text:p>6860</text:p>
          </table:table-cell>
          <table:table-cell office:value-type="float" office:value="12595200">
            <text:p>12595200</text:p>
          </table:table-cell>
          <table:table-cell office:value-type="float" office:value="5315631">
            <text:p>5315631</text:p>
          </table:table-cell>
          <table:table-cell office:value-type="float" office:value="1250">
            <text:p>1250</text:p>
          </table:table-cell>
          <table:table-cell office:value-type="float" office:value="50380800">
            <text:p>50380800</text:p>
          </table:table-cell>
          <table:table-cell table:style-name="ce6" table:formula="of:=[.E22]/[.D22]*1000/1024/1024" office:value-type="float" office:value="1.75097940962099">
            <text:p>1.75</text:p>
          </table:table-cell>
          <table:table-cell table:style-name="ce6" table:formula="of:=[.H22]/[.G22]*1000/1024/1024" office:value-type="float" office:value="38.4375">
            <text:p>38.44</text:p>
          </table:table-cell>
          <table:table-cell table:style-name="ce6" table:formula="of:=[.E22]/[.F22]" office:value-type="float" office:value="2.36946469760599">
            <text:p>2.37</text:p>
          </table:table-cell>
          <table:table-cell table:style-name="ce13" table:formula="of:=([.$E22]-[.$F22])/[.D22]*1000/1024/1024" office:value-type="float" office:value="1.01200262242086">
            <text:p>1.012</text:p>
          </table:table-cell>
          <table:table-cell table:style-name="ce13" table:formula="of:=([.$E22]-[.$F22])/[.$E22]*[.$H22]/[.G22]*1000/1024/1024" office:value-type="float" office:value="22.2154815673828">
            <text:p>22.215</text:p>
          </table:table-cell>
          <table:table-cell table:style-name="ce6" table:formula="of:=IF([.I22];666.66667*1000*1000/[.I22]/1024/1024;&quot;??&quot;)" office:value-type="float" office:value="363.101289078379">
            <text:p>363.10</text:p>
          </table:table-cell>
          <table:table-cell table:style-name="ce6" table:formula="of:=IF([.J22];666.66667*1000*1000/[.J22]/1024/1024;&quot;??&quot;)" office:value-type="float" office:value="16.540692833381">
            <text:p>16.54</text:p>
          </table:table-cell>
          <table:table-cell table:number-columns-repeated="241"/>
        </table:table-row>
        <table:table-row table:style-name="ro1">
          <table:table-cell office:value-type="string">
            <text:p>nrv2d</text:p>
          </table:table-cell>
          <table:table-cell table:style-name="ce5" office:value-type="string">
            <text:p>1.03</text:p>
          </table:table-cell>
          <table:table-cell office:value-type="float" office:value="10">
            <text:p>10</text:p>
          </table:table-cell>
          <table:table-cell office:value-type="float" office:value="849282">
            <text:p>849282</text:p>
          </table:table-cell>
          <table:table-cell office:value-type="float" office:value="12595200">
            <text:p>12595200</text:p>
          </table:table-cell>
          <table:table-cell office:value-type="float" office:value="5317630">
            <text:p>5317630</text:p>
          </table:table-cell>
          <table:table-cell office:value-type="float" office:value="1465">
            <text:p>1465</text:p>
          </table:table-cell>
          <table:table-cell office:value-type="float" office:value="37785600">
            <text:p>37785600</text:p>
          </table:table-cell>
          <table:table-cell table:style-name="ce6" table:formula="of:=[.E23]/[.D23]*1000/1024/1024" office:value-type="float" office:value="0.0141433808205049">
            <text:p>0.01</text:p>
          </table:table-cell>
          <table:table-cell table:style-name="ce6" table:formula="of:=[.H23]/[.G23]*1000/1024/1024" office:value-type="float" office:value="24.5973762798635">
            <text:p>24.60</text:p>
          </table:table-cell>
          <table:table-cell table:style-name="ce6" table:formula="of:=[.E23]/[.F23]" office:value-type="float" office:value="2.36857396998287">
            <text:p>2.37</text:p>
          </table:table-cell>
          <table:table-cell table:style-name="ce13" table:formula="of:=([.$E23]-[.$F23])/[.D23]*1000/1024/1024" office:value-type="float" office:value="0.0081721166760259">
            <text:p>0.008</text:p>
          </table:table-cell>
          <table:table-cell table:style-name="ce13" table:formula="of:=([.$E23]-[.$F23])/[.$E23]*[.$H23]/[.G23]*1000/1024/1024" office:value-type="float" office:value="14.2124879075399">
            <text:p>14.212</text:p>
          </table:table-cell>
          <table:table-cell table:style-name="ce6" table:formula="of:=IF([.I23];666.66667*1000*1000/[.I23]/1024/1024;&quot;??&quot;)" office:value-type="float" office:value="44952.6806109423">
            <text:p>44952.68</text:p>
          </table:table-cell>
          <table:table-cell table:style-name="ce6" table:formula="of:=IF([.J23];666.66667*1000*1000/[.J23]/1024/1024;&quot;??&quot;)" office:value-type="float" office:value="25.8475893342967">
            <text:p>25.85</text:p>
          </table:table-cell>
          <table:table-cell table:number-columns-repeated="241"/>
        </table:table-row>
        <table:table-row table:style-name="ro1">
          <table:table-cell office:value-type="string">
            <text:p>ar</text:p>
          </table:table-cell>
          <table:table-cell office:value-type="string">
            <text:p>2013-06-05</text:p>
          </table:table-cell>
          <table:table-cell/>
          <table:table-cell office:value-type="float" office:value="27515">
            <text:p>27515</text:p>
          </table:table-cell>
          <table:table-cell office:value-type="float" office:value="12595200">
            <text:p>12595200</text:p>
          </table:table-cell>
          <table:table-cell office:value-type="float" office:value="5393054">
            <text:p>5393054</text:p>
          </table:table-cell>
          <table:table-cell office:value-type="float" office:value="1429">
            <text:p>1429</text:p>
          </table:table-cell>
          <table:table-cell office:value-type="float" office:value="25190400">
            <text:p>25190400</text:p>
          </table:table-cell>
          <table:table-cell table:style-name="ce6" table:formula="of:=[.E24]/[.D24]*1000/1024/1024" office:value-type="float" office:value="0.436551653643467">
            <text:p>0.44</text:p>
          </table:table-cell>
          <table:table-cell table:style-name="ce6" table:formula="of:=[.H24]/[.G24]*1000/1024/1024" office:value-type="float" office:value="16.8113628411477">
            <text:p>16.81</text:p>
          </table:table-cell>
          <table:table-cell table:style-name="ce6" table:formula="of:=[.E24]/[.F24]" office:value-type="float" office:value="2.33544852323007">
            <text:p>2.34</text:p>
          </table:table-cell>
          <table:table-cell table:style-name="ce13" table:formula="of:=([.$E24]-[.$F24])/[.D24]*1000/1024/1024" office:value-type="float" office:value="0.249627536369544">
            <text:p>0.250</text:p>
          </table:table-cell>
          <table:table-cell table:style-name="ce13" table:formula="of:=([.$E24]-[.$F24])/[.$E24]*[.$H24]/[.G24]*1000/1024/1024" office:value-type="float" office:value="9.61301842296432">
            <text:p>9.613</text:p>
          </table:table-cell>
          <table:table-cell table:style-name="ce6" table:formula="of:=IF([.I24];666.66667*1000*1000/[.I24]/1024/1024;&quot;??&quot;)" office:value-type="float" office:value="1456.37492259353">
            <text:p>1456.37</text:p>
          </table:table-cell>
          <table:table-cell table:style-name="ce6" table:formula="of:=IF([.J24];666.66667*1000*1000/[.J24]/1024/1024;&quot;??&quot;)" office:value-type="float" office:value="37.8186400942422">
            <text:p>37.82</text:p>
          </table:table-cell>
          <table:table-cell table:number-columns-repeated="241"/>
        </table:table-row>
        <table:table-row table:style-name="ro1">
          <table:table-cell office:value-type="string">
            <text:p>nrv2b</text:p>
          </table:table-cell>
          <table:table-cell office:value-type="string">
            <text:p>1.03</text:p>
          </table:table-cell>
          <table:table-cell office:value-type="float" office:value="10">
            <text:p>10</text:p>
          </table:table-cell>
          <table:table-cell office:value-type="float" office:value="857566">
            <text:p>857566</text:p>
          </table:table-cell>
          <table:table-cell office:value-type="float" office:value="12595200">
            <text:p>12595200</text:p>
          </table:table-cell>
          <table:table-cell office:value-type="float" office:value="5421109">
            <text:p>5421109</text:p>
          </table:table-cell>
          <table:table-cell office:value-type="float" office:value="1378">
            <text:p>1378</text:p>
          </table:table-cell>
          <table:table-cell office:value-type="float" office:value="37785600">
            <text:p>37785600</text:p>
          </table:table-cell>
          <table:table-cell table:style-name="ce6" table:formula="of:=[.E25]/[.D25]*1000/1024/1024" office:value-type="float" office:value="0.0140067572058594">
            <text:p>0.01</text:p>
          </table:table-cell>
          <table:table-cell table:style-name="ce6" table:formula="of:=[.H25]/[.G25]*1000/1024/1024" office:value-type="float" office:value="26.150331095791">
            <text:p>26.15</text:p>
          </table:table-cell>
          <table:table-cell table:style-name="ce6" table:formula="of:=[.E25]/[.F25]" office:value-type="float" office:value="2.32336224931098">
            <text:p>2.32</text:p>
          </table:table-cell>
          <table:table-cell table:style-name="ce13" table:formula="of:=([.$E25]-[.$F25])/[.D25]*1000/1024/1024" office:value-type="float" office:value="0.00797809886383232">
            <text:p>0.008</text:p>
          </table:table-cell>
          <table:table-cell table:style-name="ce13" table:formula="of:=([.$E25]-[.$F25])/[.$E25]*[.$H25]/[.G25]*1000/1024/1024" office:value-type="float" office:value="14.8949484693641">
            <text:p>14.895</text:p>
          </table:table-cell>
          <table:table-cell table:style-name="ce6" table:formula="of:=IF([.I25];666.66667*1000*1000/[.I25]/1024/1024;&quot;??&quot;)" office:value-type="float" office:value="45391.1545291238">
            <text:p>45391.15</text:p>
          </table:table-cell>
          <table:table-cell table:style-name="ce6" table:formula="of:=IF([.J25];666.66667*1000*1000/[.J25]/1024/1024;&quot;??&quot;)" office:value-type="float" office:value="24.3126130393589">
            <text:p>24.3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2">
            <text:p>2</text:p>
          </table:table-cell>
          <table:table-cell office:value-type="float" office:value="4353">
            <text:p>4353</text:p>
          </table:table-cell>
          <table:table-cell office:value-type="float" office:value="12595200">
            <text:p>12595200</text:p>
          </table:table-cell>
          <table:table-cell office:value-type="float" office:value="5439257">
            <text:p>5439257</text:p>
          </table:table-cell>
          <table:table-cell office:value-type="float" office:value="1351">
            <text:p>1351</text:p>
          </table:table-cell>
          <table:table-cell office:value-type="float" office:value="37785600">
            <text:p>37785600</text:p>
          </table:table-cell>
          <table:table-cell table:style-name="ce6" table:formula="of:=[.E26]/[.D26]*1000/1024/1024" office:value-type="float" office:value="2.75941161268091">
            <text:p>2.76</text:p>
          </table:table-cell>
          <table:table-cell table:style-name="ce6" table:formula="of:=[.H26]/[.G26]*1000/1024/1024" office:value-type="float" office:value="26.672950592154">
            <text:p>26.67</text:p>
          </table:table-cell>
          <table:table-cell table:style-name="ce6" table:formula="of:=[.E26]/[.F26]" office:value-type="float" office:value="2.31561038575673">
            <text:p>2.32</text:p>
          </table:table-cell>
          <table:table-cell table:style-name="ce14" table:formula="of:=([.$E26]-[.$F26])/[.D26]*1000/1024/1024" office:value-type="float" office:value="1.56775535234714">
            <text:p>1.568</text:p>
          </table:table-cell>
          <table:table-cell table:style-name="ce13" table:formula="of:=([.$E26]-[.$F26])/[.$E26]*[.$H26]/[.G26]*1000/1024/1024" office:value-type="float" office:value="15.1541947789055">
            <text:p>15.154</text:p>
          </table:table-cell>
          <table:table-cell table:style-name="ce6" table:formula="of:=IF([.I26];666.66667*1000*1000/[.I26]/1024/1024;&quot;??&quot;)" office:value-type="float" office:value="230.405234891864">
            <text:p>230.41</text:p>
          </table:table-cell>
          <table:table-cell table:style-name="ce6" table:formula="of:=IF([.J26];666.66667*1000*1000/[.J26]/1024/1024;&quot;??&quot;)" office:value-type="float" office:value="23.8362410857575">
            <text:p>23.84</text:p>
          </table:table-cell>
          <table:table-cell table:number-columns-repeated="241"/>
        </table:table-row>
        <table:table-row table:style-name="ro1">
          <table:table-cell office:value-type="string">
            <text:p>zlib</text:p>
          </table:table-cell>
          <table:table-cell office:value-type="string">
            <text:p>1.2.8</text:p>
          </table:table-cell>
          <table:table-cell office:value-type="float" office:value="2">
            <text:p>2</text:p>
          </table:table-cell>
          <table:table-cell office:value-type="float" office:value="4573">
            <text:p>4573</text:p>
          </table:table-cell>
          <table:table-cell office:value-type="float" office:value="12595200">
            <text:p>12595200</text:p>
          </table:table-cell>
          <table:table-cell office:value-type="float" office:value="5451648">
            <text:p>5451648</text:p>
          </table:table-cell>
          <table:table-cell office:value-type="float" office:value="1245">
            <text:p>1245</text:p>
          </table:table-cell>
          <table:table-cell office:value-type="float" office:value="50380800">
            <text:p>50380800</text:p>
          </table:table-cell>
          <table:table-cell table:style-name="ce6" table:formula="of:=[.E27]/[.D27]*1000/1024/1024" office:value-type="float" office:value="2.62666056199431">
            <text:p>2.63</text:p>
          </table:table-cell>
          <table:table-cell table:style-name="ce6" table:formula="of:=[.H27]/[.G27]*1000/1024/1024" office:value-type="float" office:value="38.5918674698795">
            <text:p>38.59</text:p>
          </table:table-cell>
          <table:table-cell table:style-name="ce6" table:formula="of:=[.E27]/[.F27]" office:value-type="float" office:value="2.31034725646263">
            <text:p>2.31</text:p>
          </table:table-cell>
          <table:table-cell table:style-name="ce13" table:formula="of:=([.$E27]-[.$F27])/[.D27]*1000/1024/1024" office:value-type="float" office:value="1.48974897667013">
            <text:p>1.490</text:p>
          </table:table-cell>
          <table:table-cell table:style-name="ce13" table:formula="of:=([.$E27]-[.$F27])/[.$E27]*[.$H27]/[.G27]*1000/1024/1024" office:value-type="float" office:value="21.8879423945783">
            <text:p>21.888</text:p>
          </table:table-cell>
          <table:table-cell table:style-name="ce6" table:formula="of:=IF([.I27];666.66667*1000*1000/[.I27]/1024/1024;&quot;??&quot;)" office:value-type="float" office:value="242.049882646564">
            <text:p>242.05</text:p>
          </table:table-cell>
          <table:table-cell table:style-name="ce6" table:formula="of:=IF([.J27];666.66667*1000*1000/[.J27]/1024/1024;&quot;??&quot;)" office:value-type="float" office:value="16.4745300620474">
            <text:p>16.47</text:p>
          </table:table-cell>
          <table:table-cell table:number-columns-repeated="241"/>
        </table:table-row>
        <table:table-row table:style-name="ro1">
          <table:table-cell office:value-type="string">
            <text:p>nrv2e</text:p>
          </table:table-cell>
          <table:table-cell office:value-type="string">
            <text:p>1.03</text:p>
          </table:table-cell>
          <table:table-cell office:value-type="float" office:value="6">
            <text:p>6</text:p>
          </table:table-cell>
          <table:table-cell office:value-type="float" office:value="38979">
            <text:p>38979</text:p>
          </table:table-cell>
          <table:table-cell office:value-type="float" office:value="12595200">
            <text:p>12595200</text:p>
          </table:table-cell>
          <table:table-cell office:value-type="float" office:value="5458550">
            <text:p>5458550</text:p>
          </table:table-cell>
          <table:table-cell office:value-type="float" office:value="1051">
            <text:p>1051</text:p>
          </table:table-cell>
          <table:table-cell office:value-type="float" office:value="37785600">
            <text:p>37785600</text:p>
          </table:table-cell>
          <table:table-cell table:style-name="ce6" table:formula="of:=[.E28]/[.D28]*1000/1024/1024" office:value-type="float" office:value="0.308158720080043">
            <text:p>0.31</text:p>
          </table:table-cell>
          <table:table-cell table:style-name="ce6" table:formula="of:=[.H28]/[.G28]*1000/1024/1024" office:value-type="float" office:value="34.2865425784967">
            <text:p>34.29</text:p>
          </table:table-cell>
          <table:table-cell table:style-name="ce6" table:formula="of:=[.E28]/[.F28]" office:value-type="float" office:value="2.30742596477086">
            <text:p>2.31</text:p>
          </table:table-cell>
          <table:table-cell table:style-name="ce13" table:formula="of:=([.$E28]-[.$F28])/[.D28]*1000/1024/1024" office:value-type="float" office:value="0.174607860904094">
            <text:p>0.175</text:p>
          </table:table-cell>
          <table:table-cell table:style-name="ce13" table:formula="of:=([.$E28]-[.$F28])/[.$E28]*[.$H28]/[.G28]*1000/1024/1024" office:value-type="float" office:value="19.4273258140266">
            <text:p>19.427</text:p>
          </table:table-cell>
          <table:table-cell table:style-name="ce6" table:formula="of:=IF([.I28];666.66667*1000*1000/[.I28]/1024/1024;&quot;??&quot;)" office:value-type="float" office:value="2063.16693104754">
            <text:p>2063.17</text:p>
          </table:table-cell>
          <table:table-cell table:style-name="ce6" table:formula="of:=IF([.J28];666.66667*1000*1000/[.J28]/1024/1024;&quot;??&quot;)" office:value-type="float" office:value="18.5432193790756">
            <text:p>18.54</text:p>
          </table:table-cell>
          <table:table-cell table:number-columns-repeated="241"/>
        </table:table-row>
        <table:table-row table:style-name="ro1">
          <table:table-cell office:value-type="string">
            <text:p>nrv2d</text:p>
          </table:table-cell>
          <table:table-cell office:value-type="string">
            <text:p>1.03</text:p>
          </table:table-cell>
          <table:table-cell office:value-type="float" office:value="6">
            <text:p>6</text:p>
          </table:table-cell>
          <table:table-cell office:value-type="float" office:value="39180">
            <text:p>39180</text:p>
          </table:table-cell>
          <table:table-cell office:value-type="float" office:value="12595200">
            <text:p>12595200</text:p>
          </table:table-cell>
          <table:table-cell office:value-type="float" office:value="5479785">
            <text:p>5479785</text:p>
          </table:table-cell>
          <table:table-cell office:value-type="float" office:value="1052">
            <text:p>1052</text:p>
          </table:table-cell>
          <table:table-cell office:value-type="float" office:value="37785600">
            <text:p>37785600</text:p>
          </table:table-cell>
          <table:table-cell table:style-name="ce6" table:formula="of:=[.E29]/[.D29]*1000/1024/1024" office:value-type="float" office:value="0.306577813935681">
            <text:p>0.31</text:p>
          </table:table-cell>
          <table:table-cell table:style-name="ce6" table:formula="of:=[.H29]/[.G29]*1000/1024/1024" office:value-type="float" office:value="34.2539508079848">
            <text:p>34.25</text:p>
          </table:table-cell>
          <table:table-cell table:style-name="ce6" table:formula="of:=[.E29]/[.F29]" office:value-type="float" office:value="2.29848433834539">
            <text:p>2.30</text:p>
          </table:table-cell>
          <table:table-cell table:style-name="ce13" table:formula="of:=([.$E29]-[.$F29])/[.D29]*1000/1024/1024" office:value-type="float" office:value="0.173195215315768">
            <text:p>0.173</text:p>
          </table:table-cell>
          <table:table-cell table:style-name="ce13" table:formula="of:=([.$E29]-[.$F29])/[.$E29]*[.$H29]/[.G29]*1000/1024/1024" office:value-type="float" office:value="19.3511079926001">
            <text:p>19.351</text:p>
          </table:table-cell>
          <table:table-cell table:style-name="ce6" table:formula="of:=IF([.I29];666.66667*1000*1000/[.I29]/1024/1024;&quot;??&quot;)" office:value-type="float" office:value="2073.80590467797">
            <text:p>2073.81</text:p>
          </table:table-cell>
          <table:table-cell table:style-name="ce6" table:formula="of:=IF([.J29];666.66667*1000*1000/[.J29]/1024/1024;&quot;??&quot;)" office:value-type="float" office:value="18.5608627847646">
            <text:p>18.56</text:p>
          </table:table-cell>
          <table:table-cell table:number-columns-repeated="241"/>
        </table:table-row>
        <table:table-row table:style-name="ro1">
          <table:table-cell office:value-type="string">
            <text:p>nrv2b</text:p>
          </table:table-cell>
          <table:table-cell office:value-type="string">
            <text:p>1.03</text:p>
          </table:table-cell>
          <table:table-cell office:value-type="float" office:value="6">
            <text:p>6</text:p>
          </table:table-cell>
          <table:table-cell office:value-type="float" office:value="39333">
            <text:p>39333</text:p>
          </table:table-cell>
          <table:table-cell office:value-type="float" office:value="12595200">
            <text:p>12595200</text:p>
          </table:table-cell>
          <table:table-cell office:value-type="float" office:value="5491042">
            <text:p>5491042</text:p>
          </table:table-cell>
          <table:table-cell office:value-type="float" office:value="1312">
            <text:p>1312</text:p>
          </table:table-cell>
          <table:table-cell office:value-type="float" office:value="50380800">
            <text:p>50380800</text:p>
          </table:table-cell>
          <table:table-cell table:style-name="ce6" table:formula="of:=[.E30]/[.D30]*1000/1024/1024" office:value-type="float" office:value="0.305385268095492">
            <text:p>0.31</text:p>
          </table:table-cell>
          <table:table-cell table:style-name="ce6" table:formula="of:=[.H30]/[.G30]*1000/1024/1024" office:value-type="float" office:value="36.62109375">
            <text:p>36.62</text:p>
          </table:table-cell>
          <table:table-cell table:style-name="ce6" table:formula="of:=[.E30]/[.F30]" office:value-type="float" office:value="2.29377229312761">
            <text:p>2.29</text:p>
          </table:table-cell>
          <table:table-cell table:style-name="ce13" table:formula="of:=([.$E30]-[.$F30])/[.D30]*1000/1024/1024" office:value-type="float" office:value="0.172248570520733">
            <text:p>0.172</text:p>
          </table:table-cell>
          <table:table-cell table:style-name="ce13" table:formula="of:=([.$E30]-[.$F30])/[.$E30]*[.$H30]/[.G30]*1000/1024/1024" office:value-type="float" office:value="20.6556494643049">
            <text:p>20.656</text:p>
          </table:table-cell>
          <table:table-cell table:style-name="ce6" table:formula="of:=IF([.I30];666.66667*1000*1000/[.I30]/1024/1024;&quot;??&quot;)" office:value-type="float" office:value="2081.9042278892">
            <text:p>2081.90</text:p>
          </table:table-cell>
          <table:table-cell table:style-name="ce6" table:formula="of:=IF([.J30];666.66667*1000*1000/[.J30]/1024/1024;&quot;??&quot;)" office:value-type="float" office:value="17.3611111979167">
            <text:p>17.36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_999</text:p>
          </table:table-cell>
          <table:table-cell office:value-type="float" office:value="83052">
            <text:p>83052</text:p>
          </table:table-cell>
          <table:table-cell office:value-type="float" office:value="12595200">
            <text:p>12595200</text:p>
          </table:table-cell>
          <table:table-cell office:value-type="float" office:value="5513886">
            <text:p>5513886</text:p>
          </table:table-cell>
          <table:table-cell office:value-type="float" office:value="1009">
            <text:p>1009</text:p>
          </table:table-cell>
          <table:table-cell office:value-type="float" office:value="75571200">
            <text:p>75571200</text:p>
          </table:table-cell>
          <table:table-cell table:style-name="ce6" table:formula="of:=[.E31]/[.D31]*1000/1024/1024" office:value-type="float" office:value="0.144628892139864">
            <text:p>0.14</text:p>
          </table:table-cell>
          <table:table-cell table:style-name="ce6" table:formula="of:=[.H31]/[.G31]*1000/1024/1024" office:value-type="float" office:value="71.4274653121903">
            <text:p>71.43</text:p>
          </table:table-cell>
          <table:table-cell table:style-name="ce6" table:formula="of:=[.E31]/[.F31]" office:value-type="float" office:value="2.28426920687152">
            <text:p>2.28</text:p>
          </table:table-cell>
          <table:table-cell table:style-name="ce13" table:formula="of:=([.$E31]-[.$F31])/[.D31]*1000/1024/1024" office:value-type="float" office:value="0.0813137225859463">
            <text:p>0.081</text:p>
          </table:table-cell>
          <table:table-cell table:style-name="ce14" table:formula="of:=([.$E31]-[.$F31])/[.$E31]*[.$H31]/[.G31]*1000/1024/1024" office:value-type="float" office:value="40.1581801082736">
            <text:p>40.158</text:p>
          </table:table-cell>
          <table:table-cell table:style-name="ce6" table:formula="of:=IF([.I31];666.66667*1000*1000/[.I31]/1024/1024;&quot;??&quot;)" office:value-type="float" office:value="4395.96038783346">
            <text:p>4395.96</text:p>
          </table:table-cell>
          <table:table-cell table:style-name="ce6" table:formula="of:=IF([.J31];666.66667*1000*1000/[.J31]/1024/1024;&quot;??&quot;)" office:value-type="float" office:value="8.90109817007008">
            <text:p>8.90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999</text:p>
          </table:table-cell>
          <table:table-cell office:value-type="float" office:value="51365">
            <text:p>51365</text:p>
          </table:table-cell>
          <table:table-cell office:value-type="float" office:value="12595200">
            <text:p>12595200</text:p>
          </table:table-cell>
          <table:table-cell office:value-type="float" office:value="5515286">
            <text:p>5515286</text:p>
          </table:table-cell>
          <table:table-cell office:value-type="float" office:value="1102">
            <text:p>1102</text:p>
          </table:table-cell>
          <table:table-cell office:value-type="float" office:value="75571200">
            <text:p>75571200</text:p>
          </table:table-cell>
          <table:table-cell table:style-name="ce6" table:formula="of:=[.E32]/[.D32]*1000/1024/1024" office:value-type="float" office:value="0.233850262824881">
            <text:p>0.23</text:p>
          </table:table-cell>
          <table:table-cell table:style-name="ce6" table:formula="of:=[.H32]/[.G32]*1000/1024/1024" office:value-type="float" office:value="65.3995576225045">
            <text:p>65.40</text:p>
          </table:table-cell>
          <table:table-cell table:style-name="ce6" table:formula="of:=[.E32]/[.F32]" office:value-type="float" office:value="2.28368936805816">
            <text:p>2.28</text:p>
          </table:table-cell>
          <table:table-cell table:style-name="ce13" table:formula="of:=([.$E32]-[.$F32])/[.D32]*1000/1024/1024" office:value-type="float" office:value="0.13145005634508">
            <text:p>0.131</text:p>
          </table:table-cell>
          <table:table-cell table:style-name="ce13" table:formula="of:=([.$E32]-[.$F32])/[.$E32]*[.$H32]/[.G32]*1000/1024/1024" office:value-type="float" office:value="36.7618810027135">
            <text:p>36.762</text:p>
          </table:table-cell>
          <table:table-cell table:style-name="ce6" table:formula="of:=IF([.I32];666.66667*1000*1000/[.I32]/1024/1024;&quot;??&quot;)" office:value-type="float" office:value="2718.76059963716">
            <text:p>2718.76</text:p>
          </table:table-cell>
          <table:table-cell table:style-name="ce6" table:formula="of:=IF([.J32];666.66667*1000*1000/[.J32]/1024/1024;&quot;??&quot;)" office:value-type="float" office:value="9.72151653460577">
            <text:p>9.72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z999</text:p>
          </table:table-cell>
          <table:table-cell office:value-type="float" office:value="82196">
            <text:p>82196</text:p>
          </table:table-cell>
          <table:table-cell office:value-type="float" office:value="12595200">
            <text:p>12595200</text:p>
          </table:table-cell>
          <table:table-cell office:value-type="float" office:value="5517206">
            <text:p>5517206</text:p>
          </table:table-cell>
          <table:table-cell office:value-type="float" office:value="1026">
            <text:p>1026</text:p>
          </table:table-cell>
          <table:table-cell office:value-type="float" office:value="75571200">
            <text:p>75571200</text:p>
          </table:table-cell>
          <table:table-cell table:style-name="ce6" table:formula="of:=[.E33]/[.D33]*1000/1024/1024" office:value-type="float" office:value="0.146135076524405">
            <text:p>0.15</text:p>
          </table:table-cell>
          <table:table-cell table:style-name="ce6" table:formula="of:=[.H33]/[.G33]*1000/1024/1024" office:value-type="float" office:value="70.2439692982456">
            <text:p>70.24</text:p>
          </table:table-cell>
          <table:table-cell table:style-name="ce6" table:formula="of:=[.E33]/[.F33]" office:value-type="float" office:value="2.28289463906187">
            <text:p>2.28</text:p>
          </table:table-cell>
          <table:table-cell table:style-name="ce13" table:formula="of:=([.$E33]-[.$F33])/[.D33]*1000/1024/1024" office:value-type="float" office:value="0.0821220143252414">
            <text:p>0.082</text:p>
          </table:table-cell>
          <table:table-cell table:style-name="ce13" table:formula="of:=([.$E33]-[.$F33])/[.$E33]*[.$H33]/[.G33]*1000/1024/1024" office:value-type="float" office:value="39.4742753770616">
            <text:p>39.474</text:p>
          </table:table-cell>
          <table:table-cell table:style-name="ce6" table:formula="of:=IF([.I33];666.66667*1000*1000/[.I33]/1024/1024;&quot;??&quot;)" office:value-type="float" office:value="4350.65212202426">
            <text:p>4350.65</text:p>
          </table:table-cell>
          <table:table-cell table:style-name="ce6" table:formula="of:=IF([.J33];666.66667*1000*1000/[.J33]/1024/1024;&quot;??&quot;)" office:value-type="float" office:value="9.05106711842607">
            <text:p>9.05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y999</text:p>
          </table:table-cell>
          <table:table-cell office:value-type="float" office:value="83459">
            <text:p>83459</text:p>
          </table:table-cell>
          <table:table-cell office:value-type="float" office:value="12595200">
            <text:p>12595200</text:p>
          </table:table-cell>
          <table:table-cell office:value-type="float" office:value="5548938">
            <text:p>5548938</text:p>
          </table:table-cell>
          <table:table-cell office:value-type="float" office:value="1020">
            <text:p>1020</text:p>
          </table:table-cell>
          <table:table-cell office:value-type="float" office:value="75571200">
            <text:p>75571200</text:p>
          </table:table-cell>
          <table:table-cell table:style-name="ce6" table:formula="of:=[.E34]/[.D34]*1000/1024/1024" office:value-type="float" office:value="0.143923588228951">
            <text:p>0.14</text:p>
          </table:table-cell>
          <table:table-cell table:style-name="ce6" table:formula="of:=[.H34]/[.G34]*1000/1024/1024" office:value-type="float" office:value="70.6571691176471">
            <text:p>70.66</text:p>
          </table:table-cell>
          <table:table-cell table:style-name="ce6" table:formula="of:=[.E34]/[.F34]" office:value-type="float" office:value="2.26983974230745">
            <text:p>2.27</text:p>
          </table:table-cell>
          <table:table-cell table:style-name="ce13" table:formula="of:=([.$E34]-[.$F34])/[.D34]*1000/1024/1024" office:value-type="float" office:value="0.0805166500445648">
            <text:p>0.081</text:p>
          </table:table-cell>
          <table:table-cell table:style-name="ce13" table:formula="of:=([.$E34]-[.$F34])/[.$E34]*[.$H34]/[.G34]*1000/1024/1024" office:value-type="float" office:value="39.5284652709961">
            <text:p>39.528</text:p>
          </table:table-cell>
          <table:table-cell table:style-name="ce6" table:formula="of:=IF([.I34];666.66667*1000*1000/[.I34]/1024/1024;&quot;??&quot;)" office:value-type="float" office:value="4417.50298617966">
            <text:p>4417.50</text:p>
          </table:table-cell>
          <table:table-cell table:style-name="ce6" table:formula="of:=IF([.J34];666.66667*1000*1000/[.J34]/1024/1024;&quot;??&quot;)" office:value-type="float" office:value="8.99813690135925">
            <text:p>9.00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zlib</text:p>
          </table:table-cell>
          <table:table-cell table:style-name="ce1" office:value-type="string">
            <text:p>1.2.8</text:p>
          </table:table-cell>
          <table:table-cell table:style-name="ce1" office:value-type="float" office:value="1">
            <text:p>1</text:p>
          </table:table-cell>
          <table:table-cell office:value-type="float" office:value="3868">
            <text:p>3868</text:p>
          </table:table-cell>
          <table:table-cell office:value-type="float" office:value="12595200">
            <text:p>12595200</text:p>
          </table:table-cell>
          <table:table-cell office:value-type="float" office:value="5583512">
            <text:p>5583512</text:p>
          </table:table-cell>
          <table:table-cell office:value-type="float" office:value="1265">
            <text:p>1265</text:p>
          </table:table-cell>
          <table:table-cell office:value-type="float" office:value="50380800">
            <text:p>50380800</text:p>
          </table:table-cell>
          <table:table-cell table:style-name="ce6" table:formula="of:=[.E35]/[.D35]*1000/1024/1024" office:value-type="float" office:value="3.10540815667011">
            <text:p>3.11</text:p>
          </table:table-cell>
          <table:table-cell table:style-name="ce6" table:formula="of:=[.H35]/[.G35]*1000/1024/1024" office:value-type="float" office:value="37.9817193675889">
            <text:p>37.98</text:p>
          </table:table-cell>
          <table:table-cell table:style-name="ce6" table:formula="of:=[.E35]/[.F35]" office:value-type="float" office:value="2.25578453131291">
            <text:p>2.26</text:p>
          </table:table-cell>
          <table:table-cell table:style-name="ce14" table:formula="of:=([.$E35]-[.$F35])/[.D35]*1000/1024/1024" office:value-type="float" office:value="1.72876596697361">
            <text:p>1.729</text:p>
          </table:table-cell>
          <table:table-cell table:style-name="ce13" table:formula="of:=([.$E35]-[.$F35])/[.$E35]*[.$H35]/[.G35]*1000/1024/1024" office:value-type="float" office:value="21.1442427201705">
            <text:p>21.144</text:p>
          </table:table-cell>
          <table:table-cell table:style-name="ce6" table:formula="of:=IF([.I35];666.66667*1000*1000/[.I35]/1024/1024;&quot;??&quot;)" office:value-type="float" office:value="204.734079614456">
            <text:p>204.73</text:p>
          </table:table-cell>
          <table:table-cell table:style-name="ce6" table:formula="of:=IF([.J35];666.66667*1000*1000/[.J35]/1024/1024;&quot;??&quot;)" office:value-type="float" office:value="16.7391811473815">
            <text:p>16.74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4hc</text:p>
          </table:table-cell>
          <table:table-cell table:style-name="ce1" office:value-type="string">
            <text:p>r97</text:p>
          </table:table-cell>
          <table:table-cell table:style-name="ce1"/>
          <table:table-cell office:value-type="float" office:value="18856">
            <text:p>18856</text:p>
          </table:table-cell>
          <table:table-cell office:value-type="float" office:value="12595200">
            <text:p>12595200</text:p>
          </table:table-cell>
          <table:table-cell office:value-type="float" office:value="5614251">
            <text:p>5614251</text:p>
          </table:table-cell>
          <table:table-cell office:value-type="float" office:value="1108">
            <text:p>1108</text:p>
          </table:table-cell>
          <table:table-cell office:value-type="float" office:value="88166400">
            <text:p>88166400</text:p>
          </table:table-cell>
          <table:table-cell table:style-name="ce6" table:formula="of:=[.E36]/[.D36]*1000/1024/1024" office:value-type="float" office:value="0.637023692723801">
            <text:p>0.64</text:p>
          </table:table-cell>
          <table:table-cell table:style-name="ce6" table:formula="of:=[.H36]/[.G36]*1000/1024/1024" office:value-type="float" office:value="75.8863097924188">
            <text:p>75.89</text:p>
          </table:table-cell>
          <table:table-cell table:style-name="ce6" table:formula="of:=[.E36]/[.F36]" office:value-type="float" office:value="2.24343371894132">
            <text:p>2.24</text:p>
          </table:table-cell>
          <table:table-cell table:style-name="ce13" table:formula="of:=([.$E36]-[.$F36])/[.D36]*1000/1024/1024" office:value-type="float" office:value="0.35307338594834">
            <text:p>0.353</text:p>
          </table:table-cell>
          <table:table-cell table:style-name="ce14" table:formula="of:=([.$E36]-[.$F36])/[.$E36]*[.$H36]/[.G36]*1000/1024/1024" office:value-type="float" office:value="42.0603450885318">
            <text:p>42.060</text:p>
          </table:table-cell>
          <table:table-cell table:style-name="ce6" table:formula="of:=IF([.I36];666.66667*1000*1000/[.I36]/1024/1024;&quot;??&quot;)" office:value-type="float" office:value="998.052173011941">
            <text:p>998.05</text:p>
          </table:table-cell>
          <table:table-cell table:style-name="ce6" table:formula="of:=IF([.J36];666.66667*1000*1000/[.J36]/1024/1024;&quot;??&quot;)" office:value-type="float" office:value="8.37809721571937">
            <text:p>8.38</text:p>
          </table:table-cell>
          <table:table-cell table:number-columns-repeated="241"/>
        </table:table-row>
        <table:table-row table:style-name="ro1">
          <table:table-cell office:value-type="string">
            <text:p>LZ4hc/LZ4safe</text:p>
          </table:table-cell>
          <table:table-cell office:value-type="string">
            <text:p>r97/r97</text:p>
          </table:table-cell>
          <table:table-cell office:value-type="string">
            <text:p>/</text:p>
          </table:table-cell>
          <table:table-cell office:value-type="float" office:value="18877">
            <text:p>18877</text:p>
          </table:table-cell>
          <table:table-cell office:value-type="float" office:value="12595200">
            <text:p>12595200</text:p>
          </table:table-cell>
          <table:table-cell office:value-type="float" office:value="5614251">
            <text:p>5614251</text:p>
          </table:table-cell>
          <table:table-cell office:value-type="float" office:value="1122">
            <text:p>1122</text:p>
          </table:table-cell>
          <table:table-cell office:value-type="float" office:value="88166400">
            <text:p>88166400</text:p>
          </table:table-cell>
          <table:table-cell table:style-name="ce6" table:formula="of:=[.E37]/[.D37]*1000/1024/1024" office:value-type="float" office:value="0.636315026222387">
            <text:p>0.64</text:p>
          </table:table-cell>
          <table:table-cell table:style-name="ce6" table:formula="of:=[.H37]/[.G37]*1000/1024/1024" office:value-type="float" office:value="74.9394217914439">
            <text:p>74.94</text:p>
          </table:table-cell>
          <table:table-cell table:style-name="ce6" table:formula="of:=[.E37]/[.F37]" office:value-type="float" office:value="2.24343371894132">
            <text:p>2.24</text:p>
          </table:table-cell>
          <table:table-cell table:style-name="ce13" table:formula="of:=([.$E37]-[.$F37])/[.D37]*1000/1024/1024" office:value-type="float" office:value="0.352680604197801">
            <text:p>0.353</text:p>
          </table:table-cell>
          <table:table-cell table:style-name="ce13" table:formula="of:=([.$E37]-[.$F37])/[.$E37]*[.$H37]/[.G37]*1000/1024/1024" office:value-type="float" office:value="41.5355279483897">
            <text:p>41.536</text:p>
          </table:table-cell>
          <table:table-cell table:style-name="ce6" table:formula="of:=IF([.I37];666.66667*1000*1000/[.I37]/1024/1024;&quot;??&quot;)" office:value-type="float" office:value="999.163707570344">
            <text:p>999.16</text:p>
          </table:table-cell>
          <table:table-cell table:style-name="ce6" table:formula="of:=IF([.J37];666.66667*1000*1000/[.J37]/1024/1024;&quot;??&quot;)" office:value-type="float" office:value="8.483957649853">
            <text:p>8.48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999</text:p>
          </table:table-cell>
          <table:table-cell office:value-type="float" office:value="15474">
            <text:p>15474</text:p>
          </table:table-cell>
          <table:table-cell office:value-type="float" office:value="12595200">
            <text:p>12595200</text:p>
          </table:table-cell>
          <table:table-cell office:value-type="float" office:value="5747791">
            <text:p>5747791</text:p>
          </table:table-cell>
          <table:table-cell office:value-type="float" office:value="1022">
            <text:p>1022</text:p>
          </table:table-cell>
          <table:table-cell office:value-type="float" office:value="100761600">
            <text:p>100761600</text:p>
          </table:table-cell>
          <table:table-cell table:style-name="ce6" table:formula="of:=[.E38]/[.D38]*1000/1024/1024" office:value-type="float" office:value="0.776251696393951">
            <text:p>0.78</text:p>
          </table:table-cell>
          <table:table-cell table:style-name="ce6" table:formula="of:=[.H38]/[.G38]*1000/1024/1024" office:value-type="float" office:value="94.0251956947163">
            <text:p>94.03</text:p>
          </table:table-cell>
          <table:table-cell table:style-name="ce6" table:formula="of:=[.E38]/[.F38]" office:value-type="float" office:value="2.19131140989643">
            <text:p>2.19</text:p>
          </table:table-cell>
          <table:table-cell table:style-name="ce13" table:formula="of:=([.$E38]-[.$F38])/[.D38]*1000/1024/1024" office:value-type="float" office:value="0.422010992453729">
            <text:p>0.422</text:p>
          </table:table-cell>
          <table:table-cell table:style-name="ce14" table:formula="of:=([.$E38]-[.$F38])/[.$E38]*[.$H38]/[.G38]*1000/1024/1024" office:value-type="float" office:value="51.1170105458239">
            <text:p>51.117</text:p>
          </table:table-cell>
          <table:table-cell table:style-name="ce6" table:formula="of:=IF([.I38];666.66667*1000*1000/[.I38]/1024/1024;&quot;??&quot;)" office:value-type="float" office:value="819.042178891959">
            <text:p>819.04</text:p>
          </table:table-cell>
          <table:table-cell table:style-name="ce6" table:formula="of:=IF([.J38];666.66667*1000*1000/[.J38]/1024/1024;&quot;??&quot;)" office:value-type="float" office:value="6.76183523028614">
            <text:p>6.76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miniz</text:p>
          </table:table-cell>
          <table:table-cell table:style-name="ce1" office:value-type="string">
            <text:p>1.11</text:p>
          </table:table-cell>
          <table:table-cell table:style-name="ce1" office:value-type="float" office:value="1">
            <text:p>1</text:p>
          </table:table-cell>
          <table:table-cell office:value-type="float" office:value="3465">
            <text:p>3465</text:p>
          </table:table-cell>
          <table:table-cell office:value-type="float" office:value="12595200">
            <text:p>12595200</text:p>
          </table:table-cell>
          <table:table-cell office:value-type="float" office:value="5754434">
            <text:p>5754434</text:p>
          </table:table-cell>
          <table:table-cell office:value-type="float" office:value="1421">
            <text:p>1421</text:p>
          </table:table-cell>
          <table:table-cell office:value-type="float" office:value="37785600">
            <text:p>37785600</text:p>
          </table:table-cell>
          <table:table-cell table:style-name="ce6" table:formula="of:=[.E39]/[.D39]*1000/1024/1024" office:value-type="float" office:value="3.4665854978355">
            <text:p>3.47</text:p>
          </table:table-cell>
          <table:table-cell table:style-name="ce6" table:formula="of:=[.H39]/[.G39]*1000/1024/1024" office:value-type="float" office:value="25.3590121393385">
            <text:p>25.36</text:p>
          </table:table-cell>
          <table:table-cell table:style-name="ce6" table:formula="of:=[.E39]/[.F39]" office:value-type="float" office:value="2.18878172901105">
            <text:p>2.19</text:p>
          </table:table-cell>
          <table:table-cell table:style-name="ce14" table:formula="of:=([.$E39]-[.$F39])/[.D39]*1000/1024/1024" office:value-type="float" office:value="1.88278869805054">
            <text:p>1.883</text:p>
          </table:table-cell>
          <table:table-cell table:style-name="ce13" table:formula="of:=([.$E39]-[.$F39])/[.$E39]*[.$H39]/[.G39]*1000/1024/1024" office:value-type="float" office:value="13.7731094414042">
            <text:p>13.773</text:p>
          </table:table-cell>
          <table:table-cell table:style-name="ce6" table:formula="of:=IF([.I39];666.66667*1000*1000/[.I39]/1024/1024;&quot;??&quot;)" office:value-type="float" office:value="183.403202136528">
            <text:p>183.40</text:p>
          </table:table-cell>
          <table:table-cell table:style-name="ce6" table:formula="of:=IF([.J39];666.66667*1000*1000/[.J39]/1024/1024;&quot;??&quot;)" office:value-type="float" office:value="25.0712794839833">
            <text:p>25.0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f999</text:p>
          </table:table-cell>
          <table:table-cell office:value-type="float" office:value="18020">
            <text:p>18020</text:p>
          </table:table-cell>
          <table:table-cell office:value-type="float" office:value="12595200">
            <text:p>12595200</text:p>
          </table:table-cell>
          <table:table-cell office:value-type="float" office:value="5841202">
            <text:p>5841202</text:p>
          </table:table-cell>
          <table:table-cell office:value-type="float" office:value="1069">
            <text:p>1069</text:p>
          </table:table-cell>
          <table:table-cell office:value-type="float" office:value="100761600">
            <text:p>100761600</text:p>
          </table:table-cell>
          <table:table-cell table:style-name="ce6" table:formula="of:=[.E40]/[.D40]*1000/1024/1024" office:value-type="float" office:value="0.666577067147614">
            <text:p>0.67</text:p>
          </table:table-cell>
          <table:table-cell table:style-name="ce6" table:formula="of:=[.H40]/[.G40]*1000/1024/1024" office:value-type="float" office:value="89.8912535079514">
            <text:p>89.89</text:p>
          </table:table-cell>
          <table:table-cell table:style-name="ce6" table:formula="of:=[.E40]/[.F40]" office:value-type="float" office:value="2.15626852144473">
            <text:p>2.16</text:p>
          </table:table-cell>
          <table:table-cell table:style-name="ce13" table:formula="of:=([.$E40]-[.$F40])/[.D40]*1000/1024/1024" office:value-type="float" office:value="0.35744253194557">
            <text:p>0.357</text:p>
          </table:table-cell>
          <table:table-cell table:style-name="ce13" table:formula="of:=([.$E40]-[.$F40])/[.$E40]*[.$H40]/[.G40]*1000/1024/1024" office:value-type="float" office:value="48.2029143173746">
            <text:p>48.203</text:p>
          </table:table-cell>
          <table:table-cell table:style-name="ce6" table:formula="of:=IF([.I40];666.66667*1000*1000/[.I40]/1024/1024;&quot;??&quot;)" office:value-type="float" office:value="953.80251154408">
            <text:p>953.80</text:p>
          </table:table-cell>
          <table:table-cell table:style-name="ce6" table:formula="of:=IF([.J40];666.66667*1000*1000/[.J40]/1024/1024;&quot;??&quot;)" office:value-type="float" office:value="7.0728002555537">
            <text:p>7.0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2a999</text:p>
          </table:table-cell>
          <table:table-cell office:value-type="float" office:value="12641">
            <text:p>12641</text:p>
          </table:table-cell>
          <table:table-cell office:value-type="float" office:value="12595200">
            <text:p>12595200</text:p>
          </table:table-cell>
          <table:table-cell office:value-type="float" office:value="5964273">
            <text:p>5964273</text:p>
          </table:table-cell>
          <table:table-cell office:value-type="float" office:value="1027">
            <text:p>1027</text:p>
          </table:table-cell>
          <table:table-cell office:value-type="float" office:value="75571200">
            <text:p>75571200</text:p>
          </table:table-cell>
          <table:table-cell table:style-name="ce6" table:formula="of:=[.E41]/[.D41]*1000/1024/1024" office:value-type="float" office:value="0.950219029348944">
            <text:p>0.95</text:p>
          </table:table-cell>
          <table:table-cell table:style-name="ce6" table:formula="of:=[.H41]/[.G41]*1000/1024/1024" office:value-type="float" office:value="70.1755720545278">
            <text:p>70.18</text:p>
          </table:table-cell>
          <table:table-cell table:style-name="ce6" table:formula="of:=[.E41]/[.F41]" office:value-type="float" office:value="2.11177456162721">
            <text:p>2.11</text:p>
          </table:table-cell>
          <table:table-cell table:style-name="ce13" table:formula="of:=([.$E41]-[.$F41])/[.D41]*1000/1024/1024" office:value-type="float" office:value="0.500256686485622">
            <text:p>0.500</text:p>
          </table:table-cell>
          <table:table-cell table:style-name="ce13" table:formula="of:=([.$E41]-[.$F41])/[.$E41]*[.$H41]/[.G41]*1000/1024/1024" office:value-type="float" office:value="36.9449548619167">
            <text:p>36.945</text:p>
          </table:table-cell>
          <table:table-cell table:style-name="ce6" table:formula="of:=IF([.I41];666.66667*1000*1000/[.I41]/1024/1024;&quot;??&quot;)" office:value-type="float" office:value="669.09087394166">
            <text:p>669.09</text:p>
          </table:table-cell>
          <table:table-cell table:style-name="ce6" table:formula="of:=IF([.J41];666.66667*1000*1000/[.J41]/1024/1024;&quot;??&quot;)" office:value-type="float" office:value="9.05988882127054">
            <text:p>9.06</text:p>
          </table:table-cell>
          <table:table-cell table:number-columns-repeated="241"/>
        </table:table-row>
        <table:table-row table:style-name="ro1">
          <table:table-cell office:value-type="string">
            <text:p>QuickLZ</text:p>
          </table:table-cell>
          <table:table-cell office:value-type="string">
            <text:p>1.5.1b6</text:p>
          </table:table-cell>
          <table:table-cell office:value-type="float" office:value="3">
            <text:p>3</text:p>
          </table:table-cell>
          <table:table-cell office:value-type="float" office:value="10675">
            <text:p>10675</text:p>
          </table:table-cell>
          <table:table-cell office:value-type="float" office:value="12595200">
            <text:p>12595200</text:p>
          </table:table-cell>
          <table:table-cell office:value-type="float" office:value="6023203">
            <text:p>6023203</text:p>
          </table:table-cell>
          <table:table-cell office:value-type="float" office:value="1184">
            <text:p>1184</text:p>
          </table:table-cell>
          <table:table-cell office:value-type="float" office:value="62976000">
            <text:p>62976000</text:p>
          </table:table-cell>
          <table:table-cell table:style-name="ce6" table:formula="of:=[.E42]/[.D42]*1000/1024/1024" office:value-type="float" office:value="1.12521955503513">
            <text:p>1.13</text:p>
          </table:table-cell>
          <table:table-cell table:style-name="ce6" table:formula="of:=[.H42]/[.G42]*1000/1024/1024" office:value-type="float" office:value="50.7251636402027">
            <text:p>50.73</text:p>
          </table:table-cell>
          <table:table-cell table:style-name="ce6" table:formula="of:=[.E42]/[.F42]" office:value-type="float" office:value="2.09111331628703">
            <text:p>2.09</text:p>
          </table:table-cell>
          <table:table-cell table:style-name="ce13" table:formula="of:=([.$E42]-[.$F42])/[.D42]*1000/1024/1024" office:value-type="float" office:value="0.587123629639244">
            <text:p>0.587</text:p>
          </table:table-cell>
          <table:table-cell table:style-name="ce13" table:formula="of:=([.$E42]-[.$F42])/[.$E42]*[.$H42]/[.G42]*1000/1024/1024" office:value-type="float" office:value="26.4676720709414">
            <text:p>26.468</text:p>
          </table:table-cell>
          <table:table-cell table:style-name="ce6" table:formula="of:=IF([.I42];666.66667*1000*1000/[.I42]/1024/1024;&quot;??&quot;)" office:value-type="float" office:value="565.030067188294">
            <text:p>565.03</text:p>
          </table:table-cell>
          <table:table-cell table:style-name="ce6" table:formula="of:=IF([.J42];666.66667*1000*1000/[.J42]/1024/1024;&quot;??&quot;)" office:value-type="float" office:value="12.5338754014228">
            <text:p>12.53</text:p>
          </table:table-cell>
          <table:table-cell table:number-columns-repeated="241"/>
        </table:table-row>
        <table:table-row table:style-name="ro1">
          <table:table-cell office:value-type="string">
            <text:p>BriefLZ</text:p>
          </table:table-cell>
          <table:table-cell office:value-type="string">
            <text:p>1.0.5</text:p>
          </table:table-cell>
          <table:table-cell/>
          <table:table-cell office:value-type="float" office:value="3545">
            <text:p>3545</text:p>
          </table:table-cell>
          <table:table-cell office:value-type="float" office:value="12595200">
            <text:p>12595200</text:p>
          </table:table-cell>
          <table:table-cell office:value-type="float" office:value="6034948">
            <text:p>6034948</text:p>
          </table:table-cell>
          <table:table-cell office:value-type="float" office:value="1162">
            <text:p>1162</text:p>
          </table:table-cell>
          <table:table-cell office:value-type="float" office:value="37785600">
            <text:p>37785600</text:p>
          </table:table-cell>
          <table:table-cell table:style-name="ce6" table:formula="of:=[.E43]/[.D43]*1000/1024/1024" office:value-type="float" office:value="3.38835507757405">
            <text:p>3.39</text:p>
          </table:table-cell>
          <table:table-cell table:style-name="ce6" table:formula="of:=[.H43]/[.G43]*1000/1024/1024" office:value-type="float" office:value="31.0113220740103">
            <text:p>31.01</text:p>
          </table:table-cell>
          <table:table-cell table:style-name="ce6" table:formula="of:=[.E43]/[.F43]" office:value-type="float" office:value="2.08704366632488">
            <text:p>2.09</text:p>
          </table:table-cell>
          <table:table-cell table:style-name="ce13" table:formula="of:=([.$E43]-[.$F43])/[.D43]*1000/1024/1024" office:value-type="float" office:value="1.76483606249725">
            <text:p>1.765</text:p>
          </table:table-cell>
          <table:table-cell table:style-name="ce13" table:formula="of:=([.$E43]-[.$F43])/[.$E43]*[.$H43]/[.G43]*1000/1024/1024" office:value-type="float" office:value="16.1523507096886">
            <text:p>16.152</text:p>
          </table:table-cell>
          <table:table-cell table:style-name="ce6" table:formula="of:=IF([.I43];666.66667*1000*1000/[.I43]/1024/1024;&quot;??&quot;)" office:value-type="float" office:value="187.637619501874">
            <text:p>187.64</text:p>
          </table:table-cell>
          <table:table-cell table:style-name="ce6" table:formula="of:=IF([.J43];666.66667*1000*1000/[.J43]/1024/1024;&quot;??&quot;)" office:value-type="float" office:value="20.5016374105479">
            <text:p>20.50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99</text:p>
          </table:table-cell>
          <table:table-cell office:value-type="float" office:value="4327">
            <text:p>4327</text:p>
          </table:table-cell>
          <table:table-cell office:value-type="float" office:value="12595200">
            <text:p>12595200</text:p>
          </table:table-cell>
          <table:table-cell office:value-type="float" office:value="6068129">
            <text:p>6068129</text:p>
          </table:table-cell>
          <table:table-cell office:value-type="float" office:value="1075">
            <text:p>1075</text:p>
          </table:table-cell>
          <table:table-cell office:value-type="float" office:value="75571200">
            <text:p>75571200</text:p>
          </table:table-cell>
          <table:table-cell table:style-name="ce6" table:formula="of:=[.E44]/[.D44]*1000/1024/1024" office:value-type="float" office:value="2.77599231569217">
            <text:p>2.78</text:p>
          </table:table-cell>
          <table:table-cell table:style-name="ce6" table:formula="of:=[.H44]/[.G44]*1000/1024/1024" office:value-type="float" office:value="67.0421511627907">
            <text:p>67.04</text:p>
          </table:table-cell>
          <table:table-cell table:style-name="ce6" table:formula="of:=[.E44]/[.F44]" office:value-type="float" office:value="2.07563154969184">
            <text:p>2.08</text:p>
          </table:table-cell>
          <table:table-cell table:style-name="ce13" table:formula="of:=([.$E44]-[.$F44])/[.D44]*1000/1024/1024" office:value-type="float" office:value="1.43857175272939">
            <text:p>1.439</text:p>
          </table:table-cell>
          <table:table-cell table:style-name="ce13" table:formula="of:=([.$E44]-[.$F44])/[.$E44]*[.$H44]/[.G44]*1000/1024/1024" office:value-type="float" office:value="34.7425114831259">
            <text:p>34.743</text:p>
          </table:table-cell>
          <table:table-cell table:style-name="ce6" table:formula="of:=IF([.I44];666.66667*1000*1000/[.I44]/1024/1024;&quot;??&quot;)" office:value-type="float" office:value="229.029049248126">
            <text:p>229.03</text:p>
          </table:table-cell>
          <table:table-cell table:style-name="ce6" table:formula="of:=IF([.J44];666.66667*1000*1000/[.J44]/1024/1024;&quot;??&quot;)" office:value-type="float" office:value="9.48333055780509">
            <text:p>9.48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QuickLZ</text:p>
          </table:table-cell>
          <table:table-cell table:style-name="ce1" office:value-type="string">
            <text:p>1.5.1b6</text:p>
          </table:table-cell>
          <table:table-cell table:style-name="ce1" office:value-type="float" office:value="2">
            <text:p>2</text:p>
          </table:table-cell>
          <table:table-cell office:value-type="float" office:value="1963">
            <text:p>1963</text:p>
          </table:table-cell>
          <table:table-cell office:value-type="float" office:value="12595200">
            <text:p>12595200</text:p>
          </table:table-cell>
          <table:table-cell office:value-type="float" office:value="6141358">
            <text:p>6141358</text:p>
          </table:table-cell>
          <table:table-cell office:value-type="float" office:value="1081">
            <text:p>1081</text:p>
          </table:table-cell>
          <table:table-cell office:value-type="float" office:value="25190400">
            <text:p>25190400</text:p>
          </table:table-cell>
          <table:table-cell table:style-name="ce6" table:formula="of:=[.E45]/[.D45]*1000/1024/1024" office:value-type="float" office:value="6.11906202241467">
            <text:p>6.12</text:p>
          </table:table-cell>
          <table:table-cell table:style-name="ce6" table:formula="of:=[.H45]/[.G45]*1000/1024/1024" office:value-type="float" office:value="22.2233464384829">
            <text:p>22.22</text:p>
          </table:table-cell>
          <table:table-cell table:style-name="ce6" table:formula="of:=[.E45]/[.F45]" office:value-type="float" office:value="2.05088190592374">
            <text:p>2.05</text:p>
          </table:table-cell>
          <table:table-cell table:style-name="ce14" table:formula="of:=([.$E45]-[.$F45])/[.D45]*1000/1024/1024" office:value-type="float" office:value="3.13543726823431">
            <text:p>3.135</text:p>
          </table:table-cell>
          <table:table-cell table:style-name="ce13" table:formula="of:=([.$E45]-[.$F45])/[.$E45]*[.$H45]/[.G45]*1000/1024/1024" office:value-type="float" office:value="11.387351262801">
            <text:p>11.387</text:p>
          </table:table-cell>
          <table:table-cell table:style-name="ce6" table:formula="of:=IF([.I45];666.66667*1000*1000/[.I45]/1024/1024;&quot;??&quot;)" office:value-type="float" office:value="103.902016102166">
            <text:p>103.90</text:p>
          </table:table-cell>
          <table:table-cell table:style-name="ce6" table:formula="of:=IF([.J45];666.66667*1000*1000/[.J45]/1024/1024;&quot;??&quot;)" office:value-type="float" office:value="28.6087823246157">
            <text:p>28.61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99</text:p>
          </table:table-cell>
          <table:table-cell office:value-type="float" office:value="3039">
            <text:p>3039</text:p>
          </table:table-cell>
          <table:table-cell office:value-type="float" office:value="12595200">
            <text:p>12595200</text:p>
          </table:table-cell>
          <table:table-cell office:value-type="float" office:value="6202535">
            <text:p>6202535</text:p>
          </table:table-cell>
          <table:table-cell office:value-type="float" office:value="1088">
            <text:p>1088</text:p>
          </table:table-cell>
          <table:table-cell office:value-type="float" office:value="100761600">
            <text:p>100761600</text:p>
          </table:table-cell>
          <table:table-cell table:style-name="ce6" table:formula="of:=[.E46]/[.D46]*1000/1024/1024" office:value-type="float" office:value="3.95252344521224">
            <text:p>3.95</text:p>
          </table:table-cell>
          <table:table-cell table:style-name="ce6" table:formula="of:=[.H46]/[.G46]*1000/1024/1024" office:value-type="float" office:value="88.3214613970588">
            <text:p>88.32</text:p>
          </table:table-cell>
          <table:table-cell table:style-name="ce6" table:formula="of:=[.E46]/[.F46]" office:value-type="float" office:value="2.03065359566693">
            <text:p>2.03</text:p>
          </table:table-cell>
          <table:table-cell table:style-name="ce13" table:formula="of:=([.$E46]-[.$F46])/[.D46]*1000/1024/1024" office:value-type="float" office:value="2.00609424938768">
            <text:p>2.006</text:p>
          </table:table-cell>
          <table:table-cell table:style-name="ce13" table:formula="of:=([.$E46]-[.$F46])/[.$E46]*[.$H46]/[.G46]*1000/1024/1024" office:value-type="float" office:value="44.8273560580085">
            <text:p>44.827</text:p>
          </table:table-cell>
          <table:table-cell table:style-name="ce6" table:formula="of:=IF([.I46];666.66667*1000*1000/[.I46]/1024/1024;&quot;??&quot;)" office:value-type="float" office:value="160.854929666063">
            <text:p>160.85</text:p>
          </table:table-cell>
          <table:table-cell table:style-name="ce6" table:formula="of:=IF([.J46];666.66667*1000*1000/[.J46]/1024/1024;&quot;??&quot;)" office:value-type="float" office:value="7.1985095210874">
            <text:p>7.20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9</text:p>
          </table:table-cell>
          <table:table-cell office:value-type="float" office:value="2313">
            <text:p>2313</text:p>
          </table:table-cell>
          <table:table-cell office:value-type="float" office:value="12595200">
            <text:p>12595200</text:p>
          </table:table-cell>
          <table:table-cell office:value-type="float" office:value="6268529">
            <text:p>6268529</text:p>
          </table:table-cell>
          <table:table-cell office:value-type="float" office:value="1141">
            <text:p>1141</text:p>
          </table:table-cell>
          <table:table-cell office:value-type="float" office:value="88166400">
            <text:p>88166400</text:p>
          </table:table-cell>
          <table:table-cell table:style-name="ce6" table:formula="of:=[.E47]/[.D47]*1000/1024/1024" office:value-type="float" office:value="5.19313391699092">
            <text:p>5.19</text:p>
          </table:table-cell>
          <table:table-cell table:style-name="ce6" table:formula="of:=[.H47]/[.G47]*1000/1024/1024" office:value-type="float" office:value="73.6915260736196">
            <text:p>73.69</text:p>
          </table:table-cell>
          <table:table-cell table:style-name="ce6" table:formula="of:=[.E47]/[.F47]" office:value-type="float" office:value="2.00927522230495">
            <text:p>2.01</text:p>
          </table:table-cell>
          <table:table-cell table:style-name="ce13" table:formula="of:=([.$E47]-[.$F47])/[.D47]*1000/1024/1024" office:value-type="float" office:value="2.60855323867369">
            <text:p>2.609</text:p>
          </table:table-cell>
          <table:table-cell table:style-name="ce13" table:formula="of:=([.$E47]-[.$F47])/[.$E47]*[.$H47]/[.G47]*1000/1024/1024" office:value-type="float" office:value="37.0158505586027">
            <text:p>37.016</text:p>
          </table:table-cell>
          <table:table-cell table:style-name="ce6" table:formula="of:=IF([.I47];666.66667*1000*1000/[.I47]/1024/1024;&quot;??&quot;)" office:value-type="float" office:value="122.427592075553">
            <text:p>122.43</text:p>
          </table:table-cell>
          <table:table-cell table:style-name="ce6" table:formula="of:=IF([.J47];666.66667*1000*1000/[.J47]/1024/1024;&quot;??&quot;)" office:value-type="float" office:value="8.62762538189151">
            <text:p>8.63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8</text:p>
          </table:table-cell>
          <table:table-cell office:value-type="float" office:value="2138">
            <text:p>2138</text:p>
          </table:table-cell>
          <table:table-cell office:value-type="float" office:value="12595200">
            <text:p>12595200</text:p>
          </table:table-cell>
          <table:table-cell office:value-type="float" office:value="6284261">
            <text:p>6284261</text:p>
          </table:table-cell>
          <table:table-cell office:value-type="float" office:value="1117">
            <text:p>1117</text:p>
          </table:table-cell>
          <table:table-cell office:value-type="float" office:value="88166400">
            <text:p>88166400</text:p>
          </table:table-cell>
          <table:table-cell table:style-name="ce6" table:formula="of:=[.E48]/[.D48]*1000/1024/1024" office:value-type="float" office:value="5.61820334424696">
            <text:p>5.62</text:p>
          </table:table-cell>
          <table:table-cell table:style-name="ce6" table:formula="of:=[.H48]/[.G48]*1000/1024/1024" office:value-type="float" office:value="75.2748713070725">
            <text:p>75.27</text:p>
          </table:table-cell>
          <table:table-cell table:style-name="ce6" table:formula="of:=[.E48]/[.F48]" office:value-type="float" office:value="2.00424520878429">
            <text:p>2.00</text:p>
          </table:table-cell>
          <table:table-cell table:style-name="ce13" table:formula="of:=([.$E48]-[.$F48])/[.D48]*1000/1024/1024" office:value-type="float" office:value="2.8150516542126">
            <text:p>2.815</text:p>
          </table:table-cell>
          <table:table-cell table:style-name="ce13" table:formula="of:=([.$E48]-[.$F48])/[.$E48]*[.$H48]/[.G48]*1000/1024/1024" office:value-type="float" office:value="37.7171558253767">
            <text:p>37.717</text:p>
          </table:table-cell>
          <table:table-cell table:style-name="ce6" table:formula="of:=IF([.I48];666.66667*1000*1000/[.I48]/1024/1024;&quot;??&quot;)" office:value-type="float" office:value="113.164804088859">
            <text:p>113.16</text:p>
          </table:table-cell>
          <table:table-cell table:style-name="ce6" table:formula="of:=IF([.J48];666.66667*1000*1000/[.J48]/1024/1024;&quot;??&quot;)" office:value-type="float" office:value="8.44615035194813">
            <text:p>8.45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7</text:p>
          </table:table-cell>
          <table:table-cell office:value-type="float" office:value="2080">
            <text:p>2080</text:p>
          </table:table-cell>
          <table:table-cell office:value-type="float" office:value="12595200">
            <text:p>12595200</text:p>
          </table:table-cell>
          <table:table-cell office:value-type="float" office:value="6369785">
            <text:p>6369785</text:p>
          </table:table-cell>
          <table:table-cell office:value-type="float" office:value="1150">
            <text:p>1150</text:p>
          </table:table-cell>
          <table:table-cell office:value-type="float" office:value="88166400">
            <text:p>88166400</text:p>
          </table:table-cell>
          <table:table-cell table:style-name="ce6" table:formula="of:=[.E49]/[.D49]*1000/1024/1024" office:value-type="float" office:value="5.77486478365385">
            <text:p>5.77</text:p>
          </table:table-cell>
          <table:table-cell table:style-name="ce6" table:formula="of:=[.H49]/[.G49]*1000/1024/1024" office:value-type="float" office:value="73.1148097826087">
            <text:p>73.11</text:p>
          </table:table-cell>
          <table:table-cell table:style-name="ce6" table:formula="of:=[.E49]/[.F49]" office:value-type="float" office:value="1.97733518478253">
            <text:p>1.98</text:p>
          </table:table-cell>
          <table:table-cell table:style-name="ce13" table:formula="of:=([.$E49]-[.$F49])/[.D49]*1000/1024/1024" office:value-type="float" office:value="2.85433576657222">
            <text:p>2.854</text:p>
          </table:table-cell>
          <table:table-cell table:style-name="ce13" table:formula="of:=([.$E49]-[.$F49])/[.$E49]*[.$H49]/[.G49]*1000/1024/1024" office:value-type="float" office:value="36.1383728359056">
            <text:p>36.138</text:p>
          </table:table-cell>
          <table:table-cell table:style-name="ce6" table:formula="of:=IF([.I49];666.66667*1000*1000/[.I49]/1024/1024;&quot;??&quot;)" office:value-type="float" office:value="110.094851498984">
            <text:p>110.09</text:p>
          </table:table-cell>
          <table:table-cell table:style-name="ce6" table:formula="of:=IF([.J49];666.66667*1000*1000/[.J49]/1024/1024;&quot;??&quot;)" office:value-type="float" office:value="8.69567851812028">
            <text:p>8.70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9</text:p>
          </table:table-cell>
          <table:table-cell office:value-type="float" office:value="1749">
            <text:p>1749</text:p>
          </table:table-cell>
          <table:table-cell office:value-type="float" office:value="12595200">
            <text:p>12595200</text:p>
          </table:table-cell>
          <table:table-cell office:value-type="float" office:value="6375114">
            <text:p>6375114</text:p>
          </table:table-cell>
          <table:table-cell office:value-type="float" office:value="1108">
            <text:p>1108</text:p>
          </table:table-cell>
          <table:table-cell office:value-type="float" office:value="100761600">
            <text:p>100761600</text:p>
          </table:table-cell>
          <table:table-cell table:style-name="ce6" table:formula="of:=[.E50]/[.D50]*1000/1024/1024" office:value-type="float" office:value="6.86776372212693">
            <text:p>6.87</text:p>
          </table:table-cell>
          <table:table-cell table:style-name="ce6" table:formula="of:=[.H50]/[.G50]*1000/1024/1024" office:value-type="float" office:value="86.7272111913357">
            <text:p>86.73</text:p>
          </table:table-cell>
          <table:table-cell table:style-name="ce6" table:formula="of:=[.E50]/[.F50]" office:value-type="float" office:value="1.97568231721033">
            <text:p>1.98</text:p>
          </table:table-cell>
          <table:table-cell table:style-name="ce14" table:formula="of:=([.$E50]-[.$F50])/[.D50]*1000/1024/1024" office:value-type="float" office:value="3.39161593141114">
            <text:p>3.392</text:p>
          </table:table-cell>
          <table:table-cell table:style-name="ce13" table:formula="of:=([.$E50]-[.$F50])/[.$E50]*[.$H50]/[.G50]*1000/1024/1024" office:value-type="float" office:value="42.8298647222966">
            <text:p>42.830</text:p>
          </table:table-cell>
          <table:table-cell table:style-name="ce6" table:formula="of:=IF([.I50];666.66667*1000*1000/[.I50]/1024/1024;&quot;??&quot;)" office:value-type="float" office:value="92.5749496498666">
            <text:p>92.57</text:p>
          </table:table-cell>
          <table:table-cell table:style-name="ce6" table:formula="of:=IF([.J50];666.66667*1000*1000/[.J50]/1024/1024;&quot;??&quot;)" office:value-type="float" office:value="7.33083506375445">
            <text:p>7.33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b6</text:p>
          </table:table-cell>
          <table:table-cell office:value-type="float" office:value="1448">
            <text:p>1448</text:p>
          </table:table-cell>
          <table:table-cell office:value-type="float" office:value="12595200">
            <text:p>12595200</text:p>
          </table:table-cell>
          <table:table-cell office:value-type="float" office:value="6380693">
            <text:p>6380693</text:p>
          </table:table-cell>
          <table:table-cell office:value-type="float" office:value="1102">
            <text:p>1102</text:p>
          </table:table-cell>
          <table:table-cell office:value-type="float" office:value="88166400">
            <text:p>88166400</text:p>
          </table:table-cell>
          <table:table-cell table:style-name="ce6" table:formula="of:=[.E51]/[.D51]*1000/1024/1024" office:value-type="float" office:value="8.29538587707182">
            <text:p>8.30</text:p>
          </table:table-cell>
          <table:table-cell table:style-name="ce6" table:formula="of:=[.H51]/[.G51]*1000/1024/1024" office:value-type="float" office:value="76.299483892922">
            <text:p>76.30</text:p>
          </table:table-cell>
          <table:table-cell table:style-name="ce6" table:formula="of:=[.E51]/[.F51]" office:value-type="float" office:value="1.9739548666579">
            <text:p>1.97</text:p>
          </table:table-cell>
          <table:table-cell table:style-name="ce14" table:formula="of:=([.$E51]-[.$F51])/[.D51]*1000/1024/1024" office:value-type="float" office:value="4.09296665402407">
            <text:p>4.093</text:p>
          </table:table-cell>
          <table:table-cell table:style-name="ce13" table:formula="of:=([.$E51]-[.$F51])/[.$E51]*[.$H51]/[.G51]*1000/1024/1024" office:value-type="float" office:value="37.6463793150526">
            <text:p>37.646</text:p>
          </table:table-cell>
          <table:table-cell table:style-name="ce6" table:formula="of:=IF([.I51];666.66667*1000*1000/[.I51]/1024/1024;&quot;??&quot;)" office:value-type="float" office:value="76.642954312754">
            <text:p>76.64</text:p>
          </table:table-cell>
          <table:table-cell table:style-name="ce6" table:formula="of:=IF([.J51];666.66667*1000*1000/[.J51]/1024/1024;&quot;??&quot;)" office:value-type="float" office:value="8.33272845823352">
            <text:p>8.33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8</text:p>
          </table:table-cell>
          <table:table-cell office:value-type="float" office:value="1634">
            <text:p>1634</text:p>
          </table:table-cell>
          <table:table-cell office:value-type="float" office:value="12595200">
            <text:p>12595200</text:p>
          </table:table-cell>
          <table:table-cell office:value-type="float" office:value="6394983">
            <text:p>6394983</text:p>
          </table:table-cell>
          <table:table-cell office:value-type="float" office:value="1104">
            <text:p>1104</text:p>
          </table:table-cell>
          <table:table-cell office:value-type="float" office:value="100761600">
            <text:p>100761600</text:p>
          </table:table-cell>
          <table:table-cell table:style-name="ce6" table:formula="of:=[.E52]/[.D52]*1000/1024/1024" office:value-type="float" office:value="7.35111306609547">
            <text:p>7.35</text:p>
          </table:table-cell>
          <table:table-cell table:style-name="ce6" table:formula="of:=[.H52]/[.G52]*1000/1024/1024" office:value-type="float" office:value="87.0414402173913">
            <text:p>87.04</text:p>
          </table:table-cell>
          <table:table-cell table:style-name="ce6" table:formula="of:=[.E52]/[.F52]" office:value-type="float" office:value="1.96954393780249">
            <text:p>1.97</text:p>
          </table:table-cell>
          <table:table-cell table:style-name="ce13" table:formula="of:=([.$E52]-[.$F52])/[.D52]*1000/1024/1024" office:value-type="float" office:value="3.61871952817957">
            <text:p>3.619</text:p>
          </table:table-cell>
          <table:table-cell table:style-name="ce13" table:formula="of:=([.$E52]-[.$F52])/[.$E52]*[.$H52]/[.G52]*1000/1024/1024" office:value-type="float" office:value="42.8477370220682">
            <text:p>42.848</text:p>
          </table:table-cell>
          <table:table-cell table:style-name="ce6" table:formula="of:=IF([.I52];666.66667*1000*1000/[.I52]/1024/1024;&quot;??&quot;)" office:value-type="float" office:value="86.4879746871824">
            <text:p>86.49</text:p>
          </table:table-cell>
          <table:table-cell table:style-name="ce6" table:formula="of:=IF([.J52];666.66667*1000*1000/[.J52]/1024/1024;&quot;??&quot;)" office:value-type="float" office:value="7.30436995522104">
            <text:p>7.30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b5</text:p>
          </table:table-cell>
          <table:table-cell office:value-type="float" office:value="1409">
            <text:p>1409</text:p>
          </table:table-cell>
          <table:table-cell office:value-type="float" office:value="12595200">
            <text:p>12595200</text:p>
          </table:table-cell>
          <table:table-cell office:value-type="float" office:value="6439173">
            <text:p>6439173</text:p>
          </table:table-cell>
          <table:table-cell office:value-type="float" office:value="1114">
            <text:p>1114</text:p>
          </table:table-cell>
          <table:table-cell office:value-type="float" office:value="88166400">
            <text:p>88166400</text:p>
          </table:table-cell>
          <table:table-cell table:style-name="ce6" table:formula="of:=[.E53]/[.D53]*1000/1024/1024" office:value-type="float" office:value="8.52499556422995">
            <text:p>8.52</text:p>
          </table:table-cell>
          <table:table-cell table:style-name="ce6" table:formula="of:=[.H53]/[.G53]*1000/1024/1024" office:value-type="float" office:value="75.4775864003591">
            <text:p>75.48</text:p>
          </table:table-cell>
          <table:table-cell table:style-name="ce6" table:formula="of:=[.E53]/[.F53]" office:value-type="float" office:value="1.95602758304521">
            <text:p>1.96</text:p>
          </table:table-cell>
          <table:table-cell table:style-name="ce14" table:formula="of:=([.$E53]-[.$F53])/[.D53]*1000/1024/1024" office:value-type="float" office:value="4.1666748339272">
            <text:p>4.167</text:p>
          </table:table-cell>
          <table:table-cell table:style-name="ce13" table:formula="of:=([.$E53]-[.$F53])/[.$E53]*[.$H53]/[.G53]*1000/1024/1024" office:value-type="float" office:value="36.8904074389802">
            <text:p>36.890</text:p>
          </table:table-cell>
          <table:table-cell table:style-name="ce6" table:formula="of:=IF([.I53];666.66667*1000*1000/[.I53]/1024/1024;&quot;??&quot;)" office:value-type="float" office:value="74.5786758471481">
            <text:p>74.58</text:p>
          </table:table-cell>
          <table:table-cell table:style-name="ce6" table:formula="of:=IF([.J53];666.66667*1000*1000/[.J53]/1024/1024;&quot;??&quot;)" office:value-type="float" office:value="8.42346597320521">
            <text:p>8.42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7</text:p>
          </table:table-cell>
          <table:table-cell office:value-type="float" office:value="1569">
            <text:p>1569</text:p>
          </table:table-cell>
          <table:table-cell office:value-type="float" office:value="12595200">
            <text:p>12595200</text:p>
          </table:table-cell>
          <table:table-cell office:value-type="float" office:value="6453784">
            <text:p>6453784</text:p>
          </table:table-cell>
          <table:table-cell office:value-type="float" office:value="1107">
            <text:p>1107</text:p>
          </table:table-cell>
          <table:table-cell office:value-type="float" office:value="100761600">
            <text:p>100761600</text:p>
          </table:table-cell>
          <table:table-cell table:style-name="ce6" table:formula="of:=[.E54]/[.D54]*1000/1024/1024" office:value-type="float" office:value="7.65565248565966">
            <text:p>7.66</text:p>
          </table:table-cell>
          <table:table-cell table:style-name="ce6" table:formula="of:=[.H54]/[.G54]*1000/1024/1024" office:value-type="float" office:value="86.8055555555556">
            <text:p>86.81</text:p>
          </table:table-cell>
          <table:table-cell table:style-name="ce6" table:formula="of:=[.E54]/[.F54]" office:value-type="float" office:value="1.95159924782112">
            <text:p>1.95</text:p>
          </table:table-cell>
          <table:table-cell table:style-name="ce13" table:formula="of:=([.$E54]-[.$F54])/[.D54]*1000/1024/1024" office:value-type="float" office:value="3.73289401247062">
            <text:p>3.733</text:p>
          </table:table-cell>
          <table:table-cell table:style-name="ce13" table:formula="of:=([.$E54]-[.$F54])/[.$E54]*[.$H54]/[.G54]*1000/1024/1024" office:value-type="float" office:value="42.3263646292062">
            <text:p>42.326</text:p>
          </table:table-cell>
          <table:table-cell table:style-name="ce6" table:formula="of:=IF([.I54];666.66667*1000*1000/[.I54]/1024/1024;&quot;??&quot;)" office:value-type="float" office:value="83.0475105778392">
            <text:p>83.05</text:p>
          </table:table-cell>
          <table:table-cell table:style-name="ce6" table:formula="of:=IF([.J54];666.66667*1000*1000/[.J54]/1024/1024;&quot;??&quot;)" office:value-type="float" office:value="7.32421878662109">
            <text:p>7.32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6</text:p>
          </table:table-cell>
          <table:table-cell office:value-type="float" office:value="1176">
            <text:p>1176</text:p>
          </table:table-cell>
          <table:table-cell office:value-type="float" office:value="12595200">
            <text:p>12595200</text:p>
          </table:table-cell>
          <table:table-cell office:value-type="float" office:value="6498796">
            <text:p>6498796</text:p>
          </table:table-cell>
          <table:table-cell office:value-type="float" office:value="1116">
            <text:p>1116</text:p>
          </table:table-cell>
          <table:table-cell office:value-type="float" office:value="100761600">
            <text:p>100761600</text:p>
          </table:table-cell>
          <table:table-cell table:style-name="ce6" table:formula="of:=[.E55]/[.D55]*1000/1024/1024" office:value-type="float" office:value="10.2140465561225">
            <text:p>10.21</text:p>
          </table:table-cell>
          <table:table-cell table:style-name="ce6" table:formula="of:=[.H55]/[.G55]*1000/1024/1024" office:value-type="float" office:value="86.1055107526882">
            <text:p>86.11</text:p>
          </table:table-cell>
          <table:table-cell table:style-name="ce6" table:formula="of:=[.E55]/[.F55]" office:value-type="float" office:value="1.93808206935562">
            <text:p>1.94</text:p>
          </table:table-cell>
          <table:table-cell table:style-name="ce14" table:formula="of:=([.$E55]-[.$F55])/[.D55]*1000/1024/1024" office:value-type="float" office:value="4.94386387520096">
            <text:p>4.944</text:p>
          </table:table-cell>
          <table:table-cell table:style-name="ce13" table:formula="of:=([.$E55]-[.$F55])/[.$E55]*[.$H55]/[.G55]*1000/1024/1024" office:value-type="float" office:value="41.6773040662102">
            <text:p>41.677</text:p>
          </table:table-cell>
          <table:table-cell table:style-name="ce6" table:formula="of:=IF([.I55];666.66667*1000*1000/[.I55]/1024/1024;&quot;??&quot;)" office:value-type="float" office:value="62.2459352705793">
            <text:p>62.25</text:p>
          </table:table-cell>
          <table:table-cell table:style-name="ce6" table:formula="of:=IF([.J55];666.66667*1000*1000/[.J55]/1024/1024;&quot;??&quot;)" office:value-type="float" office:value="7.38376528082126">
            <text:p>7.38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4</text:p>
          </table:table-cell>
          <table:table-cell office:value-type="float" office:value="1377">
            <text:p>1377</text:p>
          </table:table-cell>
          <table:table-cell office:value-type="float" office:value="12595200">
            <text:p>12595200</text:p>
          </table:table-cell>
          <table:table-cell office:value-type="float" office:value="6538017">
            <text:p>6538017</text:p>
          </table:table-cell>
          <table:table-cell office:value-type="float" office:value="1147">
            <text:p>1147</text:p>
          </table:table-cell>
          <table:table-cell office:value-type="float" office:value="88166400">
            <text:p>88166400</text:p>
          </table:table-cell>
          <table:table-cell table:style-name="ce6" table:formula="of:=[.E56]/[.D56]*1000/1024/1024" office:value-type="float" office:value="8.72310729847495">
            <text:p>8.72</text:p>
          </table:table-cell>
          <table:table-cell table:style-name="ce6" table:formula="of:=[.H56]/[.G56]*1000/1024/1024" office:value-type="float" office:value="73.3060429380994">
            <text:p>73.31</text:p>
          </table:table-cell>
          <table:table-cell table:style-name="ce6" table:formula="of:=[.E56]/[.F56]" office:value-type="float" office:value="1.92645568220456">
            <text:p>1.93</text:p>
          </table:table-cell>
          <table:table-cell table:style-name="ce13" table:formula="of:=([.$E56]-[.$F56])/[.D56]*1000/1024/1024" office:value-type="float" office:value="4.19504710012532">
            <text:p>4.195</text:p>
          </table:table-cell>
          <table:table-cell table:style-name="ce13" table:formula="of:=([.$E56]-[.$F56])/[.$E56]*[.$H56]/[.G56]*1000/1024/1024" office:value-type="float" office:value="35.2537567551072">
            <text:p>35.254</text:p>
          </table:table-cell>
          <table:table-cell table:style-name="ce6" table:formula="of:=IF([.I56];666.66667*1000*1000/[.I56]/1024/1024;&quot;??&quot;)" office:value-type="float" office:value="72.8849089010099">
            <text:p>72.88</text:p>
          </table:table-cell>
          <table:table-cell table:style-name="ce6" table:formula="of:=IF([.J56];666.66667*1000*1000/[.J56]/1024/1024;&quot;??&quot;)" office:value-type="float" office:value="8.67299413937736">
            <text:p>8.67</text:p>
          </table:table-cell>
          <table:table-cell table:number-columns-repeated="241"/>
        </table:table-row>
        <table:table-row table:style-name="ro1">
          <table:table-cell office:value-type="string">
            <text:p>lzg</text:p>
          </table:table-cell>
          <table:table-cell office:value-type="string">
            <text:p>1.0.6</text:p>
          </table:table-cell>
          <table:table-cell office:value-type="float" office:value="5">
            <text:p>5</text:p>
          </table:table-cell>
          <table:table-cell office:value-type="float" office:value="13697">
            <text:p>13697</text:p>
          </table:table-cell>
          <table:table-cell office:value-type="float" office:value="12595200">
            <text:p>12595200</text:p>
          </table:table-cell>
          <table:table-cell office:value-type="float" office:value="6542874">
            <text:p>6542874</text:p>
          </table:table-cell>
          <table:table-cell office:value-type="float" office:value="1142">
            <text:p>1142</text:p>
          </table:table-cell>
          <table:table-cell office:value-type="float" office:value="50380800">
            <text:p>50380800</text:p>
          </table:table-cell>
          <table:table-cell table:style-name="ce6" table:formula="of:=[.E57]/[.D57]*1000/1024/1024" office:value-type="float" office:value="0.876959826969409">
            <text:p>0.88</text:p>
          </table:table-cell>
          <table:table-cell table:style-name="ce6" table:formula="of:=[.H57]/[.G57]*1000/1024/1024" office:value-type="float" office:value="42.0725700525394">
            <text:p>42.07</text:p>
          </table:table-cell>
          <table:table-cell table:style-name="ce6" table:formula="of:=[.E57]/[.F57]" office:value-type="float" office:value="1.92502560801263">
            <text:p>1.93</text:p>
          </table:table-cell>
          <table:table-cell table:style-name="ce13" table:formula="of:=([.$E57]-[.$F57])/[.D57]*1000/1024/1024" office:value-type="float" office:value="0.421402340710942">
            <text:p>0.421</text:p>
          </table:table-cell>
          <table:table-cell table:style-name="ce13" table:formula="of:=([.$E57]-[.$F57])/[.$E57]*[.$H57]/[.G57]*1000/1024/1024" office:value-type="float" office:value="20.216980247698">
            <text:p>20.217</text:p>
          </table:table-cell>
          <table:table-cell table:style-name="ce6" table:formula="of:=IF([.I57];666.66667*1000*1000/[.I57]/1024/1024;&quot;??&quot;)" office:value-type="float" office:value="724.985183164221">
            <text:p>724.99</text:p>
          </table:table-cell>
          <table:table-cell table:style-name="ce6" table:formula="of:=IF([.J57];666.66667*1000*1000/[.J57]/1024/1024;&quot;??&quot;)" office:value-type="float" office:value="15.1115769725769">
            <text:p>15.1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5</text:p>
          </table:table-cell>
          <table:table-cell office:value-type="float" office:value="1128">
            <text:p>1128</text:p>
          </table:table-cell>
          <table:table-cell office:value-type="float" office:value="12595200">
            <text:p>12595200</text:p>
          </table:table-cell>
          <table:table-cell office:value-type="float" office:value="6544370">
            <text:p>6544370</text:p>
          </table:table-cell>
          <table:table-cell office:value-type="float" office:value="1110">
            <text:p>1110</text:p>
          </table:table-cell>
          <table:table-cell office:value-type="float" office:value="100761600">
            <text:p>100761600</text:p>
          </table:table-cell>
          <table:table-cell table:style-name="ce6" table:formula="of:=[.E58]/[.D58]*1000/1024/1024" office:value-type="float" office:value="10.6486868351064">
            <text:p>10.65</text:p>
          </table:table-cell>
          <table:table-cell table:style-name="ce6" table:formula="of:=[.H58]/[.G58]*1000/1024/1024" office:value-type="float" office:value="86.5709459459459">
            <text:p>86.57</text:p>
          </table:table-cell>
          <table:table-cell table:style-name="ce6" table:formula="of:=[.E58]/[.F58]" office:value-type="float" office:value="1.92458555980178">
            <text:p>1.92</text:p>
          </table:table-cell>
          <table:table-cell table:style-name="ce14" table:formula="of:=([.$E58]-[.$F58])/[.D58]*1000/1024/1024" office:value-type="float" office:value="5.11571025172024">
            <text:p>5.116</text:p>
          </table:table-cell>
          <table:table-cell table:style-name="ce13" table:formula="of:=([.$E58]-[.$F58])/[.$E58]*[.$H58]/[.G58]*1000/1024/1024" office:value-type="float" office:value="41.5893417220932">
            <text:p>41.589</text:p>
          </table:table-cell>
          <table:table-cell table:style-name="ce6" table:formula="of:=IF([.I58];666.66667*1000*1000/[.I58]/1024/1024;&quot;??&quot;)" office:value-type="float" office:value="59.705284851372">
            <text:p>59.71</text:p>
          </table:table-cell>
          <table:table-cell table:style-name="ce6" table:formula="of:=IF([.J58];666.66667*1000*1000/[.J58]/1024/1024;&quot;??&quot;)" office:value-type="float" office:value="7.34406761802115">
            <text:p>7.34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3</text:p>
          </table:table-cell>
          <table:table-cell office:value-type="float" office:value="1337">
            <text:p>1337</text:p>
          </table:table-cell>
          <table:table-cell office:value-type="float" office:value="12595200">
            <text:p>12595200</text:p>
          </table:table-cell>
          <table:table-cell office:value-type="float" office:value="6576939">
            <text:p>6576939</text:p>
          </table:table-cell>
          <table:table-cell office:value-type="float" office:value="1126">
            <text:p>1126</text:p>
          </table:table-cell>
          <table:table-cell office:value-type="float" office:value="88166400">
            <text:p>88166400</text:p>
          </table:table-cell>
          <table:table-cell table:style-name="ce6" table:formula="of:=[.E59]/[.D59]*1000/1024/1024" office:value-type="float" office:value="8.98408283470456">
            <text:p>8.98</text:p>
          </table:table-cell>
          <table:table-cell table:style-name="ce6" table:formula="of:=[.H59]/[.G59]*1000/1024/1024" office:value-type="float" office:value="74.6732071492007">
            <text:p>74.67</text:p>
          </table:table-cell>
          <table:table-cell table:style-name="ce6" table:formula="of:=[.E59]/[.F59]" office:value-type="float" office:value="1.91505501267383">
            <text:p>1.92</text:p>
          </table:table-cell>
          <table:table-cell table:style-name="ce13" table:formula="of:=([.$E59]-[.$F59])/[.D59]*1000/1024/1024" office:value-type="float" office:value="4.29279053487614">
            <text:p>4.293</text:p>
          </table:table-cell>
          <table:table-cell table:style-name="ce13" table:formula="of:=([.$E59]-[.$F59])/[.$E59]*[.$H59]/[.G59]*1000/1024/1024" office:value-type="float" office:value="35.6804854492946">
            <text:p>35.680</text:p>
          </table:table-cell>
          <table:table-cell table:style-name="ce6" table:formula="of:=IF([.I59];666.66667*1000*1000/[.I59]/1024/1024;&quot;??&quot;)" office:value-type="float" office:value="70.7677002183371">
            <text:p>70.77</text:p>
          </table:table-cell>
          <table:table-cell table:style-name="ce6" table:formula="of:=IF([.J59];666.66667*1000*1000/[.J59]/1024/1024;&quot;??&quot;)" office:value-type="float" office:value="8.5142034881769">
            <text:p>8.5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c4</text:p>
          </table:table-cell>
          <table:table-cell office:value-type="float" office:value="1098">
            <text:p>1098</text:p>
          </table:table-cell>
          <table:table-cell office:value-type="float" office:value="12595200">
            <text:p>12595200</text:p>
          </table:table-cell>
          <table:table-cell office:value-type="float" office:value="6639968">
            <text:p>6639968</text:p>
          </table:table-cell>
          <table:table-cell office:value-type="float" office:value="1117">
            <text:p>1117</text:p>
          </table:table-cell>
          <table:table-cell office:value-type="float" office:value="100761600">
            <text:p>100761600</text:p>
          </table:table-cell>
          <table:table-cell table:style-name="ce6" table:formula="of:=[.E60]/[.D60]*1000/1024/1024" office:value-type="float" office:value="10.9396345628415">
            <text:p>10.94</text:p>
          </table:table-cell>
          <table:table-cell table:style-name="ce6" table:formula="of:=[.H60]/[.G60]*1000/1024/1024" office:value-type="float" office:value="86.02842435094">
            <text:p>86.03</text:p>
          </table:table-cell>
          <table:table-cell table:style-name="ce6" table:formula="of:=[.E60]/[.F60]" office:value-type="float" office:value="1.89687661145355">
            <text:p>1.90</text:p>
          </table:table-cell>
          <table:table-cell table:style-name="ce14" table:formula="of:=([.$E60]-[.$F60])/[.D60]*1000/1024/1024" office:value-type="float" office:value="5.17245155431751">
            <text:p>5.172</text:p>
          </table:table-cell>
          <table:table-cell table:style-name="ce13" table:formula="of:=([.$E60]-[.$F60])/[.$E60]*[.$H60]/[.G60]*1000/1024/1024" office:value-type="float" office:value="40.6757515247314">
            <text:p>40.676</text:p>
          </table:table-cell>
          <table:table-cell table:style-name="ce6" table:formula="of:=IF([.I60];666.66667*1000*1000/[.I60]/1024/1024;&quot;??&quot;)" office:value-type="float" office:value="58.1173783393674">
            <text:p>58.12</text:p>
          </table:table-cell>
          <table:table-cell table:style-name="ce6" table:formula="of:=IF([.J60];666.66667*1000*1000/[.J60]/1024/1024;&quot;??&quot;)" office:value-type="float" office:value="7.39038155795462">
            <text:p>7.39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_99</text:p>
          </table:table-cell>
          <table:table-cell office:value-type="float" office:value="2459">
            <text:p>2459</text:p>
          </table:table-cell>
          <table:table-cell office:value-type="float" office:value="12595200">
            <text:p>12595200</text:p>
          </table:table-cell>
          <table:table-cell office:value-type="float" office:value="6650934">
            <text:p>6650934</text:p>
          </table:table-cell>
          <table:table-cell office:value-type="float" office:value="1067">
            <text:p>1067</text:p>
          </table:table-cell>
          <table:table-cell office:value-type="float" office:value="88166400">
            <text:p>88166400</text:p>
          </table:table-cell>
          <table:table-cell table:style-name="ce6" table:formula="of:=[.E61]/[.D61]*1000/1024/1024" office:value-type="float" office:value="4.88479819032127">
            <text:p>4.88</text:p>
          </table:table-cell>
          <table:table-cell table:style-name="ce6" table:formula="of:=[.H61]/[.G61]*1000/1024/1024" office:value-type="float" office:value="78.8022785848172">
            <text:p>78.80</text:p>
          </table:table-cell>
          <table:table-cell table:style-name="ce6" table:formula="of:=[.E61]/[.F61]" office:value-type="float" office:value="1.89374905840293">
            <text:p>1.89</text:p>
          </table:table-cell>
          <table:table-cell table:style-name="ce13" table:formula="of:=([.$E61]-[.$F61])/[.D61]*1000/1024/1024" office:value-type="float" office:value="2.30536552016548">
            <text:p>2.305</text:p>
          </table:table-cell>
          <table:table-cell table:style-name="ce13" table:formula="of:=([.$E61]-[.$F61])/[.$E61]*[.$H61]/[.G61]*1000/1024/1024" office:value-type="float" office:value="37.1904936256873">
            <text:p>37.190</text:p>
          </table:table-cell>
          <table:table-cell table:style-name="ce6" table:formula="of:=IF([.I61];666.66667*1000*1000/[.I61]/1024/1024;&quot;??&quot;)" office:value-type="float" office:value="130.155403767308">
            <text:p>130.16</text:p>
          </table:table-cell>
          <table:table-cell table:style-name="ce6" table:formula="of:=IF([.J61];666.66667*1000*1000/[.J61]/1024/1024;&quot;??&quot;)" office:value-type="float" office:value="8.06807737289943">
            <text:p>8.0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2</text:p>
          </table:table-cell>
          <table:table-cell office:value-type="float" office:value="1300">
            <text:p>1300</text:p>
          </table:table-cell>
          <table:table-cell office:value-type="float" office:value="12595200">
            <text:p>12595200</text:p>
          </table:table-cell>
          <table:table-cell office:value-type="float" office:value="6651576">
            <text:p>6651576</text:p>
          </table:table-cell>
          <table:table-cell office:value-type="float" office:value="1151">
            <text:p>1151</text:p>
          </table:table-cell>
          <table:table-cell office:value-type="float" office:value="88166400">
            <text:p>88166400</text:p>
          </table:table-cell>
          <table:table-cell table:style-name="ce6" table:formula="of:=[.E62]/[.D62]*1000/1024/1024" office:value-type="float" office:value="9.23978365384615">
            <text:p>9.24</text:p>
          </table:table-cell>
          <table:table-cell table:style-name="ce6" table:formula="of:=[.H62]/[.G62]*1000/1024/1024" office:value-type="float" office:value="73.0512869244136">
            <text:p>73.05</text:p>
          </table:table-cell>
          <table:table-cell table:style-name="ce6" table:formula="of:=[.E62]/[.F62]" office:value-type="float" office:value="1.89356627662377">
            <text:p>1.89</text:p>
          </table:table-cell>
          <table:table-cell table:style-name="ce13" table:formula="of:=([.$E62]-[.$F62])/[.D62]*1000/1024/1024" office:value-type="float" office:value="4.36021658090445">
            <text:p>4.360</text:p>
          </table:table-cell>
          <table:table-cell table:style-name="ce13" table:formula="of:=([.$E62]-[.$F62])/[.$E62]*[.$H62]/[.G62]*1000/1024/1024" office:value-type="float" office:value="34.4726071991577">
            <text:p>34.473</text:p>
          </table:table-cell>
          <table:table-cell table:style-name="ce6" table:formula="of:=IF([.I62];666.66667*1000*1000/[.I62]/1024/1024;&quot;??&quot;)" office:value-type="float" office:value="68.8092821868648">
            <text:p>68.81</text:p>
          </table:table-cell>
          <table:table-cell table:style-name="ce6" table:formula="of:=IF([.J62];666.66667*1000*1000/[.J62]/1024/1024;&quot;??&quot;)" office:value-type="float" office:value="8.70323997770126">
            <text:p>8.70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Shrinker</text:p>
          </table:table-cell>
          <table:table-cell table:style-name="ce1" office:value-type="string">
            <text:p>r6</text:p>
          </table:table-cell>
          <table:table-cell table:style-name="ce1"/>
          <table:table-cell office:value-type="float" office:value="1986">
            <text:p>1986</text:p>
          </table:table-cell>
          <table:table-cell office:value-type="float" office:value="25190400">
            <text:p>25190400</text:p>
          </table:table-cell>
          <table:table-cell office:value-type="float" office:value="13386580">
            <text:p>13386580</text:p>
          </table:table-cell>
          <table:table-cell office:value-type="float" office:value="1126">
            <text:p>1126</text:p>
          </table:table-cell>
          <table:table-cell office:value-type="float" office:value="88166400">
            <text:p>88166400</text:p>
          </table:table-cell>
          <table:table-cell table:style-name="ce6" table:formula="of:=[.E63]/[.D63]*1000/1024/1024" office:value-type="float" office:value="12.0963935045317">
            <text:p>12.10</text:p>
          </table:table-cell>
          <table:table-cell table:style-name="ce6" table:formula="of:=[.H63]/[.G63]*1000/1024/1024" office:value-type="float" office:value="74.6732071492007">
            <text:p>74.67</text:p>
          </table:table-cell>
          <table:table-cell table:style-name="ce6" table:formula="of:=[.E63]/[.F63]" office:value-type="float" office:value="1.88176517079045">
            <text:p>1.88</text:p>
          </table:table-cell>
          <table:table-cell table:style-name="ce14" table:formula="of:=([.$E63]-[.$F63])/[.D63]*1000/1024/1024" office:value-type="float" office:value="5.66817722531844">
            <text:p>5.668</text:p>
          </table:table-cell>
          <table:table-cell table:style-name="ce13" table:formula="of:=([.$E63]-[.$F63])/[.$E63]*[.$H63]/[.G63]*1000/1024/1024" office:value-type="float" office:value="34.9906748607358">
            <text:p>34.991</text:p>
          </table:table-cell>
          <table:table-cell table:style-name="ce6" table:formula="of:=IF([.I63];666.66667*1000*1000/[.I63]/1024/1024;&quot;??&quot;)" office:value-type="float" office:value="52.5597055473514">
            <text:p>52.56</text:p>
          </table:table-cell>
          <table:table-cell table:style-name="ce6" table:formula="of:=IF([.J63];666.66667*1000*1000/[.J63]/1024/1024;&quot;??&quot;)" office:value-type="float" office:value="8.5142034881769">
            <text:p>8.51</text:p>
          </table:table-cell>
          <table:table-cell table:number-columns-repeated="241"/>
        </table:table-row>
        <table:table-row table:style-name="ro1">
          <table:table-cell office:value-type="string">
            <text:p>bcl-lzfast</text:p>
          </table:table-cell>
          <table:table-cell office:value-type="string">
            <text:p>1.2.2</text:p>
          </table:table-cell>
          <table:table-cell/>
          <table:table-cell office:value-type="float" office:value="148562">
            <text:p>148562</text:p>
          </table:table-cell>
          <table:table-cell office:value-type="float" office:value="12595200">
            <text:p>12595200</text:p>
          </table:table-cell>
          <table:table-cell office:value-type="float" office:value="6729383">
            <text:p>6729383</text:p>
          </table:table-cell>
          <table:table-cell office:value-type="float" office:value="1114">
            <text:p>1114</text:p>
          </table:table-cell>
          <table:table-cell office:value-type="float" office:value="62976000">
            <text:p>62976000</text:p>
          </table:table-cell>
          <table:table-cell table:style-name="ce6" table:formula="of:=[.E64]/[.D64]*1000/1024/1024" office:value-type="float" office:value="0.0808532380420296">
            <text:p>0.08</text:p>
          </table:table-cell>
          <table:table-cell table:style-name="ce6" table:formula="of:=[.H64]/[.G64]*1000/1024/1024" office:value-type="float" office:value="53.9125617145422">
            <text:p>53.91</text:p>
          </table:table-cell>
          <table:table-cell table:style-name="ce6" table:formula="of:=[.E64]/[.F64]" office:value-type="float" office:value="1.87167233608193">
            <text:p>1.87</text:p>
          </table:table-cell>
          <table:table-cell table:style-name="ce13" table:formula="of:=([.$E64]-[.$F64])/[.D64]*1000/1024/1024" office:value-type="float" office:value="0.0376548445607838">
            <text:p>0.038</text:p>
          </table:table-cell>
          <table:table-cell table:style-name="ce13" table:formula="of:=([.$E64]-[.$F64])/[.$E64]*[.$H64]/[.G64]*1000/1024/1024" office:value-type="float" office:value="25.108074585454">
            <text:p>25.108</text:p>
          </table:table-cell>
          <table:table-cell table:style-name="ce6" table:formula="of:=IF([.I64];666.66667*1000*1000/[.I64]/1024/1024;&quot;??&quot;)" office:value-type="float" office:value="7863.41890788078">
            <text:p>7863.42</text:p>
          </table:table-cell>
          <table:table-cell table:style-name="ce6" table:formula="of:=IF([.J64];666.66667*1000*1000/[.J64]/1024/1024;&quot;??&quot;)" office:value-type="float" office:value="11.7928523624873">
            <text:p>11.79</text:p>
          </table:table-cell>
          <table:table-cell table:number-columns-repeated="241"/>
        </table:table-row>
        <table:table-row table:style-name="ro1">
          <table:table-cell office:value-type="string">
            <text:p>bcl-lzfast</text:p>
          </table:table-cell>
          <table:table-cell office:value-type="string">
            <text:p>1.2.0</text:p>
          </table:table-cell>
          <table:table-cell/>
          <table:table-cell office:value-type="float" office:value="150470">
            <text:p>150470</text:p>
          </table:table-cell>
          <table:table-cell office:value-type="float" office:value="12595200">
            <text:p>12595200</text:p>
          </table:table-cell>
          <table:table-cell office:value-type="float" office:value="6729383">
            <text:p>6729383</text:p>
          </table:table-cell>
          <table:table-cell office:value-type="float" office:value="1101">
            <text:p>1101</text:p>
          </table:table-cell>
          <table:table-cell office:value-type="float" office:value="62976000">
            <text:p>62976000</text:p>
          </table:table-cell>
          <table:table-cell table:style-name="ce6" table:formula="of:=[.E65]/[.D65]*1000/1024/1024" office:value-type="float" office:value="0.0798279972752044">
            <text:p>0.08</text:p>
          </table:table-cell>
          <table:table-cell table:style-name="ce6" table:formula="of:=[.H65]/[.G65]*1000/1024/1024" office:value-type="float" office:value="54.5491314713896">
            <text:p>54.55</text:p>
          </table:table-cell>
          <table:table-cell table:style-name="ce6" table:formula="of:=[.E65]/[.F65]" office:value-type="float" office:value="1.87167233608193">
            <text:p>1.87</text:p>
          </table:table-cell>
          <table:table-cell table:style-name="ce13" table:formula="of:=([.$E65]-[.$F65])/[.D65]*1000/1024/1024" office:value-type="float" office:value="0.0371773710217263">
            <text:p>0.037</text:p>
          </table:table-cell>
          <table:table-cell table:style-name="ce13" table:formula="of:=([.$E65]-[.$F65])/[.$E65]*[.$H65]/[.G65]*1000/1024/1024" office:value-type="float" office:value="25.4045368648463">
            <text:p>25.405</text:p>
          </table:table-cell>
          <table:table-cell table:style-name="ce6" table:formula="of:=IF([.I65];666.66667*1000*1000/[.I65]/1024/1024;&quot;??&quot;)" office:value-type="float" office:value="7964.40976204427">
            <text:p>7964.41</text:p>
          </table:table-cell>
          <table:table-cell table:style-name="ce6" table:formula="of:=IF([.J65];666.66667*1000*1000/[.J65]/1024/1024;&quot;??&quot;)" office:value-type="float" office:value="11.6552337981136">
            <text:p>11.66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3</text:p>
          </table:table-cell>
          <table:table-cell office:value-type="float" office:value="1078">
            <text:p>1078</text:p>
          </table:table-cell>
          <table:table-cell office:value-type="float" office:value="12595200">
            <text:p>12595200</text:p>
          </table:table-cell>
          <table:table-cell office:value-type="float" office:value="6745274">
            <text:p>6745274</text:p>
          </table:table-cell>
          <table:table-cell office:value-type="float" office:value="1094">
            <text:p>1094</text:p>
          </table:table-cell>
          <table:table-cell office:value-type="float" office:value="100761600">
            <text:p>100761600</text:p>
          </table:table-cell>
          <table:table-cell table:style-name="ce6" table:formula="of:=[.E66]/[.D66]*1000/1024/1024" office:value-type="float" office:value="11.1425962430427">
            <text:p>11.14</text:p>
          </table:table-cell>
          <table:table-cell table:style-name="ce6" table:formula="of:=[.H66]/[.G66]*1000/1024/1024" office:value-type="float" office:value="87.8370658135284">
            <text:p>87.84</text:p>
          </table:table-cell>
          <table:table-cell table:style-name="ce6" table:formula="of:=[.E66]/[.F66]" office:value-type="float" office:value="1.86726291622846">
            <text:p>1.87</text:p>
          </table:table-cell>
          <table:table-cell table:style-name="ce13" table:formula="of:=([.$E66]-[.$F66])/[.D66]*1000/1024/1024" office:value-type="float" office:value="5.17525434051684">
            <text:p>5.175</text:p>
          </table:table-cell>
          <table:table-cell table:style-name="ce13" table:formula="of:=([.$E66]-[.$F66])/[.$E66]*[.$H66]/[.G66]*1000/1024/1024" office:value-type="float" office:value="40.7965205051345">
            <text:p>40.797</text:p>
          </table:table-cell>
          <table:table-cell table:style-name="ce6" table:formula="of:=IF([.I66];666.66667*1000*1000/[.I66]/1024/1024;&quot;??&quot;)" office:value-type="float" office:value="57.058773998031">
            <text:p>57.06</text:p>
          </table:table-cell>
          <table:table-cell table:style-name="ce6" table:formula="of:=IF([.J66];666.66667*1000*1000/[.J66]/1024/1024;&quot;??&quot;)" office:value-type="float" office:value="7.23820718388751">
            <text:p>7.24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b1</text:p>
          </table:table-cell>
          <table:table-cell office:value-type="float" office:value="1308">
            <text:p>1308</text:p>
          </table:table-cell>
          <table:table-cell office:value-type="float" office:value="12595200">
            <text:p>12595200</text:p>
          </table:table-cell>
          <table:table-cell office:value-type="float" office:value="6766562">
            <text:p>6766562</text:p>
          </table:table-cell>
          <table:table-cell office:value-type="float" office:value="1021">
            <text:p>1021</text:p>
          </table:table-cell>
          <table:table-cell office:value-type="float" office:value="75571200">
            <text:p>75571200</text:p>
          </table:table-cell>
          <table:table-cell table:style-name="ce6" table:formula="of:=[.E67]/[.D67]*1000/1024/1024" office:value-type="float" office:value="9.18327121559633">
            <text:p>9.18</text:p>
          </table:table-cell>
          <table:table-cell table:style-name="ce6" table:formula="of:=[.H67]/[.G67]*1000/1024/1024" office:value-type="float" office:value="70.5879652301665">
            <text:p>70.59</text:p>
          </table:table-cell>
          <table:table-cell table:style-name="ce6" table:formula="of:=[.E67]/[.F67]" office:value-type="float" office:value="1.86138839783039">
            <text:p>1.86</text:p>
          </table:table-cell>
          <table:table-cell table:style-name="ce13" table:formula="of:=([.$E67]-[.$F67])/[.D67]*1000/1024/1024" office:value-type="float" office:value="4.24971128457912">
            <text:p>4.250</text:p>
          </table:table-cell>
          <table:table-cell table:style-name="ce13" table:formula="of:=([.$E67]-[.$F67])/[.$E67]*[.$H67]/[.G67]*1000/1024/1024" office:value-type="float" office:value="32.6657533412115">
            <text:p>32.666</text:p>
          </table:table-cell>
          <table:table-cell table:style-name="ce6" table:formula="of:=IF([.I67];666.66667*1000*1000/[.I67]/1024/1024;&quot;??&quot;)" office:value-type="float" office:value="69.2327239233994">
            <text:p>69.23</text:p>
          </table:table-cell>
          <table:table-cell table:style-name="ce6" table:formula="of:=IF([.J67];666.66667*1000*1000/[.J67]/1024/1024;&quot;??&quot;)" office:value-type="float" office:value="9.00695860420372">
            <text:p>9.01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QuickLZ</text:p>
          </table:table-cell>
          <table:table-cell table:style-name="ce1" office:value-type="string">
            <text:p>1.5.1b6</text:p>
          </table:table-cell>
          <table:table-cell table:style-name="ce1" office:value-type="float" office:value="1">
            <text:p>1</text:p>
          </table:table-cell>
          <table:table-cell office:value-type="float" office:value="1096">
            <text:p>1096</text:p>
          </table:table-cell>
          <table:table-cell office:value-type="float" office:value="25190400">
            <text:p>25190400</text:p>
          </table:table-cell>
          <table:table-cell office:value-type="float" office:value="13608582">
            <text:p>13608582</text:p>
          </table:table-cell>
          <table:table-cell office:value-type="float" office:value="1150">
            <text:p>1150</text:p>
          </table:table-cell>
          <table:table-cell office:value-type="float" office:value="37785600">
            <text:p>37785600</text:p>
          </table:table-cell>
          <table:table-cell table:style-name="ce6" table:formula="of:=[.E68]/[.D68]*1000/1024/1024" office:value-type="float" office:value="21.9191947992701">
            <text:p>21.92</text:p>
          </table:table-cell>
          <table:table-cell table:style-name="ce6" table:formula="of:=[.H68]/[.G68]*1000/1024/1024" office:value-type="float" office:value="31.3349184782609">
            <text:p>31.33</text:p>
          </table:table-cell>
          <table:table-cell table:style-name="ce6" table:formula="of:=[.E68]/[.F68]" office:value-type="float" office:value="1.85106721626103">
            <text:p>1.85</text:p>
          </table:table-cell>
          <table:table-cell table:style-name="ce14" table:formula="of:=([.$E68]-[.$F68])/[.D68]*1000/1024/1024" office:value-type="float" office:value="10.0778123758135">
            <text:p>10.078</text:p>
          </table:table-cell>
          <table:table-cell table:style-name="ce13" table:formula="of:=([.$E68]-[.$F68])/[.$E68]*[.$H68]/[.G68]*1000/1024/1024" office:value-type="float" office:value="14.4068900398586">
            <text:p>14.407</text:p>
          </table:table-cell>
          <table:table-cell table:style-name="ce6" table:formula="of:=IF([.I68];666.66667*1000*1000/[.I68]/1024/1024;&quot;??&quot;)" office:value-type="float" office:value="29.0057589526169">
            <text:p>29.01</text:p>
          </table:table-cell>
          <table:table-cell table:style-name="ce6" table:formula="of:=IF([.J68];666.66667*1000*1000/[.J68]/1024/1024;&quot;??&quot;)" office:value-type="float" office:value="20.2899165422807">
            <text:p>20.29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2</text:p>
          </table:table-cell>
          <table:table-cell office:value-type="float" office:value="1048">
            <text:p>1048</text:p>
          </table:table-cell>
          <table:table-cell office:value-type="float" office:value="12595200">
            <text:p>12595200</text:p>
          </table:table-cell>
          <table:table-cell office:value-type="float" office:value="6822231">
            <text:p>6822231</text:p>
          </table:table-cell>
          <table:table-cell office:value-type="float" office:value="1099">
            <text:p>1099</text:p>
          </table:table-cell>
          <table:table-cell office:value-type="float" office:value="100761600">
            <text:p>100761600</text:p>
          </table:table-cell>
          <table:table-cell table:style-name="ce6" table:formula="of:=[.E69]/[.D69]*1000/1024/1024" office:value-type="float" office:value="11.4615636927481">
            <text:p>11.46</text:p>
          </table:table-cell>
          <table:table-cell table:style-name="ce6" table:formula="of:=[.H69]/[.G69]*1000/1024/1024" office:value-type="float" office:value="87.4374431301183">
            <text:p>87.44</text:p>
          </table:table-cell>
          <table:table-cell table:style-name="ce6" table:formula="of:=[.E69]/[.F69]" office:value-type="float" office:value="1.84619957899403">
            <text:p>1.85</text:p>
          </table:table-cell>
          <table:table-cell table:style-name="ce13" table:formula="of:=([.$E69]-[.$F69])/[.D69]*1000/1024/1024" office:value-type="float" office:value="5.25337048159301">
            <text:p>5.253</text:p>
          </table:table-cell>
          <table:table-cell table:style-name="ce13" table:formula="of:=([.$E69]-[.$F69])/[.$E69]*[.$H69]/[.G69]*1000/1024/1024" office:value-type="float" office:value="40.0766679869661">
            <text:p>40.077</text:p>
          </table:table-cell>
          <table:table-cell table:style-name="ce6" table:formula="of:=IF([.I69];666.66667*1000*1000/[.I69]/1024/1024;&quot;??&quot;)" office:value-type="float" office:value="55.4708674860264">
            <text:p>55.47</text:p>
          </table:table-cell>
          <table:table-cell table:style-name="ce6" table:formula="of:=IF([.J69];666.66667*1000*1000/[.J69]/1024/1024;&quot;??&quot;)" office:value-type="float" office:value="7.27128856955427">
            <text:p>7.2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c1</text:p>
          </table:table-cell>
          <table:table-cell office:value-type="float" office:value="1028">
            <text:p>1028</text:p>
          </table:table-cell>
          <table:table-cell office:value-type="float" office:value="12595200">
            <text:p>12595200</text:p>
          </table:table-cell>
          <table:table-cell office:value-type="float" office:value="6924814">
            <text:p>6924814</text:p>
          </table:table-cell>
          <table:table-cell office:value-type="float" office:value="1091">
            <text:p>1091</text:p>
          </table:table-cell>
          <table:table-cell office:value-type="float" office:value="100761600">
            <text:p>100761600</text:p>
          </table:table-cell>
          <table:table-cell table:style-name="ce6" table:formula="of:=[.E70]/[.D70]*1000/1024/1024" office:value-type="float" office:value="11.6845513132296">
            <text:p>11.68</text:p>
          </table:table-cell>
          <table:table-cell table:style-name="ce6" table:formula="of:=[.H70]/[.G70]*1000/1024/1024" office:value-type="float" office:value="88.0785976168653">
            <text:p>88.08</text:p>
          </table:table-cell>
          <table:table-cell table:style-name="ce6" table:formula="of:=[.E70]/[.F70]" office:value-type="float" office:value="1.81885029691772">
            <text:p>1.82</text:p>
          </table:table-cell>
          <table:table-cell table:style-name="ce13" table:formula="of:=([.$E70]-[.$F70])/[.D70]*1000/1024/1024" office:value-type="float" office:value="5.26041001197429">
            <text:p>5.260</text:p>
          </table:table-cell>
          <table:table-cell table:style-name="ce13" table:formula="of:=([.$E70]-[.$F70])/[.$E70]*[.$H70]/[.G70]*1000/1024/1024" office:value-type="float" office:value="39.6531731791719">
            <text:p>39.653</text:p>
          </table:table-cell>
          <table:table-cell table:style-name="ce6" table:formula="of:=IF([.I70];666.66667*1000*1000/[.I70]/1024/1024;&quot;??&quot;)" office:value-type="float" office:value="54.41226314469">
            <text:p>54.41</text:p>
          </table:table-cell>
          <table:table-cell table:style-name="ce6" table:formula="of:=IF([.J70];666.66667*1000*1000/[.J70]/1024/1024;&quot;??&quot;)" office:value-type="float" office:value="7.21835835248745">
            <text:p>7.22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f1</text:p>
          </table:table-cell>
          <table:table-cell office:value-type="float" office:value="1097">
            <text:p>1097</text:p>
          </table:table-cell>
          <table:table-cell office:value-type="float" office:value="12595200">
            <text:p>12595200</text:p>
          </table:table-cell>
          <table:table-cell office:value-type="float" office:value="6996875">
            <text:p>6996875</text:p>
          </table:table-cell>
          <table:table-cell office:value-type="float" office:value="1099">
            <text:p>1099</text:p>
          </table:table-cell>
          <table:table-cell office:value-type="float" office:value="100761600">
            <text:p>100761600</text:p>
          </table:table-cell>
          <table:table-cell table:style-name="ce6" table:formula="of:=[.E71]/[.D71]*1000/1024/1024" office:value-type="float" office:value="10.9496068824066">
            <text:p>10.95</text:p>
          </table:table-cell>
          <table:table-cell table:style-name="ce6" table:formula="of:=[.H71]/[.G71]*1000/1024/1024" office:value-type="float" office:value="87.4374431301183">
            <text:p>87.44</text:p>
          </table:table-cell>
          <table:table-cell table:style-name="ce6" table:formula="of:=[.E71]/[.F71]" office:value-type="float" office:value="1.80011790978115">
            <text:p>1.80</text:p>
          </table:table-cell>
          <table:table-cell table:style-name="ce13" table:formula="of:=([.$E71]-[.$F71])/[.D71]*1000/1024/1024" office:value-type="float" office:value="4.86689039871925">
            <text:p>4.867</text:p>
          </table:table-cell>
          <table:table-cell table:style-name="ce13" table:formula="of:=([.$E71]-[.$F71])/[.$E71]*[.$H71]/[.G71]*1000/1024/1024" office:value-type="float" office:value="38.8642676425479">
            <text:p>38.864</text:p>
          </table:table-cell>
          <table:table-cell table:style-name="ce6" table:formula="of:=IF([.I71];666.66667*1000*1000/[.I71]/1024/1024;&quot;??&quot;)" office:value-type="float" office:value="58.0644481223006">
            <text:p>58.06</text:p>
          </table:table-cell>
          <table:table-cell table:style-name="ce6" table:formula="of:=IF([.J71];666.66667*1000*1000/[.J71]/1024/1024;&quot;??&quot;)" office:value-type="float" office:value="7.27128856955427">
            <text:p>7.27</text:p>
          </table:table-cell>
          <table:table-cell table:number-columns-repeated="241"/>
        </table:table-row>
        <table:table-row table:style-name="ro1">
          <table:table-cell office:value-type="string">
            <text:p>LZF</text:p>
          </table:table-cell>
          <table:table-cell office:value-type="string">
            <text:p>3.6</text:p>
          </table:table-cell>
          <table:table-cell/>
          <table:table-cell office:value-type="float" office:value="1258">
            <text:p>1258</text:p>
          </table:table-cell>
          <table:table-cell office:value-type="float" office:value="12595200">
            <text:p>12595200</text:p>
          </table:table-cell>
          <table:table-cell office:value-type="float" office:value="7109158">
            <text:p>7109158</text:p>
          </table:table-cell>
          <table:table-cell office:value-type="float" office:value="1139">
            <text:p>1139</text:p>
          </table:table-cell>
          <table:table-cell office:value-type="float" office:value="75571200">
            <text:p>75571200</text:p>
          </table:table-cell>
          <table:table-cell table:style-name="ce6" table:formula="of:=[.E72]/[.D72]*1000/1024/1024" office:value-type="float" office:value="9.54826609697933">
            <text:p>9.55</text:p>
          </table:table-cell>
          <table:table-cell table:style-name="ce6" table:formula="of:=[.H72]/[.G72]*1000/1024/1024" office:value-type="float" office:value="63.2750768217735">
            <text:p>63.28</text:p>
          </table:table-cell>
          <table:table-cell table:style-name="ce6" table:formula="of:=[.E72]/[.F72]" office:value-type="float" office:value="1.77168660479905">
            <text:p>1.77</text:p>
          </table:table-cell>
          <table:table-cell table:style-name="ce13" table:formula="of:=([.$E72]-[.$F72])/[.D72]*1000/1024/1024" office:value-type="float" office:value="4.15890091742923">
            <text:p>4.159</text:p>
          </table:table-cell>
          <table:table-cell table:style-name="ce13" table:formula="of:=([.$E72]-[.$F72])/[.$E72]*[.$H72]/[.G72]*1000/1024/1024" office:value-type="float" office:value="27.5604777214713">
            <text:p>27.560</text:p>
          </table:table-cell>
          <table:table-cell table:style-name="ce6" table:formula="of:=IF([.I72];666.66667*1000*1000/[.I72]/1024/1024;&quot;??&quot;)" office:value-type="float" office:value="66.5862130700584">
            <text:p>66.59</text:p>
          </table:table-cell>
          <table:table-cell table:style-name="ce6" table:formula="of:=IF([.J72];666.66667*1000*1000/[.J72]/1024/1024;&quot;??&quot;)" office:value-type="float" office:value="10.0479195398512">
            <text:p>10.05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</text:p>
          </table:table-cell>
          <table:table-cell office:value-type="float" office:value="1472">
            <text:p>1472</text:p>
          </table:table-cell>
          <table:table-cell office:value-type="float" office:value="37785600">
            <text:p>37785600</text:p>
          </table:table-cell>
          <table:table-cell office:value-type="float" office:value="21431826">
            <text:p>21431826</text:p>
          </table:table-cell>
          <table:table-cell office:value-type="float" office:value="1074">
            <text:p>1074</text:p>
          </table:table-cell>
          <table:table-cell office:value-type="float" office:value="100761600">
            <text:p>100761600</text:p>
          </table:table-cell>
          <table:table-cell table:style-name="ce6" table:formula="of:=[.E73]/[.D73]*1000/1024/1024" office:value-type="float" office:value="24.4804050611413">
            <text:p>24.48</text:p>
          </table:table-cell>
          <table:table-cell table:style-name="ce6" table:formula="of:=[.H73]/[.G73]*1000/1024/1024" office:value-type="float" office:value="89.4727653631285">
            <text:p>89.47</text:p>
          </table:table-cell>
          <table:table-cell table:style-name="ce6" table:formula="of:=[.E73]/[.F73]" office:value-type="float" office:value="1.76306022641281">
            <text:p>1.76</text:p>
          </table:table-cell>
          <table:table-cell table:style-name="ce14" table:formula="of:=([.$E73]-[.$F73])/[.D73]*1000/1024/1024" office:value-type="float" office:value="10.5952270652937">
            <text:p>10.595</text:p>
          </table:table-cell>
          <table:table-cell table:style-name="ce13" table:formula="of:=([.$E73]-[.$F73])/[.$E73]*[.$H73]/[.G73]*1000/1024/1024" office:value-type="float" office:value="38.7242066793602">
            <text:p>38.724</text:p>
          </table:table-cell>
          <table:table-cell table:style-name="ce6" table:formula="of:=IF([.I73];666.66667*1000*1000/[.I73]/1024/1024;&quot;??&quot;)" office:value-type="float" office:value="25.9710931741192">
            <text:p>25.97</text:p>
          </table:table-cell>
          <table:table-cell table:style-name="ce6" table:formula="of:=IF([.J73];666.66667*1000*1000/[.J73]/1024/1024;&quot;??&quot;)" office:value-type="float" office:value="7.10588164122046">
            <text:p>7.11</text:p>
          </table:table-cell>
          <table:table-cell table:number-columns-repeated="241"/>
        </table:table-row>
        <table:table-row table:style-name="ro1">
          <table:table-cell office:value-type="string">
            <text:p>LZ4</text:p>
          </table:table-cell>
          <table:table-cell office:value-type="string">
            <text:p>r97</text:p>
          </table:table-cell>
          <table:table-cell/>
          <table:table-cell office:value-type="float" office:value="1037">
            <text:p>1037</text:p>
          </table:table-cell>
          <table:table-cell office:value-type="float" office:value="25190400">
            <text:p>25190400</text:p>
          </table:table-cell>
          <table:table-cell office:value-type="float" office:value="14391710">
            <text:p>14391710</text:p>
          </table:table-cell>
          <table:table-cell office:value-type="float" office:value="1088">
            <text:p>1088</text:p>
          </table:table-cell>
          <table:table-cell office:value-type="float" office:value="113356800">
            <text:p>113356800</text:p>
          </table:table-cell>
          <table:table-cell table:style-name="ce6" table:formula="of:=[.E74]/[.D74]*1000/1024/1024" office:value-type="float" office:value="23.1662849566056">
            <text:p>23.17</text:p>
          </table:table-cell>
          <table:table-cell table:style-name="ce6" table:formula="of:=[.H74]/[.G74]*1000/1024/1024" office:value-type="float" office:value="99.3616440716912">
            <text:p>99.36</text:p>
          </table:table-cell>
          <table:table-cell table:style-name="ce6" table:formula="of:=[.E74]/[.F74]" office:value-type="float" office:value="1.75034099491999">
            <text:p>1.75</text:p>
          </table:table-cell>
          <table:table-cell table:style-name="ce13" table:formula="of:=([.$E74]-[.$F74])/[.D74]*1000/1024/1024" office:value-type="float" office:value="9.93098679251013">
            <text:p>9.931</text:p>
          </table:table-cell>
          <table:table-cell table:style-name="ce13" table:formula="of:=([.$E74]-[.$F74])/[.$E74]*[.$H74]/[.G74]*1000/1024/1024" office:value-type="float" office:value="42.5946230397505">
            <text:p>42.595</text:p>
          </table:table-cell>
          <table:table-cell table:style-name="ce6" table:formula="of:=IF([.I74];666.66667*1000*1000/[.I74]/1024/1024;&quot;??&quot;)" office:value-type="float" office:value="27.4443175491457">
            <text:p>27.44</text:p>
          </table:table-cell>
          <table:table-cell table:style-name="ce6" table:formula="of:=IF([.J74];666.66667*1000*1000/[.J74]/1024/1024;&quot;??&quot;)" office:value-type="float" office:value="6.39867512985546">
            <text:p>6.40</text:p>
          </table:table-cell>
          <table:table-cell table:number-columns-repeated="241"/>
        </table:table-row>
        <table:table-row table:style-name="ro1">
          <table:table-cell office:value-type="string">
            <text:p>LZ4/LZ4safe</text:p>
          </table:table-cell>
          <table:table-cell office:value-type="string">
            <text:p>r97/r97</text:p>
          </table:table-cell>
          <table:table-cell office:value-type="string">
            <text:p>/</text:p>
          </table:table-cell>
          <table:table-cell office:value-type="float" office:value="1037">
            <text:p>1037</text:p>
          </table:table-cell>
          <table:table-cell office:value-type="float" office:value="25190400">
            <text:p>25190400</text:p>
          </table:table-cell>
          <table:table-cell office:value-type="float" office:value="14391710">
            <text:p>14391710</text:p>
          </table:table-cell>
          <table:table-cell office:value-type="float" office:value="1002">
            <text:p>1002</text:p>
          </table:table-cell>
          <table:table-cell office:value-type="float" office:value="100761600">
            <text:p>100761600</text:p>
          </table:table-cell>
          <table:table-cell table:style-name="ce6" table:formula="of:=[.E75]/[.D75]*1000/1024/1024" office:value-type="float" office:value="23.1662849566056">
            <text:p>23.17</text:p>
          </table:table-cell>
          <table:table-cell table:style-name="ce6" table:formula="of:=[.H75]/[.G75]*1000/1024/1024" office:value-type="float" office:value="95.9019461077844">
            <text:p>95.90</text:p>
          </table:table-cell>
          <table:table-cell table:style-name="ce6" table:formula="of:=[.E75]/[.F75]" office:value-type="float" office:value="1.75034099491999">
            <text:p>1.75</text:p>
          </table:table-cell>
          <table:table-cell table:style-name="ce13" table:formula="of:=([.$E75]-[.$F75])/[.D75]*1000/1024/1024" office:value-type="float" office:value="9.93098679251013">
            <text:p>9.931</text:p>
          </table:table-cell>
          <table:table-cell table:style-name="ce13" table:formula="of:=([.$E75]-[.$F75])/[.$E75]*[.$H75]/[.G75]*1000/1024/1024" office:value-type="float" office:value="41.1115101949422">
            <text:p>41.112</text:p>
          </table:table-cell>
          <table:table-cell table:style-name="ce6" table:formula="of:=IF([.I75];666.66667*1000*1000/[.I75]/1024/1024;&quot;??&quot;)" office:value-type="float" office:value="27.4443175491457">
            <text:p>27.44</text:p>
          </table:table-cell>
          <table:table-cell table:style-name="ce6" table:formula="of:=IF([.J75];666.66667*1000*1000/[.J75]/1024/1024;&quot;??&quot;)" office:value-type="float" office:value="6.62950968761909">
            <text:p>6.63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_15</text:p>
          </table:table-cell>
          <table:table-cell office:value-type="float" office:value="1117">
            <text:p>1117</text:p>
          </table:table-cell>
          <table:table-cell office:value-type="float" office:value="37785600">
            <text:p>37785600</text:p>
          </table:table-cell>
          <table:table-cell office:value-type="float" office:value="21607170">
            <text:p>21607170</text:p>
          </table:table-cell>
          <table:table-cell office:value-type="float" office:value="1041">
            <text:p>1041</text:p>
          </table:table-cell>
          <table:table-cell office:value-type="float" office:value="100761600">
            <text:p>100761600</text:p>
          </table:table-cell>
          <table:table-cell table:style-name="ce6" table:formula="of:=[.E76]/[.D76]*1000/1024/1024" office:value-type="float" office:value="32.2606591316025">
            <text:p>32.26</text:p>
          </table:table-cell>
          <table:table-cell table:style-name="ce6" table:formula="of:=[.H76]/[.G76]*1000/1024/1024" office:value-type="float" office:value="92.3090778097983">
            <text:p>92.31</text:p>
          </table:table-cell>
          <table:table-cell table:style-name="ce6" table:formula="of:=[.E76]/[.F76]" office:value-type="float" office:value="1.74875284454188">
            <text:p>1.75</text:p>
          </table:table-cell>
          <table:table-cell table:style-name="ce14" table:formula="of:=([.$E76]-[.$F76])/[.D76]*1000/1024/1024" office:value-type="float" office:value="13.8128497500236">
            <text:p>13.813</text:p>
          </table:table-cell>
          <table:table-cell table:style-name="ce13" table:formula="of:=([.$E76]-[.$F76])/[.$E76]*[.$H76]/[.G76]*1000/1024/1024" office:value-type="float" office:value="39.5234151028533">
            <text:p>39.523</text:p>
          </table:table-cell>
          <table:table-cell table:style-name="ce6" table:formula="of:=IF([.I76];666.66667*1000*1000/[.I76]/1024/1024;&quot;??&quot;)" office:value-type="float" office:value="19.7076841545456">
            <text:p>19.71</text:p>
          </table:table-cell>
          <table:table-cell table:style-name="ce6" table:formula="of:=IF([.J76];666.66667*1000*1000/[.J76]/1024/1024;&quot;??&quot;)" office:value-type="float" office:value="6.88754449581984">
            <text:p>6.89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string">
            <text:p>1y1</text:p>
          </table:table-cell>
          <table:table-cell office:value-type="float" office:value="1472">
            <text:p>1472</text:p>
          </table:table-cell>
          <table:table-cell office:value-type="float" office:value="37785600">
            <text:p>37785600</text:p>
          </table:table-cell>
          <table:table-cell office:value-type="float" office:value="21663687">
            <text:p>21663687</text:p>
          </table:table-cell>
          <table:table-cell office:value-type="float" office:value="1086">
            <text:p>1086</text:p>
          </table:table-cell>
          <table:table-cell office:value-type="float" office:value="100761600">
            <text:p>100761600</text:p>
          </table:table-cell>
          <table:table-cell table:style-name="ce6" table:formula="of:=[.E77]/[.D77]*1000/1024/1024" office:value-type="float" office:value="24.4804050611413">
            <text:p>24.48</text:p>
          </table:table-cell>
          <table:table-cell table:style-name="ce6" table:formula="of:=[.H77]/[.G77]*1000/1024/1024" office:value-type="float" office:value="88.4841160220994">
            <text:p>88.48</text:p>
          </table:table-cell>
          <table:table-cell table:style-name="ce6" table:formula="of:=[.E77]/[.F77]" office:value-type="float" office:value="1.74419063569373">
            <text:p>1.74</text:p>
          </table:table-cell>
          <table:table-cell table:style-name="ce13" table:formula="of:=([.$E77]-[.$F77])/[.D77]*1000/1024/1024" office:value-type="float" office:value="10.4450097550517">
            <text:p>10.445</text:p>
          </table:table-cell>
          <table:table-cell table:style-name="ce13" table:formula="of:=([.$E77]-[.$F77])/[.$E77]*[.$H77]/[.G77]*1000/1024/1024" office:value-type="float" office:value="37.7533563153739">
            <text:p>37.753</text:p>
          </table:table-cell>
          <table:table-cell table:style-name="ce6" table:formula="of:=IF([.I77];666.66667*1000*1000/[.I77]/1024/1024;&quot;??&quot;)" office:value-type="float" office:value="25.9710931741192">
            <text:p>25.97</text:p>
          </table:table-cell>
          <table:table-cell table:style-name="ce6" table:formula="of:=IF([.J77];666.66667*1000*1000/[.J77]/1024/1024;&quot;??&quot;)" office:value-type="float" office:value="7.18527696682069">
            <text:p>7.19</text:p>
          </table:table-cell>
          <table:table-cell table:number-columns-repeated="241"/>
        </table:table-row>
        <table:table-row table:style-name="ro1">
          <table:table-cell office:value-type="string">
            <text:p>fastlz</text:p>
          </table:table-cell>
          <table:table-cell office:value-type="string">
            <text:p>0.1.0</text:p>
          </table:table-cell>
          <table:table-cell office:value-type="float" office:value="1">
            <text:p>1</text:p>
          </table:table-cell>
          <table:table-cell office:value-type="float" office:value="1245">
            <text:p>1245</text:p>
          </table:table-cell>
          <table:table-cell office:value-type="float" office:value="25190400">
            <text:p>25190400</text:p>
          </table:table-cell>
          <table:table-cell office:value-type="float" office:value="14483828">
            <text:p>14483828</text:p>
          </table:table-cell>
          <table:table-cell office:value-type="float" office:value="1058">
            <text:p>1058</text:p>
          </table:table-cell>
          <table:table-cell office:value-type="float" office:value="75571200">
            <text:p>75571200</text:p>
          </table:table-cell>
          <table:table-cell table:style-name="ce6" table:formula="of:=[.E78]/[.D78]*1000/1024/1024" office:value-type="float" office:value="19.2959337349398">
            <text:p>19.30</text:p>
          </table:table-cell>
          <table:table-cell table:style-name="ce6" table:formula="of:=[.H78]/[.G78]*1000/1024/1024" office:value-type="float" office:value="68.1193879962193">
            <text:p>68.12</text:p>
          </table:table-cell>
          <table:table-cell table:style-name="ce6" table:formula="of:=[.E78]/[.F78]" office:value-type="float" office:value="1.73920872299782">
            <text:p>1.74</text:p>
          </table:table-cell>
          <table:table-cell table:style-name="ce13" table:formula="of:=([.$E78]-[.$F78])/[.D78]*1000/1024/1024" office:value-type="float" office:value="8.20127127160988">
            <text:p>8.201</text:p>
          </table:table-cell>
          <table:table-cell table:style-name="ce13" table:formula="of:=([.$E78]-[.$F78])/[.$E78]*[.$H78]/[.G78]*1000/1024/1024" office:value-type="float" office:value="28.952503024067">
            <text:p>28.953</text:p>
          </table:table-cell>
          <table:table-cell table:style-name="ce6" table:formula="of:=IF([.I78];666.66667*1000*1000/[.I78]/1024/1024;&quot;??&quot;)" office:value-type="float" office:value="32.9490601240949">
            <text:p>32.95</text:p>
          </table:table-cell>
          <table:table-cell table:style-name="ce6" table:formula="of:=IF([.J78];666.66667*1000*1000/[.J78]/1024/1024;&quot;??&quot;)" office:value-type="float" office:value="9.3333616094491">
            <text:p>9.33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_12</text:p>
          </table:table-cell>
          <table:table-cell office:value-type="float" office:value="1176">
            <text:p>1176</text:p>
          </table:table-cell>
          <table:table-cell office:value-type="float" office:value="50380800">
            <text:p>50380800</text:p>
          </table:table-cell>
          <table:table-cell office:value-type="float" office:value="29250520">
            <text:p>29250520</text:p>
          </table:table-cell>
          <table:table-cell office:value-type="float" office:value="1015">
            <text:p>1015</text:p>
          </table:table-cell>
          <table:table-cell office:value-type="float" office:value="100761600">
            <text:p>100761600</text:p>
          </table:table-cell>
          <table:table-cell table:style-name="ce6" table:formula="of:=[.E79]/[.D79]*1000/1024/1024" office:value-type="float" office:value="40.8561862244898">
            <text:p>40.86</text:p>
          </table:table-cell>
          <table:table-cell table:style-name="ce6" table:formula="of:=[.H79]/[.G79]*1000/1024/1024" office:value-type="float" office:value="94.673645320197">
            <text:p>94.67</text:p>
          </table:table-cell>
          <table:table-cell table:style-name="ce6" table:formula="of:=[.E79]/[.F79]" office:value-type="float" office:value="1.72238989255576">
            <text:p>1.72</text:p>
          </table:table-cell>
          <table:table-cell table:style-name="ce14" table:formula="of:=([.$E79]-[.$F79])/[.D79]*1000/1024/1024" office:value-type="float" office:value="17.1355487538033">
            <text:p>17.136</text:p>
          </table:table-cell>
          <table:table-cell table:style-name="ce13" table:formula="of:=([.$E79]-[.$F79])/[.$E79]*[.$H79]/[.G79]*1000/1024/1024" office:value-type="float" office:value="39.7072026295028">
            <text:p>39.707</text:p>
          </table:table-cell>
          <table:table-cell table:style-name="ce6" table:formula="of:=IF([.I79];666.66667*1000*1000/[.I79]/1024/1024;&quot;??&quot;)" office:value-type="float" office:value="15.5614838176448">
            <text:p>15.56</text:p>
          </table:table-cell>
          <table:table-cell table:style-name="ce6" table:formula="of:=IF([.J79];666.66667*1000*1000/[.J79]/1024/1024;&quot;??&quot;)" office:value-type="float" office:value="6.71552129035267">
            <text:p>6.72</text:p>
          </table:table-cell>
          <table:table-cell table:number-columns-repeated="241"/>
        </table:table-row>
        <table:table-row table:style-name="ro1">
          <table:table-cell office:value-type="string">
            <text:p>LZFX</text:p>
          </table:table-cell>
          <table:table-cell office:value-type="string">
            <text:p>r16</text:p>
          </table:table-cell>
          <table:table-cell/>
          <table:table-cell office:value-type="float" office:value="1951">
            <text:p>1951</text:p>
          </table:table-cell>
          <table:table-cell office:value-type="float" office:value="25190400">
            <text:p>25190400</text:p>
          </table:table-cell>
          <table:table-cell office:value-type="float" office:value="14649480">
            <text:p>14649480</text:p>
          </table:table-cell>
          <table:table-cell office:value-type="float" office:value="1102">
            <text:p>1102</text:p>
          </table:table-cell>
          <table:table-cell office:value-type="float" office:value="75571200">
            <text:p>75571200</text:p>
          </table:table-cell>
          <table:table-cell table:style-name="ce6" table:formula="of:=[.E80]/[.D80]*1000/1024/1024" office:value-type="float" office:value="12.3133969759098">
            <text:p>12.31</text:p>
          </table:table-cell>
          <table:table-cell table:style-name="ce6" table:formula="of:=[.H80]/[.G80]*1000/1024/1024" office:value-type="float" office:value="65.3995576225045">
            <text:p>65.40</text:p>
          </table:table-cell>
          <table:table-cell table:style-name="ce6" table:formula="of:=[.E80]/[.F80]" office:value-type="float" office:value="1.71954226361618">
            <text:p>1.72</text:p>
          </table:table-cell>
          <table:table-cell table:style-name="ce13" table:formula="of:=([.$E80]-[.$F80])/[.D80]*1000/1024/1024" office:value-type="float" office:value="5.15253955678779">
            <text:p>5.153</text:p>
          </table:table-cell>
          <table:table-cell table:style-name="ce13" table:formula="of:=([.$E80]-[.$F80])/[.$E80]*[.$H80]/[.G80]*1000/1024/1024" office:value-type="float" office:value="27.3664374100535">
            <text:p>27.366</text:p>
          </table:table-cell>
          <table:table-cell table:style-name="ce6" table:formula="of:=IF([.I80];666.66667*1000*1000/[.I80]/1024/1024;&quot;??&quot;)" office:value-type="float" office:value="51.633426748682">
            <text:p>51.63</text:p>
          </table:table-cell>
          <table:table-cell table:style-name="ce6" table:formula="of:=IF([.J80];666.66667*1000*1000/[.J80]/1024/1024;&quot;??&quot;)" office:value-type="float" office:value="9.72151653460577">
            <text:p>9.72</text:p>
          </table:table-cell>
          <table:table-cell table:number-columns-repeated="241"/>
        </table:table-row>
        <table:table-row table:style-name="ro1">
          <table:table-cell office:value-type="string">
            <text:p>LZV1</text:p>
          </table:table-cell>
          <table:table-cell office:value-type="string">
            <text:p>0.5</text:p>
          </table:table-cell>
          <table:table-cell/>
          <table:table-cell office:value-type="float" office:value="1874">
            <text:p>1874</text:p>
          </table:table-cell>
          <table:table-cell office:value-type="float" office:value="25190400">
            <text:p>25190400</text:p>
          </table:table-cell>
          <table:table-cell office:value-type="float" office:value="14711530">
            <text:p>14711530</text:p>
          </table:table-cell>
          <table:table-cell office:value-type="float" office:value="1017">
            <text:p>1017</text:p>
          </table:table-cell>
          <table:table-cell office:value-type="float" office:value="75571200">
            <text:p>75571200</text:p>
          </table:table-cell>
          <table:table-cell table:style-name="ce6" table:formula="of:=[.E81]/[.D81]*1000/1024/1024" office:value-type="float" office:value="12.8193369797225">
            <text:p>12.82</text:p>
          </table:table-cell>
          <table:table-cell table:style-name="ce6" table:formula="of:=[.H81]/[.G81]*1000/1024/1024" office:value-type="float" office:value="70.8655973451327">
            <text:p>70.87</text:p>
          </table:table-cell>
          <table:table-cell table:style-name="ce6" table:formula="of:=[.E81]/[.F81]" office:value-type="float" office:value="1.71228961229729">
            <text:p>1.71</text:p>
          </table:table-cell>
          <table:table-cell table:style-name="ce13" table:formula="of:=([.$E81]-[.$F81])/[.D81]*1000/1024/1024" office:value-type="float" office:value="5.33267299037351">
            <text:p>5.333</text:p>
          </table:table-cell>
          <table:table-cell table:style-name="ce13" table:formula="of:=([.$E81]-[.$F81])/[.$E81]*[.$H81]/[.G81]*1000/1024/1024" office:value-type="float" office:value="29.4791421355751">
            <text:p>29.479</text:p>
          </table:table-cell>
          <table:table-cell table:style-name="ce6" table:formula="of:=IF([.I81];666.66667*1000*1000/[.I81]/1024/1024;&quot;??&quot;)" office:value-type="float" office:value="49.5956133916095">
            <text:p>49.60</text:p>
          </table:table-cell>
          <table:table-cell table:style-name="ce6" table:formula="of:=IF([.J81];666.66667*1000*1000/[.J81]/1024/1024;&quot;??&quot;)" office:value-type="float" office:value="8.97167179282584">
            <text:p>8.97</text:p>
          </table:table-cell>
          <table:table-cell table:number-columns-repeated="241"/>
        </table:table-row>
        <table:table-row table:style-name="ro1">
          <table:table-cell office:value-type="string">
            <text:p>LZO</text:p>
          </table:table-cell>
          <table:table-cell office:value-type="string">
            <text:p>2.06</text:p>
          </table:table-cell>
          <table:table-cell office:value-type="float" office:value="1">
            <text:p>1</text:p>
          </table:table-cell>
          <table:table-cell office:value-type="float" office:value="1368">
            <text:p>1368</text:p>
          </table:table-cell>
          <table:table-cell office:value-type="float" office:value="25190400">
            <text:p>25190400</text:p>
          </table:table-cell>
          <table:table-cell office:value-type="float" office:value="14729056">
            <text:p>14729056</text:p>
          </table:table-cell>
          <table:table-cell office:value-type="float" office:value="1105">
            <text:p>1105</text:p>
          </table:table-cell>
          <table:table-cell office:value-type="float" office:value="88166400">
            <text:p>88166400</text:p>
          </table:table-cell>
          <table:table-cell table:style-name="ce6" table:formula="of:=[.E82]/[.D82]*1000/1024/1024" office:value-type="float" office:value="17.5609923245614">
            <text:p>17.56</text:p>
          </table:table-cell>
          <table:table-cell table:style-name="ce6" table:formula="of:=[.H82]/[.G82]*1000/1024/1024" office:value-type="float" office:value="76.0923359728507">
            <text:p>76.09</text:p>
          </table:table-cell>
          <table:table-cell table:style-name="ce6" table:formula="of:=[.E82]/[.F82]" office:value-type="float" office:value="1.710252170947">
            <text:p>1.71</text:p>
          </table:table-cell>
          <table:table-cell table:style-name="ce13" table:formula="of:=([.$E82]-[.$F82])/[.D82]*1000/1024/1024" office:value-type="float" office:value="7.29292038588496">
            <text:p>7.293</text:p>
          </table:table-cell>
          <table:table-cell table:style-name="ce13" table:formula="of:=([.$E82]-[.$F82])/[.$E82]*[.$H82]/[.G82]*1000/1024/1024" office:value-type="float" office:value="31.6004550295178">
            <text:p>31.600</text:p>
          </table:table-cell>
          <table:table-cell table:style-name="ce6" table:formula="of:=IF([.I82];666.66667*1000*1000/[.I82]/1024/1024;&quot;??&quot;)" office:value-type="float" office:value="36.2042684737043">
            <text:p>36.20</text:p>
          </table:table-cell>
          <table:table-cell table:style-name="ce6" table:formula="of:=IF([.J82];666.66667*1000*1000/[.J82]/1024/1024;&quot;??&quot;)" office:value-type="float" office:value="8.35541283697644">
            <text:p>8.36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LZO</text:p>
          </table:table-cell>
          <table:table-cell table:style-name="ce1" office:value-type="string">
            <text:p>2.06</text:p>
          </table:table-cell>
          <table:table-cell table:style-name="ce1" office:value-type="string">
            <text:p>1x1_11</text:p>
          </table:table-cell>
          <table:table-cell office:value-type="float" office:value="1014">
            <text:p>1014</text:p>
          </table:table-cell>
          <table:table-cell office:value-type="float" office:value="50380800">
            <text:p>50380800</text:p>
          </table:table-cell>
          <table:table-cell office:value-type="float" office:value="30109352">
            <text:p>30109352</text:p>
          </table:table-cell>
          <table:table-cell office:value-type="float" office:value="1090">
            <text:p>1090</text:p>
          </table:table-cell>
          <table:table-cell office:value-type="float" office:value="113356800">
            <text:p>113356800</text:p>
          </table:table-cell>
          <table:table-cell table:style-name="ce6" table:formula="of:=[.E83]/[.D83]*1000/1024/1024" office:value-type="float" office:value="47.3835059171598">
            <text:p>47.38</text:p>
          </table:table-cell>
          <table:table-cell table:style-name="ce6" table:formula="of:=[.H83]/[.G83]*1000/1024/1024" office:value-type="float" office:value="99.1793291284404">
            <text:p>99.18</text:p>
          </table:table-cell>
          <table:table-cell table:style-name="ce6" table:formula="of:=[.E83]/[.F83]" office:value-type="float" office:value="1.6732608526414">
            <text:p>1.67</text:p>
          </table:table-cell>
          <table:table-cell table:style-name="ce14" table:formula="of:=([.$E83]-[.$F83])/[.D83]*1000/1024/1024" office:value-type="float" office:value="19.065443110419">
            <text:p>19.065</text:p>
          </table:table-cell>
          <table:table-cell table:style-name="ce13" table:formula="of:=([.$E83]-[.$F83])/[.$E83]*[.$H83]/[.G83]*1000/1024/1024" office:value-type="float" office:value="39.9062462902944">
            <text:p>39.906</text:p>
          </table:table-cell>
          <table:table-cell table:style-name="ce6" table:formula="of:=IF([.I83];666.66667*1000*1000/[.I83]/1024/1024;&quot;??&quot;)" office:value-type="float" office:value="13.4178100264386">
            <text:p>13.42</text:p>
          </table:table-cell>
          <table:table-cell table:style-name="ce6" table:formula="of:=IF([.J83];666.66667*1000*1000/[.J83]/1024/1024;&quot;??&quot;)" office:value-type="float" office:value="6.41043740031476">
            <text:p>6.41</text:p>
          </table:table-cell>
          <table:table-cell table:number-columns-repeated="241"/>
        </table:table-row>
        <table:table-row table:style-name="ro1">
          <table:table-cell office:value-type="string">
            <text:p>mmini_lzl</text:p>
          </table:table-cell>
          <table:table-cell office:value-type="string">
            <text:p>2012-12-23</text:p>
          </table:table-cell>
          <table:table-cell/>
          <table:table-cell office:value-type="float" office:value="38533">
            <text:p>38533</text:p>
          </table:table-cell>
          <table:table-cell office:value-type="float" office:value="12595200">
            <text:p>12595200</text:p>
          </table:table-cell>
          <table:table-cell office:value-type="float" office:value="8283588">
            <text:p>8283588</text:p>
          </table:table-cell>
          <table:table-cell office:value-type="float" office:value="1012">
            <text:p>1012</text:p>
          </table:table-cell>
          <table:table-cell office:value-type="float" office:value="62976000">
            <text:p>62976000</text:p>
          </table:table-cell>
          <table:table-cell table:style-name="ce6" table:formula="of:=[.E84]/[.D84]*1000/1024/1024" office:value-type="float" office:value="0.311725501518179">
            <text:p>0.31</text:p>
          </table:table-cell>
          <table:table-cell table:style-name="ce6" table:formula="of:=[.H84]/[.G84]*1000/1024/1024" office:value-type="float" office:value="59.3464365118577">
            <text:p>59.35</text:p>
          </table:table-cell>
          <table:table-cell table:style-name="ce6" table:formula="of:=[.E84]/[.F84]" office:value-type="float" office:value="1.52050053672394">
            <text:p>1.52</text:p>
          </table:table-cell>
          <table:table-cell table:style-name="ce13" table:formula="of:=([.$E84]-[.$F84])/[.D84]*1000/1024/1024" office:value-type="float" office:value="0.106710446285236">
            <text:p>0.107</text:p>
          </table:table-cell>
          <table:table-cell table:style-name="ce13" table:formula="of:=([.$E84]-[.$F84])/[.$E84]*[.$H84]/[.G84]*1000/1024/1024" office:value-type="float" office:value="20.3155811596294">
            <text:p>20.316</text:p>
          </table:table-cell>
          <table:table-cell table:style-name="ce6" table:formula="of:=IF([.I84];666.66667*1000*1000/[.I84]/1024/1024;&quot;??&quot;)" office:value-type="float" office:value="2039.56005423574">
            <text:p>2039.56</text:p>
          </table:table-cell>
          <table:table-cell table:style-name="ce6" table:formula="of:=IF([.J84];666.66667*1000*1000/[.J84]/1024/1024;&quot;??&quot;)" office:value-type="float" office:value="10.7130759343242">
            <text:p>10.71</text:p>
          </table:table-cell>
          <table:table-cell table:number-columns-repeated="241"/>
        </table:table-row>
        <table:table-row table:style-name="ro1">
          <table:table-cell office:value-type="string">
            <text:p>lzjb</text:p>
          </table:table-cell>
          <table:table-cell office:value-type="string">
            <text:p>2010</text:p>
          </table:table-cell>
          <table:table-cell/>
          <table:table-cell office:value-type="float" office:value="1070">
            <text:p>1070</text:p>
          </table:table-cell>
          <table:table-cell office:value-type="float" office:value="25190400">
            <text:p>25190400</text:p>
          </table:table-cell>
          <table:table-cell office:value-type="float" office:value="16728598">
            <text:p>16728598</text:p>
          </table:table-cell>
          <table:table-cell office:value-type="float" office:value="1114">
            <text:p>1114</text:p>
          </table:table-cell>
          <table:table-cell office:value-type="float" office:value="62976000">
            <text:p>62976000</text:p>
          </table:table-cell>
          <table:table-cell table:style-name="ce6" table:formula="of:=[.E85]/[.D85]*1000/1024/1024" office:value-type="float" office:value="22.4518107476635">
            <text:p>22.45</text:p>
          </table:table-cell>
          <table:table-cell table:style-name="ce6" table:formula="of:=[.H85]/[.G85]*1000/1024/1024" office:value-type="float" office:value="53.9125617145422">
            <text:p>53.91</text:p>
          </table:table-cell>
          <table:table-cell table:style-name="ce6" table:formula="of:=[.E85]/[.F85]" office:value-type="float" office:value="1.505828521912">
            <text:p>1.51</text:p>
          </table:table-cell>
          <table:table-cell table:style-name="ce13" table:formula="of:=([.$E85]-[.$F85])/[.D85]*1000/1024/1024" office:value-type="float" office:value="7.54187218496733">
            <text:p>7.542</text:p>
          </table:table-cell>
          <table:table-cell table:style-name="ce13" table:formula="of:=([.$E85]-[.$F85])/[.$E85]*[.$H85]/[.G85]*1000/1024/1024" office:value-type="float" office:value="18.1099713597734">
            <text:p>18.110</text:p>
          </table:table-cell>
          <table:table-cell table:style-name="ce6" table:formula="of:=IF([.I85];666.66667*1000*1000/[.I85]/1024/1024;&quot;??&quot;)" office:value-type="float" office:value="28.3176661307482">
            <text:p>28.32</text:p>
          </table:table-cell>
          <table:table-cell table:style-name="ce6" table:formula="of:=IF([.J85];666.66667*1000*1000/[.J85]/1024/1024;&quot;??&quot;)" office:value-type="float" office:value="11.7928523624873">
            <text:p>11.79</text:p>
          </table:table-cell>
          <table:table-cell table:number-columns-repeated="241"/>
        </table:table-row>
        <table:table-row table:style-name="ro1">
          <table:table-cell office:value-type="string">
            <text:p>bcl-huffman</text:p>
          </table:table-cell>
          <table:table-cell office:value-type="string">
            <text:p>1.2.2</text:p>
          </table:table-cell>
          <table:table-cell/>
          <table:table-cell office:value-type="float" office:value="1821">
            <text:p>1821</text:p>
          </table:table-cell>
          <table:table-cell office:value-type="float" office:value="12595200">
            <text:p>12595200</text:p>
          </table:table-cell>
          <table:table-cell office:value-type="float" office:value="10671315">
            <text:p>10671315</text:p>
          </table:table-cell>
          <table:table-cell office:value-type="float" office:value="2936">
            <text:p>2936</text:p>
          </table:table-cell>
          <table:table-cell office:value-type="float" office:value="12595200">
            <text:p>12595200</text:p>
          </table:table-cell>
          <table:table-cell table:style-name="ce6" table:formula="of:=[.E86]/[.D86]*1000/1024/1024" office:value-type="float" office:value="6.59622116968699">
            <text:p>6.60</text:p>
          </table:table-cell>
          <table:table-cell table:style-name="ce6" table:formula="of:=[.H86]/[.G86]*1000/1024/1024" office:value-type="float" office:value="4.09118486035422">
            <text:p>4.09</text:p>
          </table:table-cell>
          <table:table-cell table:style-name="ce6" table:formula="of:=[.E86]/[.F86]" office:value-type="float" office:value="1.1802856536425">
            <text:p>1.18</text:p>
          </table:table-cell>
          <table:table-cell table:style-name="ce13" table:formula="of:=([.$E86]-[.$F86])/[.D86]*1000/1024/1024" office:value-type="float" office:value="1.00755612971952">
            <text:p>1.008</text:p>
          </table:table-cell>
          <table:table-cell table:style-name="ce13" table:formula="of:=([.$E86]-[.$F86])/[.$E86]*[.$H86]/[.G86]*1000/1024/1024" office:value-type="float" office:value="0.62491815811282">
            <text:p>0.625</text:p>
          </table:table-cell>
          <table:table-cell table:style-name="ce6" table:formula="of:=IF([.I86];666.66667*1000*1000/[.I86]/1024/1024;&quot;??&quot;)" office:value-type="float" office:value="96.3859252786776">
            <text:p>96.39</text:p>
          </table:table-cell>
          <table:table-cell table:style-name="ce6" table:formula="of:=IF([.J86];666.66667*1000*1000/[.J86]/1024/1024;&quot;??&quot;)" office:value-type="float" office:value="155.403117308181">
            <text:p>155.40</text:p>
          </table:table-cell>
          <table:table-cell table:number-columns-repeated="241"/>
        </table:table-row>
        <table:table-row table:style-name="ro1">
          <table:table-cell office:value-type="string">
            <text:p>mmini_huffman</text:p>
          </table:table-cell>
          <table:table-cell office:value-type="string">
            <text:p>2012-12-23</text:p>
          </table:table-cell>
          <table:table-cell/>
          <table:table-cell office:value-type="float" office:value="2136">
            <text:p>2136</text:p>
          </table:table-cell>
          <table:table-cell office:value-type="float" office:value="12595200">
            <text:p>12595200</text:p>
          </table:table-cell>
          <table:table-cell office:value-type="float" office:value="10672243">
            <text:p>10672243</text:p>
          </table:table-cell>
          <table:table-cell office:value-type="float" office:value="2194">
            <text:p>2194</text:p>
          </table:table-cell>
          <table:table-cell office:value-type="float" office:value="12595200">
            <text:p>12595200</text:p>
          </table:table-cell>
          <table:table-cell table:style-name="ce6" table:formula="of:=[.E87]/[.D87]*1000/1024/1024" office:value-type="float" office:value="5.62346383426966">
            <text:p>5.62</text:p>
          </table:table-cell>
          <table:table-cell table:style-name="ce6" table:formula="of:=[.H87]/[.G87]*1000/1024/1024" office:value-type="float" office:value="5.47480344120328">
            <text:p>5.47</text:p>
          </table:table-cell>
          <table:table-cell table:style-name="ce6" table:formula="of:=[.E87]/[.F87]" office:value-type="float" office:value="1.1801830224443">
            <text:p>1.18</text:p>
          </table:table-cell>
          <table:table-cell table:style-name="ce13" table:formula="of:=([.$E87]-[.$F87])/[.D87]*1000/1024/1024" office:value-type="float" office:value="0.858555572309744">
            <text:p>0.859</text:p>
          </table:table-cell>
          <table:table-cell table:style-name="ce13" table:formula="of:=([.$E87]-[.$F87])/[.$E87]*[.$H87]/[.G87]*1000/1024/1024" office:value-type="float" office:value="0.835859025730909">
            <text:p>0.836</text:p>
          </table:table-cell>
          <table:table-cell table:style-name="ce6" table:formula="of:=IF([.I87];666.66667*1000*1000/[.I87]/1024/1024;&quot;??&quot;)" office:value-type="float" office:value="113.058943654726">
            <text:p>113.06</text:p>
          </table:table-cell>
          <table:table-cell table:style-name="ce6" table:formula="of:=IF([.J87];666.66667*1000*1000/[.J87]/1024/1024;&quot;??&quot;)" office:value-type="float" office:value="116.128896244601">
            <text:p>116.13</text:p>
          </table:table-cell>
          <table:table-cell table:number-columns-repeated="241"/>
        </table:table-row>
        <table:table-row table:style-name="ro1">
          <table:table-cell office:value-type="string">
            <text:p>RLE64</text:p>
          </table:table-cell>
          <table:table-cell office:value-type="string">
            <text:p>R3.00</text:p>
          </table:table-cell>
          <table:table-cell office:value-type="float" office:value="8">
            <text:p>8</text:p>
          </table:table-cell>
          <table:table-cell office:value-type="float" office:value="1248">
            <text:p>1248</text:p>
          </table:table-cell>
          <table:table-cell office:value-type="float" office:value="50380800">
            <text:p>50380800</text:p>
          </table:table-cell>
          <table:table-cell office:value-type="float" office:value="48251452">
            <text:p>48251452</text:p>
          </table:table-cell>
          <table:table-cell office:value-type="float" office:value="1052">
            <text:p>1052</text:p>
          </table:table-cell>
          <table:table-cell office:value-type="float" office:value="75571200">
            <text:p>75571200</text:p>
          </table:table-cell>
          <table:table-cell table:style-name="ce6" table:formula="of:=[.E88]/[.D88]*1000/1024/1024" office:value-type="float" office:value="38.4990985576923">
            <text:p>38.50</text:p>
          </table:table-cell>
          <table:table-cell table:style-name="ce6" table:formula="of:=[.H88]/[.G88]*1000/1024/1024" office:value-type="float" office:value="68.5079016159696">
            <text:p>68.51</text:p>
          </table:table-cell>
          <table:table-cell table:style-name="ce6" table:formula="of:=[.E88]/[.F88]" office:value-type="float" office:value="1.04413023674396">
            <text:p>1.04</text:p>
          </table:table-cell>
          <table:table-cell table:style-name="ce13" table:formula="of:=([.$E88]-[.$F88])/[.D88]*1000/1024/1024" office:value-type="float" office:value="1.62716706593831">
            <text:p>1.627</text:p>
          </table:table-cell>
          <table:table-cell table:style-name="ce13" table:formula="of:=([.$E88]-[.$F88])/[.$E88]*[.$H88]/[.G88]*1000/1024/1024" office:value-type="float" office:value="2.89549120478757">
            <text:p>2.895</text:p>
          </table:table-cell>
          <table:table-cell table:style-name="ce6" table:formula="of:=IF([.I88];666.66667*1000*1000/[.I88]/1024/1024;&quot;??&quot;)" office:value-type="float" office:value="16.5142277248476">
            <text:p>16.51</text:p>
          </table:table-cell>
          <table:table-cell table:style-name="ce6" table:formula="of:=IF([.J88];666.66667*1000*1000/[.J88]/1024/1024;&quot;??&quot;)" office:value-type="float" office:value="9.28043139238228">
            <text:p>9.28</text:p>
          </table:table-cell>
          <table:table-cell table:number-columns-repeated="241"/>
        </table:table-row>
        <table:table-row table:style-name="ro1">
          <table:table-cell office:value-type="string">
            <text:p>RLE64</text:p>
          </table:table-cell>
          <table:table-cell office:value-type="string">
            <text:p>R3.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75571200">
            <text:p>75571200</text:p>
          </table:table-cell>
          <table:table-cell office:value-type="float" office:value="72687756">
            <text:p>72687756</text:p>
          </table:table-cell>
          <table:table-cell office:value-type="float" office:value="1035">
            <text:p>1035</text:p>
          </table:table-cell>
          <table:table-cell table:style-name="ce6" office:value-type="float" office:value="100761600">
            <text:p>100761600.00</text:p>
          </table:table-cell>
          <table:table-cell table:style-name="ce6" table:formula="of:=[.E89]/[.D89]*1000/1024/1024" office:value-type="float" office:value="70.3811645507813">
            <text:p>70.38</text:p>
          </table:table-cell>
          <table:table-cell table:style-name="ce6" table:formula="of:=[.H89]/[.G89]*1000/1024/1024" office:value-type="float" office:value="92.8442028985507">
            <text:p>92.84</text:p>
          </table:table-cell>
          <table:table-cell table:style-name="ce6" table:formula="of:=[.E89]/[.F89]" office:value-type="float" office:value="1.03966890930021">
            <text:p>1.04</text:p>
          </table:table-cell>
          <table:table-cell table:style-name="ce13" table:formula="of:=([.$E89]-[.$F89])/[.D89]*1000/1024/1024" office:value-type="float" office:value="2.68541648983955">
            <text:p>2.685</text:p>
          </table:table-cell>
          <table:table-cell table:style-name="ce13" table:formula="of:=([.$E89]-[.$F89])/[.$E89]*[.$H89]/[.G89]*1000/1024/1024" office:value-type="float" office:value="3.54250110865791">
            <text:p>3.543</text:p>
          </table:table-cell>
          <table:table-cell table:style-name="ce6" table:formula="of:=IF([.I89];666.66667*1000*1000/[.I89]/1024/1024;&quot;??&quot;)" office:value-type="float" office:value="9.03342371273713">
            <text:p>9.03</text:p>
          </table:table-cell>
          <table:table-cell table:style-name="ce6" table:formula="of:=IF([.J89];666.66667*1000*1000/[.J89]/1024/1024;&quot;??&quot;)" office:value-type="float" office:value="6.84784683301972">
            <text:p>6.85</text:p>
          </table:table-cell>
          <table:table-cell table:number-columns-repeated="241"/>
        </table:table-row>
        <table:table-row table:style-name="ro1">
          <table:table-cell office:value-type="string">
            <text:p>RLE64</text:p>
          </table:table-cell>
          <table:table-cell office:value-type="string">
            <text:p>R3.00</text:p>
          </table:table-cell>
          <table:table-cell office:value-type="float" office:value="32">
            <text:p>32</text:p>
          </table:table-cell>
          <table:table-cell office:value-type="float" office:value="1004">
            <text:p>1004</text:p>
          </table:table-cell>
          <table:table-cell office:value-type="float" office:value="113356800">
            <text:p>113356800</text:p>
          </table:table-cell>
          <table:table-cell office:value-type="float" office:value="109582956">
            <text:p>109582956</text:p>
          </table:table-cell>
          <table:table-cell office:value-type="float" office:value="1016">
            <text:p>1016</text:p>
          </table:table-cell>
          <table:table-cell table:style-name="ce6" office:value-type="float" office:value="138547200">
            <text:p>138547200.00</text:p>
          </table:table-cell>
          <table:table-cell table:style-name="ce6" table:formula="of:=[.E90]/[.D90]*1000/1024/1024" office:value-type="float" office:value="107.674769671315">
            <text:p>107.67</text:p>
          </table:table-cell>
          <table:table-cell table:style-name="ce6" table:formula="of:=[.H90]/[.G90]*1000/1024/1024" office:value-type="float" office:value="130.048136072835">
            <text:p>130.05</text:p>
          </table:table-cell>
          <table:table-cell table:style-name="ce6" table:formula="of:=[.E90]/[.F90]" office:value-type="float" office:value="1.03443823873486">
            <text:p>1.03</text:p>
          </table:table-cell>
          <table:table-cell table:style-name="ce13" table:formula="of:=([.$E90]-[.$F90])/[.D90]*1000/1024/1024" office:value-type="float" office:value="3.5846793794062">
            <text:p>3.585</text:p>
          </table:table-cell>
          <table:table-cell table:style-name="ce13" table:formula="of:=([.$E90]-[.$F90])/[.$E90]*[.$H90]/[.G90]*1000/1024/1024" office:value-type="float" office:value="4.32952745692936">
            <text:p>4.330</text:p>
          </table:table-cell>
          <table:table-cell table:style-name="ce6" table:formula="of:=IF([.I90];666.66667*1000*1000/[.I90]/1024/1024;&quot;??&quot;)" office:value-type="float" office:value="5.90465977056515">
            <text:p>5.90</text:p>
          </table:table-cell>
          <table:table-cell table:style-name="ce6" table:formula="of:=IF([.J90];666.66667*1000*1000/[.J90]/1024/1024;&quot;??&quot;)" office:value-type="float" office:value="4.88882732180802">
            <text:p>4.89</text:p>
          </table:table-cell>
          <table:table-cell table:number-columns-repeated="241"/>
        </table:table-row>
        <table:table-row table:style-name="ro1">
          <table:table-cell office:value-type="string">
            <text:p>RLE64</text:p>
          </table:table-cell>
          <table:table-cell office:value-type="string">
            <text:p>R3.00</text:p>
          </table:table-cell>
          <table:table-cell office:value-type="float" office:value="64">
            <text:p>64</text:p>
          </table:table-cell>
          <table:table-cell office:value-type="float" office:value="1034">
            <text:p>1034</text:p>
          </table:table-cell>
          <table:table-cell office:value-type="float" office:value="138547200">
            <text:p>138547200</text:p>
          </table:table-cell>
          <table:table-cell office:value-type="float" office:value="134350744">
            <text:p>134350744</text:p>
          </table:table-cell>
          <table:table-cell office:value-type="float" office:value="1078">
            <text:p>1078</text:p>
          </table:table-cell>
          <table:table-cell table:style-name="ce6" office:value-type="float" office:value="163737600">
            <text:p>163737600.00</text:p>
          </table:table-cell>
          <table:table-cell table:style-name="ce6" table:formula="of:=[.E91]/[.D91]*1000/1024/1024" office:value-type="float" office:value="127.784242021277">
            <text:p>127.78</text:p>
          </table:table-cell>
          <table:table-cell table:style-name="ce6" table:formula="of:=[.H91]/[.G91]*1000/1024/1024" office:value-type="float" office:value="144.853751159555">
            <text:p>144.85</text:p>
          </table:table-cell>
          <table:table-cell table:style-name="ce6" table:formula="of:=[.E91]/[.F91]" office:value-type="float" office:value="1.03123507823671">
            <text:p>1.03</text:p>
          </table:table-cell>
          <table:table-cell table:style-name="ce13" table:formula="of:=([.$E91]-[.$F91])/[.D91]*1000/1024/1024" office:value-type="float" office:value="3.87045677672041">
            <text:p>3.870</text:p>
          </table:table-cell>
          <table:table-cell table:style-name="ce13" table:formula="of:=([.$E91]-[.$F91])/[.$E91]*[.$H91]/[.G91]*1000/1024/1024" office:value-type="float" office:value="4.38747512166266">
            <text:p>4.387</text:p>
          </table:table-cell>
          <table:table-cell table:style-name="ce6" table:formula="of:=IF([.I91];666.66667*1000*1000/[.I91]/1024/1024;&quot;??&quot;)" office:value-type="float" office:value="4.975440404281">
            <text:p>4.98</text:p>
          </table:table-cell>
          <table:table-cell table:style-name="ce6" table:formula="of:=IF([.J91];666.66667*1000*1000/[.J91]/1024/1024;&quot;??&quot;)" office:value-type="float" office:value="4.389136461387">
            <text:p>4.39</text:p>
          </table:table-cell>
          <table:table-cell table:number-columns-repeated="241"/>
        </table:table-row>
        <table:table-row table:style-name="ro1">
          <table:table-cell office:value-type="string">
            <text:p>blosc</text:p>
          </table:table-cell>
          <table:table-cell office:value-type="string">
            <text:p>1.2.3</text:p>
          </table:table-cell>
          <table:table-cell office:value-type="float" office:value="5">
            <text:p>5</text:p>
          </table:table-cell>
          <table:table-cell office:value-type="float" office:value="1368">
            <text:p>1368</text:p>
          </table:table-cell>
          <table:table-cell table:number-columns-repeated="2" office:value-type="float" office:value="37785600">
            <text:p>37785600</text:p>
          </table:table-cell>
          <table:table-cell office:value-type="float" office:value="1000">
            <text:p>1000</text:p>
          </table:table-cell>
          <table:table-cell table:style-name="ce6" office:value-type="float" office:value="0">
            <text:p>0.00</text:p>
          </table:table-cell>
          <table:table-cell table:style-name="ce6" table:formula="of:=[.E92]/[.D92]*1000/1024/1024" office:value-type="float" office:value="26.3414884868421">
            <text:p>26.34</text:p>
          </table:table-cell>
          <table:table-cell table:style-name="ce6" table:formula="of:=[.H92]/[.G92]*1000/1024/1024" office:value-type="float" office:value="0">
            <text:p>0.00</text:p>
          </table:table-cell>
          <table:table-cell table:style-name="ce6" table:formula="of:=[.E92]/[.F92]" office:value-type="float" office:value="1">
            <text:p>1.00</text:p>
          </table:table-cell>
          <table:table-cell table:style-name="ce13" table:formula="of:=([.$E92]-[.$F92])/[.D92]*1000/1024/1024" office:value-type="float" office:value="0">
            <text:p>0.000</text:p>
          </table:table-cell>
          <table:table-cell table:style-name="ce13" table:formula="of:=([.$E92]-[.$F92])/[.$E92]*[.$H92]/[.G92]*1000/1024/1024" office:value-type="float" office:value="0">
            <text:p>0.000</text:p>
          </table:table-cell>
          <table:table-cell table:style-name="ce6" table:formula="of:=IF([.I92];666.66667*1000*1000/[.I92]/1024/1024;&quot;??&quot;)" office:value-type="float" office:value="24.1361789824695">
            <text:p>24.14</text:p>
          </table:table-cell>
          <table:table-cell table:style-name="ce6" table:formula="of:=IF([.J92];666.66667*1000*1000/[.J92]/1024/1024;&quot;??&quot;)" office:value-type="string" office:string-value="??">
            <text:p>??</text:p>
          </table:table-cell>
          <table:table-cell table:number-columns-repeated="241"/>
        </table:table-row>
        <table:table-row table:style-name="ro1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table:style-name="ce6" office:value-type="string">
            <text:p>Speed (ticks/B)</text:p>
          </table:table-cell>
          <table:table-cell table:style-name="ce6" table:number-columns-repeated="2"/>
          <table:table-cell table:style-name="ce13" table:number-columns-repeated="2"/>
          <table:table-cell table:number-columns-repeated="243"/>
        </table:table-row>
        <table:table-row table:style-name="ro1">
          <table:table-cell table:style-name="ce1" office:value-type="string">
            <text:p>FNV1a-YoshimitsuTRIAD</text:p>
          </table:table-cell>
          <table:table-cell table:style-name="ce7" office:value-type="string">
            <text:p>2013-05-12</text:p>
          </table:table-cell>
          <table:table-cell office:value-type="float" office:value="1039">
            <text:p>1039</text:p>
          </table:table-cell>
          <table:table-cell office:value-type="float" office:value="239308800">
            <text:p>239308800</text:p>
          </table:table-cell>
          <table:table-cell office:value-type="float" office:value="239308876">
            <text:p>239308876</text:p>
          </table:table-cell>
          <table:table-cell office:value-type="float" office:value="1042">
            <text:p>1042</text:p>
          </table:table-cell>
          <table:table-cell office:value-type="float" office:value="239308800">
            <text:p>239308800</text:p>
          </table:table-cell>
          <table:table-cell table:style-name="ce8" table:formula="of:=MAX([.D96]/[.C96];[.G96]/[.F96])*1000/1024/1024" office:value-type="float" office:value="219.656069538017">
            <text:p>219.66</text:p>
          </table:table-cell>
          <table:table-cell table:style-name="ce6" table:formula="of:=IF([.H96];666.66667*1000*1000/[.H96]/1024/1024;&quot;??&quot;)" office:value-type="float" office:value="2.89444713328553">
            <text:p>2.89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Yorikke</text:p>
          </table:table-cell>
          <table:table-cell table:style-name="ce5" office:value-type="string">
            <text:p>2013-05-12</text:p>
          </table:table-cell>
          <table:table-cell office:value-type="float" office:value="1000">
            <text:p>1000</text:p>
          </table:table-cell>
          <table:table-cell office:value-type="float" office:value="226713600">
            <text:p>226713600</text:p>
          </table:table-cell>
          <table:table-cell office:value-type="float" office:value="226713672">
            <text:p>226713672</text:p>
          </table:table-cell>
          <table:table-cell office:value-type="float" office:value="1000">
            <text:p>1000</text:p>
          </table:table-cell>
          <table:table-cell office:value-type="float" office:value="226713600">
            <text:p>226713600</text:p>
          </table:table-cell>
          <table:table-cell table:style-name="ce6" table:formula="of:=MAX([.D97]/[.C97];[.G97]/[.F97])*1000/1024/1024" office:value-type="float" office:value="216.2109375">
            <text:p>216.21</text:p>
          </table:table-cell>
          <table:table-cell table:style-name="ce6" table:formula="of:=IF([.H97];666.66667*1000*1000/[.H97]/1024/1024;&quot;??&quot;)" office:value-type="float" office:value="2.94056761482328">
            <text:p>2.9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Tesla</text:p>
          </table:table-cell>
          <table:table-cell table:style-name="ce5" office:value-type="string">
            <text:p>2013-05-12</text:p>
          </table:table-cell>
          <table:table-cell office:value-type="float" office:value="1044">
            <text:p>1044</text:p>
          </table:table-cell>
          <table:table-cell office:value-type="float" office:value="226713600">
            <text:p>226713600</text:p>
          </table:table-cell>
          <table:table-cell office:value-type="float" office:value="226713744">
            <text:p>226713744</text:p>
          </table:table-cell>
          <table:table-cell office:value-type="float" office:value="1046">
            <text:p>1046</text:p>
          </table:table-cell>
          <table:table-cell office:value-type="float" office:value="226713600">
            <text:p>226713600</text:p>
          </table:table-cell>
          <table:table-cell table:style-name="ce6" table:formula="of:=MAX([.D98]/[.C98];[.G98]/[.F98])*1000/1024/1024" office:value-type="float" office:value="207.098599137931">
            <text:p>207.10</text:p>
          </table:table-cell>
          <table:table-cell table:style-name="ce6" table:formula="of:=IF([.H98];666.66667*1000*1000/[.H98]/1024/1024;&quot;??&quot;)" office:value-type="float" office:value="3.06995258987551">
            <text:p>3.07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Yoshimura</text:p>
          </table:table-cell>
          <table:table-cell table:style-name="ce5" office:value-type="string">
            <text:p>2013-05-12</text:p>
          </table:table-cell>
          <table:table-cell office:value-type="float" office:value="1055">
            <text:p>1055</text:p>
          </table:table-cell>
          <table:table-cell office:value-type="float" office:value="226713600">
            <text:p>226713600</text:p>
          </table:table-cell>
          <table:table-cell office:value-type="float" office:value="226713744">
            <text:p>226713744</text:p>
          </table:table-cell>
          <table:table-cell office:value-type="float" office:value="1056">
            <text:p>1056</text:p>
          </table:table-cell>
          <table:table-cell office:value-type="float" office:value="226713600">
            <text:p>226713600</text:p>
          </table:table-cell>
          <table:table-cell table:style-name="ce6" table:formula="of:=MAX([.D99]/[.C99];[.G99]/[.F99])*1000/1024/1024" office:value-type="float" office:value="204.939277251185">
            <text:p>204.94</text:p>
          </table:table-cell>
          <table:table-cell table:style-name="ce6" table:formula="of:=IF([.H99];666.66667*1000*1000/[.H99]/1024/1024;&quot;??&quot;)" office:value-type="float" office:value="3.10229883363856">
            <text:p>3.1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letcher2</text:p>
          </table:table-cell>
          <table:table-cell office:value-type="string">
            <text:p>2010</text:p>
          </table:table-cell>
          <table:table-cell office:value-type="float" office:value="1003">
            <text:p>1003</text:p>
          </table:table-cell>
          <table:table-cell office:value-type="float" office:value="214118400">
            <text:p>214118400</text:p>
          </table:table-cell>
          <table:table-cell office:value-type="float" office:value="214118944">
            <text:p>214118944</text:p>
          </table:table-cell>
          <table:table-cell office:value-type="float" office:value="1004">
            <text:p>1004</text:p>
          </table:table-cell>
          <table:table-cell office:value-type="float" office:value="214118400">
            <text:p>214118400</text:p>
          </table:table-cell>
          <table:table-cell table:style-name="ce6" table:formula="of:=MAX([.D100]/[.C100];[.G100]/[.F100])*1000/1024/1024" office:value-type="float" office:value="203.58845338983">
            <text:p>203.59</text:p>
          </table:table-cell>
          <table:table-cell table:style-name="ce6" table:formula="of:=IF([.H100];666.66667*1000*1000/[.H100]/1024/1024;&quot;??&quot;)" office:value-type="float" office:value="3.12288280694233">
            <text:p>3.12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Mantis</text:p>
          </table:table-cell>
          <table:table-cell table:style-name="ce5" office:value-type="string">
            <text:p>2013-05-12</text:p>
          </table:table-cell>
          <table:table-cell office:value-type="float" office:value="1054">
            <text:p>1054</text:p>
          </table:table-cell>
          <table:table-cell office:value-type="float" office:value="214118400">
            <text:p>214118400</text:p>
          </table:table-cell>
          <table:table-cell office:value-type="float" office:value="214118468">
            <text:p>214118468</text:p>
          </table:table-cell>
          <table:table-cell office:value-type="float" office:value="1057">
            <text:p>1057</text:p>
          </table:table-cell>
          <table:table-cell office:value-type="float" office:value="214118400">
            <text:p>214118400</text:p>
          </table:table-cell>
          <table:table-cell table:style-name="ce6" table:formula="of:=MAX([.D101]/[.C101];[.G101]/[.F101])*1000/1024/1024" office:value-type="float" office:value="193.737399193548">
            <text:p>193.74</text:p>
          </table:table-cell>
          <table:table-cell table:style-name="ce6" table:formula="of:=IF([.H101];666.66667*1000*1000/[.H101]/1024/1024;&quot;??&quot;)" office:value-type="float" office:value="3.28167345814278">
            <text:p>3.2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xxhash256</text:p>
          </table:table-cell>
          <table:table-cell table:style-name="ce5" office:value-type="string">
            <text:p>1</text:p>
          </table:table-cell>
          <table:table-cell office:value-type="float" office:value="1056">
            <text:p>1056</text:p>
          </table:table-cell>
          <table:table-cell office:value-type="float" office:value="214118400">
            <text:p>214118400</text:p>
          </table:table-cell>
          <table:table-cell office:value-type="float" office:value="214118944">
            <text:p>214118944</text:p>
          </table:table-cell>
          <table:table-cell office:value-type="float" office:value="1010">
            <text:p>1010</text:p>
          </table:table-cell>
          <table:table-cell office:value-type="float" office:value="201523200">
            <text:p>201523200</text:p>
          </table:table-cell>
          <table:table-cell table:style-name="ce6" table:formula="of:=MAX([.D102]/[.C102];[.G102]/[.F102])*1000/1024/1024" office:value-type="float" office:value="193.370472301136">
            <text:p>193.37</text:p>
          </table:table-cell>
          <table:table-cell table:style-name="ce6" table:formula="of:=IF([.H102];666.66667*1000*1000/[.H102]/1024/1024;&quot;??&quot;)" office:value-type="float" office:value="3.28790054250359">
            <text:p>3.29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Jesteress</text:p>
          </table:table-cell>
          <table:table-cell table:style-name="ce5" office:value-type="string">
            <text:p>2013-05-12</text:p>
          </table:table-cell>
          <table:table-cell office:value-type="float" office:value="1057">
            <text:p>1057</text:p>
          </table:table-cell>
          <table:table-cell office:value-type="float" office:value="214118400">
            <text:p>214118400</text:p>
          </table:table-cell>
          <table:table-cell office:value-type="float" office:value="214118468">
            <text:p>214118468</text:p>
          </table:table-cell>
          <table:table-cell office:value-type="float" office:value="1056">
            <text:p>1056</text:p>
          </table:table-cell>
          <table:table-cell office:value-type="float" office:value="214118400">
            <text:p>214118400</text:p>
          </table:table-cell>
          <table:table-cell table:style-name="ce6" table:formula="of:=MAX([.D103]/[.C103];[.G103]/[.F103])*1000/1024/1024" office:value-type="float" office:value="193.370472301136">
            <text:p>193.37</text:p>
          </table:table-cell>
          <table:table-cell table:style-name="ce6" table:formula="of:=IF([.H103];666.66667*1000*1000/[.H103]/1024/1024;&quot;??&quot;)" office:value-type="float" office:value="3.28790054250359">
            <text:p>3.29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Meiyan</text:p>
          </table:table-cell>
          <table:table-cell table:style-name="ce5" office:value-type="string">
            <text:p>2013-05-12</text:p>
          </table:table-cell>
          <table:table-cell office:value-type="float" office:value="1000">
            <text:p>1000</text:p>
          </table:table-cell>
          <table:table-cell office:value-type="float" office:value="201523200">
            <text:p>201523200</text:p>
          </table:table-cell>
          <table:table-cell office:value-type="float" office:value="201523264">
            <text:p>201523264</text:p>
          </table:table-cell>
          <table:table-cell office:value-type="float" office:value="1058">
            <text:p>1058</text:p>
          </table:table-cell>
          <table:table-cell office:value-type="float" office:value="214118400">
            <text:p>214118400</text:p>
          </table:table-cell>
          <table:table-cell table:style-name="ce6" table:formula="of:=MAX([.D104]/[.C104];[.G104]/[.F104])*1000/1024/1024" office:value-type="float" office:value="193.004932655955">
            <text:p>193.00</text:p>
          </table:table-cell>
          <table:table-cell table:style-name="ce6" table:formula="of:=IF([.H104];666.66667*1000*1000/[.H104]/1024/1024;&quot;??&quot;)" office:value-type="float" office:value="3.29412762686439">
            <text:p>3.29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NV1a-Tesla3</text:p>
          </table:table-cell>
          <table:table-cell table:style-name="ce5" office:value-type="string">
            <text:p>2013-05-12</text:p>
          </table:table-cell>
          <table:table-cell office:value-type="float" office:value="1024">
            <text:p>1024</text:p>
          </table:table-cell>
          <table:table-cell office:value-type="float" office:value="201523200">
            <text:p>201523200</text:p>
          </table:table-cell>
          <table:table-cell office:value-type="float" office:value="201523328">
            <text:p>201523328</text:p>
          </table:table-cell>
          <table:table-cell office:value-type="float" office:value="1027">
            <text:p>1027</text:p>
          </table:table-cell>
          <table:table-cell office:value-type="float" office:value="201523200">
            <text:p>201523200</text:p>
          </table:table-cell>
          <table:table-cell table:style-name="ce6" table:formula="of:=MAX([.D105]/[.C105];[.G105]/[.F105])*1000/1024/1024" office:value-type="float" office:value="187.68310546875">
            <text:p>187.68</text:p>
          </table:table-cell>
          <table:table-cell table:style-name="ce6" table:formula="of:=IF([.H105];666.66667*1000*1000/[.H105]/1024/1024;&quot;??&quot;)" office:value-type="float" office:value="3.38753389227642">
            <text:p>3.39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" office:value-type="string">
            <text:p>xxhash</text:p>
          </table:table-cell>
          <table:table-cell table:style-name="ce7" office:value-type="string">
            <text:p>r29</text:p>
          </table:table-cell>
          <table:table-cell office:value-type="float" office:value="1044">
            <text:p>1044</text:p>
          </table:table-cell>
          <table:table-cell office:value-type="float" office:value="201523200">
            <text:p>201523200</text:p>
          </table:table-cell>
          <table:table-cell office:value-type="float" office:value="201523264">
            <text:p>201523264</text:p>
          </table:table-cell>
          <table:table-cell office:value-type="float" office:value="1043">
            <text:p>1043</text:p>
          </table:table-cell>
          <table:table-cell office:value-type="float" office:value="201523200">
            <text:p>201523200</text:p>
          </table:table-cell>
          <table:table-cell table:style-name="ce8" table:formula="of:=MAX([.D106]/[.C106];[.G106]/[.F106])*1000/1024/1024" office:value-type="float" office:value="184.26414189837">
            <text:p>184.26</text:p>
          </table:table-cell>
          <table:table-cell table:style-name="ce6" table:formula="of:=IF([.H106];666.66667*1000*1000/[.H106]/1024/1024;&quot;??&quot;)" office:value-type="float" office:value="3.45038852504327">
            <text:p>3.45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rapWow</text:p>
          </table:table-cell>
          <table:table-cell office:value-type="string">
            <text:p>2012-06-07</text:p>
          </table:table-cell>
          <table:table-cell office:value-type="float" office:value="1028">
            <text:p>1028</text:p>
          </table:table-cell>
          <table:table-cell office:value-type="float" office:value="188928000">
            <text:p>188928000</text:p>
          </table:table-cell>
          <table:table-cell office:value-type="float" office:value="188928060">
            <text:p>188928060</text:p>
          </table:table-cell>
          <table:table-cell office:value-type="float" office:value="1024">
            <text:p>1024</text:p>
          </table:table-cell>
          <table:table-cell office:value-type="float" office:value="188928000">
            <text:p>188928000</text:p>
          </table:table-cell>
          <table:table-cell table:style-name="ce6" table:formula="of:=MAX([.D107]/[.C107];[.G107]/[.F107])*1000/1024/1024" office:value-type="float" office:value="175.952911376953">
            <text:p>175.95</text:p>
          </table:table-cell>
          <table:table-cell table:style-name="ce6" table:formula="of:=IF([.H107];666.66667*1000*1000/[.H107]/1024/1024;&quot;??&quot;)" office:value-type="float" office:value="3.61336948509485">
            <text:p>3.61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murmur3_x86_128</text:p>
          </table:table-cell>
          <table:table-cell office:value-type="string">
            <text:p>2012-02-29</text:p>
          </table:table-cell>
          <table:table-cell office:value-type="float" office:value="1025">
            <text:p>1025</text:p>
          </table:table-cell>
          <table:table-cell office:value-type="float" office:value="176332800">
            <text:p>176332800</text:p>
          </table:table-cell>
          <table:table-cell office:value-type="float" office:value="176333024">
            <text:p>176333024</text:p>
          </table:table-cell>
          <table:table-cell office:value-type="float" office:value="1025">
            <text:p>1025</text:p>
          </table:table-cell>
          <table:table-cell office:value-type="float" office:value="176332800">
            <text:p>176332800</text:p>
          </table:table-cell>
          <table:table-cell table:style-name="ce6" table:formula="of:=MAX([.D108]/[.C108];[.G108]/[.F108])*1000/1024/1024" office:value-type="float" office:value="164.0625">
            <text:p>164.06</text:p>
          </table:table-cell>
          <table:table-cell table:style-name="ce6" table:formula="of:=IF([.H108];666.66667*1000*1000/[.H108]/1024/1024;&quot;??&quot;)" office:value-type="float" office:value="3.87524803524926">
            <text:p>3.8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ityHash32</text:p>
          </table:table-cell>
          <table:table-cell office:value-type="string">
            <text:p>1.1.0</text:p>
          </table:table-cell>
          <table:table-cell office:value-type="float" office:value="1067">
            <text:p>1067</text:p>
          </table:table-cell>
          <table:table-cell office:value-type="float" office:value="176332800">
            <text:p>176332800</text:p>
          </table:table-cell>
          <table:table-cell office:value-type="float" office:value="176332856">
            <text:p>176332856</text:p>
          </table:table-cell>
          <table:table-cell office:value-type="float" office:value="1070">
            <text:p>1070</text:p>
          </table:table-cell>
          <table:table-cell office:value-type="float" office:value="176332800">
            <text:p>176332800</text:p>
          </table:table-cell>
          <table:table-cell table:style-name="ce6" table:formula="of:=MAX([.D109]/[.C109];[.G109]/[.F109])*1000/1024/1024" office:value-type="float" office:value="157.604557169634">
            <text:p>157.60</text:p>
          </table:table-cell>
          <table:table-cell table:style-name="ce6" table:formula="of:=IF([.H109];666.66667*1000*1000/[.H109]/1024/1024;&quot;??&quot;)" office:value-type="float" office:value="4.03403868644971">
            <text:p>4.03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uhash</text:p>
          </table:table-cell>
          <table:table-cell table:style-name="ce9" office:value-type="string">
            <text:p>2007-04-17</text:p>
          </table:table-cell>
          <table:table-cell office:value-type="float" office:value="1057">
            <text:p>1057</text:p>
          </table:table-cell>
          <table:table-cell office:value-type="float" office:value="163737600">
            <text:p>163737600</text:p>
          </table:table-cell>
          <table:table-cell office:value-type="float" office:value="163737704">
            <text:p>163737704</text:p>
          </table:table-cell>
          <table:table-cell office:value-type="float" office:value="1047">
            <text:p>1047</text:p>
          </table:table-cell>
          <table:table-cell office:value-type="float" office:value="163737600">
            <text:p>163737600</text:p>
          </table:table-cell>
          <table:table-cell table:style-name="ce6" table:formula="of:=MAX([.D110]/[.C110];[.G110]/[.F110])*1000/1024/1024" office:value-type="float" office:value="149.142639684814">
            <text:p>149.14</text:p>
          </table:table-cell>
          <table:table-cell table:style-name="ce6" table:formula="of:=IF([.H110];666.66667*1000*1000/[.H110]/1024/1024;&quot;??&quot;)" office:value-type="float" office:value="4.26291825145843">
            <text:p>4.2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ityHash64</text:p>
          </table:table-cell>
          <table:table-cell office:value-type="string">
            <text:p>1.1.0</text:p>
          </table:table-cell>
          <table:table-cell office:value-type="float" office:value="1072">
            <text:p>1072</text:p>
          </table:table-cell>
          <table:table-cell office:value-type="float" office:value="151142400">
            <text:p>151142400</text:p>
          </table:table-cell>
          <table:table-cell office:value-type="float" office:value="151142496">
            <text:p>151142496</text:p>
          </table:table-cell>
          <table:table-cell office:value-type="float" office:value="1077">
            <text:p>1077</text:p>
          </table:table-cell>
          <table:table-cell office:value-type="float" office:value="151142400">
            <text:p>151142400</text:p>
          </table:table-cell>
          <table:table-cell table:style-name="ce6" table:formula="of:=MAX([.D111]/[.C111];[.G111]/[.F111])*1000/1024/1024" office:value-type="float" office:value="134.459538246269">
            <text:p>134.46</text:p>
          </table:table-cell>
          <table:table-cell table:style-name="ce6" table:formula="of:=IF([.H111];666.66667*1000*1000/[.H111]/1024/1024;&quot;??&quot;)" office:value-type="float" office:value="4.72843272463584">
            <text:p>4.73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pookyHash</text:p>
          </table:table-cell>
          <table:table-cell table:style-name="ce5" office:value-type="string">
            <text:p>V2 2012-08-05</text:p>
          </table:table-cell>
          <table:table-cell office:value-type="float" office:value="1080">
            <text:p>1080</text:p>
          </table:table-cell>
          <table:table-cell office:value-type="float" office:value="151142400">
            <text:p>151142400</text:p>
          </table:table-cell>
          <table:table-cell office:value-type="float" office:value="151142592">
            <text:p>151142592</text:p>
          </table:table-cell>
          <table:table-cell office:value-type="float" office:value="1072">
            <text:p>1072</text:p>
          </table:table-cell>
          <table:table-cell office:value-type="float" office:value="151142400">
            <text:p>151142400</text:p>
          </table:table-cell>
          <table:table-cell table:style-name="ce6" table:formula="of:=MAX([.D112]/[.C112];[.G112]/[.F112])*1000/1024/1024" office:value-type="float" office:value="134.459538246269">
            <text:p>134.46</text:p>
          </table:table-cell>
          <table:table-cell table:style-name="ce6" table:formula="of:=IF([.H112];666.66667*1000*1000/[.H112]/1024/1024;&quot;??&quot;)" office:value-type="float" office:value="4.72843272463584">
            <text:p>4.73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pookyHash</text:p>
          </table:table-cell>
          <table:table-cell table:style-name="ce5" office:value-type="string">
            <text:p>V2 2012-08-05</text:p>
          </table:table-cell>
          <table:table-cell office:value-type="float" office:value="1034">
            <text:p>1034</text:p>
          </table:table-cell>
          <table:table-cell office:value-type="float" office:value="138547200">
            <text:p>138547200</text:p>
          </table:table-cell>
          <table:table-cell office:value-type="float" office:value="138547376">
            <text:p>138547376</text:p>
          </table:table-cell>
          <table:table-cell office:value-type="float" office:value="1038">
            <text:p>1038</text:p>
          </table:table-cell>
          <table:table-cell office:value-type="float" office:value="138547200">
            <text:p>138547200</text:p>
          </table:table-cell>
          <table:table-cell table:style-name="ce6" table:formula="of:=MAX([.D113]/[.C113];[.G113]/[.F113])*1000/1024/1024" office:value-type="float" office:value="127.784242021277">
            <text:p>127.78</text:p>
          </table:table-cell>
          <table:table-cell table:style-name="ce6" table:formula="of:=IF([.H113];666.66667*1000*1000/[.H113]/1024/1024;&quot;??&quot;)" office:value-type="float" office:value="4.975440404281">
            <text:p>4.9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fletcher4</text:p>
          </table:table-cell>
          <table:table-cell office:value-type="string">
            <text:p>2010</text:p>
          </table:table-cell>
          <table:table-cell office:value-type="float" office:value="1043">
            <text:p>1043</text:p>
          </table:table-cell>
          <table:table-cell office:value-type="float" office:value="138547200">
            <text:p>138547200</text:p>
          </table:table-cell>
          <table:table-cell office:value-type="float" office:value="138547552">
            <text:p>138547552</text:p>
          </table:table-cell>
          <table:table-cell office:value-type="float" office:value="1039">
            <text:p>1039</text:p>
          </table:table-cell>
          <table:table-cell office:value-type="float" office:value="138547200">
            <text:p>138547200</text:p>
          </table:table-cell>
          <table:table-cell table:style-name="ce6" table:formula="of:=MAX([.D114]/[.C114];[.G114]/[.F114])*1000/1024/1024" office:value-type="float" office:value="127.169303416747">
            <text:p>127.17</text:p>
          </table:table-cell>
          <table:table-cell table:style-name="ce6" table:formula="of:=IF([.H114];666.66667*1000*1000/[.H114]/1024/1024;&quot;??&quot;)" office:value-type="float" office:value="4.99949959385682">
            <text:p>5.0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ityHash128</text:p>
          </table:table-cell>
          <table:table-cell office:value-type="string">
            <text:p>1.1.0</text:p>
          </table:table-cell>
          <table:table-cell office:value-type="float" office:value="1091">
            <text:p>1091</text:p>
          </table:table-cell>
          <table:table-cell office:value-type="float" office:value="125952000">
            <text:p>125952000</text:p>
          </table:table-cell>
          <table:table-cell office:value-type="float" office:value="125952160">
            <text:p>125952160</text:p>
          </table:table-cell>
          <table:table-cell office:value-type="float" office:value="1082">
            <text:p>1082</text:p>
          </table:table-cell>
          <table:table-cell office:value-type="float" office:value="125952000">
            <text:p>125952000</text:p>
          </table:table-cell>
          <table:table-cell table:style-name="ce6" table:formula="of:=MAX([.D115]/[.C115];[.G115]/[.F115])*1000/1024/1024" office:value-type="float" office:value="111.01403650647">
            <text:p>111.01</text:p>
          </table:table-cell>
          <table:table-cell table:style-name="ce6" table:formula="of:=IF([.H115];666.66667*1000*1000/[.H115]/1024/1024;&quot;??&quot;)" office:value-type="float" office:value="5.72704948662983">
            <text:p>5.73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murmur3_x64_128</text:p>
          </table:table-cell>
          <table:table-cell office:value-type="string">
            <text:p>2012-02-29</text:p>
          </table:table-cell>
          <table:table-cell office:value-type="float" office:value="1106">
            <text:p>1106</text:p>
          </table:table-cell>
          <table:table-cell office:value-type="float" office:value="125952000">
            <text:p>125952000</text:p>
          </table:table-cell>
          <table:table-cell office:value-type="float" office:value="125952160">
            <text:p>125952160</text:p>
          </table:table-cell>
          <table:table-cell office:value-type="float" office:value="1097">
            <text:p>1097</text:p>
          </table:table-cell>
          <table:table-cell office:value-type="float" office:value="125952000">
            <text:p>125952000</text:p>
          </table:table-cell>
          <table:table-cell table:style-name="ce6" table:formula="of:=MAX([.D116]/[.C116];[.G116]/[.F116])*1000/1024/1024" office:value-type="float" office:value="109.496068824066">
            <text:p>109.50</text:p>
          </table:table-cell>
          <table:table-cell table:style-name="ce6" table:formula="of:=IF([.H116];666.66667*1000*1000/[.H116]/1024/1024;&quot;??&quot;)" office:value-type="float" office:value="5.80644481223006">
            <text:p>5.81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murmur3_x86_32</text:p>
          </table:table-cell>
          <table:table-cell office:value-type="string">
            <text:p>2012-02-29</text:p>
          </table:table-cell>
          <table:table-cell office:value-type="float" office:value="1118">
            <text:p>1118</text:p>
          </table:table-cell>
          <table:table-cell office:value-type="float" office:value="113356800">
            <text:p>113356800</text:p>
          </table:table-cell>
          <table:table-cell office:value-type="float" office:value="113356836">
            <text:p>113356836</text:p>
          </table:table-cell>
          <table:table-cell office:value-type="float" office:value="1000">
            <text:p>1000</text:p>
          </table:table-cell>
          <table:table-cell office:value-type="float" office:value="100761600">
            <text:p>100761600</text:p>
          </table:table-cell>
          <table:table-cell table:style-name="ce6" table:formula="of:=MAX([.D117]/[.C117];[.G117]/[.F117])*1000/1024/1024" office:value-type="float" office:value="96.6954103309481">
            <text:p>96.70</text:p>
          </table:table-cell>
          <table:table-cell table:style-name="ce6" table:formula="of:=IF([.H117];666.66667*1000*1000/[.H117]/1024/1024;&quot;??&quot;)" office:value-type="float" office:value="6.57510918674486">
            <text:p>6.5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" office:value-type="string">
            <text:p>vhash</text:p>
          </table:table-cell>
          <table:table-cell table:style-name="ce10" office:value-type="string">
            <text:p>2007-04-17</text:p>
          </table:table-cell>
          <table:table-cell office:value-type="float" office:value="1100">
            <text:p>1100</text:p>
          </table:table-cell>
          <table:table-cell office:value-type="float" office:value="88166400">
            <text:p>88166400</text:p>
          </table:table-cell>
          <table:table-cell office:value-type="float" office:value="88166512">
            <text:p>88166512</text:p>
          </table:table-cell>
          <table:table-cell office:value-type="float" office:value="1095">
            <text:p>1095</text:p>
          </table:table-cell>
          <table:table-cell office:value-type="float" office:value="88166400">
            <text:p>88166400</text:p>
          </table:table-cell>
          <table:table-cell table:style-name="ce8" table:formula="of:=MAX([.D118]/[.C118];[.G118]/[.F118])*1000/1024/1024" office:value-type="float" office:value="76.7872431506849">
            <text:p>76.79</text:p>
          </table:table-cell>
          <table:table-cell table:style-name="ce6" table:formula="of:=IF([.H118];666.66667*1000*1000/[.H118]/1024/1024;&quot;??&quot;)" office:value-type="float" office:value="8.2797982411667">
            <text:p>8.2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style-name="ce1" office:value-type="string">
            <text:p>Edon-R224</text:p>
          </table:table-cell>
          <table:table-cell table:style-name="ce1" office:value-type="string">
            <text:p>v20</text:p>
          </table:table-cell>
          <table:table-cell office:value-type="float" office:value="1111">
            <text:p>1111</text:p>
          </table:table-cell>
          <table:table-cell office:value-type="float" office:value="75571200">
            <text:p>75571200</text:p>
          </table:table-cell>
          <table:table-cell office:value-type="float" office:value="75571368">
            <text:p>75571368</text:p>
          </table:table-cell>
          <table:table-cell office:value-type="float" office:value="1114">
            <text:p>1114</text:p>
          </table:table-cell>
          <table:table-cell office:value-type="float" office:value="75571200">
            <text:p>75571200</text:p>
          </table:table-cell>
          <table:table-cell table:style-name="ce8" table:formula="of:=MAX([.D119]/[.C119];[.G119]/[.F119])*1000/1024/1024" office:value-type="float" office:value="64.8697682268227">
            <text:p>64.87</text:p>
          </table:table-cell>
          <table:table-cell table:style-name="ce6" table:formula="of:=IF([.H119];666.66667*1000*1000/[.H119]/1024/1024;&quot;??&quot;)" office:value-type="float" office:value="9.800911860206">
            <text:p>9.8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Edon-R256</text:p>
          </table:table-cell>
          <table:table-cell office:value-type="string">
            <text:p>v20</text:p>
          </table:table-cell>
          <table:table-cell office:value-type="float" office:value="1115">
            <text:p>1115</text:p>
          </table:table-cell>
          <table:table-cell office:value-type="float" office:value="75571200">
            <text:p>75571200</text:p>
          </table:table-cell>
          <table:table-cell office:value-type="float" office:value="75571392">
            <text:p>75571392</text:p>
          </table:table-cell>
          <table:table-cell office:value-type="float" office:value="1116">
            <text:p>1116</text:p>
          </table:table-cell>
          <table:table-cell office:value-type="float" office:value="75571200">
            <text:p>75571200</text:p>
          </table:table-cell>
          <table:table-cell table:style-name="ce6" table:formula="of:=MAX([.D120]/[.C120];[.G120]/[.F120])*1000/1024/1024" office:value-type="float" office:value="64.6370515695067">
            <text:p>64.64</text:p>
          </table:table-cell>
          <table:table-cell table:style-name="ce6" table:formula="of:=IF([.H120];666.66667*1000*1000/[.H120]/1024/1024;&quot;??&quot;)" office:value-type="float" office:value="9.83619867158388">
            <text:p>9.8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ipHash24</text:p>
          </table:table-cell>
          <table:table-cell office:value-type="string">
            <text:p>reference</text:p>
          </table:table-cell>
          <table:table-cell office:value-type="float" office:value="1097">
            <text:p>1097</text:p>
          </table:table-cell>
          <table:table-cell office:value-type="float" office:value="62976000">
            <text:p>62976000</text:p>
          </table:table-cell>
          <table:table-cell office:value-type="float" office:value="62976040">
            <text:p>62976040</text:p>
          </table:table-cell>
          <table:table-cell office:value-type="float" office:value="1092">
            <text:p>1092</text:p>
          </table:table-cell>
          <table:table-cell office:value-type="float" office:value="62976000">
            <text:p>62976000</text:p>
          </table:table-cell>
          <table:table-cell table:style-name="ce6" table:formula="of:=MAX([.D121]/[.C121];[.G121]/[.F121])*1000/1024/1024" office:value-type="float" office:value="54.9987122252747">
            <text:p>55.00</text:p>
          </table:table-cell>
          <table:table-cell table:style-name="ce6" table:formula="of:=IF([.H121];666.66667*1000*1000/[.H121]/1024/1024;&quot;??&quot;)" office:value-type="float" office:value="11.5599594073933">
            <text:p>11.5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ueMidnightWish224</text:p>
          </table:table-cell>
          <table:table-cell office:value-type="string">
            <text:p>SHA3 rnd 2 64bit opt</text:p>
          </table:table-cell>
          <table:table-cell office:value-type="float" office:value="1303">
            <text:p>1303</text:p>
          </table:table-cell>
          <table:table-cell office:value-type="float" office:value="50380800">
            <text:p>50380800</text:p>
          </table:table-cell>
          <table:table-cell office:value-type="float" office:value="50380912">
            <text:p>50380912</text:p>
          </table:table-cell>
          <table:table-cell office:value-type="float" office:value="1312">
            <text:p>1312</text:p>
          </table:table-cell>
          <table:table-cell office:value-type="float" office:value="50380800">
            <text:p>50380800</text:p>
          </table:table-cell>
          <table:table-cell table:style-name="ce6" table:formula="of:=MAX([.D122]/[.C122];[.G122]/[.F122])*1000/1024/1024" office:value-type="float" office:value="36.8740406753645">
            <text:p>36.87</text:p>
          </table:table-cell>
          <table:table-cell table:style-name="ce6" table:formula="of:=IF([.H122];666.66667*1000*1000/[.H122]/1024/1024;&quot;??&quot;)" office:value-type="float" office:value="17.2420182095163">
            <text:p>17.2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ueMidnightWish256</text:p>
          </table:table-cell>
          <table:table-cell office:value-type="string">
            <text:p>SHA3 rnd 2 64bit opt</text:p>
          </table:table-cell>
          <table:table-cell office:value-type="float" office:value="1305">
            <text:p>1305</text:p>
          </table:table-cell>
          <table:table-cell office:value-type="float" office:value="50380800">
            <text:p>50380800</text:p>
          </table:table-cell>
          <table:table-cell office:value-type="float" office:value="50380928">
            <text:p>50380928</text:p>
          </table:table-cell>
          <table:table-cell office:value-type="float" office:value="1310">
            <text:p>1310</text:p>
          </table:table-cell>
          <table:table-cell office:value-type="float" office:value="50380800">
            <text:p>50380800</text:p>
          </table:table-cell>
          <table:table-cell table:style-name="ce6" table:formula="of:=MAX([.D123]/[.C123];[.G123]/[.F123])*1000/1024/1024" office:value-type="float" office:value="36.8175287356322">
            <text:p>36.82</text:p>
          </table:table-cell>
          <table:table-cell table:style-name="ce6" table:formula="of:=IF([.H123];666.66667*1000*1000/[.H123]/1024/1024;&quot;??&quot;)" office:value-type="float" office:value="17.2684833180497">
            <text:p>17.27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Edon-R512</text:p>
          </table:table-cell>
          <table:table-cell office:value-type="string">
            <text:p>v20</text:p>
          </table:table-cell>
          <table:table-cell office:value-type="float" office:value="1349">
            <text:p>1349</text:p>
          </table:table-cell>
          <table:table-cell office:value-type="float" office:value="37785600">
            <text:p>37785600</text:p>
          </table:table-cell>
          <table:table-cell office:value-type="float" office:value="37785792">
            <text:p>37785792</text:p>
          </table:table-cell>
          <table:table-cell office:value-type="float" office:value="1348">
            <text:p>1348</text:p>
          </table:table-cell>
          <table:table-cell office:value-type="float" office:value="37785600">
            <text:p>37785600</text:p>
          </table:table-cell>
          <table:table-cell table:style-name="ce6" table:formula="of:=MAX([.D124]/[.C124];[.G124]/[.F124])*1000/1024/1024" office:value-type="float" office:value="26.7323117581602">
            <text:p>26.73</text:p>
          </table:table-cell>
          <table:table-cell table:style-name="ce6" table:formula="of:=IF([.H124];666.66667*1000*1000/[.H124]/1024/1024;&quot;??&quot;)" office:value-type="float" office:value="23.7833108686907">
            <text:p>23.7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Edon-R384</text:p>
          </table:table-cell>
          <table:table-cell office:value-type="string">
            <text:p>v20</text:p>
          </table:table-cell>
          <table:table-cell office:value-type="float" office:value="1353">
            <text:p>1353</text:p>
          </table:table-cell>
          <table:table-cell office:value-type="float" office:value="37785600">
            <text:p>37785600</text:p>
          </table:table-cell>
          <table:table-cell office:value-type="float" office:value="37785744">
            <text:p>37785744</text:p>
          </table:table-cell>
          <table:table-cell office:value-type="float" office:value="1349">
            <text:p>1349</text:p>
          </table:table-cell>
          <table:table-cell office:value-type="float" office:value="37785600">
            <text:p>37785600</text:p>
          </table:table-cell>
          <table:table-cell table:style-name="ce6" table:formula="of:=MAX([.D125]/[.C125];[.G125]/[.F125])*1000/1024/1024" office:value-type="float" office:value="26.7124953669385">
            <text:p>26.71</text:p>
          </table:table-cell>
          <table:table-cell table:style-name="ce6" table:formula="of:=IF([.H125];666.66667*1000*1000/[.H125]/1024/1024;&quot;??&quot;)" office:value-type="float" office:value="23.8009542743797">
            <text:p>23.8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ake224</text:p>
          </table:table-cell>
          <table:table-cell office:value-type="string">
            <text:p>SHA3 Final 64bit opt</text:p>
          </table:table-cell>
          <table:table-cell office:value-type="float" office:value="1371">
            <text:p>1371</text:p>
          </table:table-cell>
          <table:table-cell office:value-type="float" office:value="25190400">
            <text:p>25190400</text:p>
          </table:table-cell>
          <table:table-cell office:value-type="float" office:value="25190456">
            <text:p>25190456</text:p>
          </table:table-cell>
          <table:table-cell office:value-type="float" office:value="1374">
            <text:p>1374</text:p>
          </table:table-cell>
          <table:table-cell office:value-type="float" office:value="25190400">
            <text:p>25190400</text:p>
          </table:table-cell>
          <table:table-cell table:style-name="ce6" table:formula="of:=MAX([.D126]/[.C126];[.G126]/[.F126])*1000/1024/1024" office:value-type="float" office:value="17.5225656455142">
            <text:p>17.52</text:p>
          </table:table-cell>
          <table:table-cell table:style-name="ce6" table:formula="of:=IF([.H126];666.66667*1000*1000/[.H126]/1024/1024;&quot;??&quot;)" office:value-type="float" office:value="36.2836637993045">
            <text:p>36.2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ake256</text:p>
          </table:table-cell>
          <table:table-cell office:value-type="string">
            <text:p>SHA3 Final 64bit opt</text:p>
          </table:table-cell>
          <table:table-cell office:value-type="float" office:value="1373">
            <text:p>1373</text:p>
          </table:table-cell>
          <table:table-cell office:value-type="float" office:value="25190400">
            <text:p>25190400</text:p>
          </table:table-cell>
          <table:table-cell office:value-type="float" office:value="25190464">
            <text:p>25190464</text:p>
          </table:table-cell>
          <table:table-cell office:value-type="float" office:value="1372">
            <text:p>1372</text:p>
          </table:table-cell>
          <table:table-cell office:value-type="float" office:value="25190400">
            <text:p>25190400</text:p>
          </table:table-cell>
          <table:table-cell table:style-name="ce6" table:formula="of:=MAX([.D127]/[.C127];[.G127]/[.F127])*1000/1024/1024" office:value-type="float" office:value="17.5097940962099">
            <text:p>17.51</text:p>
          </table:table-cell>
          <table:table-cell table:style-name="ce6" table:formula="of:=IF([.H127];666.66667*1000*1000/[.H127]/1024/1024;&quot;??&quot;)" office:value-type="float" office:value="36.3101289078379">
            <text:p>36.31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ueMidnightWish384</text:p>
          </table:table-cell>
          <table:table-cell office:value-type="string">
            <text:p>SHA3 rnd 1 64bit opt</text:p>
          </table:table-cell>
          <table:table-cell office:value-type="float" office:value="1394">
            <text:p>1394</text:p>
          </table:table-cell>
          <table:table-cell office:value-type="float" office:value="25190400">
            <text:p>25190400</text:p>
          </table:table-cell>
          <table:table-cell office:value-type="float" office:value="25190496">
            <text:p>25190496</text:p>
          </table:table-cell>
          <table:table-cell office:value-type="float" office:value="1397">
            <text:p>1397</text:p>
          </table:table-cell>
          <table:table-cell office:value-type="float" office:value="25190400">
            <text:p>25190400</text:p>
          </table:table-cell>
          <table:table-cell table:style-name="ce6" table:formula="of:=MAX([.D128]/[.C128];[.G128]/[.F128])*1000/1024/1024" office:value-type="float" office:value="17.2334558823529">
            <text:p>17.23</text:p>
          </table:table-cell>
          <table:table-cell table:style-name="ce6" table:formula="of:=IF([.H128];666.66667*1000*1000/[.H128]/1024/1024;&quot;??&quot;)" office:value-type="float" office:value="36.8923612955729">
            <text:p>36.89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ueMidnightWish512</text:p>
          </table:table-cell>
          <table:table-cell office:value-type="string">
            <text:p>SHA3 rnd 1 64bit opt</text:p>
          </table:table-cell>
          <table:table-cell office:value-type="float" office:value="1399">
            <text:p>1399</text:p>
          </table:table-cell>
          <table:table-cell office:value-type="float" office:value="25190400">
            <text:p>25190400</text:p>
          </table:table-cell>
          <table:table-cell office:value-type="float" office:value="25190528">
            <text:p>25190528</text:p>
          </table:table-cell>
          <table:table-cell office:value-type="float" office:value="1398">
            <text:p>1398</text:p>
          </table:table-cell>
          <table:table-cell office:value-type="float" office:value="25190400">
            <text:p>25190400</text:p>
          </table:table-cell>
          <table:table-cell table:style-name="ce6" table:formula="of:=MAX([.D129]/[.C129];[.G129]/[.F129])*1000/1024/1024" office:value-type="float" office:value="17.1841469957082">
            <text:p>17.18</text:p>
          </table:table-cell>
          <table:table-cell table:style-name="ce6" table:formula="of:=IF([.H129];666.66667*1000*1000/[.H129]/1024/1024;&quot;??&quot;)" office:value-type="float" office:value="36.9982217297065">
            <text:p>37.0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224</text:p>
          </table:table-cell>
          <table:table-cell office:value-type="string">
            <text:p>3.2-opt32</text:p>
          </table:table-cell>
          <table:table-cell office:value-type="float" office:value="1478">
            <text:p>1478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office:value-type="float" office:value="1472">
            <text:p>1472</text:p>
          </table:table-cell>
          <table:table-cell office:value-type="float" office:value="12595200">
            <text:p>12595200</text:p>
          </table:table-cell>
          <table:table-cell table:style-name="ce6" table:formula="of:=MAX([.D130]/[.C130];[.G130]/[.F130])*1000/1024/1024" office:value-type="float" office:value="8.16013502038043">
            <text:p>8.16</text:p>
          </table:table-cell>
          <table:table-cell table:style-name="ce6" table:formula="of:=IF([.H130];666.66667*1000*1000/[.H130]/1024/1024;&quot;??&quot;)" office:value-type="float" office:value="77.9132795223577">
            <text:p>77.91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256</text:p>
          </table:table-cell>
          <table:table-cell office:value-type="string">
            <text:p>3.2-opt32</text:p>
          </table:table-cell>
          <table:table-cell office:value-type="float" office:value="1507">
            <text:p>1507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office:value-type="float" office:value="1497">
            <text:p>1497</text:p>
          </table:table-cell>
          <table:table-cell office:value-type="float" office:value="12595200">
            <text:p>12595200</text:p>
          </table:table-cell>
          <table:table-cell table:style-name="ce6" table:formula="of:=MAX([.D131]/[.C131];[.G131]/[.F131])*1000/1024/1024" office:value-type="float" office:value="8.02386022044088">
            <text:p>8.02</text:p>
          </table:table-cell>
          <table:table-cell table:style-name="ce6" table:formula="of:=IF([.H131];666.66667*1000*1000/[.H131]/1024/1024;&quot;??&quot;)" office:value-type="float" office:value="79.2365349490282">
            <text:p>79.2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512</text:p>
          </table:table-cell>
          <table:table-cell office:value-type="string">
            <text:p>SHA3 Final 64bit opt</text:p>
          </table:table-cell>
          <table:table-cell office:value-type="float" office:value="1603">
            <text:p>1603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office:value-type="float" office:value="1603">
            <text:p>1603</text:p>
          </table:table-cell>
          <table:table-cell office:value-type="float" office:value="12595200">
            <text:p>12595200</text:p>
          </table:table-cell>
          <table:table-cell table:style-name="ce6" table:formula="of:=MAX([.D132]/[.C132];[.G132]/[.F132])*1000/1024/1024" office:value-type="float" office:value="7.49327432938241">
            <text:p>7.49</text:p>
          </table:table-cell>
          <table:table-cell table:style-name="ce6" table:formula="of:=IF([.H132];666.66667*1000*1000/[.H132]/1024/1024;&quot;??&quot;)" office:value-type="float" office:value="84.847137958111">
            <text:p>84.85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384</text:p>
          </table:table-cell>
          <table:table-cell office:value-type="string">
            <text:p>SHA3 Final 64bit opt</text:p>
          </table:table-cell>
          <table:table-cell office:value-type="float" office:value="1606">
            <text:p>1606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1601">
            <text:p>1601</text:p>
          </table:table-cell>
          <table:table-cell office:value-type="float" office:value="12595200">
            <text:p>12595200</text:p>
          </table:table-cell>
          <table:table-cell table:style-name="ce6" table:formula="of:=MAX([.D133]/[.C133];[.G133]/[.F133])*1000/1024/1024" office:value-type="float" office:value="7.50263507183011">
            <text:p>7.50</text:p>
          </table:table-cell>
          <table:table-cell table:style-name="ce6" table:formula="of:=IF([.H133];666.66667*1000*1000/[.H133]/1024/1024;&quot;??&quot;)" office:value-type="float" office:value="84.7412775239774">
            <text:p>84.7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256</text:p>
          </table:table-cell>
          <table:table-cell office:value-type="string">
            <text:p>SHA3 Final 64bit opt</text:p>
          </table:table-cell>
          <table:table-cell office:value-type="float" office:value="1607">
            <text:p>1607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office:value-type="float" office:value="1607">
            <text:p>1607</text:p>
          </table:table-cell>
          <table:table-cell office:value-type="float" office:value="12595200">
            <text:p>12595200</text:p>
          </table:table-cell>
          <table:table-cell table:style-name="ce6" table:formula="of:=MAX([.D134]/[.C134];[.G134]/[.F134])*1000/1024/1024" office:value-type="float" office:value="7.47462274424393">
            <text:p>7.47</text:p>
          </table:table-cell>
          <table:table-cell table:style-name="ce6" table:formula="of:=IF([.H134];666.66667*1000*1000/[.H134]/1024/1024;&quot;??&quot;)" office:value-type="float" office:value="85.0588588263783">
            <text:p>85.0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224</text:p>
          </table:table-cell>
          <table:table-cell office:value-type="string">
            <text:p>SHA3 Final 64bit opt</text:p>
          </table:table-cell>
          <table:table-cell office:value-type="float" office:value="1620">
            <text:p>1620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office:value-type="float" office:value="1615">
            <text:p>1615</text:p>
          </table:table-cell>
          <table:table-cell office:value-type="float" office:value="12595200">
            <text:p>12595200</text:p>
          </table:table-cell>
          <table:table-cell table:style-name="ce6" table:formula="of:=MAX([.D135]/[.C135];[.G135]/[.F135])*1000/1024/1024" office:value-type="float" office:value="7.43759674922601">
            <text:p>7.44</text:p>
          </table:table-cell>
          <table:table-cell table:style-name="ce6" table:formula="of:=IF([.H135];666.66667*1000*1000/[.H135]/1024/1024;&quot;??&quot;)" office:value-type="float" office:value="85.4823005629129">
            <text:p>85.4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ake384</text:p>
          </table:table-cell>
          <table:table-cell office:value-type="string">
            <text:p>SHA3 Final 64bit opt</text:p>
          </table:table-cell>
          <table:table-cell office:value-type="float" office:value="1656">
            <text:p>1656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1652">
            <text:p>1652</text:p>
          </table:table-cell>
          <table:table-cell office:value-type="float" office:value="12595200">
            <text:p>12595200</text:p>
          </table:table-cell>
          <table:table-cell table:style-name="ce6" table:formula="of:=MAX([.D136]/[.C136];[.G136]/[.F136])*1000/1024/1024" office:value-type="float" office:value="7.27101619249395">
            <text:p>7.27</text:p>
          </table:table-cell>
          <table:table-cell table:style-name="ce6" table:formula="of:=IF([.H136];666.66667*1000*1000/[.H136]/1024/1024;&quot;??&quot;)" office:value-type="float" office:value="87.4407185943852">
            <text:p>87.4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lake512</text:p>
          </table:table-cell>
          <table:table-cell office:value-type="string">
            <text:p>SHA3 Final 64bit opt</text:p>
          </table:table-cell>
          <table:table-cell office:value-type="float" office:value="1656">
            <text:p>1656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office:value-type="float" office:value="1654">
            <text:p>1654</text:p>
          </table:table-cell>
          <table:table-cell office:value-type="float" office:value="12595200">
            <text:p>12595200</text:p>
          </table:table-cell>
          <table:table-cell table:style-name="ce6" table:formula="of:=MAX([.D137]/[.C137];[.G137]/[.F137])*1000/1024/1024" office:value-type="float" office:value="7.26222415356711">
            <text:p>7.26</text:p>
          </table:table-cell>
          <table:table-cell table:style-name="ce6" table:formula="of:=IF([.H137];666.66667*1000*1000/[.H137]/1024/1024;&quot;??&quot;)" office:value-type="float" office:value="87.5465790285188">
            <text:p>87.55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384</text:p>
          </table:table-cell>
          <table:table-cell office:value-type="string">
            <text:p>3.2-opt32</text:p>
          </table:table-cell>
          <table:table-cell office:value-type="float" office:value="1941">
            <text:p>1941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1952">
            <text:p>1952</text:p>
          </table:table-cell>
          <table:table-cell office:value-type="float" office:value="12595200">
            <text:p>12595200</text:p>
          </table:table-cell>
          <table:table-cell table:style-name="ce6" table:formula="of:=MAX([.D138]/[.C138];[.G138]/[.F138])*1000/1024/1024" office:value-type="float" office:value="6.18841769706337">
            <text:p>6.19</text:p>
          </table:table-cell>
          <table:table-cell table:style-name="ce6" table:formula="of:=IF([.H138];666.66667*1000*1000/[.H138]/1024/1024;&quot;??&quot;)" office:value-type="float" office:value="102.737551326696">
            <text:p>102.7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kein1024</text:p>
          </table:table-cell>
          <table:table-cell office:value-type="string">
            <text:p>SHA3 Final 64bit opt</text:p>
          </table:table-cell>
          <table:table-cell office:value-type="float" office:value="1973">
            <text:p>1973</text:p>
          </table:table-cell>
          <table:table-cell office:value-type="float" office:value="12595200">
            <text:p>12595200</text:p>
          </table:table-cell>
          <table:table-cell office:value-type="float" office:value="12595328">
            <text:p>12595328</text:p>
          </table:table-cell>
          <table:table-cell office:value-type="float" office:value="1960">
            <text:p>1960</text:p>
          </table:table-cell>
          <table:table-cell office:value-type="float" office:value="12595200">
            <text:p>12595200</text:p>
          </table:table-cell>
          <table:table-cell table:style-name="ce6" table:formula="of:=MAX([.D139]/[.C139];[.G139]/[.F139])*1000/1024/1024" office:value-type="float" office:value="6.12842793367347">
            <text:p>6.13</text:p>
          </table:table-cell>
          <table:table-cell table:style-name="ce6" table:formula="of:=IF([.H139];666.66667*1000*1000/[.H139]/1024/1024;&quot;??&quot;)" office:value-type="float" office:value="103.743225450965">
            <text:p>103.7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512</text:p>
          </table:table-cell>
          <table:table-cell office:value-type="string">
            <text:p>3.2-opt32</text:p>
          </table:table-cell>
          <table:table-cell office:value-type="float" office:value="2767">
            <text:p>2767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office:value-type="float" office:value="2788">
            <text:p>2788</text:p>
          </table:table-cell>
          <table:table-cell office:value-type="float" office:value="12595200">
            <text:p>12595200</text:p>
          </table:table-cell>
          <table:table-cell table:style-name="ce6" table:formula="of:=MAX([.D140]/[.C140];[.G140]/[.F140])*1000/1024/1024" office:value-type="float" office:value="4.34106207083484">
            <text:p>4.34</text:p>
          </table:table-cell>
          <table:table-cell table:style-name="ce6" table:formula="of:=IF([.H140];666.66667*1000*1000/[.H140]/1024/1024;&quot;??&quot;)" office:value-type="float" office:value="146.457910623888">
            <text:p>146.4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JH384</text:p>
          </table:table-cell>
          <table:table-cell office:value-type="string">
            <text:p>SHA3 Final 64bit opt</text:p>
          </table:table-cell>
          <table:table-cell office:value-type="float" office:value="3875">
            <text:p>3875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3887">
            <text:p>3887</text:p>
          </table:table-cell>
          <table:table-cell office:value-type="float" office:value="12595200">
            <text:p>12595200</text:p>
          </table:table-cell>
          <table:table-cell table:style-name="ce6" table:formula="of:=MAX([.D141]/[.C141];[.G141]/[.F141])*1000/1024/1024" office:value-type="float" office:value="3.09979838709677">
            <text:p>3.10</text:p>
          </table:table-cell>
          <table:table-cell table:style-name="ce6" table:formula="of:=IF([.H141];666.66667*1000*1000/[.H141]/1024/1024;&quot;??&quot;)" office:value-type="float" office:value="205.104591133924">
            <text:p>205.1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JH224</text:p>
          </table:table-cell>
          <table:table-cell office:value-type="string">
            <text:p>SHA3 Final 64bit opt</text:p>
          </table:table-cell>
          <table:table-cell office:value-type="float" office:value="3879">
            <text:p>3879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office:value-type="float" office:value="3888">
            <text:p>3888</text:p>
          </table:table-cell>
          <table:table-cell office:value-type="float" office:value="12595200">
            <text:p>12595200</text:p>
          </table:table-cell>
          <table:table-cell table:style-name="ce6" table:formula="of:=MAX([.D142]/[.C142];[.G142]/[.F142])*1000/1024/1024" office:value-type="float" office:value="3.09660189481825">
            <text:p>3.10</text:p>
          </table:table-cell>
          <table:table-cell table:style-name="ce6" table:formula="of:=IF([.H142];666.66667*1000*1000/[.H142]/1024/1024;&quot;??&quot;)" office:value-type="float" office:value="205.316312002191">
            <text:p>205.32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JH256</text:p>
          </table:table-cell>
          <table:table-cell office:value-type="string">
            <text:p>SHA3 Final 64bit opt</text:p>
          </table:table-cell>
          <table:table-cell office:value-type="float" office:value="3886">
            <text:p>3886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office:value-type="float" office:value="3888">
            <text:p>3888</text:p>
          </table:table-cell>
          <table:table-cell office:value-type="float" office:value="12595200">
            <text:p>12595200</text:p>
          </table:table-cell>
          <table:table-cell table:style-name="ce6" table:formula="of:=MAX([.D143]/[.C143];[.G143]/[.F143])*1000/1024/1024" office:value-type="float" office:value="3.09102386773031">
            <text:p>3.09</text:p>
          </table:table-cell>
          <table:table-cell table:style-name="ce6" table:formula="of:=IF([.H143];666.66667*1000*1000/[.H143]/1024/1024;&quot;??&quot;)" office:value-type="float" office:value="205.686823521659">
            <text:p>205.69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JH512</text:p>
          </table:table-cell>
          <table:table-cell office:value-type="string">
            <text:p>SHA3 Final 64bit opt</text:p>
          </table:table-cell>
          <table:table-cell office:value-type="float" office:value="3893">
            <text:p>3893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table:style-name="ce12" office:value-type="float" office:value="3881">
            <text:p>3881</text:p>
          </table:table-cell>
          <table:table-cell table:style-name="ce12" office:value-type="float" office:value="12595200">
            <text:p>12595200</text:p>
          </table:table-cell>
          <table:table-cell table:style-name="ce6" table:formula="of:=MAX([.D144]/[.C144];[.G144]/[.F144])*1000/1024/1024" office:value-type="float" office:value="3.09500611955682">
            <text:p>3.10</text:p>
          </table:table-cell>
          <table:table-cell table:style-name="ce6" table:formula="of:=IF([.H144];666.66667*1000*1000/[.H144]/1024/1024;&quot;??&quot;)" office:value-type="float" office:value="205.422172436325">
            <text:p>205.42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WIFFTX512</text:p>
          </table:table-cell>
          <table:table-cell office:value-type="string">
            <text:p>SHA3 rnd 1 64bit opt</text:p>
          </table:table-cell>
          <table:table-cell office:value-type="float" office:value="26963">
            <text:p>26963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table:style-name="ce12" office:value-type="float" office:value="27113">
            <text:p>27113</text:p>
          </table:table-cell>
          <table:table-cell table:style-name="ce12" office:value-type="float" office:value="12595200">
            <text:p>12595200</text:p>
          </table:table-cell>
          <table:table-cell table:style-name="ce6" table:formula="of:=MAX([.D145]/[.C145];[.G145]/[.F145])*1000/1024/1024" office:value-type="float" office:value="0.445488957089345">
            <text:p>0.45</text:p>
          </table:table-cell>
          <table:table-cell table:style-name="ce6" table:formula="of:=IF([.H145];666.66667*1000*1000/[.H145]/1024/1024;&quot;??&quot;)" office:value-type="float" office:value="1427.15744277264">
            <text:p>1427.1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WIFFTX384</text:p>
          </table:table-cell>
          <table:table-cell office:value-type="string">
            <text:p>SHA3 rnd 1 64bit opt</text:p>
          </table:table-cell>
          <table:table-cell office:value-type="float" office:value="27128">
            <text:p>27128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table:style-name="ce12" office:value-type="float" office:value="27095">
            <text:p>27095</text:p>
          </table:table-cell>
          <table:table-cell table:style-name="ce12" office:value-type="float" office:value="12595200">
            <text:p>12595200</text:p>
          </table:table-cell>
          <table:table-cell table:style-name="ce6" table:formula="of:=MAX([.D146]/[.C146];[.G146]/[.F146])*1000/1024/1024" office:value-type="float" office:value="0.44331864735191">
            <text:p>0.44</text:p>
          </table:table-cell>
          <table:table-cell table:style-name="ce6" table:formula="of:=IF([.H146];666.66667*1000*1000/[.H146]/1024/1024;&quot;??&quot;)" office:value-type="float" office:value="1434.14423142546">
            <text:p>1434.1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WIFFTX224</text:p>
          </table:table-cell>
          <table:table-cell office:value-type="string">
            <text:p>SHA3 rnd 1 64bit opt</text:p>
          </table:table-cell>
          <table:table-cell office:value-type="float" office:value="27245">
            <text:p>27245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table:style-name="ce12" office:value-type="float" office:value="27280">
            <text:p>27280</text:p>
          </table:table-cell>
          <table:table-cell table:style-name="ce12" office:value-type="float" office:value="12595200">
            <text:p>12595200</text:p>
          </table:table-cell>
          <table:table-cell table:style-name="ce6" table:formula="of:=MAX([.D147]/[.C147];[.G147]/[.F147])*1000/1024/1024" office:value-type="float" office:value="0.440877913378602">
            <text:p>0.44</text:p>
          </table:table-cell>
          <table:table-cell table:style-name="ce6" table:formula="of:=IF([.H147];666.66667*1000*1000/[.H147]/1024/1024;&quot;??&quot;)" office:value-type="float" office:value="1442.08376398549">
            <text:p>1442.0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WIFFTX256</text:p>
          </table:table-cell>
          <table:table-cell office:value-type="string">
            <text:p>SHA3 rnd 1 64bit opt</text:p>
          </table:table-cell>
          <table:table-cell office:value-type="float" office:value="27291">
            <text:p>27291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table:style-name="ce12" office:value-type="float" office:value="27607">
            <text:p>27607</text:p>
          </table:table-cell>
          <table:table-cell table:style-name="ce12" office:value-type="float" office:value="12595200">
            <text:p>12595200</text:p>
          </table:table-cell>
          <table:table-cell table:style-name="ce6" table:formula="of:=MAX([.D148]/[.C148];[.G148]/[.F148])*1000/1024/1024" office:value-type="float" office:value="0.440134797185885">
            <text:p>0.44</text:p>
          </table:table-cell>
          <table:table-cell table:style-name="ce6" table:formula="of:=IF([.H148];666.66667*1000*1000/[.H148]/1024/1024;&quot;??&quot;)" office:value-type="float" office:value="1444.51855397056">
            <text:p>1444.52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224</text:p>
          </table:table-cell>
          <table:table-cell office:value-type="string">
            <text:p>3.2-opt64</text:p>
          </table:table-cell>
          <table:table-cell office:value-type="float" office:value="27337">
            <text:p>27337</text:p>
          </table:table-cell>
          <table:table-cell office:value-type="float" office:value="12595200">
            <text:p>12595200</text:p>
          </table:table-cell>
          <table:table-cell office:value-type="float" office:value="12595228">
            <text:p>12595228</text:p>
          </table:table-cell>
          <table:table-cell table:style-name="ce12" office:value-type="float" office:value="27344">
            <text:p>27344</text:p>
          </table:table-cell>
          <table:table-cell table:style-name="ce12" office:value-type="float" office:value="12595200">
            <text:p>12595200</text:p>
          </table:table-cell>
          <table:table-cell table:style-name="ce6" table:formula="of:=MAX([.D149]/[.C149];[.G149]/[.F149])*1000/1024/1024" office:value-type="float" office:value="0.439394181878041">
            <text:p>0.44</text:p>
          </table:table-cell>
          <table:table-cell table:style-name="ce6" table:formula="of:=IF([.H149];666.66667*1000*1000/[.H149]/1024/1024;&quot;??&quot;)" office:value-type="float" office:value="1446.95334395563">
            <text:p>1446.95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256</text:p>
          </table:table-cell>
          <table:table-cell office:value-type="string">
            <text:p>3.2-opt64</text:p>
          </table:table-cell>
          <table:table-cell office:value-type="float" office:value="28961">
            <text:p>28961</text:p>
          </table:table-cell>
          <table:table-cell office:value-type="float" office:value="12595200">
            <text:p>12595200</text:p>
          </table:table-cell>
          <table:table-cell office:value-type="float" office:value="12595232">
            <text:p>12595232</text:p>
          </table:table-cell>
          <table:table-cell table:style-name="ce12" office:value-type="float" office:value="28921">
            <text:p>28921</text:p>
          </table:table-cell>
          <table:table-cell table:style-name="ce12" office:value-type="float" office:value="12595200">
            <text:p>12595200</text:p>
          </table:table-cell>
          <table:table-cell table:style-name="ce6" table:formula="of:=MAX([.D150]/[.C150];[.G150]/[.F150])*1000/1024/1024" office:value-type="float" office:value="0.415328610698109">
            <text:p>0.42</text:p>
          </table:table-cell>
          <table:table-cell table:style-name="ce6" table:formula="of:=IF([.H150];666.66667*1000*1000/[.H150]/1024/1024;&quot;??&quot;)" office:value-type="float" office:value="1530.79480778948">
            <text:p>1530.79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384</text:p>
          </table:table-cell>
          <table:table-cell office:value-type="string">
            <text:p>3.2-opt64</text:p>
          </table:table-cell>
          <table:table-cell office:value-type="float" office:value="38095">
            <text:p>38095</text:p>
          </table:table-cell>
          <table:table-cell office:value-type="float" office:value="12595200">
            <text:p>12595200</text:p>
          </table:table-cell>
          <table:table-cell office:value-type="float" office:value="12595248">
            <text:p>12595248</text:p>
          </table:table-cell>
          <table:table-cell office:value-type="float" office:value="38107">
            <text:p>38107</text:p>
          </table:table-cell>
          <table:table-cell table:style-name="ce12" office:value-type="float" office:value="12595200">
            <text:p>12595200</text:p>
          </table:table-cell>
          <table:table-cell table:style-name="ce6" table:formula="of:=MAX([.D151]/[.C151];[.G151]/[.F151])*1000/1024/1024" office:value-type="float" office:value="0.315309587872424">
            <text:p>0.32</text:p>
          </table:table-cell>
          <table:table-cell table:style-name="ce6" table:formula="of:=IF([.H151];666.66667*1000*1000/[.H151]/1024/1024;&quot;??&quot;)" office:value-type="float" office:value="2016.37661916047">
            <text:p>2016.3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Keccak512</text:p>
          </table:table-cell>
          <table:table-cell office:value-type="string">
            <text:p>3.2-opt64</text:p>
          </table:table-cell>
          <table:table-cell office:value-type="float" office:value="54226">
            <text:p>54226</text:p>
          </table:table-cell>
          <table:table-cell office:value-type="float" office:value="12595200">
            <text:p>12595200</text:p>
          </table:table-cell>
          <table:table-cell office:value-type="float" office:value="12595264">
            <text:p>12595264</text:p>
          </table:table-cell>
          <table:table-cell office:value-type="float" office:value="54211">
            <text:p>54211</text:p>
          </table:table-cell>
          <table:table-cell table:style-name="ce12" office:value-type="float" office:value="12595200">
            <text:p>12595200</text:p>
          </table:table-cell>
          <table:table-cell table:style-name="ce6" table:formula="of:=MAX([.D152]/[.C152];[.G152]/[.F152])*1000/1024/1024" office:value-type="float" office:value="0.221573458338714">
            <text:p>0.22</text:p>
          </table:table-cell>
          <table:table-cell table:style-name="ce6" table:formula="of:=IF([.H152];666.66667*1000*1000/[.H152]/1024/1024;&quot;??&quot;)" office:value-type="float" office:value="2869.39999740933">
            <text:p>2869.4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table:style-name="ce6" office:value-type="string">
            <text:p>Speed (ticks/B)</text:p>
          </table:table-cell>
          <table:table-cell table:style-name="ce6" table:number-columns-repeated="2"/>
          <table:table-cell table:style-name="ce13" table:number-columns-repeated="2"/>
          <table:table-cell table:number-columns-repeated="243"/>
        </table:table-row>
        <table:table-row table:style-name="ro1">
          <table:table-cell table:style-name="ce1" office:value-type="string">
            <text:p>HC128</text:p>
          </table:table-cell>
          <table:table-cell table:style-name="ce1" office:value-type="string">
            <text:p>2007-01b</text:p>
          </table:table-cell>
          <table:table-cell office:value-type="float" office:value="1054">
            <text:p>1054</text:p>
          </table:table-cell>
          <table:table-cell table:number-columns-repeated="2" office:value-type="float" office:value="75571200">
            <text:p>75571200</text:p>
          </table:table-cell>
          <table:table-cell office:value-type="float" office:value="1067">
            <text:p>1067</text:p>
          </table:table-cell>
          <table:table-cell office:value-type="float" office:value="75571200">
            <text:p>75571200</text:p>
          </table:table-cell>
          <table:table-cell table:style-name="ce8" table:formula="of:=MAX([.D156]/[.C156];[.G156]/[.F156])*1000/1024/1024" office:value-type="float" office:value="68.377905597723">
            <text:p>68.38</text:p>
          </table:table-cell>
          <table:table-cell table:style-name="ce6" table:formula="of:=IF([.H156];666.66667*1000*1000/[.H156]/1024/1024;&quot;??&quot;)" office:value-type="float" office:value="9.29807479807122">
            <text:p>9.3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now2</text:p>
          </table:table-cell>
          <table:table-cell office:value-type="string">
            <text:p>fast</text:p>
          </table:table-cell>
          <table:table-cell office:value-type="float" office:value="1160">
            <text:p>1160</text:p>
          </table:table-cell>
          <table:table-cell table:number-columns-repeated="2" office:value-type="float" office:value="62976000">
            <text:p>62976000</text:p>
          </table:table-cell>
          <table:table-cell office:value-type="float" office:value="1175">
            <text:p>1175</text:p>
          </table:table-cell>
          <table:table-cell office:value-type="float" office:value="62976000">
            <text:p>62976000</text:p>
          </table:table-cell>
          <table:table-cell table:style-name="ce6" table:formula="of:=MAX([.D157]/[.C157];[.G157]/[.F157])*1000/1024/1024" office:value-type="float" office:value="51.7746497844828">
            <text:p>51.77</text:p>
          </table:table-cell>
          <table:table-cell table:style-name="ce6" table:formula="of:=IF([.H157];666.66667*1000*1000/[.H157]/1024/1024;&quot;??&quot;)" office:value-type="float" office:value="12.279810359502">
            <text:p>12.2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HC256</text:p>
          </table:table-cell>
          <table:table-cell table:style-name="ce5" office:value-type="date" office:date-value="2007-01-03">
            <text:p>1/3/07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62976000">
            <text:p>62976000</text:p>
          </table:table-cell>
          <table:table-cell office:value-type="float" office:value="1220">
            <text:p>1220</text:p>
          </table:table-cell>
          <table:table-cell office:value-type="float" office:value="62976000">
            <text:p>62976000</text:p>
          </table:table-cell>
          <table:table-cell table:style-name="ce6" table:formula="of:=MAX([.D158]/[.C158];[.G158]/[.F158])*1000/1024/1024" office:value-type="float" office:value="49.2283555327869">
            <text:p>49.23</text:p>
          </table:table-cell>
          <table:table-cell table:style-name="ce6" table:formula="of:=IF([.H158];666.66667*1000*1000/[.H158]/1024/1024;&quot;??&quot;)" office:value-type="float" office:value="12.9149729643039">
            <text:p>12.91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Trivium</text:p>
          </table:table-cell>
          <table:table-cell table:style-name="ce5" office:value-type="date" office:date-value="2006-02-25">
            <text:p>2/25/06</text:p>
          </table:table-cell>
          <table:table-cell office:value-type="float" office:value="1014">
            <text:p>1014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017">
            <text:p>1017</text:p>
          </table:table-cell>
          <table:table-cell office:value-type="float" office:value="50380800">
            <text:p>50380800</text:p>
          </table:table-cell>
          <table:table-cell table:style-name="ce6" table:formula="of:=MAX([.D159]/[.C159];[.G159]/[.F159])*1000/1024/1024" office:value-type="float" office:value="47.3835059171598">
            <text:p>47.38</text:p>
          </table:table-cell>
          <table:table-cell table:style-name="ce6" table:formula="of:=IF([.H159];666.66667*1000*1000/[.H159]/1024/1024;&quot;??&quot;)" office:value-type="float" office:value="13.4178100264386">
            <text:p>13.42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alsa20_8</text:p>
          </table:table-cell>
          <table:table-cell office:value-type="string">
            <text:p>merged</text:p>
          </table:table-cell>
          <table:table-cell office:value-type="float" office:value="1157">
            <text:p>1157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179">
            <text:p>1179</text:p>
          </table:table-cell>
          <table:table-cell office:value-type="float" office:value="50380800">
            <text:p>50380800</text:p>
          </table:table-cell>
          <table:table-cell table:style-name="ce6" table:formula="of:=MAX([.D160]/[.C160];[.G160]/[.F160])*1000/1024/1024" office:value-type="float" office:value="41.527117545376">
            <text:p>41.53</text:p>
          </table:table-cell>
          <table:table-cell table:style-name="ce6" table:formula="of:=IF([.H160];666.66667*1000*1000/[.H160]/1024/1024;&quot;??&quot;)" office:value-type="float" office:value="15.3100652865774">
            <text:p>15.31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haCha</text:p>
          </table:table-cell>
          <table:table-cell office:value-type="float" office:value="20080118">
            <text:p>20080118</text:p>
          </table:table-cell>
          <table:table-cell office:value-type="float" office:value="1164">
            <text:p>1164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211">
            <text:p>1211</text:p>
          </table:table-cell>
          <table:table-cell office:value-type="float" office:value="50380800">
            <text:p>50380800</text:p>
          </table:table-cell>
          <table:table-cell table:style-name="ce6" table:formula="of:=MAX([.D161]/[.C161];[.G161]/[.F161])*1000/1024/1024" office:value-type="float" office:value="41.2773840206186">
            <text:p>41.28</text:p>
          </table:table-cell>
          <table:table-cell table:style-name="ce6" table:formula="of:=IF([.H161];666.66667*1000*1000/[.H161]/1024/1024;&quot;??&quot;)" office:value-type="float" office:value="15.4026931664444">
            <text:p>15.4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Lex</text:p>
          </table:table-cell>
          <table:table-cell office:value-type="string">
            <text:p>v2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228">
            <text:p>1228</text:p>
          </table:table-cell>
          <table:table-cell office:value-type="float" office:value="50380800">
            <text:p>50380800</text:p>
          </table:table-cell>
          <table:table-cell table:style-name="ce6" table:formula="of:=MAX([.D162]/[.C162];[.G162]/[.F162])*1000/1024/1024" office:value-type="float" office:value="39.4797658175842">
            <text:p>39.48</text:p>
          </table:table-cell>
          <table:table-cell table:style-name="ce6" table:formula="of:=IF([.H162];666.66667*1000*1000/[.H162]/1024/1024;&quot;??&quot;)" office:value-type="float" office:value="16.1040185425797">
            <text:p>16.1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Rabbit</text:p>
          </table:table-cell>
          <table:table-cell office:value-type="string">
            <text:p>opt2</text:p>
          </table:table-cell>
          <table:table-cell office:value-type="float" office:value="1256">
            <text:p>1256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260">
            <text:p>1260</text:p>
          </table:table-cell>
          <table:table-cell office:value-type="float" office:value="50380800">
            <text:p>50380800</text:p>
          </table:table-cell>
          <table:table-cell table:style-name="ce6" table:formula="of:=MAX([.D163]/[.C163];[.G163]/[.F163])*1000/1024/1024" office:value-type="float" office:value="38.2538813694268">
            <text:p>38.25</text:p>
          </table:table-cell>
          <table:table-cell table:style-name="ce6" table:formula="of:=IF([.H163];666.66667*1000*1000/[.H163]/1024/1024;&quot;??&quot;)" office:value-type="float" office:value="16.6200881589812">
            <text:p>16.62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alsa20_12</text:p>
          </table:table-cell>
          <table:table-cell office:value-type="string">
            <text:p>merged</text:p>
          </table:table-cell>
          <table:table-cell office:value-type="float" office:value="1290">
            <text:p>1290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299">
            <text:p>1299</text:p>
          </table:table-cell>
          <table:table-cell office:value-type="float" office:value="50380800">
            <text:p>50380800</text:p>
          </table:table-cell>
          <table:table-cell table:style-name="ce6" table:formula="of:=MAX([.D164]/[.C164];[.G164]/[.F164])*1000/1024/1024" office:value-type="float" office:value="37.2456395348837">
            <text:p>37.25</text:p>
          </table:table-cell>
          <table:table-cell table:style-name="ce6" table:formula="of:=IF([.H164];666.66667*1000*1000/[.H164]/1024/1024;&quot;??&quot;)" office:value-type="float" office:value="17.0699950040492">
            <text:p>17.07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osemanuk</text:p>
          </table:table-cell>
          <table:table-cell table:style-name="ce5" office:value-type="date" office:date-value="2005-04-28">
            <text:p>4/28/05</text:p>
          </table:table-cell>
          <table:table-cell office:value-type="float" office:value="1304">
            <text:p>1304</text:p>
          </table:table-cell>
          <table:table-cell table:number-columns-repeated="2" office:value-type="float" office:value="50380800">
            <text:p>50380800</text:p>
          </table:table-cell>
          <table:table-cell office:value-type="float" office:value="1305">
            <text:p>1305</text:p>
          </table:table-cell>
          <table:table-cell office:value-type="float" office:value="50380800">
            <text:p>50380800</text:p>
          </table:table-cell>
          <table:table-cell table:style-name="ce6" table:formula="of:=MAX([.D165]/[.C165];[.G165]/[.F165])*1000/1024/1024" office:value-type="float" office:value="36.8457630368098">
            <text:p>36.85</text:p>
          </table:table-cell>
          <table:table-cell table:style-name="ce6" table:formula="of:=IF([.H165];666.66667*1000*1000/[.H165]/1024/1024;&quot;??&quot;)" office:value-type="float" office:value="17.255250763783">
            <text:p>17.2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RC4</text:p>
          </table:table-cell>
          <table:table-cell table:style-name="ce5" office:value-type="date" office:date-value="2005-08-23">
            <text:p>8/23/05</text:p>
          </table:table-cell>
          <table:table-cell office:value-type="float" office:value="1045">
            <text:p>1045</text:p>
          </table:table-cell>
          <table:table-cell table:number-columns-repeated="2" office:value-type="float" office:value="37785600">
            <text:p>37785600</text:p>
          </table:table-cell>
          <table:table-cell office:value-type="float" office:value="1047">
            <text:p>1047</text:p>
          </table:table-cell>
          <table:table-cell office:value-type="float" office:value="37785600">
            <text:p>37785600</text:p>
          </table:table-cell>
          <table:table-cell table:style-name="ce6" table:formula="of:=MAX([.D166]/[.C166];[.G166]/[.F166])*1000/1024/1024" office:value-type="float" office:value="34.4834031100478">
            <text:p>34.48</text:p>
          </table:table-cell>
          <table:table-cell table:style-name="ce6" table:formula="of:=IF([.H166];666.66667*1000*1000/[.H166]/1024/1024;&quot;??&quot;)" office:value-type="float" office:value="18.437358944942">
            <text:p>18.4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Salsa20</text:p>
          </table:table-cell>
          <table:table-cell office:value-type="string">
            <text:p>merged</text:p>
          </table:table-cell>
          <table:table-cell office:value-type="float" office:value="1276">
            <text:p>1276</text:p>
          </table:table-cell>
          <table:table-cell table:number-columns-repeated="2" office:value-type="float" office:value="37785600">
            <text:p>37785600</text:p>
          </table:table-cell>
          <table:table-cell office:value-type="float" office:value="1312">
            <text:p>1312</text:p>
          </table:table-cell>
          <table:table-cell office:value-type="float" office:value="37785600">
            <text:p>37785600</text:p>
          </table:table-cell>
          <table:table-cell table:style-name="ce6" table:formula="of:=MAX([.D167]/[.C167];[.G167]/[.F167])*1000/1024/1024" office:value-type="float" office:value="28.2407180642633">
            <text:p>28.24</text:p>
          </table:table-cell>
          <table:table-cell table:style-name="ce6" table:formula="of:=IF([.H167];666.66667*1000*1000/[.H167]/1024/1024;&quot;??&quot;)" office:value-type="float" office:value="22.5129856590871">
            <text:p>22.51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AES128Bernstein</text:p>
          </table:table-cell>
          <table:table-cell office:value-type="string">
            <text:p>little-4</text:p>
          </table:table-cell>
          <table:table-cell office:value-type="float" office:value="1197">
            <text:p>1197</text:p>
          </table:table-cell>
          <table:table-cell table:number-columns-repeated="2" office:value-type="float" office:value="25190400">
            <text:p>25190400</text:p>
          </table:table-cell>
          <table:table-cell office:value-type="float" office:value="1205">
            <text:p>1205</text:p>
          </table:table-cell>
          <table:table-cell office:value-type="float" office:value="25190400">
            <text:p>25190400</text:p>
          </table:table-cell>
          <table:table-cell table:style-name="ce6" table:formula="of:=MAX([.D168]/[.C168];[.G168]/[.F168])*1000/1024/1024" office:value-type="float" office:value="20.0697055137845">
            <text:p>20.07</text:p>
          </table:table-cell>
          <table:table-cell table:style-name="ce6" table:formula="of:=IF([.H168];666.66667*1000*1000/[.H168]/1024/1024;&quot;??&quot;)" office:value-type="float" office:value="31.6787349144912">
            <text:p>31.6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AES256Hongjun</text:p>
          </table:table-cell>
          <table:table-cell office:value-type="string">
            <text:p>v1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25190400">
            <text:p>25190400</text:p>
          </table:table-cell>
          <table:table-cell office:value-type="float" office:value="1262">
            <text:p>1262</text:p>
          </table:table-cell>
          <table:table-cell office:value-type="float" office:value="25190400">
            <text:p>25190400</text:p>
          </table:table-cell>
          <table:table-cell table:style-name="ce6" table:formula="of:=MAX([.D169]/[.C169];[.G169]/[.F169])*1000/1024/1024" office:value-type="float" office:value="19.1421812749004">
            <text:p>19.14</text:p>
          </table:table-cell>
          <table:table-cell table:style-name="ce6" table:formula="of:=IF([.H169];666.66667*1000*1000/[.H169]/1024/1024;&quot;??&quot;)" office:value-type="float" office:value="33.213711209429">
            <text:p>33.21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 table:number-rows-repeated="2">
          <table:table-cell table:number-columns-repeated="8"/>
          <table:table-cell table:style-name="ce6" table:number-columns-repeated="3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E.speed (MB/s)</text:p>
          </table:table-cell>
          <table:table-cell table:style-name="ce6" office:value-type="string">
            <text:p>Speed (ticks/B)</text:p>
          </table:table-cell>
          <table:table-cell table:style-name="ce6" table:number-columns-repeated="2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bswap64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table:number-columns-repeated="2" office:value-type="float" office:value="365260800">
            <text:p>3652608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173]/[.C173];[.G173]/[.F173])*1000/1024/1024" office:value-type="float" office:value="345.575241815476">
            <text:p>345.58</text:p>
          </table:table-cell>
          <table:table-cell table:style-name="ce6" table:formula="of:=IF([.H173];666.66667*1000*1000/[.H173]/1024/1024;&quot;??&quot;)" office:value-type="float" office:value="1.83978133804668">
            <text:p>1.8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swap32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table:number-columns-repeated="2" office:value-type="float" office:value="163737600">
            <text:p>1637376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174]/[.C174];[.G174]/[.F174])*1000/1024/1024" office:value-type="float" office:value="144.585503472222">
            <text:p>144.59</text:p>
          </table:table-cell>
          <table:table-cell table:style-name="ce6" table:formula="of:=IF([.H174];666.66667*1000*1000/[.H174]/1024/1024;&quot;??&quot;)" office:value-type="float" office:value="4.39727957170497">
            <text:p>4.40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>
          <table:table-cell office:value-type="string">
            <text:p>bswap16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table:number-columns-repeated="2" office:value-type="float" office:value="113356800">
            <text:p>1133568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175]/[.C175];[.G175]/[.F175])*1000/1024/1024" office:value-type="float" office:value="102.957589285714">
            <text:p>102.96</text:p>
          </table:table-cell>
          <table:table-cell table:style-name="ce6" table:formula="of:=IF([.H175];666.66667*1000*1000/[.H175]/1024/1024;&quot;??&quot;)" office:value-type="float" office:value="6.17519199112889">
            <text:p>6.1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1" table:number-rows-repeated="2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style-name="ce1" office:value-type="string">
            <text:p>Failed: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Snappy</text:p>
          </table:table-cell>
          <table:table-cell office:value-type="string">
            <text:p>1.1.0</text:p>
          </table:table-cell>
          <table:table-cell office:value-type="string">
            <text:p>Didn't work</text:p>
          </table:table-cell>
          <table:table-cell table:number-columns-repeated="5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LZWC</text:p>
          </table:table-cell>
          <table:table-cell office:value-type="string">
            <text:p>0.4</text:p>
          </table:table-cell>
          <table:table-cell office:value-type="string">
            <text:p>Didn't work</text:p>
          </table:table-cell>
          <table:table-cell table:number-columns-repeated="5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LZMAT</text:p>
          </table:table-cell>
          <table:table-cell office:value-type="string">
            <text:p>1.1</text:p>
          </table:table-cell>
          <table:table-cell office:value-type="string">
            <text:p>Didn't work</text:p>
          </table:table-cell>
          <table:table-cell table:number-columns-repeated="5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Tornado</text:p>
          </table:table-cell>
          <table:table-cell office:value-type="string">
            <text:p>0.5</text:p>
          </table:table-cell>
          <table:table-cell office:value-type="string">
            <text:p>Didn't compile</text:p>
          </table:table-cell>
          <table:table-cell table:number-columns-repeated="5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Yappy</text:p>
          </table:table-cell>
          <table:table-cell office:value-type="string">
            <text:p>v2</text:p>
          </table:table-cell>
          <table:table-cell office:value-type="string">
            <text:p>CRC mismatch</text:p>
          </table:table-cell>
          <table:table-cell table:number-columns-repeated="5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gipfeli</text:p>
          </table:table-cell>
          <table:table-cell table:style-name="ce5" office:value-type="string">
            <text:p>2011-10-21</text:p>
          </table:table-cell>
          <table:table-cell office:value-type="string">
            <text:p>CRC mismatch</text:p>
          </table:table-cell>
          <table:table-cell table:number-columns-repeated="5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QuickLZ-zip</text:p>
          </table:table-cell>
          <table:table-cell table:style-name="ce5" office:value-type="string">
            <text:p>0.4</text:p>
          </table:table-cell>
          <table:table-cell office:value-type="string">
            <text:p>Didn't work</text:p>
          </table:table-cell>
          <table:table-cell table:number-columns-repeated="5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 table:number-rows-repeated="2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style-name="ce1" office:value-type="string">
            <text:p>System: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processor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cpu</text:p>
          </table:table-cell>
          <table:table-cell office:value-type="string">
            <text:p>440EPX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clock</text:p>
          </table:table-cell>
          <table:table-cell office:value-type="string">
            <text:p>666.666670MHz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revision</text:p>
          </table:table-cell>
          <table:table-cell office:value-type="string">
            <text:p>24.208 (pvr 2162 18d0)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bogomips</text:p>
          </table:table-cell>
          <table:table-cell office:value-type="float" office:value="1333.33">
            <text:p>1333.33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timebase</text:p>
          </table:table-cell>
          <table:table-cell office:value-type="float" office:value="666666670">
            <text:p>666666670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PowerPC 44x Platform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model</text:p>
          </table:table-cell>
          <table:table-cell office:value-type="string">
            <text:p>amcc,sequoia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Memory</text:p>
          </table:table-cell>
          <table:table-cell office:value-type="string">
            <text:p>255 MB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PowerPC Book E architecture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32KB I-cache, 32KB D-cache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UTLB Word Wide parity on data and tag address parity with exception force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Three logical regions in D-cache: locked, transient, normal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D-cache full line flush capability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41-bit virtual address, 36-bit (64GB) physical address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Superscalar, out-of-order execution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7-stage pipeline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3 execution pipelines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Dynamic branch prediction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Memory management unit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64-entry, full associative, unified TLB with optional parity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Separate instruction and data micro-TLBs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Storage attributes for write-through, cache-inhibited, guarded, and big or little endian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Debug facilities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Multiple instruction and data range breakpoints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Data value compare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Single step, branch, and trap events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Non-invasive real-time trace interface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24 DSP instructions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Single cycle multiply and multiply-accumulate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32 x 32 integer multiply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16 x 16 -&gt; 32-bit MAC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Both cache controllers have 32-byte lines, and both are highly associative, having 64-way set-associativity 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fsbench 0.14.2</text:p>
          </table:table-cell>
          <table:table-cell table:style-name="ce6" office:value-type="string">
            <text:p>-i10 -s1000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gcc 4.4.6</text:p>
          </table:table-cell>
          <table:table-cell office:value-type="string">
            <text:p>-O3 -fno-tree-vectorize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Linux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style-name="ce1" office:value-type="string">
            <text:p>Data: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tar of scc files trimmed to 1 MB each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table:style-name="ce1" office:value-type="string">
            <text:p>TODO: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32-bit-optimised SHA3 hashes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Check that codecs decompressed correctly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>
          <table:table-cell office:value-type="string">
            <text:p>FNV1a-YoshimitsuTRIADii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 table:number-rows-repeated="3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1" table:number-rows-repeated="1308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2K-sequoia" table:style-name="ta4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3" table:default-cell-style-name="ce11"/>
        <table:table-column table:style-name="co22" table:default-cell-style-name="ce11"/>
        <table:table-column table:style-name="co14" table:number-columns-repeated="248" table:default-cell-style-name="ce11"/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office:value-type="string">
            <text:p>Speed (ticks/B)</text:p>
          </table:table-cell>
          <table:table-cell table:number-columns-repeated="247"/>
        </table:table-row>
        <table:table-row table:style-name="ro1">
          <table:table-cell office:value-type="string">
            <text:p>FNV1a-YoshimitsuTRIAD</text:p>
          </table:table-cell>
          <table:table-cell office:value-type="string">
            <text:p>2013-05-12</text:p>
          </table:table-cell>
          <table:table-cell office:value-type="float" office:value="1047">
            <text:p>1047</text:p>
          </table:table-cell>
          <table:table-cell office:value-type="float" office:value="524288000">
            <text:p>524288000</text:p>
          </table:table-cell>
          <table:table-cell office:value-type="float" office:value="524352000">
            <text:p>524352000</text:p>
          </table:table-cell>
          <table:table-cell office:value-type="float" office:value="1049">
            <text:p>1049</text:p>
          </table:table-cell>
          <table:table-cell office:value-type="float" office:value="524288000">
            <text:p>524288000</text:p>
          </table:table-cell>
          <table:table-cell table:style-name="ce6" table:formula="of:=MAX([.D2]/[.C2];[.G2]/[.F2])*1000/1024/1024" office:value-type="float" office:value="477.554918815664">
            <text:p>477.55</text:p>
          </table:table-cell>
          <table:table-cell table:style-name="ce6" table:formula="of:=IF([.H2];666.66667*1000*1000/[.H2]/1024/1024;&quot;??&quot;)" office:value-type="float" office:value="1.33132935235977">
            <text:p>1.33</text:p>
          </table:table-cell>
          <table:table-cell table:number-columns-repeated="247"/>
        </table:table-row>
        <table:table-row table:style-name="ro1">
          <table:table-cell office:value-type="string">
            <text:p>FNV1a-Yoshimura</text:p>
          </table:table-cell>
          <table:table-cell office:value-type="string">
            <text:p>2013-05-12</text:p>
          </table:table-cell>
          <table:table-cell office:value-type="float" office:value="1012">
            <text:p>1012</text:p>
          </table:table-cell>
          <table:table-cell office:value-type="float" office:value="491520000">
            <text:p>491520000</text:p>
          </table:table-cell>
          <table:table-cell office:value-type="float" office:value="491640000">
            <text:p>491640000</text:p>
          </table:table-cell>
          <table:table-cell office:value-type="float" office:value="1024">
            <text:p>1024</text:p>
          </table:table-cell>
          <table:table-cell office:value-type="float" office:value="491520000">
            <text:p>491520000</text:p>
          </table:table-cell>
          <table:table-cell table:style-name="ce6" table:formula="of:=MAX([.D3]/[.C3];[.G3]/[.F3])*1000/1024/1024" office:value-type="float" office:value="463.191699604743">
            <text:p>463.19</text:p>
          </table:table-cell>
          <table:table-cell table:style-name="ce6" table:formula="of:=IF([.H3];666.66667*1000*1000/[.H3]/1024/1024;&quot;??&quot;)" office:value-type="float" office:value="1.37261285408529">
            <text:p>1.37</text:p>
          </table:table-cell>
          <table:table-cell table:number-columns-repeated="247"/>
        </table:table-row>
        <table:table-row table:style-name="ro1">
          <table:table-cell office:value-type="string">
            <text:p>FNV1a-Yorikke</text:p>
          </table:table-cell>
          <table:table-cell office:value-type="string">
            <text:p>2013-05-12</text:p>
          </table:table-cell>
          <table:table-cell office:value-type="float" office:value="1016">
            <text:p>1016</text:p>
          </table:table-cell>
          <table:table-cell office:value-type="float" office:value="491520000">
            <text:p>491520000</text:p>
          </table:table-cell>
          <table:table-cell office:value-type="float" office:value="491580000">
            <text:p>491580000</text:p>
          </table:table-cell>
          <table:table-cell office:value-type="float" office:value="1024">
            <text:p>1024</text:p>
          </table:table-cell>
          <table:table-cell office:value-type="float" office:value="491520000">
            <text:p>491520000</text:p>
          </table:table-cell>
          <table:table-cell table:style-name="ce6" table:formula="of:=MAX([.D4]/[.C4];[.G4]/[.F4])*1000/1024/1024" office:value-type="float" office:value="461.36811023622">
            <text:p>461.37</text:p>
          </table:table-cell>
          <table:table-cell table:style-name="ce6" table:formula="of:=IF([.H4];666.66667*1000*1000/[.H4]/1024/1024;&quot;??&quot;)" office:value-type="float" office:value="1.37803820133464">
            <text:p>1.38</text:p>
          </table:table-cell>
          <table:table-cell table:number-columns-repeated="247"/>
        </table:table-row>
        <table:table-row table:style-name="ro1">
          <table:table-cell office:value-type="string">
            <text:p>fletcher2</text:p>
          </table:table-cell>
          <table:table-cell office:value-type="float" office:value="2010">
            <text:p>2010</text:p>
          </table:table-cell>
          <table:table-cell office:value-type="float" office:value="1027">
            <text:p>1027</text:p>
          </table:table-cell>
          <table:table-cell office:value-type="float" office:value="425984000">
            <text:p>425984000</text:p>
          </table:table-cell>
          <table:table-cell office:value-type="float" office:value="426400000">
            <text:p>426400000</text:p>
          </table:table-cell>
          <table:table-cell office:value-type="float" office:value="1040">
            <text:p>1040</text:p>
          </table:table-cell>
          <table:table-cell office:value-type="float" office:value="393216000">
            <text:p>393216000</text:p>
          </table:table-cell>
          <table:table-cell table:style-name="ce6" table:formula="of:=MAX([.D5]/[.C5];[.G5]/[.F5])*1000/1024/1024" office:value-type="float" office:value="395.569620253165">
            <text:p>395.57</text:p>
          </table:table-cell>
          <table:table-cell table:style-name="ce6" table:formula="of:=IF([.H5];666.66667*1000*1000/[.H5]/1024/1024;&quot;??&quot;)" office:value-type="float" office:value="1.60725912261963">
            <text:p>1.61</text:p>
          </table:table-cell>
          <table:table-cell table:number-columns-repeated="247"/>
        </table:table-row>
        <table:table-row table:style-name="ro1">
          <table:table-cell office:value-type="string">
            <text:p>FNV1a-Tesla</text:p>
          </table:table-cell>
          <table:table-cell office:value-type="string">
            <text:p>2013-05-12</text:p>
          </table:table-cell>
          <table:table-cell office:value-type="float" office:value="1036">
            <text:p>1036</text:p>
          </table:table-cell>
          <table:table-cell office:value-type="float" office:value="425984000">
            <text:p>425984000</text:p>
          </table:table-cell>
          <table:table-cell office:value-type="float" office:value="426088000">
            <text:p>426088000</text:p>
          </table:table-cell>
          <table:table-cell office:value-type="float" office:value="1036">
            <text:p>1036</text:p>
          </table:table-cell>
          <table:table-cell office:value-type="float" office:value="393216000">
            <text:p>393216000</text:p>
          </table:table-cell>
          <table:table-cell table:style-name="ce6" table:formula="of:=MAX([.D6]/[.C6];[.G6]/[.F6])*1000/1024/1024" office:value-type="float" office:value="392.133204633205">
            <text:p>392.13</text:p>
          </table:table-cell>
          <table:table-cell table:style-name="ce6" table:formula="of:=IF([.H6];666.66667*1000*1000/[.H6]/1024/1024;&quot;??&quot;)" office:value-type="float" office:value="1.62134415874775">
            <text:p>1.62</text:p>
          </table:table-cell>
          <table:table-cell table:number-columns-repeated="247"/>
        </table:table-row>
        <table:table-row table:style-name="ro1">
          <table:table-cell office:value-type="string">
            <text:p>FNV1a-Mantis</text:p>
          </table:table-cell>
          <table:table-cell office:value-type="string">
            <text:p>2013-05-12</text:p>
          </table:table-cell>
          <table:table-cell office:value-type="float" office:value="1000">
            <text:p>1000</text:p>
          </table:table-cell>
          <table:table-cell office:value-type="float" office:value="393216000">
            <text:p>393216000</text:p>
          </table:table-cell>
          <table:table-cell office:value-type="float" office:value="393264000">
            <text:p>393264000</text:p>
          </table:table-cell>
          <table:table-cell office:value-type="float" office:value="1004">
            <text:p>1004</text:p>
          </table:table-cell>
          <table:table-cell office:value-type="float" office:value="393216000">
            <text:p>393216000</text:p>
          </table:table-cell>
          <table:table-cell table:style-name="ce6" table:formula="of:=MAX([.D7]/[.C7];[.G7]/[.F7])*1000/1024/1024" office:value-type="float" office:value="375">
            <text:p>375.00</text:p>
          </table:table-cell>
          <table:table-cell table:style-name="ce6" table:formula="of:=IF([.H7];666.66667*1000*1000/[.H7]/1024/1024;&quot;??&quot;)" office:value-type="float" office:value="1.69542101542155">
            <text:p>1.70</text:p>
          </table:table-cell>
          <table:table-cell table:number-columns-repeated="247"/>
        </table:table-row>
        <table:table-row table:style-name="ro1">
          <table:table-cell office:value-type="string">
            <text:p>FNV1a-Tesla3</text:p>
          </table:table-cell>
          <table:table-cell office:value-type="string">
            <text:p>2013-05-12</text:p>
          </table:table-cell>
          <table:table-cell office:value-type="float" office:value="1002">
            <text:p>1002</text:p>
          </table:table-cell>
          <table:table-cell office:value-type="float" office:value="393216000">
            <text:p>393216000</text:p>
          </table:table-cell>
          <table:table-cell office:value-type="float" office:value="393312000">
            <text:p>393312000</text:p>
          </table:table-cell>
          <table:table-cell office:value-type="float" office:value="1091">
            <text:p>1091</text:p>
          </table:table-cell>
          <table:table-cell office:value-type="float" office:value="393216000">
            <text:p>393216000</text:p>
          </table:table-cell>
          <table:table-cell table:style-name="ce6" table:formula="of:=MAX([.D8]/[.C8];[.G8]/[.F8])*1000/1024/1024" office:value-type="float" office:value="374.251497005988">
            <text:p>374.25</text:p>
          </table:table-cell>
          <table:table-cell table:style-name="ce6" table:formula="of:=IF([.H8];666.66667*1000*1000/[.H8]/1024/1024;&quot;??&quot;)" office:value-type="float" office:value="1.69881185745239">
            <text:p>1.70</text:p>
          </table:table-cell>
          <table:table-cell table:number-columns-repeated="247"/>
        </table:table-row>
        <table:table-row table:style-name="ro1">
          <table:table-cell office:value-type="string">
            <text:p>FNV1a-Meiyan</text:p>
          </table:table-cell>
          <table:table-cell office:value-type="string">
            <text:p>2013-05-12</text:p>
          </table:table-cell>
          <table:table-cell office:value-type="float" office:value="1004">
            <text:p>1004</text:p>
          </table:table-cell>
          <table:table-cell office:value-type="float" office:value="393216000">
            <text:p>393216000</text:p>
          </table:table-cell>
          <table:table-cell office:value-type="float" office:value="393264000">
            <text:p>393264000</text:p>
          </table:table-cell>
          <table:table-cell office:value-type="float" office:value="1007">
            <text:p>1007</text:p>
          </table:table-cell>
          <table:table-cell office:value-type="float" office:value="393216000">
            <text:p>393216000</text:p>
          </table:table-cell>
          <table:table-cell table:style-name="ce6" table:formula="of:=MAX([.D9]/[.C9];[.G9]/[.F9])*1000/1024/1024" office:value-type="float" office:value="373.505976095618">
            <text:p>373.51</text:p>
          </table:table-cell>
          <table:table-cell table:style-name="ce6" table:formula="of:=IF([.H9];666.66667*1000*1000/[.H9]/1024/1024;&quot;??&quot;)" office:value-type="float" office:value="1.70220269948324">
            <text:p>1.70</text:p>
          </table:table-cell>
          <table:table-cell table:number-columns-repeated="247"/>
        </table:table-row>
        <table:table-row table:style-name="ro1">
          <table:table-cell office:value-type="string">
            <text:p>FNV1a-Jesteress</text:p>
          </table:table-cell>
          <table:table-cell office:value-type="string">
            <text:p>2013-05-12</text:p>
          </table:table-cell>
          <table:table-cell office:value-type="float" office:value="1015">
            <text:p>1015</text:p>
          </table:table-cell>
          <table:table-cell office:value-type="float" office:value="393216000">
            <text:p>393216000</text:p>
          </table:table-cell>
          <table:table-cell office:value-type="float" office:value="393264000">
            <text:p>393264000</text:p>
          </table:table-cell>
          <table:table-cell office:value-type="float" office:value="1022">
            <text:p>1022</text:p>
          </table:table-cell>
          <table:table-cell office:value-type="float" office:value="393216000">
            <text:p>393216000</text:p>
          </table:table-cell>
          <table:table-cell table:style-name="ce6" table:formula="of:=MAX([.D10]/[.C10];[.G10]/[.F10])*1000/1024/1024" office:value-type="float" office:value="369.458128078818">
            <text:p>369.46</text:p>
          </table:table-cell>
          <table:table-cell table:style-name="ce6" table:formula="of:=IF([.H10];666.66667*1000*1000/[.H10]/1024/1024;&quot;??&quot;)" office:value-type="float" office:value="1.72085233065287">
            <text:p>1.7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xxhash</text:p>
          </table:table-cell>
          <table:table-cell table:style-name="ce1" office:value-type="string">
            <text:p>r29</text:p>
          </table:table-cell>
          <table:table-cell office:value-type="float" office:value="1078">
            <text:p>1078</text:p>
          </table:table-cell>
          <table:table-cell office:value-type="float" office:value="393216000">
            <text:p>393216000</text:p>
          </table:table-cell>
          <table:table-cell office:value-type="float" office:value="393264000">
            <text:p>393264000</text:p>
          </table:table-cell>
          <table:table-cell office:value-type="float" office:value="1002">
            <text:p>1002</text:p>
          </table:table-cell>
          <table:table-cell office:value-type="float" office:value="360448000">
            <text:p>360448000</text:p>
          </table:table-cell>
          <table:table-cell table:style-name="ce8" table:formula="of:=MAX([.D11]/[.C11];[.G11]/[.F11])*1000/1024/1024" office:value-type="float" office:value="347.866419294991">
            <text:p>347.87</text:p>
          </table:table-cell>
          <table:table-cell table:style-name="ce6" table:formula="of:=IF([.H11];666.66667*1000*1000/[.H11]/1024/1024;&quot;??&quot;)" office:value-type="float" office:value="1.82766385462443">
            <text:p>1.83</text:p>
          </table:table-cell>
          <table:table-cell table:number-columns-repeated="247"/>
        </table:table-row>
        <table:table-row table:style-name="ro1">
          <table:table-cell office:value-type="string">
            <text:p>CrapWow</text:p>
          </table:table-cell>
          <table:table-cell office:value-type="string">
            <text:p>2012-06-07</text:p>
          </table:table-cell>
          <table:table-cell office:value-type="float" office:value="1073">
            <text:p>1073</text:p>
          </table:table-cell>
          <table:table-cell office:value-type="float" office:value="327680000">
            <text:p>327680000</text:p>
          </table:table-cell>
          <table:table-cell office:value-type="float" office:value="327720000">
            <text:p>327720000</text:p>
          </table:table-cell>
          <table:table-cell office:value-type="float" office:value="1073">
            <text:p>1073</text:p>
          </table:table-cell>
          <table:table-cell office:value-type="float" office:value="327680000">
            <text:p>327680000</text:p>
          </table:table-cell>
          <table:table-cell table:style-name="ce6" table:formula="of:=MAX([.D12]/[.C12];[.G12]/[.F12])*1000/1024/1024" office:value-type="float" office:value="291.239515377446">
            <text:p>291.24</text:p>
          </table:table-cell>
          <table:table-cell table:style-name="ce6" table:formula="of:=IF([.H12];666.66667*1000*1000/[.H12]/1024/1024;&quot;??&quot;)" office:value-type="float" office:value="2.18302409945679">
            <text:p>2.18</text:p>
          </table:table-cell>
          <table:table-cell table:number-columns-repeated="247"/>
        </table:table-row>
        <table:table-row table:style-name="ro1">
          <table:table-cell office:value-type="string">
            <text:p>murmur3_x86_128</text:p>
          </table:table-cell>
          <table:table-cell office:value-type="string">
            <text:p>2012-02-29</text:p>
          </table:table-cell>
          <table:table-cell office:value-type="float" office:value="1029">
            <text:p>1029</text:p>
          </table:table-cell>
          <table:table-cell office:value-type="float" office:value="262144000">
            <text:p>262144000</text:p>
          </table:table-cell>
          <table:table-cell office:value-type="float" office:value="262272000">
            <text:p>262272000</text:p>
          </table:table-cell>
          <table:table-cell office:value-type="float" office:value="1088">
            <text:p>1088</text:p>
          </table:table-cell>
          <table:table-cell office:value-type="float" office:value="262144000">
            <text:p>262144000</text:p>
          </table:table-cell>
          <table:table-cell table:style-name="ce6" table:formula="of:=MAX([.D13]/[.C13];[.G13]/[.F13])*1000/1024/1024" office:value-type="float" office:value="242.954324586978">
            <text:p>242.95</text:p>
          </table:table-cell>
          <table:table-cell table:style-name="ce6" table:formula="of:=IF([.H13];666.66667*1000*1000/[.H13]/1024/1024;&quot;??&quot;)" office:value-type="float" office:value="2.61688233730316">
            <text:p>2.62</text:p>
          </table:table-cell>
          <table:table-cell table:number-columns-repeated="247"/>
        </table:table-row>
        <table:table-row table:style-name="ro1">
          <table:table-cell office:value-type="string">
            <text:p>CityHash32</text:p>
          </table:table-cell>
          <table:table-cell office:value-type="string">
            <text:p>1.1.0</text:p>
          </table:table-cell>
          <table:table-cell office:value-type="float" office:value="1043">
            <text:p>1043</text:p>
          </table:table-cell>
          <table:table-cell office:value-type="float" office:value="262144000">
            <text:p>262144000</text:p>
          </table:table-cell>
          <table:table-cell office:value-type="float" office:value="262176000">
            <text:p>262176000</text:p>
          </table:table-cell>
          <table:table-cell office:value-type="float" office:value="1043">
            <text:p>1043</text:p>
          </table:table-cell>
          <table:table-cell office:value-type="float" office:value="262144000">
            <text:p>262144000</text:p>
          </table:table-cell>
          <table:table-cell table:style-name="ce6" table:formula="of:=MAX([.D14]/[.C14];[.G14]/[.F14])*1000/1024/1024" office:value-type="float" office:value="239.693192713327">
            <text:p>239.69</text:p>
          </table:table-cell>
          <table:table-cell table:style-name="ce6" table:formula="of:=IF([.H14];666.66667*1000*1000/[.H14]/1024/1024;&quot;??&quot;)" office:value-type="float" office:value="2.65248617862701">
            <text:p>2.65</text:p>
          </table:table-cell>
          <table:table-cell table:number-columns-repeated="247"/>
        </table:table-row>
        <table:table-row table:style-name="ro1">
          <table:table-cell office:value-type="string">
            <text:p>xxhash256</text:p>
          </table:table-cell>
          <table:table-cell office:value-type="float" office:value="1">
            <text:p>1</text:p>
          </table:table-cell>
          <table:table-cell office:value-type="float" office:value="1127">
            <text:p>1127</text:p>
          </table:table-cell>
          <table:table-cell office:value-type="float" office:value="262144000">
            <text:p>262144000</text:p>
          </table:table-cell>
          <table:table-cell office:value-type="float" office:value="262400000">
            <text:p>262400000</text:p>
          </table:table-cell>
          <table:table-cell office:value-type="float" office:value="1039">
            <text:p>1039</text:p>
          </table:table-cell>
          <table:table-cell office:value-type="float" office:value="229376000">
            <text:p>229376000</text:p>
          </table:table-cell>
          <table:table-cell table:style-name="ce6" table:formula="of:=MAX([.D15]/[.C15];[.G15]/[.F15])*1000/1024/1024" office:value-type="float" office:value="221.827861579414">
            <text:p>221.83</text:p>
          </table:table-cell>
          <table:table-cell table:style-name="ce6" table:formula="of:=IF([.H15];666.66667*1000*1000/[.H15]/1024/1024;&quot;??&quot;)" office:value-type="float" office:value="2.86610922657013">
            <text:p>2.87</text:p>
          </table:table-cell>
          <table:table-cell table:number-columns-repeated="247"/>
        </table:table-row>
        <table:table-row table:style-name="ro1">
          <table:table-cell office:value-type="string">
            <text:p>fletcher4</text:p>
          </table:table-cell>
          <table:table-cell office:value-type="float" office:value="2010">
            <text:p>2010</text:p>
          </table:table-cell>
          <table:table-cell office:value-type="float" office:value="1061">
            <text:p>1061</text:p>
          </table:table-cell>
          <table:table-cell office:value-type="float" office:value="196608000">
            <text:p>196608000</text:p>
          </table:table-cell>
          <table:table-cell office:value-type="float" office:value="196800000">
            <text:p>196800000</text:p>
          </table:table-cell>
          <table:table-cell office:value-type="float" office:value="1071">
            <text:p>1071</text:p>
          </table:table-cell>
          <table:table-cell office:value-type="float" office:value="196608000">
            <text:p>196608000</text:p>
          </table:table-cell>
          <table:table-cell table:style-name="ce6" table:formula="of:=MAX([.D16]/[.C16];[.G16]/[.F16])*1000/1024/1024" office:value-type="float" office:value="176.720075400566">
            <text:p>176.72</text:p>
          </table:table-cell>
          <table:table-cell table:style-name="ce6" table:formula="of:=IF([.H16];666.66667*1000*1000/[.H16]/1024/1024;&quot;??&quot;)" office:value-type="float" office:value="3.59768339472453">
            <text:p>3.60</text:p>
          </table:table-cell>
          <table:table-cell table:number-columns-repeated="247"/>
        </table:table-row>
        <table:table-row table:style-name="ro1">
          <table:table-cell office:value-type="string">
            <text:p>CityHash64</text:p>
          </table:table-cell>
          <table:table-cell office:value-type="string">
            <text:p>1.1.0</text:p>
          </table:table-cell>
          <table:table-cell office:value-type="float" office:value="1095">
            <text:p>1095</text:p>
          </table:table-cell>
          <table:table-cell office:value-type="float" office:value="163840000">
            <text:p>163840000</text:p>
          </table:table-cell>
          <table:table-cell office:value-type="float" office:value="163880000">
            <text:p>163880000</text:p>
          </table:table-cell>
          <table:table-cell office:value-type="float" office:value="1130">
            <text:p>1130</text:p>
          </table:table-cell>
          <table:table-cell office:value-type="float" office:value="163840000">
            <text:p>163840000</text:p>
          </table:table-cell>
          <table:table-cell table:style-name="ce6" table:formula="of:=MAX([.D17]/[.C17];[.G17]/[.F17])*1000/1024/1024" office:value-type="float" office:value="142.694063926941">
            <text:p>142.69</text:p>
          </table:table-cell>
          <table:table-cell table:style-name="ce6" table:formula="of:=IF([.H17];666.66667*1000*1000/[.H17]/1024/1024;&quot;??&quot;)" office:value-type="float" office:value="4.45556642852783">
            <text:p>4.46</text:p>
          </table:table-cell>
          <table:table-cell table:number-columns-repeated="247"/>
        </table:table-row>
        <table:table-row table:style-name="ro1">
          <table:table-cell office:value-type="string">
            <text:p>murmur3_x64_128</text:p>
          </table:table-cell>
          <table:table-cell office:value-type="string">
            <text:p>2012-02-29</text:p>
          </table:table-cell>
          <table:table-cell office:value-type="float" office:value="1130">
            <text:p>1130</text:p>
          </table:table-cell>
          <table:table-cell office:value-type="float" office:value="163840000">
            <text:p>163840000</text:p>
          </table:table-cell>
          <table:table-cell office:value-type="float" office:value="163920000">
            <text:p>163920000</text:p>
          </table:table-cell>
          <table:table-cell office:value-type="float" office:value="1165">
            <text:p>1165</text:p>
          </table:table-cell>
          <table:table-cell office:value-type="float" office:value="163840000">
            <text:p>163840000</text:p>
          </table:table-cell>
          <table:table-cell table:style-name="ce6" table:formula="of:=MAX([.D18]/[.C18];[.G18]/[.F18])*1000/1024/1024" office:value-type="float" office:value="138.274336283186">
            <text:p>138.27</text:p>
          </table:table-cell>
          <table:table-cell table:style-name="ce6" table:formula="of:=IF([.H18];666.66667*1000*1000/[.H18]/1024/1024;&quot;??&quot;)" office:value-type="float" office:value="4.59798179382324">
            <text:p>4.60</text:p>
          </table:table-cell>
          <table:table-cell table:number-columns-repeated="247"/>
        </table:table-row>
        <table:table-row table:style-name="ro1">
          <table:table-cell office:value-type="string">
            <text:p>SpookyHash</text:p>
          </table:table-cell>
          <table:table-cell office:value-type="string">
            <text:p>V2 2012-08-05</text:p>
          </table:table-cell>
          <table:table-cell office:value-type="float" office:value="1190">
            <text:p>1190</text:p>
          </table:table-cell>
          <table:table-cell office:value-type="float" office:value="163840000">
            <text:p>163840000</text:p>
          </table:table-cell>
          <table:table-cell office:value-type="float" office:value="163920000">
            <text:p>163920000</text:p>
          </table:table-cell>
          <table:table-cell office:value-type="float" office:value="1195">
            <text:p>1195</text:p>
          </table:table-cell>
          <table:table-cell office:value-type="float" office:value="163840000">
            <text:p>163840000</text:p>
          </table:table-cell>
          <table:table-cell table:style-name="ce6" table:formula="of:=MAX([.D19]/[.C19];[.G19]/[.F19])*1000/1024/1024" office:value-type="float" office:value="131.302521008403">
            <text:p>131.30</text:p>
          </table:table-cell>
          <table:table-cell table:style-name="ce6" table:formula="of:=IF([.H19];666.66667*1000*1000/[.H19]/1024/1024;&quot;??&quot;)" office:value-type="float" office:value="4.84212242004394">
            <text:p>4.84</text:p>
          </table:table-cell>
          <table:table-cell table:number-columns-repeated="247"/>
        </table:table-row>
        <table:table-row table:style-name="ro1">
          <table:table-cell office:value-type="string">
            <text:p>murmur3_x86_32</text:p>
          </table:table-cell>
          <table:table-cell office:value-type="string">
            <text:p>2012-02-29</text:p>
          </table:table-cell>
          <table:table-cell office:value-type="float" office:value="1011">
            <text:p>1011</text:p>
          </table:table-cell>
          <table:table-cell office:value-type="float" office:value="131072000">
            <text:p>131072000</text:p>
          </table:table-cell>
          <table:table-cell office:value-type="float" office:value="131088000">
            <text:p>131088000</text:p>
          </table:table-cell>
          <table:table-cell office:value-type="float" office:value="1015">
            <text:p>1015</text:p>
          </table:table-cell>
          <table:table-cell office:value-type="float" office:value="131072000">
            <text:p>131072000</text:p>
          </table:table-cell>
          <table:table-cell table:style-name="ce6" table:formula="of:=MAX([.D20]/[.C20];[.G20]/[.F20])*1000/1024/1024" office:value-type="float" office:value="123.639960435213">
            <text:p>123.64</text:p>
          </table:table-cell>
          <table:table-cell table:style-name="ce6" table:formula="of:=IF([.H20];666.66667*1000*1000/[.H20]/1024/1024;&quot;??&quot;)" office:value-type="float" office:value="5.14221193977356">
            <text:p>5.14</text:p>
          </table:table-cell>
          <table:table-cell table:number-columns-repeated="247"/>
        </table:table-row>
        <table:table-row table:style-name="ro1">
          <table:table-cell office:value-type="string">
            <text:p>CityHash128</text:p>
          </table:table-cell>
          <table:table-cell table:style-name="ce5" office:value-type="string">
            <text:p>1.1.0</text:p>
          </table:table-cell>
          <table:table-cell office:value-type="float" office:value="1082">
            <text:p>1082</text:p>
          </table:table-cell>
          <table:table-cell office:value-type="float" office:value="131072000">
            <text:p>131072000</text:p>
          </table:table-cell>
          <table:table-cell office:value-type="float" office:value="131136000">
            <text:p>131136000</text:p>
          </table:table-cell>
          <table:table-cell office:value-type="float" office:value="1072">
            <text:p>1072</text:p>
          </table:table-cell>
          <table:table-cell office:value-type="float" office:value="131072000">
            <text:p>131072000</text:p>
          </table:table-cell>
          <table:table-cell table:style-name="ce6" table:formula="of:=MAX([.D21]/[.C21];[.G21]/[.F21])*1000/1024/1024" office:value-type="float" office:value="116.60447761194">
            <text:p>116.60</text:p>
          </table:table-cell>
          <table:table-cell table:style-name="ce6" table:formula="of:=IF([.H21];666.66667*1000*1000/[.H21]/1024/1024;&quot;??&quot;)" office:value-type="float" office:value="5.4524739855957">
            <text:p>5.45</text:p>
          </table:table-cell>
          <table:table-cell table:number-columns-repeated="247"/>
        </table:table-row>
        <table:table-row table:style-name="ro1">
          <table:table-cell office:value-type="string">
            <text:p>uhash</text:p>
          </table:table-cell>
          <table:table-cell office:value-type="string">
            <text:p>2007-04-17</text:p>
          </table:table-cell>
          <table:table-cell office:value-type="float" office:value="1168">
            <text:p>1168</text:p>
          </table:table-cell>
          <table:table-cell office:value-type="float" office:value="131072000">
            <text:p>131072000</text:p>
          </table:table-cell>
          <table:table-cell office:value-type="float" office:value="131104000">
            <text:p>131104000</text:p>
          </table:table-cell>
          <table:table-cell office:value-type="float" office:value="1169">
            <text:p>1169</text:p>
          </table:table-cell>
          <table:table-cell office:value-type="float" office:value="131072000">
            <text:p>131072000</text:p>
          </table:table-cell>
          <table:table-cell table:style-name="ce6" table:formula="of:=MAX([.D22]/[.C22];[.G22]/[.F22])*1000/1024/1024" office:value-type="float" office:value="107.020547945205">
            <text:p>107.02</text:p>
          </table:table-cell>
          <table:table-cell table:style-name="ce6" table:formula="of:=IF([.H22];666.66667*1000*1000/[.H22]/1024/1024;&quot;??&quot;)" office:value-type="float" office:value="5.94075523803711">
            <text:p>5.94</text:p>
          </table:table-cell>
          <table:table-cell table:number-columns-repeated="247"/>
        </table:table-row>
        <table:table-row table:style-name="ro1">
          <table:table-cell office:value-type="string">
            <text:p>umac</text:p>
          </table:table-cell>
          <table:table-cell table:style-name="ce9" office:value-type="string">
            <text:p>2007-04-17</text:p>
          </table:table-cell>
          <table:table-cell office:value-type="float" office:value="1185">
            <text:p>1185</text:p>
          </table:table-cell>
          <table:table-cell office:value-type="float" office:value="131072000">
            <text:p>131072000</text:p>
          </table:table-cell>
          <table:table-cell office:value-type="float" office:value="131104000">
            <text:p>131104000</text:p>
          </table:table-cell>
          <table:table-cell office:value-type="float" office:value="1181">
            <text:p>1181</text:p>
          </table:table-cell>
          <table:table-cell office:value-type="float" office:value="131072000">
            <text:p>131072000</text:p>
          </table:table-cell>
          <table:table-cell table:style-name="ce6" table:formula="of:=MAX([.D23]/[.C23];[.G23]/[.F23])*1000/1024/1024" office:value-type="float" office:value="105.84250635055">
            <text:p>105.84</text:p>
          </table:table-cell>
          <table:table-cell table:style-name="ce6" table:formula="of:=IF([.H23];666.66667*1000*1000/[.H23]/1024/1024;&quot;??&quot;)" office:value-type="float" office:value="6.00687665763855">
            <text:p>6.01</text:p>
          </table:table-cell>
          <table:table-cell table:number-columns-repeated="247"/>
        </table:table-row>
        <table:table-row table:style-name="ro1">
          <table:table-cell office:value-type="string">
            <text:p>vhash</text:p>
          </table:table-cell>
          <table:table-cell office:value-type="string">
            <text:p>2007-04-17</text:p>
          </table:table-cell>
          <table:table-cell office:value-type="float" office:value="1245">
            <text:p>1245</text:p>
          </table:table-cell>
          <table:table-cell office:value-type="float" office:value="98304000">
            <text:p>98304000</text:p>
          </table:table-cell>
          <table:table-cell office:value-type="float" office:value="98352000">
            <text:p>98352000</text:p>
          </table:table-cell>
          <table:table-cell office:value-type="float" office:value="1248">
            <text:p>1248</text:p>
          </table:table-cell>
          <table:table-cell office:value-type="float" office:value="98304000">
            <text:p>98304000</text:p>
          </table:table-cell>
          <table:table-cell table:style-name="ce6" table:formula="of:=MAX([.D24]/[.C24];[.G24]/[.F24])*1000/1024/1024" office:value-type="float" office:value="75.3012048192771">
            <text:p>75.30</text:p>
          </table:table-cell>
          <table:table-cell table:style-name="ce6" table:formula="of:=IF([.H24];666.66667*1000*1000/[.H24]/1024/1024;&quot;??&quot;)" office:value-type="float" office:value="8.44319665679931">
            <text:p>8.44</text:p>
          </table:table-cell>
          <table:table-cell table:number-columns-repeated="247"/>
        </table:table-row>
        <table:table-row table:style-name="ro1">
          <table:table-cell office:value-type="string">
            <text:p>vmac</text:p>
          </table:table-cell>
          <table:table-cell office:value-type="string">
            <text:p>2007-04-17</text:p>
          </table:table-cell>
          <table:table-cell office:value-type="float" office:value="1277">
            <text:p>1277</text:p>
          </table:table-cell>
          <table:table-cell office:value-type="float" office:value="98304000">
            <text:p>98304000</text:p>
          </table:table-cell>
          <table:table-cell office:value-type="float" office:value="98352000">
            <text:p>98352000</text:p>
          </table:table-cell>
          <table:table-cell office:value-type="float" office:value="1279">
            <text:p>1279</text:p>
          </table:table-cell>
          <table:table-cell office:value-type="float" office:value="98304000">
            <text:p>98304000</text:p>
          </table:table-cell>
          <table:table-cell table:style-name="ce6" table:formula="of:=MAX([.D25]/[.C25];[.G25]/[.F25])*1000/1024/1024" office:value-type="float" office:value="73.4142521534847">
            <text:p>73.41</text:p>
          </table:table-cell>
          <table:table-cell table:style-name="ce6" table:formula="of:=IF([.H25];666.66667*1000*1000/[.H25]/1024/1024;&quot;??&quot;)" office:value-type="float" office:value="8.66021054677327">
            <text:p>8.66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office:value-type="string">
            <text:p>Speed (ticks/B)</text:p>
          </table:table-cell>
          <table:table-cell table:number-columns-repeated="247"/>
        </table:table-row>
        <table:table-row table:style-name="ro1">
          <table:table-cell office:value-type="string">
            <text:p>bswap64</text:p>
          </table:table-cell>
          <table:table-cell table:style-name="ce9" office:value-type="string">
            <text:p>0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736704000">
            <text:p>17367040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29]/[.C29];[.G29]/[.F29])*1000/1024/1024" office:value-type="float" office:value="1654.5954045954">
            <text:p>1654.60</text:p>
          </table:table-cell>
          <table:table-cell table:style-name="ce6" table:formula="of:=IF([.H29];666.66667*1000*1000/[.H29]/1024/1024;&quot;??&quot;)" office:value-type="float" office:value="0.384252778061201">
            <text:p>0.38</text:p>
          </table:table-cell>
          <table:table-cell table:number-columns-repeated="247"/>
        </table:table-row>
        <table:table-row table:style-name="ro1">
          <table:table-cell office:value-type="string">
            <text:p>bswap32</text:p>
          </table:table-cell>
          <table:table-cell table:style-name="ce9" office:value-type="string">
            <text:p>0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524288000">
            <text:p>5242880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30]/[.C30];[.G30]/[.F30])*1000/1024/1024" office:value-type="float" office:value="481.231953801732">
            <text:p>481.23</text:p>
          </table:table-cell>
          <table:table-cell table:style-name="ce6" table:formula="of:=IF([.H30];666.66667*1000*1000/[.H30]/1024/1024;&quot;??&quot;)" office:value-type="float" office:value="1.32115682626724">
            <text:p>1.32</text:p>
          </table:table-cell>
          <table:table-cell table:number-columns-repeated="247"/>
        </table:table-row>
        <table:table-row table:style-name="ro1">
          <table:table-cell office:value-type="string">
            <text:p>bswap16</text:p>
          </table:table-cell>
          <table:table-cell table:style-name="ce9" office:value-type="string">
            <text:p>0</text:p>
          </table:table-cell>
          <table:table-cell office:value-type="float" office:value="1046">
            <text:p>1046</text:p>
          </table:table-cell>
          <table:table-cell table:number-columns-repeated="2" office:value-type="float" office:value="262144000">
            <text:p>2621440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6" table:formula="of:=MAX([.D31]/[.C31];[.G31]/[.F31])*1000/1024/1024" office:value-type="float" office:value="239.005736137667">
            <text:p>239.01</text:p>
          </table:table-cell>
          <table:table-cell table:style-name="ce6" table:formula="of:=IF([.H31];666.66667*1000*1000/[.H31]/1024/1024;&quot;??&quot;)" office:value-type="float" office:value="2.66011557319641">
            <text:p>2.66</text:p>
          </table:table-cell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System:</text:p>
          </table:table-cell>
          <table:table-cell table:number-columns-repeated="255"/>
        </table:table-row>
        <table:table-row table:style-name="ro1">
          <table:table-cell office:value-type="string">
            <text:p>processor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cpu</text:p>
          </table:table-cell>
          <table:table-cell office:value-type="string">
            <text:p>440EPX</text:p>
          </table:table-cell>
          <table:table-cell table:number-columns-repeated="254"/>
        </table:table-row>
        <table:table-row table:style-name="ro1">
          <table:table-cell office:value-type="string">
            <text:p>clock</text:p>
          </table:table-cell>
          <table:table-cell office:value-type="string">
            <text:p>666.666670MHz</text:p>
          </table:table-cell>
          <table:table-cell table:number-columns-repeated="254"/>
        </table:table-row>
        <table:table-row table:style-name="ro1">
          <table:table-cell office:value-type="string">
            <text:p>revision</text:p>
          </table:table-cell>
          <table:table-cell office:value-type="string">
            <text:p>24.208 (pvr 2162 18d0)</text:p>
          </table:table-cell>
          <table:table-cell table:number-columns-repeated="254"/>
        </table:table-row>
        <table:table-row table:style-name="ro1">
          <table:table-cell office:value-type="string">
            <text:p>bogomips</text:p>
          </table:table-cell>
          <table:table-cell office:value-type="float" office:value="1333.33">
            <text:p>1333.33</text:p>
          </table:table-cell>
          <table:table-cell table:number-columns-repeated="254"/>
        </table:table-row>
        <table:table-row table:style-name="ro1">
          <table:table-cell office:value-type="string">
            <text:p>timebase</text:p>
          </table:table-cell>
          <table:table-cell office:value-type="float" office:value="666666670">
            <text:p>666666670</text:p>
          </table:table-cell>
          <table:table-cell table:number-columns-repeated="254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PowerPC 44x Platform</text:p>
          </table:table-cell>
          <table:table-cell table:number-columns-repeated="254"/>
        </table:table-row>
        <table:table-row table:style-name="ro1">
          <table:table-cell office:value-type="string">
            <text:p>model</text:p>
          </table:table-cell>
          <table:table-cell office:value-type="string">
            <text:p>amcc,sequoia</text:p>
          </table:table-cell>
          <table:table-cell table:number-columns-repeated="254"/>
        </table:table-row>
        <table:table-row table:style-name="ro1">
          <table:table-cell office:value-type="string">
            <text:p>Memory</text:p>
          </table:table-cell>
          <table:table-cell office:value-type="string">
            <text:p>255 MB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owerPC Book E architecture</text:p>
          </table:table-cell>
          <table:table-cell table:number-columns-repeated="255"/>
        </table:table-row>
        <table:table-row table:style-name="ro1">
          <table:table-cell office:value-type="string">
            <text:p>32KB I-cache, 32KB D-cache</text:p>
          </table:table-cell>
          <table:table-cell table:number-columns-repeated="255"/>
        </table:table-row>
        <table:table-row table:style-name="ro1">
          <table:table-cell office:value-type="string">
            <text:p>UTLB Word Wide parity on data and tag address parity with exception force</text:p>
          </table:table-cell>
          <table:table-cell table:number-columns-repeated="255"/>
        </table:table-row>
        <table:table-row table:style-name="ro1">
          <table:table-cell office:value-type="string">
            <text:p>Three logical regions in D-cache: locked, transient, normal</text:p>
          </table:table-cell>
          <table:table-cell table:number-columns-repeated="255"/>
        </table:table-row>
        <table:table-row table:style-name="ro1">
          <table:table-cell office:value-type="string">
            <text:p>D-cache full line flush capability</text:p>
          </table:table-cell>
          <table:table-cell table:number-columns-repeated="255"/>
        </table:table-row>
        <table:table-row table:style-name="ro1">
          <table:table-cell office:value-type="string">
            <text:p>41-bit virtual address, 36-bit (64GB) physical address</text:p>
          </table:table-cell>
          <table:table-cell table:number-columns-repeated="255"/>
        </table:table-row>
        <table:table-row table:style-name="ro1">
          <table:table-cell office:value-type="string">
            <text:p>Superscalar, out-of-order execution</text:p>
          </table:table-cell>
          <table:table-cell table:number-columns-repeated="255"/>
        </table:table-row>
        <table:table-row table:style-name="ro1">
          <table:table-cell office:value-type="string">
            <text:p>7-stage pipeline</text:p>
          </table:table-cell>
          <table:table-cell table:number-columns-repeated="255"/>
        </table:table-row>
        <table:table-row table:style-name="ro1">
          <table:table-cell office:value-type="string">
            <text:p>3 execution pipelines</text:p>
          </table:table-cell>
          <table:table-cell table:number-columns-repeated="255"/>
        </table:table-row>
        <table:table-row table:style-name="ro1">
          <table:table-cell office:value-type="string">
            <text:p>Dynamic branch prediction</text:p>
          </table:table-cell>
          <table:table-cell table:number-columns-repeated="255"/>
        </table:table-row>
        <table:table-row table:style-name="ro1">
          <table:table-cell office:value-type="string">
            <text:p>Memory management unit</text:p>
          </table:table-cell>
          <table:table-cell table:number-columns-repeated="255"/>
        </table:table-row>
        <table:table-row table:style-name="ro1">
          <table:table-cell office:value-type="string">
            <text:p>64-entry, full associative, unified TLB with optional parity</text:p>
          </table:table-cell>
          <table:table-cell table:number-columns-repeated="255"/>
        </table:table-row>
        <table:table-row table:style-name="ro1">
          <table:table-cell office:value-type="string">
            <text:p>Separate instruction and data micro-TLBs</text:p>
          </table:table-cell>
          <table:table-cell table:number-columns-repeated="255"/>
        </table:table-row>
        <table:table-row table:style-name="ro1">
          <table:table-cell office:value-type="string">
            <text:p>Storage attributes for write-through, cache-inhibited, guarded, and big or little endian</text:p>
          </table:table-cell>
          <table:table-cell table:number-columns-repeated="255"/>
        </table:table-row>
        <table:table-row table:style-name="ro1">
          <table:table-cell office:value-type="string">
            <text:p>Debug facilities</text:p>
          </table:table-cell>
          <table:table-cell table:number-columns-repeated="255"/>
        </table:table-row>
        <table:table-row table:style-name="ro1">
          <table:table-cell office:value-type="string">
            <text:p>Multiple instruction and data range breakpoints</text:p>
          </table:table-cell>
          <table:table-cell table:number-columns-repeated="255"/>
        </table:table-row>
        <table:table-row table:style-name="ro1">
          <table:table-cell office:value-type="string">
            <text:p>Data value compare</text:p>
          </table:table-cell>
          <table:table-cell table:number-columns-repeated="255"/>
        </table:table-row>
        <table:table-row table:style-name="ro1">
          <table:table-cell office:value-type="string">
            <text:p>Single step, branch, and trap events</text:p>
          </table:table-cell>
          <table:table-cell table:number-columns-repeated="255"/>
        </table:table-row>
        <table:table-row table:style-name="ro1">
          <table:table-cell office:value-type="string">
            <text:p>Non-invasive real-time trace interface</text:p>
          </table:table-cell>
          <table:table-cell table:number-columns-repeated="255"/>
        </table:table-row>
        <table:table-row table:style-name="ro1">
          <table:table-cell office:value-type="string">
            <text:p>24 DSP instructions</text:p>
          </table:table-cell>
          <table:table-cell table:number-columns-repeated="255"/>
        </table:table-row>
        <table:table-row table:style-name="ro1">
          <table:table-cell office:value-type="string">
            <text:p>Single cycle multiply and multiply-accumulate</text:p>
          </table:table-cell>
          <table:table-cell table:number-columns-repeated="255"/>
        </table:table-row>
        <table:table-row table:style-name="ro1">
          <table:table-cell office:value-type="string">
            <text:p>32 x 32 integer multiply</text:p>
          </table:table-cell>
          <table:table-cell table:number-columns-repeated="255"/>
        </table:table-row>
        <table:table-row table:style-name="ro1">
          <table:table-cell office:value-type="string">
            <text:p>16 x 16 -&gt; 32-bit MAC</text:p>
          </table:table-cell>
          <table:table-cell table:number-columns-repeated="255"/>
        </table:table-row>
        <table:table-row table:style-name="ro1">
          <table:table-cell office:value-type="string">
            <text:p>Both cache controllers have 32-byte lines, and both are highly associative, having 64-way set-associativity 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number-columns-repeated="254"/>
        </table:table-row>
        <table:table-row table:style-name="ro1">
          <table:table-cell office:value-type="string">
            <text:p>fsbench 0.14.2</text:p>
          </table:table-cell>
          <table:table-cell table:style-name="ce6" office:value-type="string">
            <text:p>-i20 -s1000 -o1000</text:p>
          </table:table-cell>
          <table:table-cell table:number-columns-repeated="254"/>
        </table:table-row>
        <table:table-row table:style-name="ro1">
          <table:table-cell office:value-type="string">
            <text:p>gcc 4.4.6</text:p>
          </table:table-cell>
          <table:table-cell office:value-type="string">
            <text:p>-O3 -fno-tree-vectorize</text:p>
          </table:table-cell>
          <table:table-cell table:number-columns-repeated="254"/>
        </table:table-row>
        <table:table-row table:style-name="ro1">
          <table:table-cell table:style-name="Gnumeric-default" office:value-type="string">
            <text:p>Linux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ata:</text:p>
          </table:table-cell>
          <table:table-cell table:number-columns-repeated="255"/>
        </table:table-row>
        <table:table-row table:style-name="ro1">
          <table:table-cell office:value-type="string">
            <text:p>32 KB of random data</text:p>
          </table:table-cell>
          <table:table-cell table:number-columns-repeated="255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6K-sequoia" table:style-name="ta3" table:print="false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7" table:default-cell-style-name="ce11"/>
        <table:table-column table:style-name="co22" table:default-cell-style-name="ce11"/>
        <table:table-column table:style-name="co14" table:number-columns-repeated="248" table:default-cell-style-name="ce11"/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office:value-type="string">
            <text:p>Speed (ticks/B)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FNV1a-YoshimitsuTRIAD</text:p>
          </table:table-cell>
          <table:table-cell table:style-name="ce1" office:value-type="string">
            <text:p>2013-05-12</text:p>
          </table:table-cell>
          <table:table-cell office:value-type="float" office:value="401">
            <text:p>401</text:p>
          </table:table-cell>
          <table:table-cell office:value-type="float" office:value="471859200">
            <text:p>471859200</text:p>
          </table:table-cell>
          <table:table-cell office:value-type="float" office:value="471974400">
            <text:p>471974400</text:p>
          </table:table-cell>
          <table:table-cell office:value-type="float" office:value="401">
            <text:p>401</text:p>
          </table:table-cell>
          <table:table-cell office:value-type="float" office:value="471859200">
            <text:p>471859200</text:p>
          </table:table-cell>
          <table:table-cell table:style-name="ce8" table:formula="of:=MAX([.D2]/[.C2];[.G2]/[.F2])*1000/1024/1024" office:value-type="float" office:value="1122.19451371571">
            <text:p>1122.19</text:p>
          </table:table-cell>
          <table:table-cell table:style-name="ce6" table:formula="of:=IF([.H2];666.66667*1000*1000/[.H2]/1024/1024;&quot;??&quot;)" office:value-type="float" office:value="0.566553189320034">
            <text:p>0.57</text:p>
          </table:table-cell>
          <table:table-cell table:number-columns-repeated="247"/>
        </table:table-row>
        <table:table-row table:style-name="ro1">
          <table:table-cell office:value-type="string">
            <text:p>FNV1a-Yoshimura</text:p>
          </table:table-cell>
          <table:table-cell office:value-type="string">
            <text:p>2013-05-12</text:p>
          </table:table-cell>
          <table:table-cell office:value-type="float" office:value="402">
            <text:p>402</text:p>
          </table:table-cell>
          <table:table-cell office:value-type="float" office:value="452198400">
            <text:p>452198400</text:p>
          </table:table-cell>
          <table:table-cell office:value-type="float" office:value="452419200">
            <text:p>452419200</text:p>
          </table:table-cell>
          <table:table-cell office:value-type="float" office:value="400">
            <text:p>400</text:p>
          </table:table-cell>
          <table:table-cell office:value-type="float" office:value="452198400">
            <text:p>452198400</text:p>
          </table:table-cell>
          <table:table-cell table:style-name="ce6" table:formula="of:=MAX([.D3]/[.C3];[.G3]/[.F3])*1000/1024/1024" office:value-type="float" office:value="1078.125">
            <text:p>1078.13</text:p>
          </table:table-cell>
          <table:table-cell table:style-name="ce6" table:formula="of:=IF([.H3];666.66667*1000*1000/[.H3]/1024/1024;&quot;??&quot;)" office:value-type="float" office:value="0.58971165753793">
            <text:p>0.59</text:p>
          </table:table-cell>
          <table:table-cell table:number-columns-repeated="247"/>
        </table:table-row>
        <table:table-row table:style-name="ro1">
          <table:table-cell office:value-type="string">
            <text:p>FNV1a-Yorikke</text:p>
          </table:table-cell>
          <table:table-cell office:value-type="string">
            <text:p>2013-05-12</text:p>
          </table:table-cell>
          <table:table-cell office:value-type="float" office:value="402">
            <text:p>402</text:p>
          </table:table-cell>
          <table:table-cell office:value-type="float" office:value="452198400">
            <text:p>452198400</text:p>
          </table:table-cell>
          <table:table-cell office:value-type="float" office:value="452308800">
            <text:p>452308800</text:p>
          </table:table-cell>
          <table:table-cell office:value-type="float" office:value="401">
            <text:p>401</text:p>
          </table:table-cell>
          <table:table-cell office:value-type="float" office:value="448921600">
            <text:p>448921600</text:p>
          </table:table-cell>
          <table:table-cell table:style-name="ce6" table:formula="of:=MAX([.D4]/[.C4];[.G4]/[.F4])*1000/1024/1024" office:value-type="float" office:value="1072.76119402985">
            <text:p>1072.76</text:p>
          </table:table-cell>
          <table:table-cell table:style-name="ce6" table:formula="of:=IF([.H4];666.66667*1000*1000/[.H4]/1024/1024;&quot;??&quot;)" office:value-type="float" office:value="0.59266021582562">
            <text:p>0.59</text:p>
          </table:table-cell>
          <table:table-cell table:number-columns-repeated="247"/>
        </table:table-row>
        <table:table-row table:style-name="ro1">
          <table:table-cell office:value-type="string">
            <text:p>FNV1a-Tesla</text:p>
          </table:table-cell>
          <table:table-cell office:value-type="string">
            <text:p>2013-05-12</text:p>
          </table:table-cell>
          <table:table-cell office:value-type="float" office:value="402">
            <text:p>402</text:p>
          </table:table-cell>
          <table:table-cell office:value-type="float" office:value="327680000">
            <text:p>327680000</text:p>
          </table:table-cell>
          <table:table-cell office:value-type="float" office:value="327840000">
            <text:p>327840000</text:p>
          </table:table-cell>
          <table:table-cell office:value-type="float" office:value="400">
            <text:p>400</text:p>
          </table:table-cell>
          <table:table-cell office:value-type="float" office:value="330956800">
            <text:p>330956800</text:p>
          </table:table-cell>
          <table:table-cell table:style-name="ce6" table:formula="of:=MAX([.D5]/[.C5];[.G5]/[.F5])*1000/1024/1024" office:value-type="float" office:value="789.0625">
            <text:p>789.06</text:p>
          </table:table-cell>
          <table:table-cell table:style-name="ce6" table:formula="of:=IF([.H5];666.66667*1000*1000/[.H5]/1024/1024;&quot;??&quot;)" office:value-type="float" office:value="0.805744640992419">
            <text:p>0.81</text:p>
          </table:table-cell>
          <table:table-cell table:number-columns-repeated="247"/>
        </table:table-row>
        <table:table-row table:style-name="ro1">
          <table:table-cell office:value-type="string">
            <text:p>fletcher2</text:p>
          </table:table-cell>
          <table:table-cell office:value-type="float" office:value="2010">
            <text:p>2010</text:p>
          </table:table-cell>
          <table:table-cell office:value-type="float" office:value="401">
            <text:p>401</text:p>
          </table:table-cell>
          <table:table-cell office:value-type="float" office:value="321126400">
            <text:p>321126400</text:p>
          </table:table-cell>
          <table:table-cell office:value-type="float" office:value="321753600">
            <text:p>321753600</text:p>
          </table:table-cell>
          <table:table-cell office:value-type="float" office:value="401">
            <text:p>401</text:p>
          </table:table-cell>
          <table:table-cell office:value-type="float" office:value="317849600">
            <text:p>317849600</text:p>
          </table:table-cell>
          <table:table-cell table:style-name="ce6" table:formula="of:=MAX([.D6]/[.C6];[.G6]/[.F6])*1000/1024/1024" office:value-type="float" office:value="763.715710723192">
            <text:p>763.72</text:p>
          </table:table-cell>
          <table:table-cell table:style-name="ce6" table:formula="of:=IF([.H6];666.66667*1000*1000/[.H6]/1024/1024;&quot;??&quot;)" office:value-type="float" office:value="0.832486319000867">
            <text:p>0.83</text:p>
          </table:table-cell>
          <table:table-cell table:number-columns-repeated="247"/>
        </table:table-row>
        <table:table-row table:style-name="ro1">
          <table:table-cell office:value-type="string">
            <text:p>FNV1a-Meiyan</text:p>
          </table:table-cell>
          <table:table-cell office:value-type="string">
            <text:p>2013-05-12</text:p>
          </table:table-cell>
          <table:table-cell office:value-type="float" office:value="400">
            <text:p>400</text:p>
          </table:table-cell>
          <table:table-cell office:value-type="float" office:value="298188800">
            <text:p>298188800</text:p>
          </table:table-cell>
          <table:table-cell office:value-type="float" office:value="298261600">
            <text:p>298261600</text:p>
          </table:table-cell>
          <table:table-cell office:value-type="float" office:value="400">
            <text:p>400</text:p>
          </table:table-cell>
          <table:table-cell office:value-type="float" office:value="288358400">
            <text:p>288358400</text:p>
          </table:table-cell>
          <table:table-cell table:style-name="ce6" table:formula="of:=MAX([.D7]/[.C7];[.G7]/[.F7])*1000/1024/1024" office:value-type="float" office:value="710.9375">
            <text:p>710.94</text:p>
          </table:table-cell>
          <table:table-cell table:style-name="ce6" table:formula="of:=IF([.H7];666.66667*1000*1000/[.H7]/1024/1024;&quot;??&quot;)" office:value-type="float" office:value="0.894288008134443">
            <text:p>0.89</text:p>
          </table:table-cell>
          <table:table-cell table:number-columns-repeated="247"/>
        </table:table-row>
        <table:table-row table:style-name="ro1">
          <table:table-cell office:value-type="string">
            <text:p>FNV1a-Mantis</text:p>
          </table:table-cell>
          <table:table-cell office:value-type="string">
            <text:p>2013-05-12</text:p>
          </table:table-cell>
          <table:table-cell office:value-type="float" office:value="400">
            <text:p>400</text:p>
          </table:table-cell>
          <table:table-cell office:value-type="float" office:value="294912000">
            <text:p>294912000</text:p>
          </table:table-cell>
          <table:table-cell office:value-type="float" office:value="294984000">
            <text:p>294984000</text:p>
          </table:table-cell>
          <table:table-cell office:value-type="float" office:value="403">
            <text:p>403</text:p>
          </table:table-cell>
          <table:table-cell office:value-type="float" office:value="285081600">
            <text:p>285081600</text:p>
          </table:table-cell>
          <table:table-cell table:style-name="ce6" table:formula="of:=MAX([.D8]/[.C8];[.G8]/[.F8])*1000/1024/1024" office:value-type="float" office:value="703.125">
            <text:p>703.13</text:p>
          </table:table-cell>
          <table:table-cell table:style-name="ce6" table:formula="of:=IF([.H8];666.66667*1000*1000/[.H8]/1024/1024;&quot;??&quot;)" office:value-type="float" office:value="0.90422454155816">
            <text:p>0.90</text:p>
          </table:table-cell>
          <table:table-cell table:number-columns-repeated="247"/>
        </table:table-row>
        <table:table-row table:style-name="ro1">
          <table:table-cell office:value-type="string">
            <text:p>FNV1a-Jesteress</text:p>
          </table:table-cell>
          <table:table-cell office:value-type="string">
            <text:p>2013-05-12</text:p>
          </table:table-cell>
          <table:table-cell office:value-type="float" office:value="404">
            <text:p>404</text:p>
          </table:table-cell>
          <table:table-cell office:value-type="float" office:value="291635200">
            <text:p>291635200</text:p>
          </table:table-cell>
          <table:table-cell office:value-type="float" office:value="291706400">
            <text:p>291706400</text:p>
          </table:table-cell>
          <table:table-cell office:value-type="float" office:value="403">
            <text:p>403</text:p>
          </table:table-cell>
          <table:table-cell office:value-type="float" office:value="291635200">
            <text:p>291635200</text:p>
          </table:table-cell>
          <table:table-cell table:style-name="ce6" table:formula="of:=MAX([.D9]/[.C9];[.G9]/[.F9])*1000/1024/1024" office:value-type="float" office:value="690.136476426799">
            <text:p>690.14</text:p>
          </table:table-cell>
          <table:table-cell table:style-name="ce6" table:formula="of:=IF([.H9];666.66667*1000*1000/[.H9]/1024/1024;&quot;??&quot;)" office:value-type="float" office:value="0.92124225062681">
            <text:p>0.92</text:p>
          </table:table-cell>
          <table:table-cell table:number-columns-repeated="247"/>
        </table:table-row>
        <table:table-row table:style-name="ro1">
          <table:table-cell office:value-type="string">
            <text:p>FNV1a-Tesla3</text:p>
          </table:table-cell>
          <table:table-cell office:value-type="string">
            <text:p>2013-05-12</text:p>
          </table:table-cell>
          <table:table-cell office:value-type="float" office:value="403">
            <text:p>403</text:p>
          </table:table-cell>
          <table:table-cell office:value-type="float" office:value="288358400">
            <text:p>288358400</text:p>
          </table:table-cell>
          <table:table-cell office:value-type="float" office:value="288499200">
            <text:p>288499200</text:p>
          </table:table-cell>
          <table:table-cell office:value-type="float" office:value="403">
            <text:p>403</text:p>
          </table:table-cell>
          <table:table-cell office:value-type="float" office:value="278528000">
            <text:p>278528000</text:p>
          </table:table-cell>
          <table:table-cell table:style-name="ce6" table:formula="of:=MAX([.D10]/[.C10];[.G10]/[.F10])*1000/1024/1024" office:value-type="float" office:value="682.382133995037">
            <text:p>682.38</text:p>
          </table:table-cell>
          <table:table-cell table:style-name="ce6" table:formula="of:=IF([.H10];666.66667*1000*1000/[.H10]/1024/1024;&quot;??&quot;)" office:value-type="float" office:value="0.931710912565751">
            <text:p>0.93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xxhash</text:p>
          </table:table-cell>
          <table:table-cell table:style-name="ce1" office:value-type="string">
            <text:p>r29</text:p>
          </table:table-cell>
          <table:table-cell office:value-type="float" office:value="404">
            <text:p>404</text:p>
          </table:table-cell>
          <table:table-cell office:value-type="float" office:value="245760000">
            <text:p>245760000</text:p>
          </table:table-cell>
          <table:table-cell office:value-type="float" office:value="245820000">
            <text:p>245820000</text:p>
          </table:table-cell>
          <table:table-cell office:value-type="float" office:value="404">
            <text:p>404</text:p>
          </table:table-cell>
          <table:table-cell office:value-type="float" office:value="245760000">
            <text:p>245760000</text:p>
          </table:table-cell>
          <table:table-cell table:style-name="ce8" table:formula="of:=MAX([.D11]/[.C11];[.G11]/[.F11])*1000/1024/1024" office:value-type="float" office:value="580.136138613861">
            <text:p>580.14</text:p>
          </table:table-cell>
          <table:table-cell table:style-name="ce6" table:formula="of:=IF([.H11];666.66667*1000*1000/[.H11]/1024/1024;&quot;??&quot;)" office:value-type="float" office:value="1.09592014436849">
            <text:p>1.10</text:p>
          </table:table-cell>
          <table:table-cell table:number-columns-repeated="247"/>
        </table:table-row>
        <table:table-row table:style-name="ro1">
          <table:table-cell office:value-type="string">
            <text:p>xxhash256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206438400">
            <text:p>206438400</text:p>
          </table:table-cell>
          <table:table-cell office:value-type="float" office:value="206841600">
            <text:p>206841600</text:p>
          </table:table-cell>
          <table:table-cell office:value-type="float" office:value="402">
            <text:p>402</text:p>
          </table:table-cell>
          <table:table-cell office:value-type="float" office:value="206438400">
            <text:p>206438400</text:p>
          </table:table-cell>
          <table:table-cell table:style-name="ce6" table:formula="of:=MAX([.D12]/[.C12];[.G12]/[.F12])*1000/1024/1024" office:value-type="float" office:value="490.960099750623">
            <text:p>490.96</text:p>
          </table:table-cell>
          <table:table-cell table:style-name="ce6" table:formula="of:=IF([.H12];666.66667*1000*1000/[.H12]/1024/1024;&quot;??&quot;)" office:value-type="float" office:value="1.29497871844579">
            <text:p>1.29</text:p>
          </table:table-cell>
          <table:table-cell table:number-columns-repeated="247"/>
        </table:table-row>
        <table:table-row table:style-name="ro1">
          <table:table-cell office:value-type="string">
            <text:p>CrapWow</text:p>
          </table:table-cell>
          <table:table-cell office:value-type="string">
            <text:p>2012-06-07</text:p>
          </table:table-cell>
          <table:table-cell office:value-type="float" office:value="403">
            <text:p>403</text:p>
          </table:table-cell>
          <table:table-cell office:value-type="float" office:value="183500800">
            <text:p>183500800</text:p>
          </table:table-cell>
          <table:table-cell office:value-type="float" office:value="183545600">
            <text:p>183545600</text:p>
          </table:table-cell>
          <table:table-cell office:value-type="float" office:value="405">
            <text:p>405</text:p>
          </table:table-cell>
          <table:table-cell office:value-type="float" office:value="190054400">
            <text:p>190054400</text:p>
          </table:table-cell>
          <table:table-cell table:style-name="ce6" table:formula="of:=MAX([.D13]/[.C13];[.G13]/[.F13])*1000/1024/1024" office:value-type="float" office:value="447.530864197531">
            <text:p>447.53</text:p>
          </table:table-cell>
          <table:table-cell table:style-name="ce6" table:formula="of:=IF([.H13];666.66667*1000*1000/[.H13]/1024/1024;&quot;??&quot;)" office:value-type="float" office:value="1.42064588533599">
            <text:p>1.42</text:p>
          </table:table-cell>
          <table:table-cell table:number-columns-repeated="247"/>
        </table:table-row>
        <table:table-row table:style-name="ro1">
          <table:table-cell office:value-type="string">
            <text:p>murmur3_x86_128</text:p>
          </table:table-cell>
          <table:table-cell office:value-type="string">
            <text:p>2012-02-29</text:p>
          </table:table-cell>
          <table:table-cell office:value-type="float" office:value="404">
            <text:p>404</text:p>
          </table:table-cell>
          <table:table-cell office:value-type="float" office:value="160563200">
            <text:p>160563200</text:p>
          </table:table-cell>
          <table:table-cell office:value-type="float" office:value="160720000">
            <text:p>160720000</text:p>
          </table:table-cell>
          <table:table-cell office:value-type="float" office:value="402">
            <text:p>402</text:p>
          </table:table-cell>
          <table:table-cell office:value-type="float" office:value="160563200">
            <text:p>160563200</text:p>
          </table:table-cell>
          <table:table-cell table:style-name="ce6" table:formula="of:=MAX([.D14]/[.C14];[.G14]/[.F14])*1000/1024/1024" office:value-type="float" office:value="380.907960199005">
            <text:p>380.91</text:p>
          </table:table-cell>
          <table:table-cell table:style-name="ce6" table:formula="of:=IF([.H14];666.66667*1000*1000/[.H14]/1024/1024;&quot;??&quot;)" office:value-type="float" office:value="1.66912468946807">
            <text:p>1.67</text:p>
          </table:table-cell>
          <table:table-cell table:number-columns-repeated="247"/>
        </table:table-row>
        <table:table-row table:style-name="ro1">
          <table:table-cell office:value-type="string">
            <text:p>CityHash32</text:p>
          </table:table-cell>
          <table:table-cell office:value-type="string">
            <text:p>1.1.0</text:p>
          </table:table-cell>
          <table:table-cell office:value-type="float" office:value="406">
            <text:p>406</text:p>
          </table:table-cell>
          <table:table-cell office:value-type="float" office:value="144179200">
            <text:p>144179200</text:p>
          </table:table-cell>
          <table:table-cell office:value-type="float" office:value="144214400">
            <text:p>144214400</text:p>
          </table:table-cell>
          <table:table-cell office:value-type="float" office:value="405">
            <text:p>405</text:p>
          </table:table-cell>
          <table:table-cell office:value-type="float" office:value="144179200">
            <text:p>144179200</text:p>
          </table:table-cell>
          <table:table-cell table:style-name="ce6" table:formula="of:=MAX([.D15]/[.C15];[.G15]/[.F15])*1000/1024/1024" office:value-type="float" office:value="339.506172839506">
            <text:p>339.51</text:p>
          </table:table-cell>
          <table:table-cell table:style-name="ce6" table:formula="of:=IF([.H15];666.66667*1000*1000/[.H15]/1024/1024;&quot;??&quot;)" office:value-type="float" office:value="1.87266957612471">
            <text:p>1.87</text:p>
          </table:table-cell>
          <table:table-cell table:number-columns-repeated="247"/>
        </table:table-row>
        <table:table-row table:style-name="ro1">
          <table:table-cell office:value-type="string">
            <text:p>SpookyHash</text:p>
          </table:table-cell>
          <table:table-cell office:value-type="string">
            <text:p>V2 2012-08-05</text:p>
          </table:table-cell>
          <table:table-cell office:value-type="float" office:value="403">
            <text:p>403</text:p>
          </table:table-cell>
          <table:table-cell office:value-type="float" office:value="108134400">
            <text:p>108134400</text:p>
          </table:table-cell>
          <table:table-cell office:value-type="float" office:value="108240000">
            <text:p>108240000</text:p>
          </table:table-cell>
          <table:table-cell office:value-type="float" office:value="403">
            <text:p>403</text:p>
          </table:table-cell>
          <table:table-cell office:value-type="float" office:value="108134400">
            <text:p>108134400</text:p>
          </table:table-cell>
          <table:table-cell table:style-name="ce6" table:formula="of:=MAX([.D16]/[.C16];[.G16]/[.F16])*1000/1024/1024" office:value-type="float" office:value="255.893300248139">
            <text:p>255.89</text:p>
          </table:table-cell>
          <table:table-cell table:style-name="ce6" table:formula="of:=IF([.H16];666.66667*1000*1000/[.H16]/1024/1024;&quot;??&quot;)" office:value-type="float" office:value="2.48456243350867">
            <text:p>2.48</text:p>
          </table:table-cell>
          <table:table-cell table:number-columns-repeated="247"/>
        </table:table-row>
        <table:table-row table:style-name="ro1">
          <table:table-cell office:value-type="string">
            <text:p>fletcher4</text:p>
          </table:table-cell>
          <table:table-cell office:value-type="float" office:value="2010">
            <text:p>2010</text:p>
          </table:table-cell>
          <table:table-cell office:value-type="float" office:value="402">
            <text:p>402</text:p>
          </table:table-cell>
          <table:table-cell office:value-type="float" office:value="95027200">
            <text:p>95027200</text:p>
          </table:table-cell>
          <table:table-cell office:value-type="float" office:value="95212800">
            <text:p>95212800</text:p>
          </table:table-cell>
          <table:table-cell office:value-type="float" office:value="401">
            <text:p>401</text:p>
          </table:table-cell>
          <table:table-cell office:value-type="float" office:value="95027200">
            <text:p>95027200</text:p>
          </table:table-cell>
          <table:table-cell table:style-name="ce6" table:formula="of:=MAX([.D17]/[.C17];[.G17]/[.F17])*1000/1024/1024" office:value-type="float" office:value="225.997506234414">
            <text:p>226.00</text:p>
          </table:table-cell>
          <table:table-cell table:style-name="ce6" table:formula="of:=IF([.H17];666.66667*1000*1000/[.H17]/1024/1024;&quot;??&quot;)" office:value-type="float" office:value="2.81322962972707">
            <text:p>2.81</text:p>
          </table:table-cell>
          <table:table-cell table:number-columns-repeated="247"/>
        </table:table-row>
        <table:table-row table:style-name="ro1">
          <table:table-cell office:value-type="string">
            <text:p>CityHash64</text:p>
          </table:table-cell>
          <table:table-cell office:value-type="string">
            <text:p>1.1.0</text:p>
          </table:table-cell>
          <table:table-cell office:value-type="float" office:value="417">
            <text:p>417</text:p>
          </table:table-cell>
          <table:table-cell office:value-type="float" office:value="78643200">
            <text:p>78643200</text:p>
          </table:table-cell>
          <table:table-cell office:value-type="float" office:value="78681600">
            <text:p>78681600</text:p>
          </table:table-cell>
          <table:table-cell office:value-type="float" office:value="407">
            <text:p>407</text:p>
          </table:table-cell>
          <table:table-cell office:value-type="float" office:value="75366400">
            <text:p>75366400</text:p>
          </table:table-cell>
          <table:table-cell table:style-name="ce6" table:formula="of:=MAX([.D18]/[.C18];[.G18]/[.F18])*1000/1024/1024" office:value-type="float" office:value="179.856115107914">
            <text:p>179.86</text:p>
          </table:table-cell>
          <table:table-cell table:style-name="ce6" table:formula="of:=IF([.H18];666.66667*1000*1000/[.H18]/1024/1024;&quot;??&quot;)" office:value-type="float" office:value="3.53495281715393">
            <text:p>3.53</text:p>
          </table:table-cell>
          <table:table-cell table:number-columns-repeated="247"/>
        </table:table-row>
        <table:table-row table:style-name="ro1">
          <table:table-cell office:value-type="string">
            <text:p>murmur3_x64_128</text:p>
          </table:table-cell>
          <table:table-cell office:value-type="string">
            <text:p>2012-02-29</text:p>
          </table:table-cell>
          <table:table-cell office:value-type="float" office:value="404">
            <text:p>404</text:p>
          </table:table-cell>
          <table:table-cell office:value-type="float" office:value="75366400">
            <text:p>75366400</text:p>
          </table:table-cell>
          <table:table-cell office:value-type="float" office:value="75440000">
            <text:p>75440000</text:p>
          </table:table-cell>
          <table:table-cell office:value-type="float" office:value="406">
            <text:p>406</text:p>
          </table:table-cell>
          <table:table-cell office:value-type="float" office:value="75366400">
            <text:p>75366400</text:p>
          </table:table-cell>
          <table:table-cell table:style-name="ce6" table:formula="of:=MAX([.D19]/[.C19];[.G19]/[.F19])*1000/1024/1024" office:value-type="float" office:value="177.908415841584">
            <text:p>177.91</text:p>
          </table:table-cell>
          <table:table-cell table:style-name="ce6" table:formula="of:=IF([.H19];666.66667*1000*1000/[.H19]/1024/1024;&quot;??&quot;)" office:value-type="float" office:value="3.57365264467986">
            <text:p>3.57</text:p>
          </table:table-cell>
          <table:table-cell table:number-columns-repeated="247"/>
        </table:table-row>
        <table:table-row table:style-name="ro1">
          <table:table-cell office:value-type="string">
            <text:p>CityHash128</text:p>
          </table:table-cell>
          <table:table-cell office:value-type="string">
            <text:p>1.1.0</text:p>
          </table:table-cell>
          <table:table-cell office:value-type="float" office:value="405">
            <text:p>405</text:p>
          </table:table-cell>
          <table:table-cell office:value-type="float" office:value="68812800">
            <text:p>68812800</text:p>
          </table:table-cell>
          <table:table-cell office:value-type="float" office:value="68880000">
            <text:p>68880000</text:p>
          </table:table-cell>
          <table:table-cell office:value-type="float" office:value="410">
            <text:p>410</text:p>
          </table:table-cell>
          <table:table-cell office:value-type="float" office:value="68812800">
            <text:p>68812800</text:p>
          </table:table-cell>
          <table:table-cell table:style-name="ce6" table:formula="of:=MAX([.D20]/[.C20];[.G20]/[.F20])*1000/1024/1024" office:value-type="float" office:value="162.037037037037">
            <text:p>162.04</text:p>
          </table:table-cell>
          <table:table-cell table:style-name="ce6" table:formula="of:=IF([.H20];666.66667*1000*1000/[.H20]/1024/1024;&quot;??&quot;)" office:value-type="float" office:value="3.92368863568987">
            <text:p>3.92</text:p>
          </table:table-cell>
          <table:table-cell table:number-columns-repeated="247"/>
        </table:table-row>
        <table:table-row table:style-name="ro1">
          <table:table-cell office:value-type="string">
            <text:p>murmur3_x86_32</text:p>
          </table:table-cell>
          <table:table-cell office:value-type="string">
            <text:p>2012-02-29</text:p>
          </table:table-cell>
          <table:table-cell office:value-type="float" office:value="404">
            <text:p>404</text:p>
          </table:table-cell>
          <table:table-cell office:value-type="float" office:value="62259200">
            <text:p>62259200</text:p>
          </table:table-cell>
          <table:table-cell office:value-type="float" office:value="62274400">
            <text:p>62274400</text:p>
          </table:table-cell>
          <table:table-cell office:value-type="float" office:value="407">
            <text:p>407</text:p>
          </table:table-cell>
          <table:table-cell office:value-type="float" office:value="62259200">
            <text:p>62259200</text:p>
          </table:table-cell>
          <table:table-cell table:style-name="ce6" table:formula="of:=MAX([.D21]/[.C21];[.G21]/[.F21])*1000/1024/1024" office:value-type="float" office:value="146.967821782178">
            <text:p>146.97</text:p>
          </table:table-cell>
          <table:table-cell table:style-name="ce6" table:formula="of:=IF([.H21];666.66667*1000*1000/[.H21]/1024/1024;&quot;??&quot;)" office:value-type="float" office:value="4.32600056987562">
            <text:p>4.33</text:p>
          </table:table-cell>
          <table:table-cell table:number-columns-repeated="247"/>
        </table:table-row>
        <table:table-row table:style-name="ro1">
          <table:table-cell office:value-type="string">
            <text:p>uhash</text:p>
          </table:table-cell>
          <table:table-cell office:value-type="string">
            <text:p>2007-04-17</text:p>
          </table:table-cell>
          <table:table-cell office:value-type="float" office:value="419">
            <text:p>419</text:p>
          </table:table-cell>
          <table:table-cell office:value-type="float" office:value="58982400">
            <text:p>58982400</text:p>
          </table:table-cell>
          <table:table-cell office:value-type="float" office:value="59011200">
            <text:p>59011200</text:p>
          </table:table-cell>
          <table:table-cell office:value-type="float" office:value="416">
            <text:p>416</text:p>
          </table:table-cell>
          <table:table-cell office:value-type="float" office:value="58982400">
            <text:p>58982400</text:p>
          </table:table-cell>
          <table:table-cell table:style-name="ce6" table:formula="of:=MAX([.D22]/[.C22];[.G22]/[.F22])*1000/1024/1024" office:value-type="float" office:value="135.216346153846">
            <text:p>135.22</text:p>
          </table:table-cell>
          <table:table-cell table:style-name="ce6" table:formula="of:=IF([.H22];666.66667*1000*1000/[.H22]/1024/1024;&quot;??&quot;)" office:value-type="float" office:value="4.70196761610243">
            <text:p>4.70</text:p>
          </table:table-cell>
          <table:table-cell table:number-columns-repeated="247"/>
        </table:table-row>
        <table:table-row table:style-name="ro1">
          <table:table-cell office:value-type="string">
            <text:p>umac</text:p>
          </table:table-cell>
          <table:table-cell office:value-type="string">
            <text:p>2007-04-17</text:p>
          </table:table-cell>
          <table:table-cell office:value-type="float" office:value="401">
            <text:p>401</text:p>
          </table:table-cell>
          <table:table-cell office:value-type="float" office:value="55705600">
            <text:p>55705600</text:p>
          </table:table-cell>
          <table:table-cell office:value-type="float" office:value="55732800">
            <text:p>55732800</text:p>
          </table:table-cell>
          <table:table-cell office:value-type="float" office:value="402">
            <text:p>402</text:p>
          </table:table-cell>
          <table:table-cell office:value-type="float" office:value="55705600">
            <text:p>55705600</text:p>
          </table:table-cell>
          <table:table-cell table:style-name="ce6" table:formula="of:=MAX([.D23]/[.C23];[.G23]/[.F23])*1000/1024/1024" office:value-type="float" office:value="132.481296758105">
            <text:p>132.48</text:p>
          </table:table-cell>
          <table:table-cell table:style-name="ce6" table:formula="of:=IF([.H23];666.66667*1000*1000/[.H23]/1024/1024;&quot;??&quot;)" office:value-type="float" office:value="4.79903878012264">
            <text:p>4.80</text:p>
          </table:table-cell>
          <table:table-cell table:number-columns-repeated="247"/>
        </table:table-row>
        <table:table-row table:style-name="ro1">
          <table:table-cell office:value-type="string">
            <text:p>vhash</text:p>
          </table:table-cell>
          <table:table-cell office:value-type="string">
            <text:p>2007-04-17</text:p>
          </table:table-cell>
          <table:table-cell office:value-type="float" office:value="427">
            <text:p>427</text:p>
          </table:table-cell>
          <table:table-cell office:value-type="float" office:value="45875200">
            <text:p>45875200</text:p>
          </table:table-cell>
          <table:table-cell office:value-type="float" office:value="45920000">
            <text:p>45920000</text:p>
          </table:table-cell>
          <table:table-cell office:value-type="float" office:value="425">
            <text:p>425</text:p>
          </table:table-cell>
          <table:table-cell office:value-type="float" office:value="45875200">
            <text:p>45875200</text:p>
          </table:table-cell>
          <table:table-cell table:style-name="ce6" table:formula="of:=MAX([.D24]/[.C24];[.G24]/[.F24])*1000/1024/1024" office:value-type="float" office:value="102.941176470588">
            <text:p>102.94</text:p>
          </table:table-cell>
          <table:table-cell table:style-name="ce6" table:formula="of:=IF([.H24];666.66667*1000*1000/[.H24]/1024/1024;&quot;??&quot;)" office:value-type="float" office:value="6.1761765561785">
            <text:p>6.18</text:p>
          </table:table-cell>
          <table:table-cell table:number-columns-repeated="247"/>
        </table:table-row>
        <table:table-row table:style-name="ro1">
          <table:table-cell office:value-type="string">
            <text:p>vmac</text:p>
          </table:table-cell>
          <table:table-cell office:value-type="string">
            <text:p>2007-04-17</text:p>
          </table:table-cell>
          <table:table-cell office:value-type="float" office:value="427">
            <text:p>427</text:p>
          </table:table-cell>
          <table:table-cell office:value-type="float" office:value="45875200">
            <text:p>45875200</text:p>
          </table:table-cell>
          <table:table-cell office:value-type="float" office:value="45920000">
            <text:p>45920000</text:p>
          </table:table-cell>
          <table:table-cell office:value-type="float" office:value="425">
            <text:p>425</text:p>
          </table:table-cell>
          <table:table-cell office:value-type="float" office:value="45875200">
            <text:p>45875200</text:p>
          </table:table-cell>
          <table:table-cell table:style-name="ce6" table:formula="of:=MAX([.D25]/[.C25];[.G25]/[.F25])*1000/1024/1024" office:value-type="float" office:value="102.941176470588">
            <text:p>102.94</text:p>
          </table:table-cell>
          <table:table-cell table:style-name="ce6" table:formula="of:=IF([.H25];666.66667*1000*1000/[.H25]/1024/1024;&quot;??&quot;)" office:value-type="float" office:value="6.1761765561785">
            <text:p>6.18</text:p>
          </table:table-cell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MB/s)</text:p>
          </table:table-cell>
          <table:table-cell office:value-type="string">
            <text:p>Speed (ticks/B)</text:p>
          </table:table-cell>
          <table:table-cell table:number-columns-repeated="247"/>
        </table:table-row>
        <table:table-row table:style-name="ro1">
          <table:table-cell office:value-type="string">
            <text:p>bswap64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707788800">
            <text:p>7077888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style-name="ce6" table:formula="of:=MAX([.D29]/[.C29];[.G29]/[.F29])*1000/1024/1024" office:value-type="float" office:value="1687.5">
            <text:p>1687.50</text:p>
          </table:table-cell>
          <table:table-cell table:style-name="ce6" table:formula="of:=IF([.H29];666.66667*1000*1000/[.H29]/1024/1024;&quot;??&quot;)" office:value-type="float" office:value="0.376760225649233">
            <text:p>0.38</text:p>
          </table:table-cell>
          <table:table-cell table:number-columns-repeated="247"/>
        </table:table-row>
        <table:table-row table:style-name="ro1">
          <table:table-cell office:value-type="string">
            <text:p>bswap32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table:number-columns-repeated="2" office:value-type="float" office:value="212992000">
            <text:p>2129920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style-name="ce6" table:formula="of:=MAX([.D30]/[.C30];[.G30]/[.F30])*1000/1024/1024" office:value-type="float" office:value="501.543209876543">
            <text:p>501.54</text:p>
          </table:table-cell>
          <table:table-cell table:style-name="ce6" table:formula="of:=IF([.H30];666.66667*1000*1000/[.H30]/1024/1024;&quot;??&quot;)" office:value-type="float" office:value="1.26765325153057">
            <text:p>1.27</text:p>
          </table:table-cell>
          <table:table-cell table:number-columns-repeated="247"/>
        </table:table-row>
        <table:table-row table:style-name="ro1">
          <table:table-cell office:value-type="string">
            <text:p>bswap16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table:number-columns-repeated="2" office:value-type="float" office:value="104857600">
            <text:p>1048576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style-name="ce6" table:formula="of:=MAX([.D31]/[.C31];[.G31]/[.F31])*1000/1024/1024" office:value-type="float" office:value="248.756218905473">
            <text:p>248.76</text:p>
          </table:table-cell>
          <table:table-cell table:style-name="ce6" table:formula="of:=IF([.H31];666.66667*1000*1000/[.H31]/1024/1024;&quot;??&quot;)" office:value-type="float" office:value="2.55584718074799">
            <text:p>2.56</text:p>
          </table:table-cell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System:</text:p>
          </table:table-cell>
          <table:table-cell table:number-columns-repeated="255"/>
        </table:table-row>
        <table:table-row table:style-name="ro1">
          <table:table-cell office:value-type="string">
            <text:p>processor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cpu</text:p>
          </table:table-cell>
          <table:table-cell office:value-type="string">
            <text:p>440EPX</text:p>
          </table:table-cell>
          <table:table-cell table:number-columns-repeated="254"/>
        </table:table-row>
        <table:table-row table:style-name="ro1">
          <table:table-cell office:value-type="string">
            <text:p>clock</text:p>
          </table:table-cell>
          <table:table-cell office:value-type="string">
            <text:p>666.666670MHz</text:p>
          </table:table-cell>
          <table:table-cell table:number-columns-repeated="254"/>
        </table:table-row>
        <table:table-row table:style-name="ro1">
          <table:table-cell office:value-type="string">
            <text:p>revision</text:p>
          </table:table-cell>
          <table:table-cell office:value-type="string">
            <text:p>24.208 (pvr 2162 18d0)</text:p>
          </table:table-cell>
          <table:table-cell table:number-columns-repeated="254"/>
        </table:table-row>
        <table:table-row table:style-name="ro1">
          <table:table-cell office:value-type="string">
            <text:p>bogomips</text:p>
          </table:table-cell>
          <table:table-cell office:value-type="float" office:value="1333.33">
            <text:p>1333.33</text:p>
          </table:table-cell>
          <table:table-cell table:number-columns-repeated="254"/>
        </table:table-row>
        <table:table-row table:style-name="ro1">
          <table:table-cell office:value-type="string">
            <text:p>timebase</text:p>
          </table:table-cell>
          <table:table-cell office:value-type="float" office:value="666666670">
            <text:p>666666670</text:p>
          </table:table-cell>
          <table:table-cell table:number-columns-repeated="254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PowerPC 44x Platform</text:p>
          </table:table-cell>
          <table:table-cell table:number-columns-repeated="254"/>
        </table:table-row>
        <table:table-row table:style-name="ro1">
          <table:table-cell office:value-type="string">
            <text:p>model</text:p>
          </table:table-cell>
          <table:table-cell office:value-type="string">
            <text:p>amcc,sequoia</text:p>
          </table:table-cell>
          <table:table-cell table:number-columns-repeated="254"/>
        </table:table-row>
        <table:table-row table:style-name="ro1">
          <table:table-cell office:value-type="string">
            <text:p>Memory</text:p>
          </table:table-cell>
          <table:table-cell office:value-type="string">
            <text:p>255 MB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owerPC Book E architecture</text:p>
          </table:table-cell>
          <table:table-cell table:number-columns-repeated="255"/>
        </table:table-row>
        <table:table-row table:style-name="ro1">
          <table:table-cell office:value-type="string">
            <text:p>32KB I-cache, 32KB D-cache</text:p>
          </table:table-cell>
          <table:table-cell table:number-columns-repeated="255"/>
        </table:table-row>
        <table:table-row table:style-name="ro1">
          <table:table-cell office:value-type="string">
            <text:p>UTLB Word Wide parity on data and tag address parity with exception force</text:p>
          </table:table-cell>
          <table:table-cell table:number-columns-repeated="255"/>
        </table:table-row>
        <table:table-row table:style-name="ro1">
          <table:table-cell office:value-type="string">
            <text:p>Three logical regions in D-cache: locked, transient, normal</text:p>
          </table:table-cell>
          <table:table-cell table:number-columns-repeated="255"/>
        </table:table-row>
        <table:table-row table:style-name="ro1">
          <table:table-cell office:value-type="string">
            <text:p>D-cache full line flush capability</text:p>
          </table:table-cell>
          <table:table-cell table:number-columns-repeated="255"/>
        </table:table-row>
        <table:table-row table:style-name="ro1">
          <table:table-cell office:value-type="string">
            <text:p>41-bit virtual address, 36-bit (64GB) physical address</text:p>
          </table:table-cell>
          <table:table-cell table:number-columns-repeated="255"/>
        </table:table-row>
        <table:table-row table:style-name="ro1">
          <table:table-cell office:value-type="string">
            <text:p>Superscalar, out-of-order execution</text:p>
          </table:table-cell>
          <table:table-cell table:number-columns-repeated="255"/>
        </table:table-row>
        <table:table-row table:style-name="ro1">
          <table:table-cell office:value-type="string">
            <text:p>7-stage pipeline</text:p>
          </table:table-cell>
          <table:table-cell table:number-columns-repeated="255"/>
        </table:table-row>
        <table:table-row table:style-name="ro1">
          <table:table-cell office:value-type="string">
            <text:p>3 execution pipelines</text:p>
          </table:table-cell>
          <table:table-cell table:number-columns-repeated="255"/>
        </table:table-row>
        <table:table-row table:style-name="ro1">
          <table:table-cell office:value-type="string">
            <text:p>Dynamic branch prediction</text:p>
          </table:table-cell>
          <table:table-cell table:number-columns-repeated="255"/>
        </table:table-row>
        <table:table-row table:style-name="ro1">
          <table:table-cell office:value-type="string">
            <text:p>Memory management unit</text:p>
          </table:table-cell>
          <table:table-cell table:number-columns-repeated="255"/>
        </table:table-row>
        <table:table-row table:style-name="ro1">
          <table:table-cell office:value-type="string">
            <text:p>64-entry, full associative, unified TLB with optional parity</text:p>
          </table:table-cell>
          <table:table-cell table:number-columns-repeated="255"/>
        </table:table-row>
        <table:table-row table:style-name="ro1">
          <table:table-cell office:value-type="string">
            <text:p>Separate instruction and data micro-TLBs</text:p>
          </table:table-cell>
          <table:table-cell table:number-columns-repeated="255"/>
        </table:table-row>
        <table:table-row table:style-name="ro1">
          <table:table-cell office:value-type="string">
            <text:p>Storage attributes for write-through, cache-inhibited, guarded, and big or little endian</text:p>
          </table:table-cell>
          <table:table-cell table:number-columns-repeated="255"/>
        </table:table-row>
        <table:table-row table:style-name="ro1">
          <table:table-cell office:value-type="string">
            <text:p>Debug facilities</text:p>
          </table:table-cell>
          <table:table-cell table:number-columns-repeated="255"/>
        </table:table-row>
        <table:table-row table:style-name="ro1">
          <table:table-cell office:value-type="string">
            <text:p>Multiple instruction and data range breakpoints</text:p>
          </table:table-cell>
          <table:table-cell table:number-columns-repeated="255"/>
        </table:table-row>
        <table:table-row table:style-name="ro1">
          <table:table-cell office:value-type="string">
            <text:p>Data value compare</text:p>
          </table:table-cell>
          <table:table-cell table:number-columns-repeated="255"/>
        </table:table-row>
        <table:table-row table:style-name="ro1">
          <table:table-cell office:value-type="string">
            <text:p>Single step, branch, and trap events</text:p>
          </table:table-cell>
          <table:table-cell table:number-columns-repeated="255"/>
        </table:table-row>
        <table:table-row table:style-name="ro1">
          <table:table-cell office:value-type="string">
            <text:p>Non-invasive real-time trace interface</text:p>
          </table:table-cell>
          <table:table-cell table:number-columns-repeated="255"/>
        </table:table-row>
        <table:table-row table:style-name="ro1">
          <table:table-cell office:value-type="string">
            <text:p>24 DSP instructions</text:p>
          </table:table-cell>
          <table:table-cell table:number-columns-repeated="255"/>
        </table:table-row>
        <table:table-row table:style-name="ro1">
          <table:table-cell office:value-type="string">
            <text:p>Single cycle multiply and multiply-accumulate</text:p>
          </table:table-cell>
          <table:table-cell table:number-columns-repeated="255"/>
        </table:table-row>
        <table:table-row table:style-name="ro1">
          <table:table-cell office:value-type="string">
            <text:p>32 x 32 integer multiply</text:p>
          </table:table-cell>
          <table:table-cell table:number-columns-repeated="255"/>
        </table:table-row>
        <table:table-row table:style-name="ro1">
          <table:table-cell office:value-type="string">
            <text:p>16 x 16 -&gt; 32-bit MAC</text:p>
          </table:table-cell>
          <table:table-cell table:number-columns-repeated="255"/>
        </table:table-row>
        <table:table-row table:style-name="ro1">
          <table:table-cell office:value-type="string">
            <text:p>Both cache controllers have 32-byte lines, and both are highly associative, having 64-way set-associativity 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number-columns-repeated="254"/>
        </table:table-row>
        <table:table-row table:style-name="ro1">
          <table:table-cell office:value-type="string">
            <text:p>fsbench 0.14.2</text:p>
          </table:table-cell>
          <table:table-cell table:style-name="ce6" office:value-type="string">
            <text:p>s400 -i3 -c -o200</text:p>
          </table:table-cell>
          <table:table-cell table:number-columns-repeated="254"/>
        </table:table-row>
        <table:table-row table:style-name="ro1">
          <table:table-cell office:value-type="string">
            <text:p>gcc 4.4.6</text:p>
          </table:table-cell>
          <table:table-cell office:value-type="string">
            <text:p>-O3 -fno-tree-vectorize</text:p>
          </table:table-cell>
          <table:table-cell table:number-columns-repeated="254"/>
        </table:table-row>
        <table:table-row table:style-name="ro1">
          <table:table-cell table:style-name="Gnumeric-default" office:value-type="string">
            <text:p>Linux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ata:</text:p>
          </table:table-cell>
          <table:table-cell table:number-columns-repeated="255"/>
        </table:table-row>
        <table:table-row table:style-name="ro1">
          <table:table-cell office:value-type="string">
            <text:p>16 KB of random data</text:p>
          </table:table-cell>
          <table:table-cell table:number-columns-repeated="255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cc1-E5335" table:style-name="ta5" table:print="false">
        <office:forms form:automatic-focus="false" form:apply-design-mode="false"/>
        <table:table-column table:style-name="co31" table:default-cell-style-name="Gnumeric-default"/>
        <table:table-column table:style-name="co11" table:default-cell-style-name="Gnumeric-default"/>
        <table:table-column table:style-name="co12" table:default-cell-style-name="Gnumeric-default"/>
        <table:table-column table:style-name="co13" table:default-cell-style-name="Gnumeric-default"/>
        <table:table-column table:style-name="co15" table:default-cell-style-name="Gnumeric-default"/>
        <table:table-column table:style-name="co23" table:number-columns-repeated="3" table:default-cell-style-name="Gnumeric-default"/>
        <table:table-column table:style-name="co7" table:default-cell-style-name="Gnumeric-default"/>
        <table:table-column table:style-name="co24" table:default-cell-style-name="Gnumeric-default"/>
        <table:table-column table:style-name="co25" table:default-cell-style-name="Gnumeric-default"/>
        <table:table-column table:style-name="co26" table:default-cell-style-name="Gnumeric-default"/>
        <table:table-column table:style-name="co27" table:default-cell-style-name="Gnumeric-default"/>
        <table:table-column table:style-name="co28" table:default-cell-style-name="Gnumeric-default"/>
        <table:table-column table:style-name="co29" table:default-cell-style-name="Gnumeric-default"/>
        <table:table-column table:style-name="co14" table:number-columns-repeated="241" table:default-cell-style-name="Gnumeric-default"/>
        <table:table-row table:style-name="ro2">
          <table:table-cell office:value-type="string">
            <text:p>Codec</text:p>
          </table:table-cell>
          <table:table-cell office:value-type="string">
            <text:p>version</text:p>
          </table:table-cell>
          <table:table-cell office:value-type="string">
            <text:p>E.time (ms)</text:p>
          </table:table-cell>
          <table:table-cell office:value-type="string">
            <text:p>E. input size</text:p>
          </table:table-cell>
          <table:table-cell office:value-type="string">
            <text:p>E. output size</text:p>
          </table:table-cell>
          <table:table-cell office:value-type="string">
            <text:p>D. time(ms)</text:p>
          </table:table-cell>
          <table:table-cell office:value-type="string">
            <text:p>D. output size</text:p>
          </table:table-cell>
          <table:table-cell table:style-name="ce6" office:value-type="string">
            <text:p>Speed (GB/s)</text:p>
          </table:table-cell>
          <table:table-cell table:style-name="ce6" office:value-type="string">
            <text:p>Speed (ticks/B)</text:p>
          </table:table-cell>
          <table:table-cell table:style-name="ce6" table:number-columns-repeated="2"/>
          <table:table-cell table:style-name="ce13" table:number-columns-repeated="2"/>
          <table:table-cell table:number-columns-repeated="243"/>
        </table:table-row>
        <table:table-row table:style-name="ro2">
          <table:table-cell table:style-name="ce15" office:value-type="string">
            <text:p>xxhash256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ce16" table:number-columns-repeated="4"/>
          <table:table-cell table:style-name="ce16" office:value-type="float" office:value="9.81">
            <text:p>9.81</text:p>
          </table:table-cell>
          <table:table-cell table:style-name="ce16" office:value-type="float" office:value="1.52">
            <text:p>1.52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NV1a-Tesla</text:p>
          </table:table-cell>
          <table:table-cell table:style-name="ce17" office:value-type="string">
            <text:p>2013-05-12</text:p>
          </table:table-cell>
          <table:table-cell table:style-name="Default"/>
          <table:table-cell table:style-name="ce16" table:number-columns-repeated="4"/>
          <table:table-cell table:style-name="ce16" office:value-type="float" office:value="9.76">
            <text:p>9.76</text:p>
          </table:table-cell>
          <table:table-cell table:style-name="ce16" office:value-type="float" office:value="1.53">
            <text:p>1.53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NV1a-Tesla3</text:p>
          </table:table-cell>
          <table:table-cell table:style-name="ce17" office:value-type="string">
            <text:p>2013-05-12</text:p>
          </table:table-cell>
          <table:table-cell table:style-name="Default"/>
          <table:table-cell table:style-name="ce16" table:number-columns-repeated="4"/>
          <table:table-cell table:style-name="ce16" office:value-type="float" office:value="9.76">
            <text:p>9.76</text:p>
          </table:table-cell>
          <table:table-cell table:style-name="ce16" office:value-type="float" office:value="1.53">
            <text:p>1.53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NV1a-Yoshimura</text:p>
          </table:table-cell>
          <table:table-cell table:style-name="ce17" office:value-type="string">
            <text:p>2013-05-12</text:p>
          </table:table-cell>
          <table:table-cell table:style-name="Default"/>
          <table:table-cell table:style-name="ce16" table:number-columns-repeated="4"/>
          <table:table-cell table:style-name="ce16" office:value-type="float" office:value="9.72">
            <text:p>9.72</text:p>
          </table:table-cell>
          <table:table-cell table:style-name="ce16" office:value-type="float" office:value="1.53">
            <text:p>1.53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letcher2</text:p>
          </table:table-cell>
          <table:table-cell table:style-name="ce16" office:value-type="float" office:value="2010">
            <text:p>2010</text:p>
          </table:table-cell>
          <table:table-cell table:style-name="Default"/>
          <table:table-cell table:style-name="ce16" table:number-columns-repeated="4"/>
          <table:table-cell table:style-name="ce16" office:value-type="float" office:value="9.68">
            <text:p>9.68</text:p>
          </table:table-cell>
          <table:table-cell table:style-name="ce16" office:value-type="float" office:value="1.54">
            <text:p>1.5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NV1a-YoshimitsuTRIADiiXMM</text:p>
          </table:table-cell>
          <table:table-cell table:style-name="ce17" office:value-type="string">
            <text:p>2013-05-12</text:p>
          </table:table-cell>
          <table:table-cell table:style-name="Default"/>
          <table:table-cell table:style-name="ce16" table:number-columns-repeated="4"/>
          <table:table-cell table:style-name="ce16" office:value-type="float" office:value="9.67">
            <text:p>9.67</text:p>
          </table:table-cell>
          <table:table-cell table:style-name="ce16" office:value-type="float" office:value="1.54">
            <text:p>1.5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CityHash64</text:p>
          </table:table-cell>
          <table:table-cell table:style-name="ce17" office:value-type="string">
            <text:p>1.1.0</text:p>
          </table:table-cell>
          <table:table-cell table:style-name="Default"/>
          <table:table-cell table:style-name="ce16" table:number-columns-repeated="4"/>
          <table:table-cell table:style-name="ce16" office:value-type="float" office:value="9.67">
            <text:p>9.67</text:p>
          </table:table-cell>
          <table:table-cell table:style-name="ce16" office:value-type="float" office:value="1.54">
            <text:p>1.5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NV1a-YoshimitsuTRIAD</text:p>
          </table:table-cell>
          <table:table-cell table:style-name="ce17" office:value-type="string">
            <text:p>2013-05-12</text:p>
          </table:table-cell>
          <table:table-cell table:style-name="Default"/>
          <table:table-cell table:style-name="ce16" table:number-columns-repeated="4"/>
          <table:table-cell table:style-name="ce16" office:value-type="float" office:value="9.67">
            <text:p>9.67</text:p>
          </table:table-cell>
          <table:table-cell table:style-name="ce16" office:value-type="float" office:value="1.54">
            <text:p>1.5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CityHash128</text:p>
          </table:table-cell>
          <table:table-cell table:style-name="ce17" office:value-type="string">
            <text:p>1.1.0</text:p>
          </table:table-cell>
          <table:table-cell table:style-name="Default"/>
          <table:table-cell table:style-name="ce16" table:number-columns-repeated="4"/>
          <table:table-cell table:style-name="ce16" office:value-type="float" office:value="9.66">
            <text:p>9.66</text:p>
          </table:table-cell>
          <table:table-cell table:style-name="ce16" office:value-type="float" office:value="1.54">
            <text:p>1.5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xxhash</text:p>
          </table:table-cell>
          <table:table-cell table:style-name="ce17" office:value-type="string">
            <text:p>r29</text:p>
          </table:table-cell>
          <table:table-cell table:style-name="Default"/>
          <table:table-cell table:style-name="ce16" table:number-columns-repeated="4"/>
          <table:table-cell table:style-name="ce16" office:value-type="float" office:value="9.65">
            <text:p>9.65</text:p>
          </table:table-cell>
          <table:table-cell table:style-name="ce16" office:value-type="float" office:value="1.54">
            <text:p>1.54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5" office:value-type="string">
            <text:p>FNV1a-Meiyan</text:p>
          </table:table-cell>
          <table:table-cell table:style-name="ce17" office:value-type="string">
            <text:p>2013-05-12</text:p>
          </table:table-cell>
          <table:table-cell table:style-name="Default"/>
          <table:table-cell table:style-name="ce16" table:number-columns-repeated="4"/>
          <table:table-cell table:style-name="ce16" office:value-type="float" office:value="9.63">
            <text:p>9.63</text:p>
          </table:table-cell>
          <table:table-cell table:style-name="ce16" office:value-type="float" office:value="1.55">
            <text:p>1.55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SpookyHash</text:p>
          </table:table-cell>
          <table:table-cell table:style-name="ce16" office:value-type="string">
            <text:p>V2 2012-08-05</text:p>
          </table:table-cell>
          <table:table-cell table:style-name="Default"/>
          <table:table-cell table:style-name="ce16" table:number-columns-repeated="4"/>
          <table:table-cell table:style-name="ce16" office:value-type="float" office:value="9.63">
            <text:p>9.63</text:p>
          </table:table-cell>
          <table:table-cell table:style-name="ce16" office:value-type="float" office:value="1.55">
            <text:p>1.55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NV1a-Yorikke</text:p>
          </table:table-cell>
          <table:table-cell table:style-name="ce16" office:value-type="string">
            <text:p>2013-05-12</text:p>
          </table:table-cell>
          <table:table-cell table:style-name="Default"/>
          <table:table-cell table:style-name="ce16" table:number-columns-repeated="4"/>
          <table:table-cell table:style-name="ce16" office:value-type="float" office:value="9.61">
            <text:p>9.61</text:p>
          </table:table-cell>
          <table:table-cell table:style-name="ce16" office:value-type="float" office:value="1.55">
            <text:p>1.55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NV1a-Jesteress</text:p>
          </table:table-cell>
          <table:table-cell table:style-name="ce16" office:value-type="string">
            <text:p>2013-05-12</text:p>
          </table:table-cell>
          <table:table-cell table:style-name="Default"/>
          <table:table-cell table:style-name="ce16" table:number-columns-repeated="4"/>
          <table:table-cell table:style-name="ce16" office:value-type="float" office:value="9.59">
            <text:p>9.59</text:p>
          </table:table-cell>
          <table:table-cell table:style-name="ce16" office:value-type="float" office:value="1.55">
            <text:p>1.55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murmur3_x64_128</text:p>
          </table:table-cell>
          <table:table-cell table:style-name="ce18" office:value-type="string">
            <text:p>2012-02-29</text:p>
          </table:table-cell>
          <table:table-cell table:style-name="Default"/>
          <table:table-cell table:style-name="ce16" table:number-columns-repeated="4"/>
          <table:table-cell table:style-name="ce16" office:value-type="float" office:value="9.58">
            <text:p>9.58</text:p>
          </table:table-cell>
          <table:table-cell table:style-name="ce16" office:value-type="float" office:value="1.56">
            <text:p>1.5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NV1a-Mantis</text:p>
          </table:table-cell>
          <table:table-cell table:style-name="ce16" office:value-type="string">
            <text:p>2013-05-12</text:p>
          </table:table-cell>
          <table:table-cell table:style-name="Default"/>
          <table:table-cell table:style-name="ce16" table:number-columns-repeated="4"/>
          <table:table-cell table:style-name="ce16" office:value-type="float" office:value="9.58">
            <text:p>9.58</text:p>
          </table:table-cell>
          <table:table-cell table:style-name="ce16" office:value-type="float" office:value="1.56">
            <text:p>1.5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fletcher4</text:p>
          </table:table-cell>
          <table:table-cell table:style-name="Default" office:value-type="float" office:value="2010">
            <text:p>2010</text:p>
          </table:table-cell>
          <table:table-cell table:style-name="Default"/>
          <table:table-cell table:style-name="ce16" table:number-columns-repeated="4"/>
          <table:table-cell table:style-name="ce16" office:value-type="float" office:value="9.57">
            <text:p>9.57</text:p>
          </table:table-cell>
          <table:table-cell table:style-name="ce16" office:value-type="float" office:value="1.56">
            <text:p>1.5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vhash</text:p>
          </table:table-cell>
          <table:table-cell table:style-name="ce17" office:value-type="string">
            <text:p>2007-04-17</text:p>
          </table:table-cell>
          <table:table-cell table:style-name="Default"/>
          <table:table-cell table:style-name="ce16" table:number-columns-repeated="4"/>
          <table:table-cell table:style-name="ce16" office:value-type="float" office:value="9.53">
            <text:p>9.53</text:p>
          </table:table-cell>
          <table:table-cell table:style-name="ce16" office:value-type="float" office:value="1.56">
            <text:p>1.5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vmac</text:p>
          </table:table-cell>
          <table:table-cell table:style-name="ce16" office:value-type="string">
            <text:p>2007-04-17</text:p>
          </table:table-cell>
          <table:table-cell table:style-name="Default"/>
          <table:table-cell table:style-name="ce16" table:number-columns-repeated="4"/>
          <table:table-cell table:style-name="ce16" office:value-type="float" office:value="9.52">
            <text:p>9.52</text:p>
          </table:table-cell>
          <table:table-cell table:style-name="ce16" office:value-type="float" office:value="1.57">
            <text:p>1.57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CrapWow</text:p>
          </table:table-cell>
          <table:table-cell table:style-name="ce16" office:value-type="string">
            <text:p>2012-06-07</text:p>
          </table:table-cell>
          <table:table-cell table:style-name="Default"/>
          <table:table-cell table:style-name="ce16" table:number-columns-repeated="4"/>
          <table:table-cell table:style-name="ce16" office:value-type="float" office:value="9.49">
            <text:p>9.49</text:p>
          </table:table-cell>
          <table:table-cell table:style-name="ce16" office:value-type="float" office:value="1.57">
            <text:p>1.57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murmur3_x86_128</text:p>
          </table:table-cell>
          <table:table-cell table:style-name="ce16" office:value-type="string">
            <text:p>2012-02-29</text:p>
          </table:table-cell>
          <table:table-cell table:style-name="Default"/>
          <table:table-cell table:style-name="ce16" table:number-columns-repeated="4"/>
          <table:table-cell table:style-name="ce16" office:value-type="float" office:value="9.43">
            <text:p>9.43</text:p>
          </table:table-cell>
          <table:table-cell table:style-name="ce16" office:value-type="float" office:value="1.58">
            <text:p>1.58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murmur3_x86_32</text:p>
          </table:table-cell>
          <table:table-cell table:style-name="ce16" office:value-type="string">
            <text:p>2012-02-29</text:p>
          </table:table-cell>
          <table:table-cell table:style-name="Default"/>
          <table:table-cell table:style-name="ce16" table:number-columns-repeated="4"/>
          <table:table-cell table:style-name="ce16" office:value-type="float" office:value="9.38">
            <text:p>9.38</text:p>
          </table:table-cell>
          <table:table-cell table:style-name="ce16" office:value-type="float" office:value="1.59">
            <text:p>1.59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5" office:value-type="string">
            <text:p>uhash</text:p>
          </table:table-cell>
          <table:table-cell table:style-name="ce18" office:value-type="string">
            <text:p>2007-04-17</text:p>
          </table:table-cell>
          <table:table-cell table:style-name="Default"/>
          <table:table-cell table:style-name="ce16" table:number-columns-repeated="4"/>
          <table:table-cell table:style-name="ce16" office:value-type="float" office:value="9.32">
            <text:p>9.32</text:p>
          </table:table-cell>
          <table:table-cell table:style-name="ce16" office:value-type="float" office:value="1.6">
            <text:p>1.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5" office:value-type="string">
            <text:p>umac</text:p>
          </table:table-cell>
          <table:table-cell table:style-name="ce15" office:value-type="string">
            <text:p>2007-04-17</text:p>
          </table:table-cell>
          <table:table-cell table:style-name="Default"/>
          <table:table-cell table:style-name="ce16" table:number-columns-repeated="4"/>
          <table:table-cell table:style-name="ce16" office:value-type="float" office:value="9.29">
            <text:p>9.29</text:p>
          </table:table-cell>
          <table:table-cell table:style-name="ce16" office:value-type="float" office:value="1.6">
            <text:p>1.6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style-name="ce16" office:value-type="string">
            <text:p>CityHash32</text:p>
          </table:table-cell>
          <table:table-cell table:style-name="ce16" office:value-type="string">
            <text:p>1.1.0</text:p>
          </table:table-cell>
          <table:table-cell table:style-name="Default"/>
          <table:table-cell table:style-name="ce16" table:number-columns-repeated="4"/>
          <table:table-cell table:style-name="ce16" office:value-type="float" office:value="9.06">
            <text:p>9.06</text:p>
          </table:table-cell>
          <table:table-cell table:style-name="ce16" office:value-type="float" office:value="1.65">
            <text:p>1.65</text:p>
          </table:table-cell>
          <table:table-cell table:style-name="ce6" table:number-columns-repeated="2"/>
          <table:table-cell table:style-name="ce13" table:number-columns-repeated="2"/>
          <table:table-cell table:style-name="ce6" table:number-columns-repeated="2"/>
          <table:table-cell table:number-columns-repeated="241"/>
        </table:table-row>
        <table:table-row table:style-name="ro2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table:style-name="ce1" office:value-type="string">
            <text:p>Failed: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office:value-type="string">
            <text:p>Tornado</text:p>
          </table:table-cell>
          <table:table-cell office:value-type="string">
            <text:p>0.5</text:p>
          </table:table-cell>
          <table:table-cell office:value-type="string">
            <text:p>Didn't compile</text:p>
          </table:table-cell>
          <table:table-cell table:number-columns-repeated="5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table:style-name="ce1" office:value-type="string">
            <text:p>System: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office:value-type="string">
            <text:p>2x Xeon E5335 @ 2 Ghz, 8 cores total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office:value-type="string">
            <text:p>fsbench 0.14.1</text:p>
          </table:table-cell>
          <table:table-cell table:style-name="ce6" office:value-type="string">
            <text:p>-i10 -s1000 -t8/-t1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office:value-type="string">
            <text:p>gcc 4.4.x</text:p>
          </table:table-cell>
          <table:table-cell office:value-type="string">
            <text:p>-O3 -fno-tree-vectorize</text:p>
          </table:table-cell>
          <table:table-cell table:number-columns-repeated="6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office:value-type="string">
            <text:p>Debian Squeeze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table:style-name="ce1" office:value-type="string">
            <text:p>Data: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office:value-type="string">
            <text:p>tar of scc files trimmed to 1 MB each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table:style-name="ce1" office:value-type="string">
            <text:p>Notes: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>
          <table:table-cell office:value-type="string">
            <text:p>Speed in GB/s measured with -t8 switch. In ticks/B -t1.</text:p>
          </table:table-cell>
          <table:table-cell table:number-columns-repeated="7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 table:number-rows-repeated="5">
          <table:table-cell table:number-columns-repeated="8"/>
          <table:table-cell table:style-name="ce6" table:number-columns-repeated="3"/>
          <table:table-cell table:style-name="ce13" table:number-columns-repeated="2"/>
          <table:table-cell table:number-columns-repeated="243"/>
        </table:table-row>
        <table:table-row table:style-name="ro2" table:number-rows-repeated="13083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M-E5335" table:style-name="ta5" table:print="false">
        <office:forms form:automatic-focus="false" form:apply-design-mode="false"/>
        <table:table-column table:style-name="co32" table:default-cell-style-name="ce16"/>
        <table:table-column table:style-name="co33" table:default-cell-style-name="Gnumeric-default"/>
        <table:table-column table:style-name="co30" table:number-columns-repeated="2" table:default-cell-style-name="Default"/>
        <table:table-column table:style-name="co30" table:number-columns-repeated="3" table:default-cell-style-name="ce16"/>
        <table:table-column table:style-name="co22" table:default-cell-style-name="Default"/>
        <table:table-column table:style-name="co30" table:default-cell-style-name="ce16"/>
        <table:table-row table:style-name="ro2">
          <table:table-cell table:style-name="Gnumeric-default" office:value-type="string">
            <text:p>Codec</text:p>
          </table:table-cell>
          <table:table-cell office:value-type="string">
            <text:p>version</text:p>
          </table:table-cell>
          <table:table-cell table:style-name="Gnumeric-default" office:value-type="string">
            <text:p>E.time (ms)</text:p>
          </table:table-cell>
          <table:table-cell table:style-name="Gnumeric-default" office:value-type="string">
            <text:p>E. input size</text:p>
          </table:table-cell>
          <table:table-cell table:style-name="Gnumeric-default" office:value-type="string">
            <text:p>E. output size</text:p>
          </table:table-cell>
          <table:table-cell table:style-name="Gnumeric-default" office:value-type="string">
            <text:p>D. time(ms)</text:p>
          </table:table-cell>
          <table:table-cell table:style-name="Gnumeric-default" office:value-type="string">
            <text:p>D. output size</text:p>
          </table:table-cell>
          <table:table-cell table:style-name="ce6" office:value-type="string">
            <text:p>Speed (GB/s)</text:p>
          </table:table-cell>
          <table:table-cell table:style-name="ce6" office:value-type="string">
            <text:p>Speed (ticks/B)</text:p>
          </table:table-cell>
        </table:table-row>
        <table:table-row table:style-name="ro2">
          <table:table-cell table:style-name="ce15" office:value-type="string">
            <text:p>xxhash256</text:p>
          </table:table-cell>
          <table:table-cell table:style-name="Default" office:value-type="float" office:value="1">
            <text:p>1</text:p>
          </table:table-cell>
          <table:table-cell table:number-columns-repeated="5"/>
          <table:table-cell office:value-type="float" office:value="74.14">
            <text:p>74.1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fletcher2</text:p>
          </table:table-cell>
          <table:table-cell table:style-name="Default" office:value-type="float" office:value="2010">
            <text:p>2010</text:p>
          </table:table-cell>
          <table:table-cell table:number-columns-repeated="5"/>
          <table:table-cell office:value-type="float" office:value="59.98">
            <text:p>59.98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FNV1a-Tesla3</text:p>
          </table:table-cell>
          <table:table-cell table:style-name="ce17" office:value-type="string">
            <text:p>2013-05-12</text:p>
          </table:table-cell>
          <table:table-cell table:number-columns-repeated="5"/>
          <table:table-cell office:value-type="float" office:value="56.61">
            <text:p>56.61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FNV1a-Tesla</text:p>
          </table:table-cell>
          <table:table-cell table:style-name="ce17" office:value-type="string">
            <text:p>2013-05-12</text:p>
          </table:table-cell>
          <table:table-cell table:number-columns-repeated="5"/>
          <table:table-cell office:value-type="float" office:value="56">
            <text:p>56</text:p>
          </table:table-cell>
          <table:table-cell office:value-type="float" office:value="0.27">
            <text:p>0.27</text:p>
          </table:table-cell>
        </table:table-row>
        <table:table-row table:style-name="ro2">
          <table:table-cell office:value-type="string">
            <text:p>FNV1a-Penumbra</text:p>
          </table:table-cell>
          <table:table-cell table:style-name="ce16" office:value-type="string">
            <text:p>2013-06-16</text:p>
          </table:table-cell>
          <table:table-cell table:number-columns-repeated="5"/>
          <table:table-cell office:value-type="float" office:value="55.97">
            <text:p>55.97</text:p>
          </table:table-cell>
          <table:table-cell office:value-type="float" office:value="0.27">
            <text:p>0.27</text:p>
          </table:table-cell>
        </table:table-row>
        <table:table-row table:style-name="ro2">
          <table:table-cell office:value-type="string">
            <text:p>FNV1a-YoshimitsuTRIADiiXMM</text:p>
          </table:table-cell>
          <table:table-cell table:style-name="ce17" office:value-type="string">
            <text:p>2013-05-12</text:p>
          </table:table-cell>
          <table:table-cell table:number-columns-repeated="5"/>
          <table:table-cell office:value-type="float" office:value="53.51">
            <text:p>53.51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SpookyHash</text:p>
          </table:table-cell>
          <table:table-cell table:style-name="ce17" office:value-type="string">
            <text:p>V2 2012-08-05</text:p>
          </table:table-cell>
          <table:table-cell table:number-columns-repeated="5"/>
          <table:table-cell office:value-type="float" office:value="47.42">
            <text:p>47.42</text:p>
          </table:table-cell>
          <table:table-cell office:value-type="float" office:value="0.31">
            <text:p>0.31</text:p>
          </table:table-cell>
        </table:table-row>
        <table:table-row table:style-name="ro2">
          <table:table-cell office:value-type="string">
            <text:p>FNV1a-YoshimitsuTRIAD</text:p>
          </table:table-cell>
          <table:table-cell table:style-name="ce17" office:value-type="string">
            <text:p>2013-05-12</text:p>
          </table:table-cell>
          <table:table-cell table:number-columns-repeated="5"/>
          <table:table-cell office:value-type="float" office:value="46.09">
            <text:p>46.09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CityHash128</text:p>
          </table:table-cell>
          <table:table-cell table:style-name="ce17" office:value-type="string">
            <text:p>1.1.0</text:p>
          </table:table-cell>
          <table:table-cell table:number-columns-repeated="5"/>
          <table:table-cell office:value-type="float" office:value="44.84">
            <text:p>44.84</text:p>
          </table:table-cell>
          <table:table-cell office:value-type="float" office:value="0.33">
            <text:p>0.33</text:p>
          </table:table-cell>
        </table:table-row>
        <table:table-row table:style-name="ro2">
          <table:table-cell office:value-type="string">
            <text:p>CityHash64</text:p>
          </table:table-cell>
          <table:table-cell table:style-name="ce17" office:value-type="string">
            <text:p>1.1.0</text:p>
          </table:table-cell>
          <table:table-cell table:number-columns-repeated="5"/>
          <table:table-cell office:value-type="float" office:value="44.45">
            <text:p>44.45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table:style-name="ce15" office:value-type="string">
            <text:p>FNV1a-Yoshimura</text:p>
          </table:table-cell>
          <table:table-cell table:style-name="ce17" office:value-type="string">
            <text:p>2013-05-12</text:p>
          </table:table-cell>
          <table:table-cell table:number-columns-repeated="5"/>
          <table:table-cell office:value-type="float" office:value="44.33">
            <text:p>44.33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FNV1a-Yorikke</text:p>
          </table:table-cell>
          <table:table-cell table:style-name="ce16" office:value-type="string">
            <text:p>2013-05-12</text:p>
          </table:table-cell>
          <table:table-cell table:number-columns-repeated="5"/>
          <table:table-cell office:value-type="float" office:value="38.77">
            <text:p>38.77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vmac</text:p>
          </table:table-cell>
          <table:table-cell table:style-name="ce16" office:value-type="string">
            <text:p>2007-04-17</text:p>
          </table:table-cell>
          <table:table-cell table:number-columns-repeated="5"/>
          <table:table-cell office:value-type="float" office:value="29.9">
            <text:p>29.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vhash</text:p>
          </table:table-cell>
          <table:table-cell table:style-name="ce16" office:value-type="string">
            <text:p>2007-04-17</text:p>
          </table:table-cell>
          <table:table-cell table:number-columns-repeated="5"/>
          <table:table-cell office:value-type="float" office:value="29.88">
            <text:p>29.8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xxhash</text:p>
          </table:table-cell>
          <table:table-cell table:style-name="ce18" office:value-type="string">
            <text:p>r29</text:p>
          </table:table-cell>
          <table:table-cell table:number-columns-repeated="5"/>
          <table:table-cell office:value-type="float" office:value="29.12">
            <text:p>29.12</text:p>
          </table:table-cell>
          <table:table-cell office:value-type="float" office:value="0.51">
            <text:p>0.51</text:p>
          </table:table-cell>
        </table:table-row>
        <table:table-row table:style-name="ro2">
          <table:table-cell office:value-type="string">
            <text:p>FNV1a-Jesteress</text:p>
          </table:table-cell>
          <table:table-cell table:style-name="ce16" office:value-type="string">
            <text:p>2013-05-12</text:p>
          </table:table-cell>
          <table:table-cell table:number-columns-repeated="5"/>
          <table:table-cell office:value-type="float" office:value="27.29">
            <text:p>27.29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FNV1a-Meiyan</text:p>
          </table:table-cell>
          <table:table-cell table:style-name="Default" office:value-type="string">
            <text:p>2013-05-12</text:p>
          </table:table-cell>
          <table:table-cell table:number-columns-repeated="5"/>
          <table:table-cell office:value-type="float" office:value="27.29">
            <text:p>27.29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FNV1a-Mantis</text:p>
          </table:table-cell>
          <table:table-cell table:style-name="ce17" office:value-type="string">
            <text:p>2013-05-12</text:p>
          </table:table-cell>
          <table:table-cell table:number-columns-repeated="5"/>
          <table:table-cell office:value-type="float" office:value="27.27">
            <text:p>27.27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murmur3_x64_128</text:p>
          </table:table-cell>
          <table:table-cell table:style-name="ce16" office:value-type="string">
            <text:p>2012-02-29</text:p>
          </table:table-cell>
          <table:table-cell table:number-columns-repeated="5"/>
          <table:table-cell office:value-type="float" office:value="23.6">
            <text:p>23.6</text:p>
          </table:table-cell>
          <table:table-cell office:value-type="float" office:value="0.63">
            <text:p>0.63</text:p>
          </table:table-cell>
        </table:table-row>
        <table:table-row table:style-name="ro2">
          <table:table-cell office:value-type="string">
            <text:p>fletcher4</text:p>
          </table:table-cell>
          <table:table-cell table:style-name="ce16" office:value-type="float" office:value="2010">
            <text:p>2010</text:p>
          </table:table-cell>
          <table:table-cell table:number-columns-repeated="5"/>
          <table:table-cell office:value-type="float" office:value="22.74">
            <text:p>22.74</text:p>
          </table:table-cell>
          <table:table-cell office:value-type="float" office:value="0.66">
            <text:p>0.66</text:p>
          </table:table-cell>
        </table:table-row>
        <table:table-row table:style-name="ro2">
          <table:table-cell office:value-type="string">
            <text:p>CrapWow</text:p>
          </table:table-cell>
          <table:table-cell table:style-name="ce16" office:value-type="string">
            <text:p>2012-06-07</text:p>
          </table:table-cell>
          <table:table-cell table:number-columns-repeated="5"/>
          <table:table-cell office:value-type="float" office:value="21.48">
            <text:p>21.48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uhash</text:p>
          </table:table-cell>
          <table:table-cell table:style-name="ce16" office:value-type="string">
            <text:p>2007-04-17</text:p>
          </table:table-cell>
          <table:table-cell table:number-columns-repeated="5"/>
          <table:table-cell office:value-type="float" office:value="15.62">
            <text:p>15.62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table:style-name="ce15" office:value-type="string">
            <text:p>umac</text:p>
          </table:table-cell>
          <table:table-cell table:style-name="ce18" office:value-type="string">
            <text:p>2007-04-17</text:p>
          </table:table-cell>
          <table:table-cell table:number-columns-repeated="5"/>
          <table:table-cell office:value-type="float" office:value="15.61">
            <text:p>15.61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table:style-name="ce15" office:value-type="string">
            <text:p>murmur3_x86_128</text:p>
          </table:table-cell>
          <table:table-cell table:style-name="ce15" office:value-type="string">
            <text:p>2012-02-29</text:p>
          </table:table-cell>
          <table:table-cell table:number-columns-repeated="5"/>
          <table:table-cell office:value-type="float" office:value="15.32">
            <text:p>15.32</text:p>
          </table:table-cell>
          <table:table-cell office:value-type="float" office:value="0.97">
            <text:p>0.97</text:p>
          </table:table-cell>
        </table:table-row>
        <table:table-row table:style-name="ro2">
          <table:table-cell office:value-type="string">
            <text:p>murmur3_x86_32</text:p>
          </table:table-cell>
          <table:table-cell table:style-name="ce16" office:value-type="string">
            <text:p>2012-02-29</text:p>
          </table:table-cell>
          <table:table-cell table:number-columns-repeated="5"/>
          <table:table-cell office:value-type="float" office:value="13.72">
            <text:p>13.72</text:p>
          </table:table-cell>
          <table:table-cell office:value-type="float" office:value="1.09">
            <text:p>1.09</text:p>
          </table:table-cell>
        </table:table-row>
        <table:table-row table:style-name="ro2">
          <table:table-cell table:style-name="Gnumeric-default" office:value-type="string">
            <text:p>CityHash32</text:p>
          </table:table-cell>
          <table:table-cell office:value-type="string">
            <text:p>1.1.0</text:p>
          </table:table-cell>
          <table:table-cell table:number-columns-repeated="2"/>
          <table:table-cell table:style-name="Gnumeric-default" table:number-columns-repeated="3"/>
          <table:table-cell table:style-name="Gnumeric-default" office:value-type="float" office:value="10.88">
            <text:p>10.88</text:p>
          </table:table-cell>
          <table:table-cell table:style-name="Gnumeric-default" office:value-type="float" office:value="1.37">
            <text:p>1.37</text:p>
          </table:table-cell>
        </table:table-row>
        <table:table-row table:style-name="ro2">
          <table:table-cell table:style-name="Gnumeric-default"/>
          <table:table-cell table:number-columns-repeated="3"/>
          <table:table-cell table:style-name="Gnumeric-default" table:number-columns-repeated="5"/>
        </table:table-row>
        <table:table-row table:style-name="ro2">
          <table:table-cell table:style-name="ce1" office:value-type="string">
            <text:p>Failed: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2">
          <table:table-cell table:style-name="Gnumeric-default" office:value-type="string">
            <text:p>Tornado</text:p>
          </table:table-cell>
          <table:table-cell office:value-type="string">
            <text:p>0.5</text:p>
          </table:table-cell>
          <table:table-cell table:style-name="Gnumeric-default" office:value-type="string">
            <text:p>Didn't compile</text:p>
          </table:table-cell>
          <table:table-cell table:style-name="Gnumeric-default" table:number-columns-repeated="5"/>
          <table:table-cell table:style-name="ce6"/>
        </table:table-row>
        <table:table-row table:style-name="ro2">
          <table:table-cell table:style-name="Gnumeric-default"/>
          <table:table-cell/>
          <table:table-cell table:style-name="Gnumeric-default" table:number-columns-repeated="6"/>
          <table:table-cell table:style-name="ce6"/>
        </table:table-row>
        <table:table-row table:style-name="ro2">
          <table:table-cell table:style-name="ce1" office:value-type="string">
            <text:p>System: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2">
          <table:table-cell table:style-name="Gnumeric-default" office:value-type="string">
            <text:p>2x Xeon E5335 @ 2 Ghz, 8 cores total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2">
          <table:table-cell table:style-name="Gnumeric-default"/>
          <table:table-cell/>
          <table:table-cell table:style-name="Gnumeric-default" table:number-columns-repeated="6"/>
          <table:table-cell table:style-name="ce6"/>
        </table:table-row>
        <table:table-row table:style-name="ro2">
          <table:table-cell table:style-name="ce1" office:value-type="string">
            <text:p>Software:</text:p>
          </table:table-cell>
          <table:table-cell office:value-type="string">
            <text:p>switches</text:p>
          </table:table-cell>
          <table:table-cell table:style-name="Gnumeric-default" table:number-columns-repeated="6"/>
          <table:table-cell table:style-name="ce6"/>
        </table:table-row>
        <table:table-row table:style-name="ro2">
          <table:table-cell table:style-name="Gnumeric-default" office:value-type="string">
            <text:p>fsbench 0.14.1</text:p>
          </table:table-cell>
          <table:table-cell table:style-name="ce6" office:value-type="string">
            <text:p>-i10 -s1000 -t8/-t1</text:p>
          </table:table-cell>
          <table:table-cell table:style-name="Gnumeric-default" table:number-columns-repeated="6"/>
          <table:table-cell table:style-name="ce6"/>
        </table:table-row>
        <table:table-row table:style-name="ro2">
          <table:table-cell table:style-name="Gnumeric-default" office:value-type="string">
            <text:p>gcc 4.4.x</text:p>
          </table:table-cell>
          <table:table-cell office:value-type="string">
            <text:p>-O3 -fno-tree-vectorize</text:p>
          </table:table-cell>
          <table:table-cell table:style-name="Gnumeric-default" table:number-columns-repeated="6"/>
          <table:table-cell table:style-name="ce6"/>
        </table:table-row>
        <table:table-row table:style-name="ro2">
          <table:table-cell table:style-name="Gnumeric-default" office:value-type="string">
            <text:p>Debian Squeeze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2">
          <table:table-cell table:style-name="Gnumeric-default"/>
          <table:table-cell/>
          <table:table-cell table:style-name="Gnumeric-default" table:number-columns-repeated="6"/>
          <table:table-cell table:style-name="ce6"/>
        </table:table-row>
        <table:table-row table:style-name="ro2">
          <table:table-cell table:style-name="ce1" office:value-type="string">
            <text:p>Data: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2">
          <table:table-cell table:style-name="Gnumeric-default" office:value-type="string">
            <text:p>1 MB of random data</text:p>
          </table:table-cell>
          <table:table-cell/>
          <table:table-cell table:style-name="Gnumeric-default" table:number-columns-repeated="6"/>
          <table:table-cell table:style-name="ce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" office:value-type="string">
            <text:p>Notes: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Gnumeric-default" office:value-type="string">
            <text:p>Speed in GB/s measured with -t8 switch. In ticks/B -t1.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</table:table-row>
      </table:table>
      <table:database-ranges>
        <table:database-range table:target-range-address="'16K-sequoia'.A2:'16K-sequoia'.I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GB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month/>
      <number:text>/</number:text>
      <number:day/>
      <number:text>/</number:text>
      <number:year number:calendar="gregorian"/>
    </number:date-style>
    <number:date-style style:name="N119">
      <number:day/>
      <number:text>/</number:text>
      <number:month/>
      <number:text>/</number:text>
      <number:year number:calendar="gregorian"/>
      <number:text> </number:text>
      <number:hours number:style="long"/>
      <number:text>:</number:text>
      <number:minutes number:style="long"/>
    </number:date-style>
    <number:number-style style:name="N120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 annotations_at_end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7/11/2015</text:date>, <text:time>09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cc1-sequoia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3_2K-sequoia" style:display-name="32K-sequoia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1_6K-sequoia" style:display-name="16K-sequoia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09:53:24</meta:creation-date>
    <meta:editing-cycles>1</meta:editing-cycles>
    <meta:editing-duration>P0D</meta:editing-duration>
    <meta:generator>OpenOffice/4.1.1$FreeBSD/amd64 OpenOffice.org_project/411m6$Build-9775</meta:generator>
    <meta:document-statistic meta:table-count="5" meta:cell-count="3017" meta:object-count="0"/>
  </office:meta>
</office:document-meta>
</file>